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1597.07pt" svg:height="839.65pt" svg:x="244.74pt" svg:y="3pt">
            <loext:p draw:notify-on-update-of-ranges="data.A1:data.A558 data.B1:data.B558 data.C1:data.C558 data.D1:data.D5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.30507812" calcext:value-type="float">
            <text:p>0.30507812</text:p>
          </table:table-cell>
          <table:table-cell office:value-type="float" office:value="0.34838709" calcext:value-type="float">
            <text:p>0.34838709</text:p>
          </table:table-cell>
          <table:table-cell office:value-type="float" office:value="0.34354839" calcext:value-type="float">
            <text:p>0.34354839</text:p>
          </table:table-cell>
          <table:table-cell office:value-type="float" office:value="0.34489247" calcext:value-type="float">
            <text:p>0.34489247</text:p>
          </table:table-cell>
        </table:table-row>
        <table:table-row table:style-name="ro1">
          <table:table-cell office:value-type="float" office:value="0.34052734" calcext:value-type="float">
            <text:p>0.34052734</text:p>
          </table:table-cell>
          <table:table-cell office:value-type="float" office:value="0.34473118" calcext:value-type="float">
            <text:p>0.34473118</text:p>
          </table:table-cell>
          <table:table-cell office:value-type="float" office:value="0.34672043" calcext:value-type="float">
            <text:p>0.34672043</text:p>
          </table:table-cell>
          <table:table-cell office:value-type="float" office:value="0.34620966" calcext:value-type="float">
            <text:p>0.34620966</text:p>
          </table:table-cell>
        </table:table-row>
        <table:table-row table:style-name="ro1">
          <table:table-cell office:value-type="float" office:value="0.34267578" calcext:value-type="float">
            <text:p>0.34267578</text:p>
          </table:table-cell>
          <table:table-cell office:value-type="float" office:value="0.34670968" calcext:value-type="float">
            <text:p>0.34670968</text:p>
          </table:table-cell>
          <table:table-cell office:value-type="float" office:value="0.34572043" calcext:value-type="float">
            <text:p>0.34572043</text:p>
          </table:table-cell>
          <table:table-cell office:value-type="float" office:value="0.34648389" calcext:value-type="float">
            <text:p>0.34648389</text:p>
          </table:table-cell>
        </table:table-row>
        <table:table-row table:style-name="ro1">
          <table:table-cell office:value-type="float" office:value="0.34160158" calcext:value-type="float">
            <text:p>0.34160158</text:p>
          </table:table-cell>
          <table:table-cell office:value-type="float" office:value="0.35053763" calcext:value-type="float">
            <text:p>0.35053763</text:p>
          </table:table-cell>
          <table:table-cell office:value-type="float" office:value="0.34731183" calcext:value-type="float">
            <text:p>0.34731183</text:p>
          </table:table-cell>
          <table:table-cell office:value-type="float" office:value="0.34596774" calcext:value-type="float">
            <text:p>0.34596774</text:p>
          </table:table-cell>
        </table:table-row>
        <table:table-row table:style-name="ro1">
          <table:table-cell office:value-type="float" office:value="0.34482421" calcext:value-type="float">
            <text:p>0.34482421</text:p>
          </table:table-cell>
          <table:table-cell office:value-type="float" office:value="0.34354839" calcext:value-type="float">
            <text:p>0.34354839</text:p>
          </table:table-cell>
          <table:table-cell office:value-type="float" office:value="0.34612903" calcext:value-type="float">
            <text:p>0.34612903</text:p>
          </table:table-cell>
          <table:table-cell office:value-type="float" office:value="0.3460215" calcext:value-type="float">
            <text:p>0.3460215</text:p>
          </table:table-cell>
        </table:table-row>
        <table:table-row table:style-name="ro1">
          <table:table-cell office:value-type="float" office:value="0.34267578" calcext:value-type="float">
            <text:p>0.34267578</text:p>
          </table:table-cell>
          <table:table-cell office:value-type="float" office:value="0.34391398" calcext:value-type="float">
            <text:p>0.34391398</text:p>
          </table:table-cell>
          <table:table-cell office:value-type="float" office:value="0.34593548" calcext:value-type="float">
            <text:p>0.34593548</text:p>
          </table:table-cell>
          <table:table-cell office:value-type="float" office:value="0.34693548" calcext:value-type="float">
            <text:p>0.34693548</text:p>
          </table:table-cell>
        </table:table-row>
        <table:table-row table:style-name="ro1">
          <table:table-cell office:value-type="float" office:value="0.35449218" calcext:value-type="float">
            <text:p>0.35449218</text:p>
          </table:table-cell>
          <table:table-cell office:value-type="float" office:value="0.34408602" calcext:value-type="float">
            <text:p>0.34408602</text:p>
          </table:table-cell>
          <table:table-cell office:value-type="float" office:value="0.34462366" calcext:value-type="float">
            <text:p>0.34462366</text:p>
          </table:table-cell>
          <table:table-cell office:value-type="float" office:value="0.34596774" calcext:value-type="float">
            <text:p>0.34596774</text:p>
          </table:table-cell>
        </table:table-row>
        <table:table-row table:style-name="ro1">
          <table:table-cell office:value-type="float" office:value="0.35234377" calcext:value-type="float">
            <text:p>0.35234377</text:p>
          </table:table-cell>
          <table:table-cell office:value-type="float" office:value="0.34225807" calcext:value-type="float">
            <text:p>0.34225807</text:p>
          </table:table-cell>
          <table:table-cell office:value-type="float" office:value="0.3455914" calcext:value-type="float">
            <text:p>0.3455914</text:p>
          </table:table-cell>
          <table:table-cell office:value-type="float" office:value="0.34637095" calcext:value-type="float">
            <text:p>0.34637095</text:p>
          </table:table-cell>
        </table:table-row>
        <table:table-row table:style-name="ro1">
          <table:table-cell office:value-type="float" office:value="0.35019531" calcext:value-type="float">
            <text:p>0.35019531</text:p>
          </table:table-cell>
          <table:table-cell office:value-type="float" office:value="0.34572043" calcext:value-type="float">
            <text:p>0.34572043</text:p>
          </table:table-cell>
          <table:table-cell office:value-type="float" office:value="0.34535484" calcext:value-type="float">
            <text:p>0.34535484</text:p>
          </table:table-cell>
          <table:table-cell office:value-type="float" office:value="0.3464086" calcext:value-type="float">
            <text:p>0.3464086</text:p>
          </table:table-cell>
        </table:table-row>
        <table:table-row table:style-name="ro1">
          <table:table-cell office:value-type="float" office:value="0.34912109" calcext:value-type="float">
            <text:p>0.34912109</text:p>
          </table:table-cell>
          <table:table-cell office:value-type="float" office:value="0.34946236" calcext:value-type="float">
            <text:p>0.34946236</text:p>
          </table:table-cell>
          <table:table-cell office:value-type="float" office:value="0.34462366" calcext:value-type="float">
            <text:p>0.34462366</text:p>
          </table:table-cell>
          <table:table-cell office:value-type="float" office:value="0.34543011" calcext:value-type="float">
            <text:p>0.34543011</text:p>
          </table:table-cell>
        </table:table-row>
        <table:table-row table:style-name="ro1">
          <table:table-cell office:value-type="float" office:value="0.34912109" calcext:value-type="float">
            <text:p>0.34912109</text:p>
          </table:table-cell>
          <table:table-cell office:value-type="float" office:value="0.34322581" calcext:value-type="float">
            <text:p>0.34322581</text:p>
          </table:table-cell>
          <table:table-cell office:value-type="float" office:value="0.34784946" calcext:value-type="float">
            <text:p>0.34784946</text:p>
          </table:table-cell>
          <table:table-cell office:value-type="float" office:value="0.34588708" calcext:value-type="float">
            <text:p>0.34588708</text:p>
          </table:table-cell>
        </table:table-row>
        <table:table-row table:style-name="ro1">
          <table:table-cell office:value-type="float" office:value="0.35878906" calcext:value-type="float">
            <text:p>0.35878906</text:p>
          </table:table-cell>
          <table:table-cell office:value-type="float" office:value="0.34735484" calcext:value-type="float">
            <text:p>0.34735484</text:p>
          </table:table-cell>
          <table:table-cell office:value-type="float" office:value="0.34501075" calcext:value-type="float">
            <text:p>0.34501075</text:p>
          </table:table-cell>
          <table:table-cell office:value-type="float" office:value="0.34676342" calcext:value-type="float">
            <text:p>0.34676342</text:p>
          </table:table-cell>
        </table:table-row>
        <table:table-row table:style-name="ro1">
          <table:table-cell office:value-type="float" office:value="0.35019531" calcext:value-type="float">
            <text:p>0.35019531</text:p>
          </table:table-cell>
          <table:table-cell office:value-type="float" office:value="0.35268816" calcext:value-type="float">
            <text:p>0.35268816</text:p>
          </table:table-cell>
          <table:table-cell office:value-type="float" office:value="0.34677419" calcext:value-type="float">
            <text:p>0.34677419</text:p>
          </table:table-cell>
          <table:table-cell office:value-type="float" office:value="0.34489247" calcext:value-type="float">
            <text:p>0.34489247</text:p>
          </table:table-cell>
        </table:table-row>
        <table:table-row table:style-name="ro1">
          <table:table-cell office:value-type="float" office:value="0.33730468" calcext:value-type="float">
            <text:p>0.33730468</text:p>
          </table:table-cell>
          <table:table-cell office:value-type="float" office:value="0.34709677" calcext:value-type="float">
            <text:p>0.34709677</text:p>
          </table:table-cell>
          <table:table-cell office:value-type="float" office:value="0.34704301" calcext:value-type="float">
            <text:p>0.34704301</text:p>
          </table:table-cell>
          <table:table-cell office:value-type="float" office:value="0.34586021" calcext:value-type="float">
            <text:p>0.34586021</text:p>
          </table:table-cell>
        </table:table-row>
        <table:table-row table:style-name="ro1">
          <table:table-cell office:value-type="float" office:value="0.34589843" calcext:value-type="float">
            <text:p>0.34589843</text:p>
          </table:table-cell>
          <table:table-cell office:value-type="float" office:value="0.34619355" calcext:value-type="float">
            <text:p>0.34619355</text:p>
          </table:table-cell>
          <table:table-cell office:value-type="float" office:value="0.34630107" calcext:value-type="float">
            <text:p>0.34630107</text:p>
          </table:table-cell>
          <table:table-cell office:value-type="float" office:value="0.3456129" calcext:value-type="float">
            <text:p>0.3456129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34516129" calcext:value-type="float">
            <text:p>0.34516129</text:p>
          </table:table-cell>
          <table:table-cell table:number-columns-repeated="2" office:value-type="float" office:value="0.34784946" calcext:value-type="float">
            <text:p>0.34784946</text:p>
          </table:table-cell>
        </table:table-row>
        <table:table-row table:style-name="ro1">
          <table:table-cell office:value-type="float" office:value="0.35341796" calcext:value-type="float">
            <text:p>0.35341796</text:p>
          </table:table-cell>
          <table:table-cell office:value-type="float" office:value="0.34956989" calcext:value-type="float">
            <text:p>0.34956989</text:p>
          </table:table-cell>
          <table:table-cell office:value-type="float" office:value="0.34462366" calcext:value-type="float">
            <text:p>0.34462366</text:p>
          </table:table-cell>
          <table:table-cell office:value-type="float" office:value="0.34666666" calcext:value-type="float">
            <text:p>0.34666666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34615058" calcext:value-type="float">
            <text:p>0.34615058</text:p>
          </table:table-cell>
          <table:table-cell office:value-type="float" office:value="0.34643011" calcext:value-type="float">
            <text:p>0.34643011</text:p>
          </table:table-cell>
          <table:table-cell office:value-type="float" office:value="0.34702153" calcext:value-type="float">
            <text:p>0.34702153</text:p>
          </table:table-cell>
        </table:table-row>
        <table:table-row table:style-name="ro1">
          <table:table-cell office:value-type="float" office:value="0.34912109" calcext:value-type="float">
            <text:p>0.34912109</text:p>
          </table:table-cell>
          <table:table-cell office:value-type="float" office:value="0.36129033" calcext:value-type="float">
            <text:p>0.36129033</text:p>
          </table:table-cell>
          <table:table-cell office:value-type="float" office:value="0.35" calcext:value-type="float">
            <text:p>0.35</text:p>
          </table:table-cell>
          <table:table-cell office:value-type="float" office:value="0.34677419" calcext:value-type="float">
            <text:p>0.34677419</text:p>
          </table:table-cell>
        </table:table-row>
        <table:table-row table:style-name="ro1">
          <table:table-cell office:value-type="float" office:value="0.33730468" calcext:value-type="float">
            <text:p>0.33730468</text:p>
          </table:table-cell>
          <table:table-cell office:value-type="float" office:value="0.35311827" calcext:value-type="float">
            <text:p>0.35311827</text:p>
          </table:table-cell>
          <table:table-cell office:value-type="float" office:value="0.34446237" calcext:value-type="float">
            <text:p>0.34446237</text:p>
          </table:table-cell>
          <table:table-cell office:value-type="float" office:value="0.34669353" calcext:value-type="float">
            <text:p>0.34669353</text:p>
          </table:table-cell>
        </table:table-row>
        <table:table-row table:style-name="ro1">
          <table:table-cell office:value-type="float" office:value="0.35664062" calcext:value-type="float">
            <text:p>0.35664062</text:p>
          </table:table-cell>
          <table:table-cell office:value-type="float" office:value="0.34984946" calcext:value-type="float">
            <text:p>0.34984946</text:p>
          </table:table-cell>
          <table:table-cell office:value-type="float" office:value="0.34724731" calcext:value-type="float">
            <text:p>0.34724731</text:p>
          </table:table-cell>
          <table:table-cell office:value-type="float" office:value="0.34794621" calcext:value-type="float">
            <text:p>0.34794621</text:p>
          </table:table-cell>
        </table:table-row>
        <table:table-row table:style-name="ro1">
          <table:table-cell office:value-type="float" office:value="0.34267578" calcext:value-type="float">
            <text:p>0.34267578</text:p>
          </table:table-cell>
          <table:table-cell office:value-type="float" office:value="0.35268816" calcext:value-type="float">
            <text:p>0.35268816</text:p>
          </table:table-cell>
          <table:table-cell office:value-type="float" office:value="0.34731183" calcext:value-type="float">
            <text:p>0.34731183</text:p>
          </table:table-cell>
          <table:table-cell office:value-type="float" office:value="0.34596774" calcext:value-type="float">
            <text:p>0.34596774</text:p>
          </table:table-cell>
        </table:table-row>
        <table:table-row table:style-name="ro1">
          <table:table-cell office:value-type="float" office:value="0.35019531" calcext:value-type="float">
            <text:p>0.35019531</text:p>
          </table:table-cell>
          <table:table-cell office:value-type="float" office:value="0.35698924" calcext:value-type="float">
            <text:p>0.35698924</text:p>
          </table:table-cell>
          <table:table-cell office:value-type="float" office:value="0.34494624" calcext:value-type="float">
            <text:p>0.34494624</text:p>
          </table:table-cell>
          <table:table-cell office:value-type="float" office:value="0.34725809" calcext:value-type="float">
            <text:p>0.34725809</text:p>
          </table:table-cell>
        </table:table-row>
        <table:table-row table:style-name="ro1">
          <table:table-cell office:value-type="float" office:value="0.33730468" calcext:value-type="float">
            <text:p>0.33730468</text:p>
          </table:table-cell>
          <table:table-cell office:value-type="float" office:value="0.34868817" calcext:value-type="float">
            <text:p>0.34868817</text:p>
          </table:table-cell>
          <table:table-cell office:value-type="float" office:value="0.34694623" calcext:value-type="float">
            <text:p>0.34694623</text:p>
          </table:table-cell>
          <table:table-cell office:value-type="float" office:value="0.34739785" calcext:value-type="float">
            <text:p>0.34739785</text:p>
          </table:table-cell>
        </table:table-row>
        <table:table-row table:style-name="ro1">
          <table:table-cell office:value-type="float" office:value="0.35449218" calcext:value-type="float">
            <text:p>0.35449218</text:p>
          </table:table-cell>
          <table:table-cell office:value-type="float" office:value="0.3623656" calcext:value-type="float">
            <text:p>0.3623656</text:p>
          </table:table-cell>
          <table:table-cell table:number-columns-repeated="2" office:value-type="float" office:value="0.34784946" calcext:value-type="float">
            <text:p>0.34784946</text:p>
          </table:table-cell>
        </table:table-row>
        <table:table-row table:style-name="ro1">
          <table:table-cell office:value-type="float" office:value="0.34052734" calcext:value-type="float">
            <text:p>0.34052734</text:p>
          </table:table-cell>
          <table:table-cell office:value-type="float" office:value="0.35462365" calcext:value-type="float">
            <text:p>0.35462365</text:p>
          </table:table-cell>
          <table:table-cell office:value-type="float" office:value="0.34591398" calcext:value-type="float">
            <text:p>0.34591398</text:p>
          </table:table-cell>
          <table:table-cell office:value-type="float" office:value="0.3473387" calcext:value-type="float">
            <text:p>0.3473387</text:p>
          </table:table-cell>
        </table:table-row>
        <table:table-row table:style-name="ro1">
          <table:table-cell office:value-type="float" office:value="0.34267578" calcext:value-type="float">
            <text:p>0.34267578</text:p>
          </table:table-cell>
          <table:table-cell office:value-type="float" office:value="0.34490323" calcext:value-type="float">
            <text:p>0.34490323</text:p>
          </table:table-cell>
          <table:table-cell office:value-type="float" office:value="0.34892473" calcext:value-type="float">
            <text:p>0.34892473</text:p>
          </table:table-cell>
          <table:table-cell office:value-type="float" office:value="0.34715054" calcext:value-type="float">
            <text:p>0.34715054</text:p>
          </table:table-cell>
        </table:table-row>
        <table:table-row table:style-name="ro1">
          <table:table-cell office:value-type="float" office:value="0.33945312" calcext:value-type="float">
            <text:p>0.33945312</text:p>
          </table:table-cell>
          <table:table-cell office:value-type="float" office:value="0.3548387" calcext:value-type="float">
            <text:p>0.3548387</text:p>
          </table:table-cell>
          <table:table-cell office:value-type="float" office:value="0.34731183" calcext:value-type="float">
            <text:p>0.34731183</text:p>
          </table:table-cell>
          <table:table-cell office:value-type="float" office:value="0.34569892" calcext:value-type="float">
            <text:p>0.34569892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0.34655914" calcext:value-type="float">
            <text:p>0.34655914</text:p>
          </table:table-cell>
          <table:table-cell office:value-type="float" office:value="0.34763441" calcext:value-type="float">
            <text:p>0.34763441</text:p>
          </table:table-cell>
          <table:table-cell office:value-type="float" office:value="0.34811828" calcext:value-type="float">
            <text:p>0.34811828</text:p>
          </table:table-cell>
        </table:table-row>
        <table:table-row table:style-name="ro1">
          <table:table-cell office:value-type="float" office:value="0.33085939" calcext:value-type="float">
            <text:p>0.33085939</text:p>
          </table:table-cell>
          <table:table-cell office:value-type="float" office:value="0.34412903" calcext:value-type="float">
            <text:p>0.34412903</text:p>
          </table:table-cell>
          <table:table-cell office:value-type="float" office:value="0.34815053" calcext:value-type="float">
            <text:p>0.34815053</text:p>
          </table:table-cell>
          <table:table-cell office:value-type="float" office:value="0.34692478" calcext:value-type="float">
            <text:p>0.34692478</text:p>
          </table:table-cell>
        </table:table-row>
        <table:table-row table:style-name="ro1">
          <table:table-cell office:value-type="float" office:value="0.36308596" calcext:value-type="float">
            <text:p>0.36308596</text:p>
          </table:table-cell>
          <table:table-cell office:value-type="float" office:value="0.34193549" calcext:value-type="float">
            <text:p>0.34193549</text:p>
          </table:table-cell>
          <table:table-cell office:value-type="float" office:value="0.33924732" calcext:value-type="float">
            <text:p>0.33924732</text:p>
          </table:table-cell>
          <table:table-cell office:value-type="float" office:value="0.34677419" calcext:value-type="float">
            <text:p>0.34677419</text:p>
          </table:table-cell>
        </table:table-row>
        <table:table-row table:style-name="ro1">
          <table:table-cell office:value-type="float" office:value="0.35341796" calcext:value-type="float">
            <text:p>0.35341796</text:p>
          </table:table-cell>
          <table:table-cell office:value-type="float" office:value="0.34634408" calcext:value-type="float">
            <text:p>0.34634408</text:p>
          </table:table-cell>
          <table:table-cell office:value-type="float" office:value="0.34526882" calcext:value-type="float">
            <text:p>0.34526882</text:p>
          </table:table-cell>
          <table:table-cell office:value-type="float" office:value="0.34623656" calcext:value-type="float">
            <text:p>0.34623656</text:p>
          </table:table-cell>
        </table:table-row>
        <table:table-row table:style-name="ro1">
          <table:table-cell office:value-type="float" office:value="0.33300781" calcext:value-type="float">
            <text:p>0.33300781</text:p>
          </table:table-cell>
          <table:table-cell office:value-type="float" office:value="0.34356989" calcext:value-type="float">
            <text:p>0.34356989</text:p>
          </table:table-cell>
          <table:table-cell office:value-type="float" office:value="0.34774193" calcext:value-type="float">
            <text:p>0.34774193</text:p>
          </table:table-cell>
          <table:table-cell office:value-type="float" office:value="0.34689247" calcext:value-type="float">
            <text:p>0.34689247</text:p>
          </table:table-cell>
        </table:table-row>
        <table:table-row table:style-name="ro1">
          <table:table-cell office:value-type="float" office:value="0.3383789" calcext:value-type="float">
            <text:p>0.3383789</text:p>
          </table:table-cell>
          <table:table-cell table:number-columns-repeated="2" office:value-type="float" office:value="0.34516129" calcext:value-type="float">
            <text:p>0.34516129</text:p>
          </table:table-cell>
          <table:table-cell office:value-type="float" office:value="0.34381721" calcext:value-type="float">
            <text:p>0.34381721</text:p>
          </table:table-cell>
        </table:table-row>
        <table:table-row table:style-name="ro1">
          <table:table-cell office:value-type="float" office:value="0.34589843" calcext:value-type="float">
            <text:p>0.34589843</text:p>
          </table:table-cell>
          <table:table-cell office:value-type="float" office:value="0.34333333" calcext:value-type="float">
            <text:p>0.34333333</text:p>
          </table:table-cell>
          <table:table-cell office:value-type="float" office:value="0.34849462" calcext:value-type="float">
            <text:p>0.34849462</text:p>
          </table:table-cell>
          <table:table-cell office:value-type="float" office:value="0.34696235" calcext:value-type="float">
            <text:p>0.34696235</text:p>
          </table:table-cell>
        </table:table-row>
        <table:table-row table:style-name="ro1">
          <table:table-cell office:value-type="float" office:value="0.34482421" calcext:value-type="float">
            <text:p>0.34482421</text:p>
          </table:table-cell>
          <table:table-cell office:value-type="float" office:value="0.34374194" calcext:value-type="float">
            <text:p>0.34374194</text:p>
          </table:table-cell>
          <table:table-cell office:value-type="float" office:value="0.34933333" calcext:value-type="float">
            <text:p>0.34933333</text:p>
          </table:table-cell>
          <table:table-cell office:value-type="float" office:value="0.34669895" calcext:value-type="float">
            <text:p>0.34669895</text:p>
          </table:table-cell>
        </table:table-row>
        <table:table-row table:style-name="ro1">
          <table:table-cell office:value-type="float" office:value="0.34160158" calcext:value-type="float">
            <text:p>0.34160158</text:p>
          </table:table-cell>
          <table:table-cell office:value-type="float" office:value="0.32365589" calcext:value-type="float">
            <text:p>0.32365589</text:p>
          </table:table-cell>
          <table:table-cell office:value-type="float" office:value="0.34838709" calcext:value-type="float">
            <text:p>0.34838709</text:p>
          </table:table-cell>
          <table:table-cell office:value-type="float" office:value="0.35295698" calcext:value-type="float">
            <text:p>0.35295698</text:p>
          </table:table-cell>
        </table:table-row>
        <table:table-row table:style-name="ro1">
          <table:table-cell office:value-type="float" office:value="0.32871093" calcext:value-type="float">
            <text:p>0.32871093</text:p>
          </table:table-cell>
          <table:table-cell office:value-type="float" office:value="0.3504301" calcext:value-type="float">
            <text:p>0.3504301</text:p>
          </table:table-cell>
          <table:table-cell office:value-type="float" office:value="0.34693548" calcext:value-type="float">
            <text:p>0.34693548</text:p>
          </table:table-cell>
          <table:table-cell office:value-type="float" office:value="0.3466129" calcext:value-type="float">
            <text:p>0.3466129</text:p>
          </table:table-cell>
        </table:table-row>
        <table:table-row table:style-name="ro1">
          <table:table-cell office:value-type="float" office:value="0.34267578" calcext:value-type="float">
            <text:p>0.34267578</text:p>
          </table:table-cell>
          <table:table-cell office:value-type="float" office:value="0.34911828" calcext:value-type="float">
            <text:p>0.34911828</text:p>
          </table:table-cell>
          <table:table-cell office:value-type="float" office:value="0.34634408" calcext:value-type="float">
            <text:p>0.34634408</text:p>
          </table:table-cell>
          <table:table-cell office:value-type="float" office:value="0.34816126" calcext:value-type="float">
            <text:p>0.34816126</text:p>
          </table:table-cell>
        </table:table-row>
        <table:table-row table:style-name="ro1">
          <table:table-cell office:value-type="float" office:value="0.34804687" calcext:value-type="float">
            <text:p>0.34804687</text:p>
          </table:table-cell>
          <table:table-cell office:value-type="float" office:value="0.33870968" calcext:value-type="float">
            <text:p>0.33870968</text:p>
          </table:table-cell>
          <table:table-cell office:value-type="float" office:value="0.34301075" calcext:value-type="float">
            <text:p>0.34301075</text:p>
          </table:table-cell>
          <table:table-cell office:value-type="float" office:value="0.34650537" calcext:value-type="float">
            <text:p>0.34650537</text:p>
          </table:table-cell>
        </table:table-row>
        <table:table-row table:style-name="ro1">
          <table:table-cell office:value-type="float" office:value="0.35126953" calcext:value-type="float">
            <text:p>0.35126953</text:p>
          </table:table-cell>
          <table:table-cell office:value-type="float" office:value="0.35064516" calcext:value-type="float">
            <text:p>0.35064516</text:p>
          </table:table-cell>
          <table:table-cell office:value-type="float" office:value="0.35" calcext:value-type="float">
            <text:p>0.35</text:p>
          </table:table-cell>
          <table:table-cell office:value-type="float" office:value="0.34629032" calcext:value-type="float">
            <text:p>0.34629032</text:p>
          </table:table-cell>
        </table:table-row>
        <table:table-row table:style-name="ro1">
          <table:table-cell office:value-type="float" office:value="0.35341796" calcext:value-type="float">
            <text:p>0.35341796</text:p>
          </table:table-cell>
          <table:table-cell office:value-type="float" office:value="0.35815052" calcext:value-type="float">
            <text:p>0.35815052</text:p>
          </table:table-cell>
          <table:table-cell office:value-type="float" office:value="0.34529032" calcext:value-type="float">
            <text:p>0.34529032</text:p>
          </table:table-cell>
          <table:table-cell office:value-type="float" office:value="0.34886021" calcext:value-type="float">
            <text:p>0.34886021</text:p>
          </table:table-cell>
        </table:table-row>
        <table:table-row table:style-name="ro1">
          <table:table-cell office:value-type="float" office:value="0.42001953" calcext:value-type="float">
            <text:p>0.42001953</text:p>
          </table:table-cell>
          <table:table-cell office:value-type="float" office:value="0.34516129" calcext:value-type="float">
            <text:p>0.34516129</text:p>
          </table:table-cell>
          <table:table-cell table:number-columns-repeated="2" office:value-type="float" office:value="0.34354839" calcext:value-type="float">
            <text:p>0.34354839</text:p>
          </table:table-cell>
        </table:table-row>
        <table:table-row table:style-name="ro1">
          <table:table-cell office:value-type="float" office:value="0.34482421" calcext:value-type="float">
            <text:p>0.34482421</text:p>
          </table:table-cell>
          <table:table-cell office:value-type="float" office:value="0.35118279" calcext:value-type="float">
            <text:p>0.35118279</text:p>
          </table:table-cell>
          <table:table-cell office:value-type="float" office:value="0.34973118" calcext:value-type="float">
            <text:p>0.34973118</text:p>
          </table:table-cell>
          <table:table-cell office:value-type="float" office:value="0.34739251" calcext:value-type="float">
            <text:p>0.34739251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34834408" calcext:value-type="float">
            <text:p>0.34834408</text:p>
          </table:table-cell>
          <table:table-cell office:value-type="float" office:value="0.34658064" calcext:value-type="float">
            <text:p>0.34658064</text:p>
          </table:table-cell>
          <table:table-cell office:value-type="float" office:value="0.34698925" calcext:value-type="float">
            <text:p>0.34698925</text:p>
          </table:table-cell>
        </table:table-row>
        <table:table-row table:style-name="ro1">
          <table:table-cell office:value-type="float" office:value="0.35449218" calcext:value-type="float">
            <text:p>0.35449218</text:p>
          </table:table-cell>
          <table:table-cell office:value-type="float" office:value="0.36666667" calcext:value-type="float">
            <text:p>0.36666667</text:p>
          </table:table-cell>
          <table:table-cell office:value-type="float" office:value="0.34784946" calcext:value-type="float">
            <text:p>0.34784946</text:p>
          </table:table-cell>
          <table:table-cell office:value-type="float" office:value="0.34462366" calcext:value-type="float">
            <text:p>0.34462366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34129033" calcext:value-type="float">
            <text:p>0.34129033</text:p>
          </table:table-cell>
          <table:table-cell office:value-type="float" office:value="0.35392472" calcext:value-type="float">
            <text:p>0.35392472</text:p>
          </table:table-cell>
          <table:table-cell office:value-type="float" office:value="0.34612903" calcext:value-type="float">
            <text:p>0.34612903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0.35337638" calcext:value-type="float">
            <text:p>0.35337638</text:p>
          </table:table-cell>
          <table:table-cell office:value-type="float" office:value="0.34584951" calcext:value-type="float">
            <text:p>0.34584951</text:p>
          </table:table-cell>
          <table:table-cell office:value-type="float" office:value="0.34788174" calcext:value-type="float">
            <text:p>0.34788174</text:p>
          </table:table-cell>
        </table:table-row>
        <table:table-row table:style-name="ro1">
          <table:table-cell office:value-type="float" office:value="0.35878906" calcext:value-type="float">
            <text:p>0.35878906</text:p>
          </table:table-cell>
          <table:table-cell office:value-type="float" office:value="0.34946236" calcext:value-type="float">
            <text:p>0.34946236</text:p>
          </table:table-cell>
          <table:table-cell office:value-type="float" office:value="0.34408602" calcext:value-type="float">
            <text:p>0.34408602</text:p>
          </table:table-cell>
          <table:table-cell office:value-type="float" office:value="0.34435484" calcext:value-type="float">
            <text:p>0.34435484</text:p>
          </table:table-cell>
        </table:table-row>
        <table:table-row table:style-name="ro1">
          <table:table-cell office:value-type="float" office:value="0.35126953" calcext:value-type="float">
            <text:p>0.35126953</text:p>
          </table:table-cell>
          <table:table-cell office:value-type="float" office:value="0.34354839" calcext:value-type="float">
            <text:p>0.34354839</text:p>
          </table:table-cell>
          <table:table-cell office:value-type="float" office:value="0.34725809" calcext:value-type="float">
            <text:p>0.34725809</text:p>
          </table:table-cell>
          <table:table-cell office:value-type="float" office:value="0.34712364" calcext:value-type="float">
            <text:p>0.34712364</text:p>
          </table:table-cell>
        </table:table-row>
        <table:table-row table:style-name="ro1">
          <table:table-cell office:value-type="float" office:value="0.35126953" calcext:value-type="float">
            <text:p>0.35126953</text:p>
          </table:table-cell>
          <table:table-cell office:value-type="float" office:value="0.34941935" calcext:value-type="float">
            <text:p>0.34941935</text:p>
          </table:table-cell>
          <table:table-cell office:value-type="float" office:value="0.34694623" calcext:value-type="float">
            <text:p>0.34694623</text:p>
          </table:table-cell>
          <table:table-cell office:value-type="float" office:value="0.3475269" calcext:value-type="float">
            <text:p>0.3475269</text:p>
          </table:table-cell>
        </table:table-row>
        <table:table-row table:style-name="ro1">
          <table:table-cell office:value-type="float" office:value="0.35878906" calcext:value-type="float">
            <text:p>0.35878906</text:p>
          </table:table-cell>
          <table:table-cell office:value-type="float" office:value="0.32365589" calcext:value-type="float">
            <text:p>0.32365589</text:p>
          </table:table-cell>
          <table:table-cell office:value-type="float" office:value="0.34193549" calcext:value-type="float">
            <text:p>0.34193549</text:p>
          </table:table-cell>
          <table:table-cell office:value-type="float" office:value="0.35349462" calcext:value-type="float">
            <text:p>0.35349462</text:p>
          </table:table-cell>
        </table:table-row>
        <table:table-row table:style-name="ro1">
          <table:table-cell office:value-type="float" office:value="0.34052734" calcext:value-type="float">
            <text:p>0.34052734</text:p>
          </table:table-cell>
          <table:table-cell office:value-type="float" office:value="0.33860216" calcext:value-type="float">
            <text:p>0.33860216</text:p>
          </table:table-cell>
          <table:table-cell office:value-type="float" office:value="0.35026881" calcext:value-type="float">
            <text:p>0.35026881</text:p>
          </table:table-cell>
          <table:table-cell office:value-type="float" office:value="0.34838709" calcext:value-type="float">
            <text:p>0.34838709</text:p>
          </table:table-cell>
        </table:table-row>
        <table:table-row table:style-name="ro1">
          <table:table-cell office:value-type="float" office:value="0.33408203" calcext:value-type="float">
            <text:p>0.33408203</text:p>
          </table:table-cell>
          <table:table-cell office:value-type="float" office:value="0.35341935" calcext:value-type="float">
            <text:p>0.35341935</text:p>
          </table:table-cell>
          <table:table-cell office:value-type="float" office:value="0.34580645" calcext:value-type="float">
            <text:p>0.34580645</text:p>
          </table:table-cell>
          <table:table-cell office:value-type="float" office:value="0.34970972" calcext:value-type="float">
            <text:p>0.34970972</text:p>
          </table:table-cell>
        </table:table-row>
        <table:table-row table:style-name="ro1">
          <table:table-cell office:value-type="float" office:value="0.34589843" calcext:value-type="float">
            <text:p>0.34589843</text:p>
          </table:table-cell>
          <table:table-cell office:value-type="float" office:value="0.36129033" calcext:value-type="float">
            <text:p>0.36129033</text:p>
          </table:table-cell>
          <table:table-cell office:value-type="float" office:value="0.35537633" calcext:value-type="float">
            <text:p>0.35537633</text:p>
          </table:table-cell>
          <table:table-cell office:value-type="float" office:value="0.34731183" calcext:value-type="float">
            <text:p>0.34731183</text:p>
          </table:table-cell>
        </table:table-row>
        <table:table-row table:style-name="ro1">
          <table:table-cell office:value-type="float" office:value="0.33408203" calcext:value-type="float">
            <text:p>0.33408203</text:p>
          </table:table-cell>
          <table:table-cell office:value-type="float" office:value="0.34204301" calcext:value-type="float">
            <text:p>0.34204301</text:p>
          </table:table-cell>
          <table:table-cell office:value-type="float" office:value="0.34532258" calcext:value-type="float">
            <text:p>0.34532258</text:p>
          </table:table-cell>
          <table:table-cell office:value-type="float" office:value="0.34564516" calcext:value-type="float">
            <text:p>0.34564516</text:p>
          </table:table-cell>
        </table:table-row>
        <table:table-row table:style-name="ro1">
          <table:table-cell office:value-type="float" office:value="0.35126953" calcext:value-type="float">
            <text:p>0.35126953</text:p>
          </table:table-cell>
          <table:table-cell office:value-type="float" office:value="0.34670968" calcext:value-type="float">
            <text:p>0.34670968</text:p>
          </table:table-cell>
          <table:table-cell office:value-type="float" office:value="0.34748387" calcext:value-type="float">
            <text:p>0.34748387</text:p>
          </table:table-cell>
          <table:table-cell office:value-type="float" office:value="0.34755916" calcext:value-type="float">
            <text:p>0.34755916</text:p>
          </table:table-cell>
        </table:table-row>
        <table:table-row table:style-name="ro1">
          <table:table-cell office:value-type="float" office:value="0.35449218" calcext:value-type="float">
            <text:p>0.35449218</text:p>
          </table:table-cell>
          <table:table-cell office:value-type="float" office:value="0.36666667" calcext:value-type="float">
            <text:p>0.36666667</text:p>
          </table:table-cell>
          <table:table-cell office:value-type="float" office:value="0.3532258" calcext:value-type="float">
            <text:p>0.3532258</text:p>
          </table:table-cell>
          <table:table-cell office:value-type="float" office:value="0.34973118" calcext:value-type="float">
            <text:p>0.34973118</text:p>
          </table:table-cell>
        </table:table-row>
        <table:table-row table:style-name="ro1">
          <table:table-cell office:value-type="float" office:value="0.35019531" calcext:value-type="float">
            <text:p>0.35019531</text:p>
          </table:table-cell>
          <table:table-cell office:value-type="float" office:value="0.34043011" calcext:value-type="float">
            <text:p>0.34043011</text:p>
          </table:table-cell>
          <table:table-cell office:value-type="float" office:value="0.34231183" calcext:value-type="float">
            <text:p>0.34231183</text:p>
          </table:table-cell>
          <table:table-cell office:value-type="float" office:value="0.34768817" calcext:value-type="float">
            <text:p>0.34768817</text:p>
          </table:table-cell>
        </table:table-row>
        <table:table-row table:style-name="ro1">
          <table:table-cell office:value-type="float" office:value="0.35126953" calcext:value-type="float">
            <text:p>0.35126953</text:p>
          </table:table-cell>
          <table:table-cell office:value-type="float" office:value="0.34688172" calcext:value-type="float">
            <text:p>0.34688172</text:p>
          </table:table-cell>
          <table:table-cell office:value-type="float" office:value="0.34924731" calcext:value-type="float">
            <text:p>0.34924731</text:p>
          </table:table-cell>
          <table:table-cell office:value-type="float" office:value="0.34847311" calcext:value-type="float">
            <text:p>0.34847311</text:p>
          </table:table-cell>
        </table:table-row>
        <table:table-row table:style-name="ro1">
          <table:table-cell office:value-type="float" office:value="0.34589843" calcext:value-type="float">
            <text:p>0.34589843</text:p>
          </table:table-cell>
          <table:table-cell office:value-type="float" office:value="0.33978495" calcext:value-type="float">
            <text:p>0.33978495</text:p>
          </table:table-cell>
          <table:table-cell office:value-type="float" office:value="0.34408602" calcext:value-type="float">
            <text:p>0.34408602</text:p>
          </table:table-cell>
          <table:table-cell office:value-type="float" office:value="0.3516129" calcext:value-type="float">
            <text:p>0.3516129</text:p>
          </table:table-cell>
        </table:table-row>
        <table:table-row table:style-name="ro1">
          <table:table-cell office:value-type="float" office:value="0.34160158" calcext:value-type="float">
            <text:p>0.34160158</text:p>
          </table:table-cell>
          <table:table-cell office:value-type="float" office:value="0.34860217" calcext:value-type="float">
            <text:p>0.34860217</text:p>
          </table:table-cell>
          <table:table-cell office:value-type="float" office:value="0.34301075" calcext:value-type="float">
            <text:p>0.3430107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0.3265625" calcext:value-type="float">
            <text:p>0.3265625</text:p>
          </table:table-cell>
          <table:table-cell office:value-type="float" office:value="0.34615058" calcext:value-type="float">
            <text:p>0.34615058</text:p>
          </table:table-cell>
          <table:table-cell office:value-type="float" office:value="0.34836559" calcext:value-type="float">
            <text:p>0.34836559</text:p>
          </table:table-cell>
          <table:table-cell office:value-type="float" office:value="0.34666666" calcext:value-type="float">
            <text:p>0.34666666</text:p>
          </table:table-cell>
        </table:table-row>
        <table:table-row table:style-name="ro1">
          <table:table-cell office:value-type="float" office:value="0.34482421" calcext:value-type="float">
            <text:p>0.34482421</text:p>
          </table:table-cell>
          <table:table-cell office:value-type="float" office:value="0.33978495" calcext:value-type="float">
            <text:p>0.33978495</text:p>
          </table:table-cell>
          <table:table-cell office:value-type="float" office:value="0.34516129" calcext:value-type="float">
            <text:p>0.34516129</text:p>
          </table:table-cell>
          <table:table-cell office:value-type="float" office:value="0.34838709" calcext:value-type="float">
            <text:p>0.34838709</text:p>
          </table:table-cell>
        </table:table-row>
        <table:table-row table:style-name="ro1">
          <table:table-cell office:value-type="float" office:value="0.34052734" calcext:value-type="float">
            <text:p>0.34052734</text:p>
          </table:table-cell>
          <table:table-cell office:value-type="float" office:value="0.33602151" calcext:value-type="float">
            <text:p>0.33602151</text:p>
          </table:table-cell>
          <table:table-cell office:value-type="float" office:value="0.34037635" calcext:value-type="float">
            <text:p>0.34037635</text:p>
          </table:table-cell>
          <table:table-cell office:value-type="float" office:value="0.34758064" calcext:value-type="float">
            <text:p>0.34758064</text:p>
          </table:table-cell>
        </table:table-row>
        <table:table-row table:style-name="ro1">
          <table:table-cell office:value-type="float" office:value="0.32871093" calcext:value-type="float">
            <text:p>0.32871093</text:p>
          </table:table-cell>
          <table:table-cell office:value-type="float" office:value="0.34597849" calcext:value-type="float">
            <text:p>0.34597849</text:p>
          </table:table-cell>
          <table:table-cell office:value-type="float" office:value="0.35053763" calcext:value-type="float">
            <text:p>0.35053763</text:p>
          </table:table-cell>
          <table:table-cell office:value-type="float" office:value="0.3487957" calcext:value-type="float">
            <text:p>0.3487957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36129033" calcext:value-type="float">
            <text:p>0.36129033</text:p>
          </table:table-cell>
          <table:table-cell office:value-type="float" office:value="0.35860214" calcext:value-type="float">
            <text:p>0.35860214</text:p>
          </table:table-cell>
          <table:table-cell office:value-type="float" office:value="0.35403225" calcext:value-type="float">
            <text:p>0.35403225</text:p>
          </table:table-cell>
        </table:table-row>
        <table:table-row table:style-name="ro1">
          <table:table-cell office:value-type="float" office:value="0.33623049" calcext:value-type="float">
            <text:p>0.33623049</text:p>
          </table:table-cell>
          <table:table-cell office:value-type="float" office:value="0.35365591" calcext:value-type="float">
            <text:p>0.35365591</text:p>
          </table:table-cell>
          <table:table-cell office:value-type="float" office:value="0.35672042" calcext:value-type="float">
            <text:p>0.35672042</text:p>
          </table:table-cell>
          <table:table-cell office:value-type="float" office:value="0.3564516" calcext:value-type="float">
            <text:p>0.3564516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34873118" calcext:value-type="float">
            <text:p>0.34873118</text:p>
          </table:table-cell>
          <table:table-cell office:value-type="float" office:value="0.35748386" calcext:value-type="float">
            <text:p>0.35748386</text:p>
          </table:table-cell>
          <table:table-cell office:value-type="float" office:value="0.35698924" calcext:value-type="float">
            <text:p>0.35698924</text:p>
          </table:table-cell>
        </table:table-row>
        <table:table-row table:style-name="ro1">
          <table:table-cell office:value-type="float" office:value="0.35234377" calcext:value-type="float">
            <text:p>0.35234377</text:p>
          </table:table-cell>
          <table:table-cell office:value-type="float" office:value="0.32688174" calcext:value-type="float">
            <text:p>0.32688174</text:p>
          </table:table-cell>
          <table:table-cell office:value-type="float" office:value="0.3516129" calcext:value-type="float">
            <text:p>0.3516129</text:p>
          </table:table-cell>
          <table:table-cell office:value-type="float" office:value="0.3564516" calcext:value-type="float">
            <text:p>0.3564516</text:p>
          </table:table-cell>
        </table:table-row>
        <table:table-row table:style-name="ro1">
          <table:table-cell office:value-type="float" office:value="0.33945312" calcext:value-type="float">
            <text:p>0.33945312</text:p>
          </table:table-cell>
          <table:table-cell office:value-type="float" office:value="0.36258065" calcext:value-type="float">
            <text:p>0.36258065</text:p>
          </table:table-cell>
          <table:table-cell office:value-type="float" office:value="0.36053762" calcext:value-type="float">
            <text:p>0.36053762</text:p>
          </table:table-cell>
          <table:table-cell office:value-type="float" office:value="0.35631718" calcext:value-type="float">
            <text:p>0.35631718</text:p>
          </table:table-cell>
        </table:table-row>
        <table:table-row table:style-name="ro1">
          <table:table-cell office:value-type="float" office:value="0.35878906" calcext:value-type="float">
            <text:p>0.35878906</text:p>
          </table:table-cell>
          <table:table-cell office:value-type="float" office:value="0.35337638" calcext:value-type="float">
            <text:p>0.35337638</text:p>
          </table:table-cell>
          <table:table-cell office:value-type="float" office:value="0.35756993" calcext:value-type="float">
            <text:p>0.35756993</text:p>
          </table:table-cell>
          <table:table-cell office:value-type="float" office:value="0.35481724" calcext:value-type="float">
            <text:p>0.35481724</text:p>
          </table:table-cell>
        </table:table-row>
        <table:table-row table:style-name="ro1">
          <table:table-cell office:value-type="float" office:value="0.36201171" calcext:value-type="float">
            <text:p>0.36201171</text:p>
          </table:table-cell>
          <table:table-cell office:value-type="float" office:value="0.35053763" calcext:value-type="float">
            <text:p>0.35053763</text:p>
          </table:table-cell>
          <table:table-cell office:value-type="float" office:value="0.35376343" calcext:value-type="float">
            <text:p>0.35376343</text:p>
          </table:table-cell>
          <table:table-cell office:value-type="float" office:value="0.36129033" calcext:value-type="float">
            <text:p>0.36129033</text:p>
          </table:table-cell>
        </table:table-row>
        <table:table-row table:style-name="ro1">
          <table:table-cell office:value-type="float" office:value="0.35664062" calcext:value-type="float">
            <text:p>0.35664062</text:p>
          </table:table-cell>
          <table:table-cell office:value-type="float" office:value="0.3580645" calcext:value-type="float">
            <text:p>0.3580645</text:p>
          </table:table-cell>
          <table:table-cell office:value-type="float" office:value="0.36005377" calcext:value-type="float">
            <text:p>0.36005377</text:p>
          </table:table-cell>
          <table:table-cell office:value-type="float" office:value="0.35532259" calcext:value-type="float">
            <text:p>0.35532259</text:p>
          </table:table-cell>
        </table:table-row>
        <table:table-row table:style-name="ro1">
          <table:table-cell office:value-type="float" office:value="0.35449218" calcext:value-type="float">
            <text:p>0.35449218</text:p>
          </table:table-cell>
          <table:table-cell office:value-type="float" office:value="0.35045166" calcext:value-type="float">
            <text:p>0.35045166</text:p>
          </table:table-cell>
          <table:table-cell office:value-type="float" office:value="0.35720431" calcext:value-type="float">
            <text:p>0.35720431</text:p>
          </table:table-cell>
          <table:table-cell office:value-type="float" office:value="0.35450534" calcext:value-type="float">
            <text:p>0.35450534</text:p>
          </table:table-cell>
        </table:table-row>
        <table:table-row table:style-name="ro1">
          <table:table-cell office:value-type="float" office:value="0.35664062" calcext:value-type="float">
            <text:p>0.35664062</text:p>
          </table:table-cell>
          <table:table-cell office:value-type="float" office:value="0.3516129" calcext:value-type="float">
            <text:p>0.3516129</text:p>
          </table:table-cell>
          <table:table-cell office:value-type="float" office:value="0.35591397" calcext:value-type="float">
            <text:p>0.35591397</text:p>
          </table:table-cell>
          <table:table-cell office:value-type="float" office:value="0.3623656" calcext:value-type="float">
            <text:p>0.3623656</text:p>
          </table:table-cell>
        </table:table-row>
        <table:table-row table:style-name="ro1">
          <table:table-cell office:value-type="float" office:value="0.38349609" calcext:value-type="float">
            <text:p>0.38349609</text:p>
          </table:table-cell>
          <table:table-cell office:value-type="float" office:value="0.35752687" calcext:value-type="float">
            <text:p>0.35752687</text:p>
          </table:table-cell>
          <table:table-cell office:value-type="float" office:value="0.36311829" calcext:value-type="float">
            <text:p>0.36311829</text:p>
          </table:table-cell>
          <table:table-cell office:value-type="float" office:value="0.35672042" calcext:value-type="float">
            <text:p>0.35672042</text:p>
          </table:table-cell>
        </table:table-row>
        <table:table-row table:style-name="ro1">
          <table:table-cell office:value-type="float" office:value="0.34589843" calcext:value-type="float">
            <text:p>0.34589843</text:p>
          </table:table-cell>
          <table:table-cell office:value-type="float" office:value="0.36103227" calcext:value-type="float">
            <text:p>0.36103227</text:p>
          </table:table-cell>
          <table:table-cell office:value-type="float" office:value="0.3574409" calcext:value-type="float">
            <text:p>0.3574409</text:p>
          </table:table-cell>
          <table:table-cell office:value-type="float" office:value="0.35597848" calcext:value-type="float">
            <text:p>0.35597848</text:p>
          </table:table-cell>
        </table:table-row>
        <table:table-row table:style-name="ro1">
          <table:table-cell office:value-type="float" office:value="0.35341796" calcext:value-type="float">
            <text:p>0.35341796</text:p>
          </table:table-cell>
          <table:table-cell office:value-type="float" office:value="0.3548387" calcext:value-type="float">
            <text:p>0.3548387</text:p>
          </table:table-cell>
          <table:table-cell office:value-type="float" office:value="0.36290323" calcext:value-type="float">
            <text:p>0.36290323</text:p>
          </table:table-cell>
          <table:table-cell office:value-type="float" office:value="0.35134408" calcext:value-type="float">
            <text:p>0.35134408</text:p>
          </table:table-cell>
        </table:table-row>
        <table:table-row table:style-name="ro1">
          <table:table-cell office:value-type="float" office:value="0.34482421" calcext:value-type="float">
            <text:p>0.34482421</text:p>
          </table:table-cell>
          <table:table-cell office:value-type="float" office:value="0.34806454" calcext:value-type="float">
            <text:p>0.34806454</text:p>
          </table:table-cell>
          <table:table-cell office:value-type="float" office:value="0.35655915" calcext:value-type="float">
            <text:p>0.35655915</text:p>
          </table:table-cell>
          <table:table-cell office:value-type="float" office:value="0.35516128" calcext:value-type="float">
            <text:p>0.35516128</text:p>
          </table:table-cell>
        </table:table-row>
        <table:table-row table:style-name="ro1">
          <table:table-cell office:value-type="float" office:value="0.36416015" calcext:value-type="float">
            <text:p>0.36416015</text:p>
          </table:table-cell>
          <table:table-cell office:value-type="float" office:value="0.35531182" calcext:value-type="float">
            <text:p>0.35531182</text:p>
          </table:table-cell>
          <table:table-cell office:value-type="float" office:value="0.3556344" calcext:value-type="float">
            <text:p>0.3556344</text:p>
          </table:table-cell>
          <table:table-cell office:value-type="float" office:value="0.35558061" calcext:value-type="float">
            <text:p>0.35558061</text:p>
          </table:table-cell>
        </table:table-row>
        <table:table-row table:style-name="ro1">
          <table:table-cell office:value-type="float" office:value="0.36523437" calcext:value-type="float">
            <text:p>0.36523437</text:p>
          </table:table-cell>
          <table:table-cell office:value-type="float" office:value="0.3580645" calcext:value-type="float">
            <text:p>0.3580645</text:p>
          </table:table-cell>
          <table:table-cell office:value-type="float" office:value="0.34838709" calcext:value-type="float">
            <text:p>0.34838709</text:p>
          </table:table-cell>
          <table:table-cell office:value-type="float" office:value="0.35295698" calcext:value-type="float">
            <text:p>0.35295698</text:p>
          </table:table-cell>
        </table:table-row>
        <table:table-row table:style-name="ro1">
          <table:table-cell office:value-type="float" office:value="0.35126953" calcext:value-type="float">
            <text:p>0.35126953</text:p>
          </table:table-cell>
          <table:table-cell office:value-type="float" office:value="0.36548385" calcext:value-type="float">
            <text:p>0.36548385</text:p>
          </table:table-cell>
          <table:table-cell office:value-type="float" office:value="0.35763442" calcext:value-type="float">
            <text:p>0.35763442</text:p>
          </table:table-cell>
          <table:table-cell office:value-type="float" office:value="0.35532259" calcext:value-type="float">
            <text:p>0.35532259</text:p>
          </table:table-cell>
        </table:table-row>
        <table:table-row table:style-name="ro1">
          <table:table-cell office:value-type="float" office:value="0.34697268" calcext:value-type="float">
            <text:p>0.34697268</text:p>
          </table:table-cell>
          <table:table-cell office:value-type="float" office:value="0.359957" calcext:value-type="float">
            <text:p>0.359957</text:p>
          </table:table-cell>
          <table:table-cell office:value-type="float" office:value="0.35451614" calcext:value-type="float">
            <text:p>0.35451614</text:p>
          </table:table-cell>
          <table:table-cell office:value-type="float" office:value="0.35617203" calcext:value-type="float">
            <text:p>0.35617203</text:p>
          </table:table-cell>
        </table:table-row>
        <table:table-row table:style-name="ro1">
          <table:table-cell office:value-type="float" office:value="0.3265625" calcext:value-type="float">
            <text:p>0.3265625</text:p>
          </table:table-cell>
          <table:table-cell office:value-type="float" office:value="0.34408602" calcext:value-type="float">
            <text:p>0.34408602</text:p>
          </table:table-cell>
          <table:table-cell office:value-type="float" office:value="0.35376343" calcext:value-type="float">
            <text:p>0.35376343</text:p>
          </table:table-cell>
          <table:table-cell office:value-type="float" office:value="0.35618278" calcext:value-type="float">
            <text:p>0.35618278</text:p>
          </table:table-cell>
        </table:table-row>
        <table:table-row table:style-name="ro1">
          <table:table-cell office:value-type="float" office:value="0.35019531" calcext:value-type="float">
            <text:p>0.35019531</text:p>
          </table:table-cell>
          <table:table-cell office:value-type="float" office:value="0.35559141" calcext:value-type="float">
            <text:p>0.35559141</text:p>
          </table:table-cell>
          <table:table-cell office:value-type="float" office:value="0.35596773" calcext:value-type="float">
            <text:p>0.35596773</text:p>
          </table:table-cell>
          <table:table-cell office:value-type="float" office:value="0.35494625" calcext:value-type="float">
            <text:p>0.35494625</text:p>
          </table:table-cell>
        </table:table-row>
        <table:table-row table:style-name="ro1">
          <table:table-cell office:value-type="float" office:value="0.34482421" calcext:value-type="float">
            <text:p>0.34482421</text:p>
          </table:table-cell>
          <table:table-cell office:value-type="float" office:value="0.35918283" calcext:value-type="float">
            <text:p>0.35918283</text:p>
          </table:table-cell>
          <table:table-cell office:value-type="float" office:value="0.35617203" calcext:value-type="float">
            <text:p>0.35617203</text:p>
          </table:table-cell>
          <table:table-cell office:value-type="float" office:value="0.35627956" calcext:value-type="float">
            <text:p>0.35627956</text:p>
          </table:table-cell>
        </table:table-row>
        <table:table-row table:style-name="ro1">
          <table:table-cell office:value-type="float" office:value="0.34804687" calcext:value-type="float">
            <text:p>0.34804687</text:p>
          </table:table-cell>
          <table:table-cell office:value-type="float" office:value="0.36451613" calcext:value-type="float">
            <text:p>0.36451613</text:p>
          </table:table-cell>
          <table:table-cell office:value-type="float" office:value="0.37365591" calcext:value-type="float">
            <text:p>0.37365591</text:p>
          </table:table-cell>
          <table:table-cell office:value-type="float" office:value="0.35080645" calcext:value-type="float">
            <text:p>0.35080645</text:p>
          </table:table-cell>
        </table:table-row>
        <table:table-row table:style-name="ro1">
          <table:table-cell office:value-type="float" office:value="0.34697268" calcext:value-type="float">
            <text:p>0.34697268</text:p>
          </table:table-cell>
          <table:table-cell office:value-type="float" office:value="0.35096774" calcext:value-type="float">
            <text:p>0.35096774</text:p>
          </table:table-cell>
          <table:table-cell office:value-type="float" office:value="0.35392472" calcext:value-type="float">
            <text:p>0.35392472</text:p>
          </table:table-cell>
          <table:table-cell office:value-type="float" office:value="0.35784945" calcext:value-type="float">
            <text:p>0.35784945</text:p>
          </table:table-cell>
        </table:table-row>
        <table:table-row table:style-name="ro1">
          <table:table-cell office:value-type="float" office:value="0.38134765" calcext:value-type="float">
            <text:p>0.38134765</text:p>
          </table:table-cell>
          <table:table-cell office:value-type="float" office:value="0.35694622" calcext:value-type="float">
            <text:p>0.35694622</text:p>
          </table:table-cell>
          <table:table-cell office:value-type="float" office:value="0.35137634" calcext:value-type="float">
            <text:p>0.35137634</text:p>
          </table:table-cell>
          <table:table-cell office:value-type="float" office:value="0.35639786" calcext:value-type="float">
            <text:p>0.35639786</text:p>
          </table:table-cell>
        </table:table-row>
        <table:table-row table:style-name="ro1">
          <table:table-cell office:value-type="float" office:value="0.37382814" calcext:value-type="float">
            <text:p>0.37382814</text:p>
          </table:table-cell>
          <table:table-cell office:value-type="float" office:value="0.37311828" calcext:value-type="float">
            <text:p>0.37311828</text:p>
          </table:table-cell>
          <table:table-cell office:value-type="float" office:value="0.3548387" calcext:value-type="float">
            <text:p>0.3548387</text:p>
          </table:table-cell>
          <table:table-cell office:value-type="float" office:value="0.35295698" calcext:value-type="float">
            <text:p>0.35295698</text:p>
          </table:table-cell>
        </table:table-row>
        <table:table-row table:style-name="ro1">
          <table:table-cell office:value-type="float" office:value="0.34804687" calcext:value-type="float">
            <text:p>0.34804687</text:p>
          </table:table-cell>
          <table:table-cell office:value-type="float" office:value="0.35451614" calcext:value-type="float">
            <text:p>0.35451614</text:p>
          </table:table-cell>
          <table:table-cell office:value-type="float" office:value="0.35634407" calcext:value-type="float">
            <text:p>0.35634407</text:p>
          </table:table-cell>
          <table:table-cell office:value-type="float" office:value="0.35647847" calcext:value-type="float">
            <text:p>0.35647847</text:p>
          </table:table-cell>
        </table:table-row>
        <table:table-row table:style-name="ro1">
          <table:table-cell office:value-type="float" office:value="0.37167968" calcext:value-type="float">
            <text:p>0.37167968</text:p>
          </table:table-cell>
          <table:table-cell office:value-type="float" office:value="0.35767745" calcext:value-type="float">
            <text:p>0.35767745</text:p>
          </table:table-cell>
          <table:table-cell office:value-type="float" office:value="0.35374197" calcext:value-type="float">
            <text:p>0.35374197</text:p>
          </table:table-cell>
          <table:table-cell office:value-type="float" office:value="0.35707526" calcext:value-type="float">
            <text:p>0.35707526</text:p>
          </table:table-cell>
        </table:table-row>
        <table:table-row table:style-name="ro1">
          <table:table-cell office:value-type="float" office:value="0.37060546" calcext:value-type="float">
            <text:p>0.37060546</text:p>
          </table:table-cell>
          <table:table-cell office:value-type="float" office:value="0.36774194" calcext:value-type="float">
            <text:p>0.36774194</text:p>
          </table:table-cell>
          <table:table-cell office:value-type="float" office:value="0.34677419" calcext:value-type="float">
            <text:p>0.34677419</text:p>
          </table:table-cell>
          <table:table-cell office:value-type="float" office:value="0.36209678" calcext:value-type="float">
            <text:p>0.36209678</text:p>
          </table:table-cell>
        </table:table-row>
        <table:table-row table:style-name="ro1">
          <table:table-cell office:value-type="float" office:value="0.35234377" calcext:value-type="float">
            <text:p>0.35234377</text:p>
          </table:table-cell>
          <table:table-cell office:value-type="float" office:value="0.35354838" calcext:value-type="float">
            <text:p>0.35354838</text:p>
          </table:table-cell>
          <table:table-cell office:value-type="float" office:value="0.35618278" calcext:value-type="float">
            <text:p>0.35618278</text:p>
          </table:table-cell>
          <table:table-cell office:value-type="float" office:value="0.35615592" calcext:value-type="float">
            <text:p>0.35615592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0.35496773" calcext:value-type="float">
            <text:p>0.35496773</text:p>
          </table:table-cell>
          <table:table-cell office:value-type="float" office:value="0.35655915" calcext:value-type="float">
            <text:p>0.35655915</text:p>
          </table:table-cell>
          <table:table-cell office:value-type="float" office:value="0.35664515" calcext:value-type="float">
            <text:p>0.35664515</text:p>
          </table:table-cell>
        </table:table-row>
        <table:table-row table:style-name="ro1">
          <table:table-cell office:value-type="float" office:value="0.38242187" calcext:value-type="float">
            <text:p>0.38242187</text:p>
          </table:table-cell>
          <table:table-cell office:value-type="float" office:value="0.36344087" calcext:value-type="float">
            <text:p>0.36344087</text:p>
          </table:table-cell>
          <table:table-cell office:value-type="float" office:value="0.36505377" calcext:value-type="float">
            <text:p>0.36505377</text:p>
          </table:table-cell>
          <table:table-cell office:value-type="float" office:value="0.36317205" calcext:value-type="float">
            <text:p>0.36317205</text:p>
          </table:table-cell>
        </table:table-row>
        <table:table-row table:style-name="ro1">
          <table:table-cell office:value-type="float" office:value="0.36308596" calcext:value-type="float">
            <text:p>0.36308596</text:p>
          </table:table-cell>
          <table:table-cell office:value-type="float" office:value="0.37301075" calcext:value-type="float">
            <text:p>0.37301075</text:p>
          </table:table-cell>
          <table:table-cell office:value-type="float" office:value="0.35682797" calcext:value-type="float">
            <text:p>0.35682797</text:p>
          </table:table-cell>
          <table:table-cell office:value-type="float" office:value="0.36287636" calcext:value-type="float">
            <text:p>0.36287636</text:p>
          </table:table-cell>
        </table:table-row>
        <table:table-row table:style-name="ro1">
          <table:table-cell office:value-type="float" office:value="0.36416015" calcext:value-type="float">
            <text:p>0.36416015</text:p>
          </table:table-cell>
          <table:table-cell office:value-type="float" office:value="0.36292471" calcext:value-type="float">
            <text:p>0.36292471</text:p>
          </table:table-cell>
          <table:table-cell office:value-type="float" office:value="0.36105375" calcext:value-type="float">
            <text:p>0.36105375</text:p>
          </table:table-cell>
          <table:table-cell office:value-type="float" office:value="0.36079573" calcext:value-type="float">
            <text:p>0.36079573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0.36774194" calcext:value-type="float">
            <text:p>0.36774194</text:p>
          </table:table-cell>
          <table:table-cell office:value-type="float" office:value="0.35752687" calcext:value-type="float">
            <text:p>0.35752687</text:p>
          </table:table-cell>
          <table:table-cell office:value-type="float" office:value="0.36639785" calcext:value-type="float">
            <text:p>0.36639785</text:p>
          </table:table-cell>
        </table:table-row>
        <table:table-row table:style-name="ro1">
          <table:table-cell office:value-type="float" office:value="0.37060546" calcext:value-type="float">
            <text:p>0.37060546</text:p>
          </table:table-cell>
          <table:table-cell office:value-type="float" office:value="0.36333332" calcext:value-type="float">
            <text:p>0.36333332</text:p>
          </table:table-cell>
          <table:table-cell office:value-type="float" office:value="0.35462365" calcext:value-type="float">
            <text:p>0.35462365</text:p>
          </table:table-cell>
          <table:table-cell office:value-type="float" office:value="0.36276884" calcext:value-type="float">
            <text:p>0.36276884</text:p>
          </table:table-cell>
        </table:table-row>
        <table:table-row table:style-name="ro1">
          <table:table-cell office:value-type="float" office:value="0.36630859" calcext:value-type="float">
            <text:p>0.36630859</text:p>
          </table:table-cell>
          <table:table-cell office:value-type="float" office:value="0.37694623" calcext:value-type="float">
            <text:p>0.37694623</text:p>
          </table:table-cell>
          <table:table-cell office:value-type="float" office:value="0.36612904" calcext:value-type="float">
            <text:p>0.36612904</text:p>
          </table:table-cell>
          <table:table-cell office:value-type="float" office:value="0.36086022" calcext:value-type="float">
            <text:p>0.36086022</text:p>
          </table:table-cell>
        </table:table-row>
        <table:table-row table:style-name="ro1">
          <table:table-cell office:value-type="float" office:value="0.36523437" calcext:value-type="float">
            <text:p>0.36523437</text:p>
          </table:table-cell>
          <table:table-cell office:value-type="float" office:value="0.34408602" calcext:value-type="float">
            <text:p>0.34408602</text:p>
          </table:table-cell>
          <table:table-cell office:value-type="float" office:value="0.37096774" calcext:value-type="float">
            <text:p>0.37096774</text:p>
          </table:table-cell>
          <table:table-cell office:value-type="float" office:value="0.36612904" calcext:value-type="float">
            <text:p>0.36612904</text:p>
          </table:table-cell>
        </table:table-row>
        <table:table-row table:style-name="ro1">
          <table:table-cell office:value-type="float" office:value="0.40068359" calcext:value-type="float">
            <text:p>0.40068359</text:p>
          </table:table-cell>
          <table:table-cell office:value-type="float" office:value="0.3411828" calcext:value-type="float">
            <text:p>0.3411828</text:p>
          </table:table-cell>
          <table:table-cell office:value-type="float" office:value="0.3614516" calcext:value-type="float">
            <text:p>0.3614516</text:p>
          </table:table-cell>
          <table:table-cell office:value-type="float" office:value="0.36104836" calcext:value-type="float">
            <text:p>0.36104836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0.36929035" calcext:value-type="float">
            <text:p>0.36929035</text:p>
          </table:table-cell>
          <table:table-cell office:value-type="float" office:value="0.35946235" calcext:value-type="float">
            <text:p>0.35946235</text:p>
          </table:table-cell>
          <table:table-cell office:value-type="float" office:value="0.36017203" calcext:value-type="float">
            <text:p>0.36017203</text:p>
          </table:table-cell>
        </table:table-row>
        <table:table-row table:style-name="ro1">
          <table:table-cell office:value-type="float" office:value="0.36630859" calcext:value-type="float">
            <text:p>0.36630859</text:p>
          </table:table-cell>
          <table:table-cell office:value-type="float" office:value="0.38387096" calcext:value-type="float">
            <text:p>0.38387096</text:p>
          </table:table-cell>
          <table:table-cell office:value-type="float" office:value="0.35698924" calcext:value-type="float">
            <text:p>0.35698924</text:p>
          </table:table-cell>
          <table:table-cell office:value-type="float" office:value="0.37016129" calcext:value-type="float">
            <text:p>0.37016129</text:p>
          </table:table-cell>
        </table:table-row>
        <table:table-row table:style-name="ro1">
          <table:table-cell office:value-type="float" office:value="0.34804687" calcext:value-type="float">
            <text:p>0.34804687</text:p>
          </table:table-cell>
          <table:table-cell office:value-type="float" office:value="0.36043012" calcext:value-type="float">
            <text:p>0.36043012</text:p>
          </table:table-cell>
          <table:table-cell office:value-type="float" office:value="0.36774194" calcext:value-type="float">
            <text:p>0.36774194</text:p>
          </table:table-cell>
          <table:table-cell office:value-type="float" office:value="0.37045698" calcext:value-type="float">
            <text:p>0.37045698</text:p>
          </table:table-cell>
        </table:table-row>
        <table:table-row table:style-name="ro1">
          <table:table-cell office:value-type="float" office:value="0.34804687" calcext:value-type="float">
            <text:p>0.34804687</text:p>
          </table:table-cell>
          <table:table-cell office:value-type="float" office:value="0.36391401" calcext:value-type="float">
            <text:p>0.36391401</text:p>
          </table:table-cell>
          <table:table-cell office:value-type="float" office:value="0.37103226" calcext:value-type="float">
            <text:p>0.37103226</text:p>
          </table:table-cell>
          <table:table-cell office:value-type="float" office:value="0.37173118" calcext:value-type="float">
            <text:p>0.37173118</text:p>
          </table:table-cell>
        </table:table-row>
        <table:table-row table:style-name="ro1">
          <table:table-cell office:value-type="float" office:value="0.36630859" calcext:value-type="float">
            <text:p>0.36630859</text:p>
          </table:table-cell>
          <table:table-cell office:value-type="float" office:value="0.34623656" calcext:value-type="float">
            <text:p>0.34623656</text:p>
          </table:table-cell>
          <table:table-cell office:value-type="float" office:value="0.36827957" calcext:value-type="float">
            <text:p>0.36827957</text:p>
          </table:table-cell>
          <table:table-cell office:value-type="float" office:value="0.37096774" calcext:value-type="float">
            <text:p>0.37096774</text:p>
          </table:table-cell>
        </table:table-row>
        <table:table-row table:style-name="ro1">
          <table:table-cell office:value-type="float" office:value="0.35126953" calcext:value-type="float">
            <text:p>0.35126953</text:p>
          </table:table-cell>
          <table:table-cell office:value-type="float" office:value="0.37795698" calcext:value-type="float">
            <text:p>0.37795698</text:p>
          </table:table-cell>
          <table:table-cell office:value-type="float" office:value="0.37005376" calcext:value-type="float">
            <text:p>0.37005376</text:p>
          </table:table-cell>
          <table:table-cell office:value-type="float" office:value="0.37486557" calcext:value-type="float">
            <text:p>0.37486557</text:p>
          </table:table-cell>
        </table:table-row>
        <table:table-row table:style-name="ro1">
          <table:table-cell office:value-type="float" office:value="0.37919924" calcext:value-type="float">
            <text:p>0.37919924</text:p>
          </table:table-cell>
          <table:table-cell office:value-type="float" office:value="0.35621504" calcext:value-type="float">
            <text:p>0.35621504</text:p>
          </table:table-cell>
          <table:table-cell office:value-type="float" office:value="0.37468817" calcext:value-type="float">
            <text:p>0.37468817</text:p>
          </table:table-cell>
          <table:table-cell office:value-type="float" office:value="0.37035486" calcext:value-type="float">
            <text:p>0.37035486</text:p>
          </table:table-cell>
        </table:table-row>
        <table:table-row table:style-name="ro1">
          <table:table-cell office:value-type="float" office:value="0.35019531" calcext:value-type="float">
            <text:p>0.35019531</text:p>
          </table:table-cell>
          <table:table-cell office:value-type="float" office:value="0.36989247" calcext:value-type="float">
            <text:p>0.36989247</text:p>
          </table:table-cell>
          <table:table-cell office:value-type="float" office:value="0.38010751" calcext:value-type="float">
            <text:p>0.38010751</text:p>
          </table:table-cell>
          <table:table-cell office:value-type="float" office:value="0.37069892" calcext:value-type="float">
            <text:p>0.37069892</text:p>
          </table:table-cell>
        </table:table-row>
        <table:table-row table:style-name="ro1">
          <table:table-cell office:value-type="float" office:value="0.37060546" calcext:value-type="float">
            <text:p>0.37060546</text:p>
          </table:table-cell>
          <table:table-cell office:value-type="float" office:value="0.3655914" calcext:value-type="float">
            <text:p>0.3655914</text:p>
          </table:table-cell>
          <table:table-cell office:value-type="float" office:value="0.37494623" calcext:value-type="float">
            <text:p>0.37494623</text:p>
          </table:table-cell>
          <table:table-cell office:value-type="float" office:value="0.37260751" calcext:value-type="float">
            <text:p>0.37260751</text:p>
          </table:table-cell>
        </table:table-row>
        <table:table-row table:style-name="ro1">
          <table:table-cell office:value-type="float" office:value="0.3555664" calcext:value-type="float">
            <text:p>0.3555664</text:p>
          </table:table-cell>
          <table:table-cell office:value-type="float" office:value="0.36524729" calcext:value-type="float">
            <text:p>0.36524729</text:p>
          </table:table-cell>
          <table:table-cell office:value-type="float" office:value="0.37389249" calcext:value-type="float">
            <text:p>0.37389249</text:p>
          </table:table-cell>
          <table:table-cell office:value-type="float" office:value="0.37110755" calcext:value-type="float">
            <text:p>0.37110755</text:p>
          </table:table-cell>
        </table:table-row>
        <table:table-row table:style-name="ro1">
          <table:table-cell office:value-type="float" office:value="0.35019531" calcext:value-type="float">
            <text:p>0.35019531</text:p>
          </table:table-cell>
          <table:table-cell office:value-type="float" office:value="0.38709676" calcext:value-type="float">
            <text:p>0.38709676</text:p>
          </table:table-cell>
          <table:table-cell office:value-type="float" office:value="0.36344087" calcext:value-type="float">
            <text:p>0.36344087</text:p>
          </table:table-cell>
          <table:table-cell office:value-type="float" office:value="0.37419354" calcext:value-type="float">
            <text:p>0.37419354</text:p>
          </table:table-cell>
        </table:table-row>
        <table:table-row table:style-name="ro1">
          <table:table-cell office:value-type="float" office:value="0.38027343" calcext:value-type="float">
            <text:p>0.38027343</text:p>
          </table:table-cell>
          <table:table-cell office:value-type="float" office:value="0.36365592" calcext:value-type="float">
            <text:p>0.36365592</text:p>
          </table:table-cell>
          <table:table-cell office:value-type="float" office:value="0.37666666" calcext:value-type="float">
            <text:p>0.37666666</text:p>
          </table:table-cell>
          <table:table-cell office:value-type="float" office:value="0.37086021" calcext:value-type="float">
            <text:p>0.37086021</text:p>
          </table:table-cell>
        </table:table-row>
        <table:table-row table:style-name="ro1">
          <table:table-cell office:value-type="float" office:value="0.39208984" calcext:value-type="float">
            <text:p>0.39208984</text:p>
          </table:table-cell>
          <table:table-cell office:value-type="float" office:value="0.37819356" calcext:value-type="float">
            <text:p>0.37819356</text:p>
          </table:table-cell>
          <table:table-cell office:value-type="float" office:value="0.37559139" calcext:value-type="float">
            <text:p>0.37559139</text:p>
          </table:table-cell>
          <table:table-cell office:value-type="float" office:value="0.37169895" calcext:value-type="float">
            <text:p>0.37169895</text:p>
          </table:table-cell>
        </table:table-row>
        <table:table-row table:style-name="ro1">
          <table:table-cell office:value-type="float" office:value="0.34804687" calcext:value-type="float">
            <text:p>0.34804687</text:p>
          </table:table-cell>
          <table:table-cell office:value-type="float" office:value="0.38709676" calcext:value-type="float">
            <text:p>0.38709676</text:p>
          </table:table-cell>
          <table:table-cell office:value-type="float" office:value="0.36935484" calcext:value-type="float">
            <text:p>0.36935484</text:p>
          </table:table-cell>
          <table:table-cell office:value-type="float" office:value="0.38172042" calcext:value-type="float">
            <text:p>0.38172042</text:p>
          </table:table-cell>
        </table:table-row>
        <table:table-row table:style-name="ro1">
          <table:table-cell office:value-type="float" office:value="0.38564453" calcext:value-type="float">
            <text:p>0.38564453</text:p>
          </table:table-cell>
          <table:table-cell office:value-type="float" office:value="0.37397847" calcext:value-type="float">
            <text:p>0.37397847</text:p>
          </table:table-cell>
          <table:table-cell office:value-type="float" office:value="0.37419354" calcext:value-type="float">
            <text:p>0.37419354</text:p>
          </table:table-cell>
          <table:table-cell office:value-type="float" office:value="0.3729032" calcext:value-type="float">
            <text:p>0.3729032</text:p>
          </table:table-cell>
        </table:table-row>
        <table:table-row table:style-name="ro1">
          <table:table-cell office:value-type="float" office:value="0.40390625" calcext:value-type="float">
            <text:p>0.40390625</text:p>
          </table:table-cell>
          <table:table-cell office:value-type="float" office:value="0.38507528" calcext:value-type="float">
            <text:p>0.38507528</text:p>
          </table:table-cell>
          <table:table-cell office:value-type="float" office:value="0.36969895" calcext:value-type="float">
            <text:p>0.36969895</text:p>
          </table:table-cell>
          <table:table-cell office:value-type="float" office:value="0.37209675" calcext:value-type="float">
            <text:p>0.37209675</text:p>
          </table:table-cell>
        </table:table-row>
        <table:table-row table:style-name="ro1">
          <table:table-cell office:value-type="float" office:value="0.36201171" calcext:value-type="float">
            <text:p>0.36201171</text:p>
          </table:table-cell>
          <table:table-cell office:value-type="float" office:value="0.37956988" calcext:value-type="float">
            <text:p>0.37956988</text:p>
          </table:table-cell>
          <table:table-cell office:value-type="float" office:value="0.37311828" calcext:value-type="float">
            <text:p>0.37311828</text:p>
          </table:table-cell>
          <table:table-cell office:value-type="float" office:value="0.37016129" calcext:value-type="float">
            <text:p>0.37016129</text:p>
          </table:table-cell>
        </table:table-row>
        <table:table-row table:style-name="ro1">
          <table:table-cell office:value-type="float" office:value="0.34482421" calcext:value-type="float">
            <text:p>0.34482421</text:p>
          </table:table-cell>
          <table:table-cell office:value-type="float" office:value="0.3788172" calcext:value-type="float">
            <text:p>0.3788172</text:p>
          </table:table-cell>
          <table:table-cell office:value-type="float" office:value="0.36962366" calcext:value-type="float">
            <text:p>0.36962366</text:p>
          </table:table-cell>
          <table:table-cell office:value-type="float" office:value="0.37075266" calcext:value-type="float">
            <text:p>0.37075266</text:p>
          </table:table-cell>
        </table:table-row>
        <table:table-row table:style-name="ro1">
          <table:table-cell office:value-type="float" office:value="0.36523437" calcext:value-type="float">
            <text:p>0.36523437</text:p>
          </table:table-cell>
          <table:table-cell office:value-type="float" office:value="0.38498926" calcext:value-type="float">
            <text:p>0.38498926</text:p>
          </table:table-cell>
          <table:table-cell office:value-type="float" office:value="0.3710968" calcext:value-type="float">
            <text:p>0.3710968</text:p>
          </table:table-cell>
          <table:table-cell office:value-type="float" office:value="0.3716129" calcext:value-type="float">
            <text:p>0.3716129</text:p>
          </table:table-cell>
        </table:table-row>
        <table:table-row table:style-name="ro1">
          <table:table-cell office:value-type="float" office:value="0.38994142" calcext:value-type="float">
            <text:p>0.38994142</text:p>
          </table:table-cell>
          <table:table-cell office:value-type="float" office:value="0.34408602" calcext:value-type="float">
            <text:p>0.34408602</text:p>
          </table:table-cell>
          <table:table-cell office:value-type="float" office:value="0.37419354" calcext:value-type="float">
            <text:p>0.37419354</text:p>
          </table:table-cell>
          <table:table-cell office:value-type="float" office:value="0.36747312" calcext:value-type="float">
            <text:p>0.36747312</text:p>
          </table:table-cell>
        </table:table-row>
        <table:table-row table:style-name="ro1">
          <table:table-cell office:value-type="float" office:value="0.39531251" calcext:value-type="float">
            <text:p>0.39531251</text:p>
          </table:table-cell>
          <table:table-cell office:value-type="float" office:value="0.38333332" calcext:value-type="float">
            <text:p>0.38333332</text:p>
          </table:table-cell>
          <table:table-cell office:value-type="float" office:value="0.37575268" calcext:value-type="float">
            <text:p>0.37575268</text:p>
          </table:table-cell>
          <table:table-cell office:value-type="float" office:value="0.3710484" calcext:value-type="float">
            <text:p>0.3710484</text:p>
          </table:table-cell>
        </table:table-row>
        <table:table-row table:style-name="ro1">
          <table:table-cell office:value-type="float" office:value="0.36738281" calcext:value-type="float">
            <text:p>0.36738281</text:p>
          </table:table-cell>
          <table:table-cell office:value-type="float" office:value="0.36765594" calcext:value-type="float">
            <text:p>0.36765594</text:p>
          </table:table-cell>
          <table:table-cell office:value-type="float" office:value="0.36898925" calcext:value-type="float">
            <text:p>0.36898925</text:p>
          </table:table-cell>
          <table:table-cell office:value-type="float" office:value="0.37308602" calcext:value-type="float">
            <text:p>0.37308602</text:p>
          </table:table-cell>
        </table:table-row>
        <table:table-row table:style-name="ro1">
          <table:table-cell office:value-type="float" office:value="0.35986328" calcext:value-type="float">
            <text:p>0.35986328</text:p>
          </table:table-cell>
          <table:table-cell office:value-type="float" office:value="0.38817203" calcext:value-type="float">
            <text:p>0.38817203</text:p>
          </table:table-cell>
          <table:table-cell office:value-type="float" office:value="0.38118278" calcext:value-type="float">
            <text:p>0.38118278</text:p>
          </table:table-cell>
          <table:table-cell office:value-type="float" office:value="0.36801075" calcext:value-type="float">
            <text:p>0.36801075</text:p>
          </table:table-cell>
        </table:table-row>
        <table:table-row table:style-name="ro1">
          <table:table-cell office:value-type="float" office:value="0.38671875" calcext:value-type="float">
            <text:p>0.38671875</text:p>
          </table:table-cell>
          <table:table-cell office:value-type="float" office:value="0.36688172" calcext:value-type="float">
            <text:p>0.36688172</text:p>
          </table:table-cell>
          <table:table-cell office:value-type="float" office:value="0.37725806" calcext:value-type="float">
            <text:p>0.37725806</text:p>
          </table:table-cell>
          <table:table-cell office:value-type="float" office:value="0.37741935" calcext:value-type="float">
            <text:p>0.37741935</text:p>
          </table:table-cell>
        </table:table-row>
        <table:table-row table:style-name="ro1">
          <table:table-cell office:value-type="float" office:value="0.38671875" calcext:value-type="float">
            <text:p>0.38671875</text:p>
          </table:table-cell>
          <table:table-cell office:value-type="float" office:value="0.38744089" calcext:value-type="float">
            <text:p>0.38744089</text:p>
          </table:table-cell>
          <table:table-cell office:value-type="float" office:value="0.37550539" calcext:value-type="float">
            <text:p>0.37550539</text:p>
          </table:table-cell>
          <table:table-cell office:value-type="float" office:value="0.38060214" calcext:value-type="float">
            <text:p>0.38060214</text:p>
          </table:table-cell>
        </table:table-row>
        <table:table-row table:style-name="ro1">
          <table:table-cell office:value-type="float" office:value="0.35449218" calcext:value-type="float">
            <text:p>0.35449218</text:p>
          </table:table-cell>
          <table:table-cell office:value-type="float" office:value="0.35376343" calcext:value-type="float">
            <text:p>0.35376343</text:p>
          </table:table-cell>
          <table:table-cell office:value-type="float" office:value="0.36290323" calcext:value-type="float">
            <text:p>0.36290323</text:p>
          </table:table-cell>
          <table:table-cell office:value-type="float" office:value="0.37446236" calcext:value-type="float">
            <text:p>0.37446236</text:p>
          </table:table-cell>
        </table:table-row>
        <table:table-row table:style-name="ro1">
          <table:table-cell office:value-type="float" office:value="0.37490234" calcext:value-type="float">
            <text:p>0.37490234</text:p>
          </table:table-cell>
          <table:table-cell office:value-type="float" office:value="0.36752686" calcext:value-type="float">
            <text:p>0.36752686</text:p>
          </table:table-cell>
          <table:table-cell office:value-type="float" office:value="0.38166667" calcext:value-type="float">
            <text:p>0.38166667</text:p>
          </table:table-cell>
          <table:table-cell office:value-type="float" office:value="0.3788172" calcext:value-type="float">
            <text:p>0.3788172</text:p>
          </table:table-cell>
        </table:table-row>
        <table:table-row table:style-name="ro1">
          <table:table-cell office:value-type="float" office:value="0.38564453" calcext:value-type="float">
            <text:p>0.38564453</text:p>
          </table:table-cell>
          <table:table-cell office:value-type="float" office:value="0.37987098" calcext:value-type="float">
            <text:p>0.37987098</text:p>
          </table:table-cell>
          <table:table-cell office:value-type="float" office:value="0.37787098" calcext:value-type="float">
            <text:p>0.37787098</text:p>
          </table:table-cell>
          <table:table-cell office:value-type="float" office:value="0.38037633" calcext:value-type="float">
            <text:p>0.38037633</text:p>
          </table:table-cell>
        </table:table-row>
        <table:table-row table:style-name="ro1">
          <table:table-cell office:value-type="float" office:value="0.38994142" calcext:value-type="float">
            <text:p>0.38994142</text:p>
          </table:table-cell>
          <table:table-cell office:value-type="float" office:value="0.36774194" calcext:value-type="float">
            <text:p>0.36774194</text:p>
          </table:table-cell>
          <table:table-cell office:value-type="float" office:value="0.38494623" calcext:value-type="float">
            <text:p>0.38494623</text:p>
          </table:table-cell>
          <table:table-cell office:value-type="float" office:value="0.3766129" calcext:value-type="float">
            <text:p>0.3766129</text:p>
          </table:table-cell>
        </table:table-row>
        <table:table-row table:style-name="ro1">
          <table:table-cell office:value-type="float" office:value="0.36953125" calcext:value-type="float">
            <text:p>0.36953125</text:p>
          </table:table-cell>
          <table:table-cell office:value-type="float" office:value="0.38483869" calcext:value-type="float">
            <text:p>0.38483869</text:p>
          </table:table-cell>
          <table:table-cell office:value-type="float" office:value="0.38752687" calcext:value-type="float">
            <text:p>0.38752687</text:p>
          </table:table-cell>
          <table:table-cell office:value-type="float" office:value="0.38231182" calcext:value-type="float">
            <text:p>0.38231182</text:p>
          </table:table-cell>
        </table:table-row>
        <table:table-row table:style-name="ro1">
          <table:table-cell office:value-type="float" office:value="0.4071289" calcext:value-type="float">
            <text:p>0.4071289</text:p>
          </table:table-cell>
          <table:table-cell office:value-type="float" office:value="0.40073118" calcext:value-type="float">
            <text:p>0.40073118</text:p>
          </table:table-cell>
          <table:table-cell office:value-type="float" office:value="0.38655912" calcext:value-type="float">
            <text:p>0.38655912</text:p>
          </table:table-cell>
          <table:table-cell office:value-type="float" office:value="0.38952689" calcext:value-type="float">
            <text:p>0.38952689</text:p>
          </table:table-cell>
        </table:table-row>
        <table:table-row table:style-name="ro1">
          <table:table-cell office:value-type="float" office:value="0.38457033" calcext:value-type="float">
            <text:p>0.38457033</text:p>
          </table:table-cell>
          <table:table-cell office:value-type="float" office:value="0.41290326" calcext:value-type="float">
            <text:p>0.41290326</text:p>
          </table:table-cell>
          <table:table-cell office:value-type="float" office:value="0.39784946" calcext:value-type="float">
            <text:p>0.39784946</text:p>
          </table:table-cell>
          <table:table-cell office:value-type="float" office:value="0.39623656" calcext:value-type="float">
            <text:p>0.39623656</text:p>
          </table:table-cell>
        </table:table-row>
        <table:table-row table:style-name="ro1">
          <table:table-cell office:value-type="float" office:value="0.39746093" calcext:value-type="float">
            <text:p>0.39746093</text:p>
          </table:table-cell>
          <table:table-cell office:value-type="float" office:value="0.39258065" calcext:value-type="float">
            <text:p>0.39258065</text:p>
          </table:table-cell>
          <table:table-cell office:value-type="float" office:value="0.38768815" calcext:value-type="float">
            <text:p>0.38768815</text:p>
          </table:table-cell>
          <table:table-cell office:value-type="float" office:value="0.38940858" calcext:value-type="float">
            <text:p>0.38940858</text:p>
          </table:table-cell>
        </table:table-row>
        <table:table-row table:style-name="ro1">
          <table:table-cell office:value-type="float" office:value="0.37597656" calcext:value-type="float">
            <text:p>0.37597656</text:p>
          </table:table-cell>
          <table:table-cell office:value-type="float" office:value="0.39995697" calcext:value-type="float">
            <text:p>0.39995697</text:p>
          </table:table-cell>
          <table:table-cell office:value-type="float" office:value="0.38739786" calcext:value-type="float">
            <text:p>0.38739786</text:p>
          </table:table-cell>
          <table:table-cell office:value-type="float" office:value="0.39039788" calcext:value-type="float">
            <text:p>0.39039788</text:p>
          </table:table-cell>
        </table:table-row>
        <table:table-row table:style-name="ro1">
          <table:table-cell office:value-type="float" office:value="0.37060546" calcext:value-type="float">
            <text:p>0.37060546</text:p>
          </table:table-cell>
          <table:table-cell office:value-type="float" office:value="0.4" calcext:value-type="float">
            <text:p>0.4</text:p>
          </table:table-cell>
          <table:table-cell office:value-type="float" office:value="0.39731183" calcext:value-type="float">
            <text:p>0.39731183</text:p>
          </table:table-cell>
          <table:table-cell office:value-type="float" office:value="0.39946236" calcext:value-type="float">
            <text:p>0.39946236</text:p>
          </table:table-cell>
        </table:table-row>
        <table:table-row table:style-name="ro1">
          <table:table-cell office:value-type="float" office:value="0.41679687" calcext:value-type="float">
            <text:p>0.41679687</text:p>
          </table:table-cell>
          <table:table-cell office:value-type="float" office:value="0.40946235" calcext:value-type="float">
            <text:p>0.40946235</text:p>
          </table:table-cell>
          <table:table-cell office:value-type="float" office:value="0.38790321" calcext:value-type="float">
            <text:p>0.38790321</text:p>
          </table:table-cell>
          <table:table-cell office:value-type="float" office:value="0.39575266" calcext:value-type="float">
            <text:p>0.39575266</text:p>
          </table:table-cell>
        </table:table-row>
        <table:table-row table:style-name="ro1">
          <table:table-cell office:value-type="float" office:value="0.39853515" calcext:value-type="float">
            <text:p>0.39853515</text:p>
          </table:table-cell>
          <table:table-cell office:value-type="float" office:value="0.40193548" calcext:value-type="float">
            <text:p>0.40193548</text:p>
          </table:table-cell>
          <table:table-cell office:value-type="float" office:value="0.39677419" calcext:value-type="float">
            <text:p>0.39677419</text:p>
          </table:table-cell>
          <table:table-cell office:value-type="float" office:value="0.39327955" calcext:value-type="float">
            <text:p>0.39327955</text:p>
          </table:table-cell>
        </table:table-row>
        <table:table-row table:style-name="ro1">
          <table:table-cell office:value-type="float" office:value="0.37060546" calcext:value-type="float">
            <text:p>0.37060546</text:p>
          </table:table-cell>
          <table:table-cell office:value-type="float" office:value="0.40430107" calcext:value-type="float">
            <text:p>0.40430107</text:p>
          </table:table-cell>
          <table:table-cell office:value-type="float" office:value="0.39408599" calcext:value-type="float">
            <text:p>0.39408599</text:p>
          </table:table-cell>
          <table:table-cell office:value-type="float" office:value="0.40295701" calcext:value-type="float">
            <text:p>0.40295701</text:p>
          </table:table-cell>
        </table:table-row>
        <table:table-row table:style-name="ro1">
          <table:table-cell office:value-type="float" office:value="0.40927734" calcext:value-type="float">
            <text:p>0.40927734</text:p>
          </table:table-cell>
          <table:table-cell office:value-type="float" office:value="0.40526881" calcext:value-type="float">
            <text:p>0.40526881</text:p>
          </table:table-cell>
          <table:table-cell office:value-type="float" office:value="0.39241935" calcext:value-type="float">
            <text:p>0.39241935</text:p>
          </table:table-cell>
          <table:table-cell office:value-type="float" office:value="0.39446237" calcext:value-type="float">
            <text:p>0.39446237</text:p>
          </table:table-cell>
        </table:table-row>
        <table:table-row table:style-name="ro1">
          <table:table-cell office:value-type="float" office:value="0.39960937" calcext:value-type="float">
            <text:p>0.39960937</text:p>
          </table:table-cell>
          <table:table-cell office:value-type="float" office:value="0.38696775" calcext:value-type="float">
            <text:p>0.38696775</text:p>
          </table:table-cell>
          <table:table-cell office:value-type="float" office:value="0.40210752" calcext:value-type="float">
            <text:p>0.40210752</text:p>
          </table:table-cell>
          <table:table-cell office:value-type="float" office:value="0.3977312" calcext:value-type="float">
            <text:p>0.3977312</text:p>
          </table:table-cell>
        </table:table-row>
        <table:table-row table:style-name="ro1">
          <table:table-cell office:value-type="float" office:value="0.36953125" calcext:value-type="float">
            <text:p>0.36953125</text:p>
          </table:table-cell>
          <table:table-cell office:value-type="float" office:value="0.40860214" calcext:value-type="float">
            <text:p>0.40860214</text:p>
          </table:table-cell>
          <table:table-cell office:value-type="float" office:value="0.39784946" calcext:value-type="float">
            <text:p>0.39784946</text:p>
          </table:table-cell>
          <table:table-cell office:value-type="float" office:value="0.40403227" calcext:value-type="float">
            <text:p>0.40403227</text:p>
          </table:table-cell>
        </table:table-row>
        <table:table-row table:style-name="ro1">
          <table:table-cell office:value-type="float" office:value="0.40390625" calcext:value-type="float">
            <text:p>0.40390625</text:p>
          </table:table-cell>
          <table:table-cell office:value-type="float" office:value="0.40408601" calcext:value-type="float">
            <text:p>0.40408601</text:p>
          </table:table-cell>
          <table:table-cell office:value-type="float" office:value="0.39623656" calcext:value-type="float">
            <text:p>0.39623656</text:p>
          </table:table-cell>
          <table:table-cell office:value-type="float" office:value="0.39728496" calcext:value-type="float">
            <text:p>0.39728496</text:p>
          </table:table-cell>
        </table:table-row>
        <table:table-row table:style-name="ro1">
          <table:table-cell office:value-type="float" office:value="0.40605468" calcext:value-type="float">
            <text:p>0.40605468</text:p>
          </table:table-cell>
          <table:table-cell office:value-type="float" office:value="0.38296773" calcext:value-type="float">
            <text:p>0.38296773</text:p>
          </table:table-cell>
          <table:table-cell office:value-type="float" office:value="0.40320434" calcext:value-type="float">
            <text:p>0.40320434</text:p>
          </table:table-cell>
          <table:table-cell office:value-type="float" office:value="0.39938709" calcext:value-type="float">
            <text:p>0.39938709</text:p>
          </table:table-cell>
        </table:table-row>
        <table:table-row table:style-name="ro1">
          <table:table-cell office:value-type="float" office:value="0.41035156" calcext:value-type="float">
            <text:p>0.41035156</text:p>
          </table:table-cell>
          <table:table-cell office:value-type="float" office:value="0.41720433" calcext:value-type="float">
            <text:p>0.41720433</text:p>
          </table:table-cell>
          <table:table-cell office:value-type="float" office:value="0.40698924" calcext:value-type="float">
            <text:p>0.40698924</text:p>
          </table:table-cell>
          <table:table-cell office:value-type="float" office:value="0.4064516" calcext:value-type="float">
            <text:p>0.4064516</text:p>
          </table:table-cell>
        </table:table-row>
        <table:table-row table:style-name="ro1">
          <table:table-cell office:value-type="float" office:value="0.41787109" calcext:value-type="float">
            <text:p>0.41787109</text:p>
          </table:table-cell>
          <table:table-cell office:value-type="float" office:value="0.39741935" calcext:value-type="float">
            <text:p>0.39741935</text:p>
          </table:table-cell>
          <table:table-cell office:value-type="float" office:value="0.41602153" calcext:value-type="float">
            <text:p>0.41602153</text:p>
          </table:table-cell>
          <table:table-cell office:value-type="float" office:value="0.40932793" calcext:value-type="float">
            <text:p>0.40932793</text:p>
          </table:table-cell>
        </table:table-row>
        <table:table-row table:style-name="ro1">
          <table:table-cell office:value-type="float" office:value="0.42216796" calcext:value-type="float">
            <text:p>0.42216796</text:p>
          </table:table-cell>
          <table:table-cell office:value-type="float" office:value="0.40361289" calcext:value-type="float">
            <text:p>0.40361289</text:p>
          </table:table-cell>
          <table:table-cell office:value-type="float" office:value="0.4143011" calcext:value-type="float">
            <text:p>0.4143011</text:p>
          </table:table-cell>
          <table:table-cell office:value-type="float" office:value="0.41038708" calcext:value-type="float">
            <text:p>0.41038708</text:p>
          </table:table-cell>
        </table:table-row>
        <table:table-row table:style-name="ro1">
          <table:table-cell office:value-type="float" office:value="0.39746093" calcext:value-type="float">
            <text:p>0.39746093</text:p>
          </table:table-cell>
          <table:table-cell office:value-type="float" office:value="0.41290326" calcext:value-type="float">
            <text:p>0.41290326</text:p>
          </table:table-cell>
          <table:table-cell office:value-type="float" office:value="0.40967741" calcext:value-type="float">
            <text:p>0.40967741</text:p>
          </table:table-cell>
          <table:table-cell office:value-type="float" office:value="0.42069892" calcext:value-type="float">
            <text:p>0.42069892</text:p>
          </table:table-cell>
        </table:table-row>
        <table:table-row table:style-name="ro1">
          <table:table-cell office:value-type="float" office:value="0.42001953" calcext:value-type="float">
            <text:p>0.42001953</text:p>
          </table:table-cell>
          <table:table-cell office:value-type="float" office:value="0.42010755" calcext:value-type="float">
            <text:p>0.42010755</text:p>
          </table:table-cell>
          <table:table-cell office:value-type="float" office:value="0.42322583" calcext:value-type="float">
            <text:p>0.42322583</text:p>
          </table:table-cell>
          <table:table-cell office:value-type="float" office:value="0.41427421" calcext:value-type="float">
            <text:p>0.41427421</text:p>
          </table:table-cell>
        </table:table-row>
        <table:table-row table:style-name="ro1">
          <table:table-cell office:value-type="float" office:value="0.41572265" calcext:value-type="float">
            <text:p>0.41572265</text:p>
          </table:table-cell>
          <table:table-cell office:value-type="float" office:value="0.40812902" calcext:value-type="float">
            <text:p>0.40812902</text:p>
          </table:table-cell>
          <table:table-cell office:value-type="float" office:value="0.42101078" calcext:value-type="float">
            <text:p>0.42101078</text:p>
          </table:table-cell>
          <table:table-cell office:value-type="float" office:value="0.41903228" calcext:value-type="float">
            <text:p>0.41903228</text:p>
          </table:table-cell>
        </table:table-row>
        <table:table-row table:style-name="ro1">
          <table:table-cell office:value-type="float" office:value="0.41679687" calcext:value-type="float">
            <text:p>0.41679687</text:p>
          </table:table-cell>
          <table:table-cell office:value-type="float" office:value="0.43010754" calcext:value-type="float">
            <text:p>0.43010754</text:p>
          </table:table-cell>
          <table:table-cell office:value-type="float" office:value="0.42688174" calcext:value-type="float">
            <text:p>0.42688174</text:p>
          </table:table-cell>
          <table:table-cell office:value-type="float" office:value="0.41962366" calcext:value-type="float">
            <text:p>0.41962366</text:p>
          </table:table-cell>
        </table:table-row>
        <table:table-row table:style-name="ro1">
          <table:table-cell office:value-type="float" office:value="0.42646484" calcext:value-type="float">
            <text:p>0.42646484</text:p>
          </table:table-cell>
          <table:table-cell office:value-type="float" office:value="0.40677413" calcext:value-type="float">
            <text:p>0.40677413</text:p>
          </table:table-cell>
          <table:table-cell office:value-type="float" office:value="0.4205914" calcext:value-type="float">
            <text:p>0.4205914</text:p>
          </table:table-cell>
          <table:table-cell office:value-type="float" office:value="0.42099466" calcext:value-type="float">
            <text:p>0.42099466</text:p>
          </table:table-cell>
        </table:table-row>
        <table:table-row table:style-name="ro1">
          <table:table-cell office:value-type="float" office:value="0.42646484" calcext:value-type="float">
            <text:p>0.42646484</text:p>
          </table:table-cell>
          <table:table-cell office:value-type="float" office:value="0.41956992" calcext:value-type="float">
            <text:p>0.41956992</text:p>
          </table:table-cell>
          <table:table-cell office:value-type="float" office:value="0.42290325" calcext:value-type="float">
            <text:p>0.42290325</text:p>
          </table:table-cell>
          <table:table-cell office:value-type="float" office:value="0.42384948" calcext:value-type="float">
            <text:p>0.42384948</text:p>
          </table:table-cell>
        </table:table-row>
        <table:table-row table:style-name="ro1">
          <table:table-cell office:value-type="float" office:value="0.41894531" calcext:value-type="float">
            <text:p>0.41894531</text:p>
          </table:table-cell>
          <table:table-cell office:value-type="float" office:value="0.42365593" calcext:value-type="float">
            <text:p>0.42365593</text:p>
          </table:table-cell>
          <table:table-cell office:value-type="float" office:value="0.42043013" calcext:value-type="float">
            <text:p>0.42043013</text:p>
          </table:table-cell>
          <table:table-cell office:value-type="float" office:value="0.42688174" calcext:value-type="float">
            <text:p>0.42688174</text:p>
          </table:table-cell>
        </table:table-row>
        <table:table-row table:style-name="ro1">
          <table:table-cell office:value-type="float" office:value="0.39746093" calcext:value-type="float">
            <text:p>0.39746093</text:p>
          </table:table-cell>
          <table:table-cell office:value-type="float" office:value="0.43118281" calcext:value-type="float">
            <text:p>0.43118281</text:p>
          </table:table-cell>
          <table:table-cell office:value-type="float" office:value="0.43080644" calcext:value-type="float">
            <text:p>0.43080644</text:p>
          </table:table-cell>
          <table:table-cell office:value-type="float" office:value="0.42817206" calcext:value-type="float">
            <text:p>0.42817206</text:p>
          </table:table-cell>
        </table:table-row>
        <table:table-row table:style-name="ro1">
          <table:table-cell office:value-type="float" office:value="0.43613281" calcext:value-type="float">
            <text:p>0.43613281</text:p>
          </table:table-cell>
          <table:table-cell office:value-type="float" office:value="0.42692475" calcext:value-type="float">
            <text:p>0.42692475</text:p>
          </table:table-cell>
          <table:table-cell office:value-type="float" office:value="0.42782797" calcext:value-type="float">
            <text:p>0.42782797</text:p>
          </table:table-cell>
          <table:table-cell office:value-type="float" office:value="0.42750539" calcext:value-type="float">
            <text:p>0.42750539</text:p>
          </table:table-cell>
        </table:table-row>
        <table:table-row table:style-name="ro1">
          <table:table-cell office:value-type="float" office:value="0.41035156" calcext:value-type="float">
            <text:p>0.41035156</text:p>
          </table:table-cell>
          <table:table-cell office:value-type="float" office:value="0.42258067" calcext:value-type="float">
            <text:p>0.42258067</text:p>
          </table:table-cell>
          <table:table-cell office:value-type="float" office:value="0.42903227" calcext:value-type="float">
            <text:p>0.42903227</text:p>
          </table:table-cell>
          <table:table-cell office:value-type="float" office:value="0.42580647" calcext:value-type="float">
            <text:p>0.42580647</text:p>
          </table:table-cell>
        </table:table-row>
        <table:table-row table:style-name="ro1">
          <table:table-cell office:value-type="float" office:value="0.42324218" calcext:value-type="float">
            <text:p>0.42324218</text:p>
          </table:table-cell>
          <table:table-cell office:value-type="float" office:value="0.42559142" calcext:value-type="float">
            <text:p>0.42559142</text:p>
          </table:table-cell>
          <table:table-cell office:value-type="float" office:value="0.43150539" calcext:value-type="float">
            <text:p>0.43150539</text:p>
          </table:table-cell>
          <table:table-cell office:value-type="float" office:value="0.42771506" calcext:value-type="float">
            <text:p>0.42771506</text:p>
          </table:table-cell>
        </table:table-row>
        <table:table-row table:style-name="ro1">
          <table:table-cell office:value-type="float" office:value="0.43398437" calcext:value-type="float">
            <text:p>0.43398437</text:p>
          </table:table-cell>
          <table:table-cell office:value-type="float" office:value="0.42967743" calcext:value-type="float">
            <text:p>0.42967743</text:p>
          </table:table-cell>
          <table:table-cell office:value-type="float" office:value="0.42746238" calcext:value-type="float">
            <text:p>0.42746238</text:p>
          </table:table-cell>
          <table:table-cell office:value-type="float" office:value="0.43178491" calcext:value-type="float">
            <text:p>0.43178491</text:p>
          </table:table-cell>
        </table:table-row>
        <table:table-row table:style-name="ro1">
          <table:table-cell office:value-type="float" office:value="0.40820312" calcext:value-type="float">
            <text:p>0.40820312</text:p>
          </table:table-cell>
          <table:table-cell office:value-type="float" office:value="0.42258067" calcext:value-type="float">
            <text:p>0.42258067</text:p>
          </table:table-cell>
          <table:table-cell office:value-type="float" office:value="0.4231183" calcext:value-type="float">
            <text:p>0.4231183</text:p>
          </table:table-cell>
          <table:table-cell office:value-type="float" office:value="0.42930107" calcext:value-type="float">
            <text:p>0.42930107</text:p>
          </table:table-cell>
        </table:table-row>
        <table:table-row table:style-name="ro1">
          <table:table-cell office:value-type="float" office:value="0.42861328" calcext:value-type="float">
            <text:p>0.42861328</text:p>
          </table:table-cell>
          <table:table-cell office:value-type="float" office:value="0.4263441" calcext:value-type="float">
            <text:p>0.4263441</text:p>
          </table:table-cell>
          <table:table-cell office:value-type="float" office:value="0.43086023" calcext:value-type="float">
            <text:p>0.43086023</text:p>
          </table:table-cell>
          <table:table-cell office:value-type="float" office:value="0.42736563" calcext:value-type="float">
            <text:p>0.42736563</text:p>
          </table:table-cell>
        </table:table-row>
        <table:table-row table:style-name="ro1">
          <table:table-cell office:value-type="float" office:value="0.43505859" calcext:value-type="float">
            <text:p>0.43505859</text:p>
          </table:table-cell>
          <table:table-cell office:value-type="float" office:value="0.43363442" calcext:value-type="float">
            <text:p>0.43363442</text:p>
          </table:table-cell>
          <table:table-cell office:value-type="float" office:value="0.42507529" calcext:value-type="float">
            <text:p>0.42507529</text:p>
          </table:table-cell>
          <table:table-cell office:value-type="float" office:value="0.42770967" calcext:value-type="float">
            <text:p>0.42770967</text:p>
          </table:table-cell>
        </table:table-row>
        <table:table-row table:style-name="ro1">
          <table:table-cell office:value-type="float" office:value="0.41894531" calcext:value-type="float">
            <text:p>0.41894531</text:p>
          </table:table-cell>
          <table:table-cell office:value-type="float" office:value="0.44731183" calcext:value-type="float">
            <text:p>0.44731183</text:p>
          </table:table-cell>
          <table:table-cell office:value-type="float" office:value="0.42526884" calcext:value-type="float">
            <text:p>0.42526884</text:p>
          </table:table-cell>
          <table:table-cell office:value-type="float" office:value="0.42768816" calcext:value-type="float">
            <text:p>0.42768816</text:p>
          </table:table-cell>
        </table:table-row>
        <table:table-row table:style-name="ro1">
          <table:table-cell office:value-type="float" office:value="0.42324218" calcext:value-type="float">
            <text:p>0.42324218</text:p>
          </table:table-cell>
          <table:table-cell office:value-type="float" office:value="0.41741938" calcext:value-type="float">
            <text:p>0.41741938</text:p>
          </table:table-cell>
          <table:table-cell office:value-type="float" office:value="0.43349461" calcext:value-type="float">
            <text:p>0.43349461</text:p>
          </table:table-cell>
          <table:table-cell office:value-type="float" office:value="0.43091402" calcext:value-type="float">
            <text:p>0.43091402</text:p>
          </table:table-cell>
        </table:table-row>
        <table:table-row table:style-name="ro1">
          <table:table-cell office:value-type="float" office:value="0.43398437" calcext:value-type="float">
            <text:p>0.43398437</text:p>
          </table:table-cell>
          <table:table-cell office:value-type="float" office:value="0.43058066" calcext:value-type="float">
            <text:p>0.43058066</text:p>
          </table:table-cell>
          <table:table-cell office:value-type="float" office:value="0.42741937" calcext:value-type="float">
            <text:p>0.42741937</text:p>
          </table:table-cell>
          <table:table-cell office:value-type="float" office:value="0.42867746" calcext:value-type="float">
            <text:p>0.42867746</text:p>
          </table:table-cell>
        </table:table-row>
        <table:table-row table:style-name="ro1">
          <table:table-cell office:value-type="float" office:value="0.43183593" calcext:value-type="float">
            <text:p>0.43183593</text:p>
          </table:table-cell>
          <table:table-cell office:value-type="float" office:value="0.43010754" calcext:value-type="float">
            <text:p>0.43010754</text:p>
          </table:table-cell>
          <table:table-cell office:value-type="float" office:value="0.42795701" calcext:value-type="float">
            <text:p>0.42795701</text:p>
          </table:table-cell>
          <table:table-cell office:value-type="float" office:value="0.42284946" calcext:value-type="float">
            <text:p>0.42284946</text:p>
          </table:table-cell>
        </table:table-row>
        <table:table-row table:style-name="ro1">
          <table:table-cell office:value-type="float" office:value="0.42646484" calcext:value-type="float">
            <text:p>0.42646484</text:p>
          </table:table-cell>
          <table:table-cell office:value-type="float" office:value="0.42365593" calcext:value-type="float">
            <text:p>0.42365593</text:p>
          </table:table-cell>
          <table:table-cell office:value-type="float" office:value="0.42677421" calcext:value-type="float">
            <text:p>0.42677421</text:p>
          </table:table-cell>
          <table:table-cell office:value-type="float" office:value="0.42809143" calcext:value-type="float">
            <text:p>0.42809143</text:p>
          </table:table-cell>
        </table:table-row>
        <table:table-row table:style-name="ro1">
          <table:table-cell office:value-type="float" office:value="0.42646484" calcext:value-type="float">
            <text:p>0.42646484</text:p>
          </table:table-cell>
          <table:table-cell office:value-type="float" office:value="0.43208603" calcext:value-type="float">
            <text:p>0.43208603</text:p>
          </table:table-cell>
          <table:table-cell office:value-type="float" office:value="0.42810754" calcext:value-type="float">
            <text:p>0.42810754</text:p>
          </table:table-cell>
          <table:table-cell office:value-type="float" office:value="0.42833337" calcext:value-type="float">
            <text:p>0.42833337</text:p>
          </table:table-cell>
        </table:table-row>
        <table:table-row table:style-name="ro1">
          <table:table-cell office:value-type="float" office:value="0.4296875" calcext:value-type="float">
            <text:p>0.4296875</text:p>
          </table:table-cell>
          <table:table-cell office:value-type="float" office:value="0.43010754" calcext:value-type="float">
            <text:p>0.43010754</text:p>
          </table:table-cell>
          <table:table-cell office:value-type="float" office:value="0.42365593" calcext:value-type="float">
            <text:p>0.42365593</text:p>
          </table:table-cell>
          <table:table-cell office:value-type="float" office:value="0.4231183" calcext:value-type="float">
            <text:p>0.4231183</text:p>
          </table:table-cell>
        </table:table-row>
        <table:table-row table:style-name="ro1">
          <table:table-cell office:value-type="float" office:value="0.41572265" calcext:value-type="float">
            <text:p>0.41572265</text:p>
          </table:table-cell>
          <table:table-cell office:value-type="float" office:value="0.42419357" calcext:value-type="float">
            <text:p>0.42419357</text:p>
          </table:table-cell>
          <table:table-cell office:value-type="float" office:value="0.4247312" calcext:value-type="float">
            <text:p>0.4247312</text:p>
          </table:table-cell>
          <table:table-cell office:value-type="float" office:value="0.42865591" calcext:value-type="float">
            <text:p>0.42865591</text:p>
          </table:table-cell>
        </table:table-row>
        <table:table-row table:style-name="ro1">
          <table:table-cell office:value-type="float" office:value="0.4415039" calcext:value-type="float">
            <text:p>0.4415039</text:p>
          </table:table-cell>
          <table:table-cell office:value-type="float" office:value="0.43221502" calcext:value-type="float">
            <text:p>0.43221502</text:p>
          </table:table-cell>
          <table:table-cell office:value-type="float" office:value="0.42668819" calcext:value-type="float">
            <text:p>0.42668819</text:p>
          </table:table-cell>
          <table:table-cell office:value-type="float" office:value="0.42734408" calcext:value-type="float">
            <text:p>0.42734408</text:p>
          </table:table-cell>
        </table:table-row>
        <table:table-row table:style-name="ro1">
          <table:table-cell office:value-type="float" office:value="0.43720703" calcext:value-type="float">
            <text:p>0.43720703</text:p>
          </table:table-cell>
          <table:table-cell office:value-type="float" office:value="0.45698924" calcext:value-type="float">
            <text:p>0.45698924</text:p>
          </table:table-cell>
          <table:table-cell office:value-type="float" office:value="0.43118281" calcext:value-type="float">
            <text:p>0.43118281</text:p>
          </table:table-cell>
          <table:table-cell office:value-type="float" office:value="0.42903227" calcext:value-type="float">
            <text:p>0.42903227</text:p>
          </table:table-cell>
        </table:table-row>
        <table:table-row table:style-name="ro1">
          <table:table-cell office:value-type="float" office:value="0.42109375" calcext:value-type="float">
            <text:p>0.42109375</text:p>
          </table:table-cell>
          <table:table-cell office:value-type="float" office:value="0.42354841" calcext:value-type="float">
            <text:p>0.42354841</text:p>
          </table:table-cell>
          <table:table-cell office:value-type="float" office:value="0.42860217" calcext:value-type="float">
            <text:p>0.42860217</text:p>
          </table:table-cell>
          <table:table-cell office:value-type="float" office:value="0.43048391" calcext:value-type="float">
            <text:p>0.43048391</text:p>
          </table:table-cell>
        </table:table-row>
        <table:table-row table:style-name="ro1">
          <table:table-cell office:value-type="float" office:value="0.42539062" calcext:value-type="float">
            <text:p>0.42539062</text:p>
          </table:table-cell>
          <table:table-cell office:value-type="float" office:value="0.42984948" calcext:value-type="float">
            <text:p>0.42984948</text:p>
          </table:table-cell>
          <table:table-cell office:value-type="float" office:value="0.43025808" calcext:value-type="float">
            <text:p>0.43025808</text:p>
          </table:table-cell>
          <table:table-cell office:value-type="float" office:value="0.42981724" calcext:value-type="float">
            <text:p>0.42981724</text:p>
          </table:table-cell>
        </table:table-row>
        <table:table-row table:style-name="ro1">
          <table:table-cell office:value-type="float" office:value="0.4243164" calcext:value-type="float">
            <text:p>0.4243164</text:p>
          </table:table-cell>
          <table:table-cell office:value-type="float" office:value="0.42258067" calcext:value-type="float">
            <text:p>0.42258067</text:p>
          </table:table-cell>
          <table:table-cell office:value-type="float" office:value="0.43602151" calcext:value-type="float">
            <text:p>0.43602151</text:p>
          </table:table-cell>
          <table:table-cell office:value-type="float" office:value="0.43172044" calcext:value-type="float">
            <text:p>0.43172044</text:p>
          </table:table-cell>
        </table:table-row>
        <table:table-row table:style-name="ro1">
          <table:table-cell office:value-type="float" office:value="0.42646484" calcext:value-type="float">
            <text:p>0.42646484</text:p>
          </table:table-cell>
          <table:table-cell office:value-type="float" office:value="0.42559142" calcext:value-type="float">
            <text:p>0.42559142</text:p>
          </table:table-cell>
          <table:table-cell office:value-type="float" office:value="0.42365593" calcext:value-type="float">
            <text:p>0.42365593</text:p>
          </table:table-cell>
          <table:table-cell office:value-type="float" office:value="0.42768816" calcext:value-type="float">
            <text:p>0.42768816</text:p>
          </table:table-cell>
        </table:table-row>
        <table:table-row table:style-name="ro1">
          <table:table-cell office:value-type="float" office:value="0.40927734" calcext:value-type="float">
            <text:p>0.40927734</text:p>
          </table:table-cell>
          <table:table-cell office:value-type="float" office:value="0.43040857" calcext:value-type="float">
            <text:p>0.43040857</text:p>
          </table:table-cell>
          <table:table-cell office:value-type="float" office:value="0.42877421" calcext:value-type="float">
            <text:p>0.42877421</text:p>
          </table:table-cell>
          <table:table-cell office:value-type="float" office:value="0.4295484" calcext:value-type="float">
            <text:p>0.4295484</text:p>
          </table:table-cell>
        </table:table-row>
        <table:table-row table:style-name="ro1">
          <table:table-cell office:value-type="float" office:value="0.42539062" calcext:value-type="float">
            <text:p>0.42539062</text:p>
          </table:table-cell>
          <table:table-cell office:value-type="float" office:value="0.43118281" calcext:value-type="float">
            <text:p>0.43118281</text:p>
          </table:table-cell>
          <table:table-cell office:value-type="float" office:value="0.43225808" calcext:value-type="float">
            <text:p>0.43225808</text:p>
          </table:table-cell>
          <table:table-cell office:value-type="float" office:value="0.42903227" calcext:value-type="float">
            <text:p>0.42903227</text:p>
          </table:table-cell>
        </table:table-row>
        <table:table-row table:style-name="ro1">
          <table:table-cell office:value-type="float" office:value="0.42216796" calcext:value-type="float">
            <text:p>0.42216796</text:p>
          </table:table-cell>
          <table:table-cell office:value-type="float" office:value="0.42537636" calcext:value-type="float">
            <text:p>0.42537636</text:p>
          </table:table-cell>
          <table:table-cell office:value-type="float" office:value="0.42580647" calcext:value-type="float">
            <text:p>0.42580647</text:p>
          </table:table-cell>
          <table:table-cell office:value-type="float" office:value="0.42801074" calcext:value-type="float">
            <text:p>0.42801074</text:p>
          </table:table-cell>
        </table:table-row>
        <table:table-row table:style-name="ro1">
          <table:table-cell office:value-type="float" office:value="0.41894531" calcext:value-type="float">
            <text:p>0.41894531</text:p>
          </table:table-cell>
          <table:table-cell office:value-type="float" office:value="0.43139786" calcext:value-type="float">
            <text:p>0.43139786</text:p>
          </table:table-cell>
          <table:table-cell office:value-type="float" office:value="0.42593545" calcext:value-type="float">
            <text:p>0.42593545</text:p>
          </table:table-cell>
          <table:table-cell office:value-type="float" office:value="0.42835483" calcext:value-type="float">
            <text:p>0.42835483</text:p>
          </table:table-cell>
        </table:table-row>
        <table:table-row table:style-name="ro1">
          <table:table-cell office:value-type="float" office:value="0.43935546" calcext:value-type="float">
            <text:p>0.43935546</text:p>
          </table:table-cell>
          <table:table-cell office:value-type="float" office:value="0.43440861" calcext:value-type="float">
            <text:p>0.43440861</text:p>
          </table:table-cell>
          <table:table-cell office:value-type="float" office:value="0.43709678" calcext:value-type="float">
            <text:p>0.43709678</text:p>
          </table:table-cell>
          <table:table-cell office:value-type="float" office:value="0.42903227" calcext:value-type="float">
            <text:p>0.42903227</text:p>
          </table:table-cell>
        </table:table-row>
        <table:table-row table:style-name="ro1">
          <table:table-cell office:value-type="float" office:value="0.43398437" calcext:value-type="float">
            <text:p>0.43398437</text:p>
          </table:table-cell>
          <table:table-cell office:value-type="float" office:value="0.42956991" calcext:value-type="float">
            <text:p>0.42956991</text:p>
          </table:table-cell>
          <table:table-cell office:value-type="float" office:value="0.42430109" calcext:value-type="float">
            <text:p>0.42430109</text:p>
          </table:table-cell>
          <table:table-cell office:value-type="float" office:value="0.43088712" calcext:value-type="float">
            <text:p>0.43088712</text:p>
          </table:table-cell>
        </table:table-row>
        <table:table-row table:style-name="ro1">
          <table:table-cell office:value-type="float" office:value="0.42216796" calcext:value-type="float">
            <text:p>0.42216796</text:p>
          </table:table-cell>
          <table:table-cell office:value-type="float" office:value="0.42455916" calcext:value-type="float">
            <text:p>0.42455916</text:p>
          </table:table-cell>
          <table:table-cell office:value-type="float" office:value="0.42946238" calcext:value-type="float">
            <text:p>0.42946238</text:p>
          </table:table-cell>
          <table:table-cell office:value-type="float" office:value="0.42874197" calcext:value-type="float">
            <text:p>0.42874197</text:p>
          </table:table-cell>
        </table:table-row>
        <table:table-row table:style-name="ro1">
          <table:table-cell office:value-type="float" office:value="0.43828125" calcext:value-type="float">
            <text:p>0.43828125</text:p>
          </table:table-cell>
          <table:table-cell office:value-type="float" office:value="0.43225808" calcext:value-type="float">
            <text:p>0.43225808</text:p>
          </table:table-cell>
          <table:table-cell office:value-type="float" office:value="0.43440861" calcext:value-type="float">
            <text:p>0.43440861</text:p>
          </table:table-cell>
          <table:table-cell office:value-type="float" office:value="0.4282258" calcext:value-type="float">
            <text:p>0.4282258</text:p>
          </table:table-cell>
        </table:table-row>
        <table:table-row table:style-name="ro1">
          <table:table-cell office:value-type="float" office:value="0.42109375" calcext:value-type="float">
            <text:p>0.42109375</text:p>
          </table:table-cell>
          <table:table-cell office:value-type="float" office:value="0.42924733" calcext:value-type="float">
            <text:p>0.42924733</text:p>
          </table:table-cell>
          <table:table-cell office:value-type="float" office:value="0.4215054" calcext:value-type="float">
            <text:p>0.4215054</text:p>
          </table:table-cell>
          <table:table-cell office:value-type="float" office:value="0.42782258" calcext:value-type="float">
            <text:p>0.42782258</text:p>
          </table:table-cell>
        </table:table-row>
        <table:table-row table:style-name="ro1">
          <table:table-cell office:value-type="float" office:value="0.42216796" calcext:value-type="float">
            <text:p>0.42216796</text:p>
          </table:table-cell>
          <table:table-cell office:value-type="float" office:value="0.42344088" calcext:value-type="float">
            <text:p>0.42344088</text:p>
          </table:table-cell>
          <table:table-cell office:value-type="float" office:value="0.42888169" calcext:value-type="float">
            <text:p>0.42888169</text:p>
          </table:table-cell>
          <table:table-cell office:value-type="float" office:value="0.42935485" calcext:value-type="float">
            <text:p>0.42935485</text:p>
          </table:table-cell>
        </table:table-row>
        <table:table-row table:style-name="ro1">
          <table:table-cell office:value-type="float" office:value="0.4296875" calcext:value-type="float">
            <text:p>0.4296875</text:p>
          </table:table-cell>
          <table:table-cell office:value-type="float" office:value="0.42258067" calcext:value-type="float">
            <text:p>0.42258067</text:p>
          </table:table-cell>
          <table:table-cell office:value-type="float" office:value="0.42741937" calcext:value-type="float">
            <text:p>0.42741937</text:p>
          </table:table-cell>
          <table:table-cell office:value-type="float" office:value="0.43360219" calcext:value-type="float">
            <text:p>0.43360219</text:p>
          </table:table-cell>
        </table:table-row>
        <table:table-row table:style-name="ro1">
          <table:table-cell office:value-type="float" office:value="0.42216796" calcext:value-type="float">
            <text:p>0.42216796</text:p>
          </table:table-cell>
          <table:table-cell office:value-type="float" office:value="0.42698926" calcext:value-type="float">
            <text:p>0.42698926</text:p>
          </table:table-cell>
          <table:table-cell office:value-type="float" office:value="0.4222043" calcext:value-type="float">
            <text:p>0.4222043</text:p>
          </table:table-cell>
          <table:table-cell office:value-type="float" office:value="0.42983875" calcext:value-type="float">
            <text:p>0.42983875</text:p>
          </table:table-cell>
        </table:table-row>
        <table:table-row table:style-name="ro1">
          <table:table-cell office:value-type="float" office:value="0.4243164" calcext:value-type="float">
            <text:p>0.4243164</text:p>
          </table:table-cell>
          <table:table-cell office:value-type="float" office:value="0.42645163" calcext:value-type="float">
            <text:p>0.42645163</text:p>
          </table:table-cell>
          <table:table-cell office:value-type="float" office:value="0.43240861" calcext:value-type="float">
            <text:p>0.43240861</text:p>
          </table:table-cell>
          <table:table-cell office:value-type="float" office:value="0.42945165" calcext:value-type="float">
            <text:p>0.42945165</text:p>
          </table:table-cell>
        </table:table-row>
        <table:table-row table:style-name="ro1">
          <table:table-cell office:value-type="float" office:value="0.41679687" calcext:value-type="float">
            <text:p>0.41679687</text:p>
          </table:table-cell>
          <table:table-cell office:value-type="float" office:value="0.43440861" calcext:value-type="float">
            <text:p>0.43440861</text:p>
          </table:table-cell>
          <table:table-cell office:value-type="float" office:value="0.42849464" calcext:value-type="float">
            <text:p>0.42849464</text:p>
          </table:table-cell>
          <table:table-cell office:value-type="float" office:value="0.43602151" calcext:value-type="float">
            <text:p>0.43602151</text:p>
          </table:table-cell>
        </table:table-row>
        <table:table-row table:style-name="ro1">
          <table:table-cell office:value-type="float" office:value="0.43076171" calcext:value-type="float">
            <text:p>0.43076171</text:p>
          </table:table-cell>
          <table:table-cell office:value-type="float" office:value="0.43086023" calcext:value-type="float">
            <text:p>0.43086023</text:p>
          </table:table-cell>
          <table:table-cell office:value-type="float" office:value="0.42295703" calcext:value-type="float">
            <text:p>0.42295703</text:p>
          </table:table-cell>
          <table:table-cell office:value-type="float" office:value="0.43276886" calcext:value-type="float">
            <text:p>0.43276886</text:p>
          </table:table-cell>
        </table:table-row>
        <table:table-row table:style-name="ro1">
          <table:table-cell office:value-type="float" office:value="0.42646484" calcext:value-type="float">
            <text:p>0.42646484</text:p>
          </table:table-cell>
          <table:table-cell office:value-type="float" office:value="0.42262368" calcext:value-type="float">
            <text:p>0.42262368</text:p>
          </table:table-cell>
          <table:table-cell office:value-type="float" office:value="0.43427958" calcext:value-type="float">
            <text:p>0.43427958</text:p>
          </table:table-cell>
          <table:table-cell office:value-type="float" office:value="0.42688174" calcext:value-type="float">
            <text:p>0.42688174</text:p>
          </table:table-cell>
        </table:table-row>
        <table:table-row table:style-name="ro1">
          <table:table-cell office:value-type="float" office:value="0.39960937" calcext:value-type="float">
            <text:p>0.39960937</text:p>
          </table:table-cell>
          <table:table-cell office:value-type="float" office:value="0.40215053" calcext:value-type="float">
            <text:p>0.40215053</text:p>
          </table:table-cell>
          <table:table-cell office:value-type="float" office:value="0.43387098" calcext:value-type="float">
            <text:p>0.43387098</text:p>
          </table:table-cell>
          <table:table-cell office:value-type="float" office:value="0.43118281" calcext:value-type="float">
            <text:p>0.43118281</text:p>
          </table:table-cell>
        </table:table-row>
        <table:table-row table:style-name="ro1">
          <table:table-cell office:value-type="float" office:value="0.4296875" calcext:value-type="float">
            <text:p>0.4296875</text:p>
          </table:table-cell>
          <table:table-cell office:value-type="float" office:value="0.43473119" calcext:value-type="float">
            <text:p>0.43473119</text:p>
          </table:table-cell>
          <table:table-cell office:value-type="float" office:value="0.43112907" calcext:value-type="float">
            <text:p>0.43112907</text:p>
          </table:table-cell>
          <table:table-cell office:value-type="float" office:value="0.4300538" calcext:value-type="float">
            <text:p>0.4300538</text:p>
          </table:table-cell>
        </table:table-row>
        <table:table-row table:style-name="ro1">
          <table:table-cell office:value-type="float" office:value="0.42646484" calcext:value-type="float">
            <text:p>0.42646484</text:p>
          </table:table-cell>
          <table:table-cell office:value-type="float" office:value="0.42619352" calcext:value-type="float">
            <text:p>0.42619352</text:p>
          </table:table-cell>
          <table:table-cell office:value-type="float" office:value="0.43000001" calcext:value-type="float">
            <text:p>0.43000001</text:p>
          </table:table-cell>
          <table:table-cell office:value-type="float" office:value="0.4276237" calcext:value-type="float">
            <text:p>0.4276237</text:p>
          </table:table-cell>
        </table:table-row>
        <table:table-row table:style-name="ro1">
          <table:table-cell office:value-type="float" office:value="0.41572265" calcext:value-type="float">
            <text:p>0.41572265</text:p>
          </table:table-cell>
          <table:table-cell office:value-type="float" office:value="0.43655915" calcext:value-type="float">
            <text:p>0.43655915</text:p>
          </table:table-cell>
          <table:table-cell office:value-type="float" office:value="0.44247312" calcext:value-type="float">
            <text:p>0.44247312</text:p>
          </table:table-cell>
          <table:table-cell office:value-type="float" office:value="0.43091402" calcext:value-type="float">
            <text:p>0.43091402</text:p>
          </table:table-cell>
        </table:table-row>
        <table:table-row table:style-name="ro1">
          <table:table-cell office:value-type="float" office:value="0.43720703" calcext:value-type="float">
            <text:p>0.43720703</text:p>
          </table:table-cell>
          <table:table-cell office:value-type="float" office:value="0.44064517" calcext:value-type="float">
            <text:p>0.44064517</text:p>
          </table:table-cell>
          <table:table-cell office:value-type="float" office:value="0.43231182" calcext:value-type="float">
            <text:p>0.43231182</text:p>
          </table:table-cell>
          <table:table-cell office:value-type="float" office:value="0.4300538" calcext:value-type="float">
            <text:p>0.4300538</text:p>
          </table:table-cell>
        </table:table-row>
        <table:table-row table:style-name="ro1">
          <table:table-cell office:value-type="float" office:value="0.42646484" calcext:value-type="float">
            <text:p>0.42646484</text:p>
          </table:table-cell>
          <table:table-cell office:value-type="float" office:value="0.42722582" calcext:value-type="float">
            <text:p>0.42722582</text:p>
          </table:table-cell>
          <table:table-cell office:value-type="float" office:value="0.43402152" calcext:value-type="float">
            <text:p>0.43402152</text:p>
          </table:table-cell>
          <table:table-cell office:value-type="float" office:value="0.4315484" calcext:value-type="float">
            <text:p>0.4315484</text:p>
          </table:table-cell>
        </table:table-row>
        <table:table-row table:style-name="ro1">
          <table:table-cell office:value-type="float" office:value="0.41894531" calcext:value-type="float">
            <text:p>0.41894531</text:p>
          </table:table-cell>
          <table:table-cell office:value-type="float" office:value="0.43010754" calcext:value-type="float">
            <text:p>0.43010754</text:p>
          </table:table-cell>
          <table:table-cell office:value-type="float" office:value="0.44193549" calcext:value-type="float">
            <text:p>0.44193549</text:p>
          </table:table-cell>
          <table:table-cell office:value-type="float" office:value="0.43440861" calcext:value-type="float">
            <text:p>0.43440861</text:p>
          </table:table-cell>
        </table:table-row>
        <table:table-row table:style-name="ro1">
          <table:table-cell office:value-type="float" office:value="0.45439453" calcext:value-type="float">
            <text:p>0.45439453</text:p>
          </table:table-cell>
          <table:table-cell office:value-type="float" office:value="0.44473118" calcext:value-type="float">
            <text:p>0.44473118</text:p>
          </table:table-cell>
          <table:table-cell office:value-type="float" office:value="0.44833335" calcext:value-type="float">
            <text:p>0.44833335</text:p>
          </table:table-cell>
          <table:table-cell office:value-type="float" office:value="0.44215054" calcext:value-type="float">
            <text:p>0.44215054</text:p>
          </table:table-cell>
        </table:table-row>
        <table:table-row table:style-name="ro1">
          <table:table-cell office:value-type="float" office:value="0.45761718" calcext:value-type="float">
            <text:p>0.45761718</text:p>
          </table:table-cell>
          <table:table-cell office:value-type="float" office:value="0.44060215" calcext:value-type="float">
            <text:p>0.44060215</text:p>
          </table:table-cell>
          <table:table-cell office:value-type="float" office:value="0.44522581" calcext:value-type="float">
            <text:p>0.44522581</text:p>
          </table:table-cell>
          <table:table-cell office:value-type="float" office:value="0.44794626" calcext:value-type="float">
            <text:p>0.44794626</text:p>
          </table:table-cell>
        </table:table-row>
        <table:table-row table:style-name="ro1">
          <table:table-cell office:value-type="float" office:value="0.44472656" calcext:value-type="float">
            <text:p>0.44472656</text:p>
          </table:table-cell>
          <table:table-cell office:value-type="float" office:value="0.42688174" calcext:value-type="float">
            <text:p>0.42688174</text:p>
          </table:table-cell>
          <table:table-cell office:value-type="float" office:value="0.44032258" calcext:value-type="float">
            <text:p>0.44032258</text:p>
          </table:table-cell>
          <table:table-cell office:value-type="float" office:value="0.4564516" calcext:value-type="float">
            <text:p>0.4564516</text:p>
          </table:table-cell>
        </table:table-row>
        <table:table-row table:style-name="ro1">
          <table:table-cell office:value-type="float" office:value="0.44042968" calcext:value-type="float">
            <text:p>0.44042968</text:p>
          </table:table-cell>
          <table:table-cell office:value-type="float" office:value="0.45451617" calcext:value-type="float">
            <text:p>0.45451617</text:p>
          </table:table-cell>
          <table:table-cell office:value-type="float" office:value="0.45333333" calcext:value-type="float">
            <text:p>0.45333333</text:p>
          </table:table-cell>
          <table:table-cell office:value-type="float" office:value="0.44938173" calcext:value-type="float">
            <text:p>0.44938173</text:p>
          </table:table-cell>
        </table:table-row>
        <table:table-row table:style-name="ro1">
          <table:table-cell office:value-type="float" office:value="0.45976562" calcext:value-type="float">
            <text:p>0.45976562</text:p>
          </table:table-cell>
          <table:table-cell office:value-type="float" office:value="0.44266667" calcext:value-type="float">
            <text:p>0.44266667</text:p>
          </table:table-cell>
          <table:table-cell office:value-type="float" office:value="0.45397853" calcext:value-type="float">
            <text:p>0.45397853</text:p>
          </table:table-cell>
          <table:table-cell office:value-type="float" office:value="0.45230112" calcext:value-type="float">
            <text:p>0.45230112</text:p>
          </table:table-cell>
        </table:table-row>
        <table:table-row table:style-name="ro1">
          <table:table-cell office:value-type="float" office:value="0.45332031" calcext:value-type="float">
            <text:p>0.45332031</text:p>
          </table:table-cell>
          <table:table-cell office:value-type="float" office:value="0.46129031" calcext:value-type="float">
            <text:p>0.46129031</text:p>
          </table:table-cell>
          <table:table-cell office:value-type="float" office:value="0.44301075" calcext:value-type="float">
            <text:p>0.44301075</text:p>
          </table:table-cell>
          <table:table-cell office:value-type="float" office:value="0.44381723" calcext:value-type="float">
            <text:p>0.44381723</text:p>
          </table:table-cell>
        </table:table-row>
        <table:table-row table:style-name="ro1">
          <table:table-cell office:value-type="float" office:value="0.45546875" calcext:value-type="float">
            <text:p>0.45546875</text:p>
          </table:table-cell>
          <table:table-cell office:value-type="float" office:value="0.45" calcext:value-type="float">
            <text:p>0.45</text:p>
          </table:table-cell>
          <table:table-cell office:value-type="float" office:value="0.45333333" calcext:value-type="float">
            <text:p>0.45333333</text:p>
          </table:table-cell>
          <table:table-cell office:value-type="float" office:value="0.44965057" calcext:value-type="float">
            <text:p>0.44965057</text:p>
          </table:table-cell>
        </table:table-row>
        <table:table-row table:style-name="ro1">
          <table:table-cell office:value-type="float" office:value="0.46621093" calcext:value-type="float">
            <text:p>0.46621093</text:p>
          </table:table-cell>
          <table:table-cell office:value-type="float" office:value="0.44911828" calcext:value-type="float">
            <text:p>0.44911828</text:p>
          </table:table-cell>
          <table:table-cell office:value-type="float" office:value="0.44969892" calcext:value-type="float">
            <text:p>0.44969892</text:p>
          </table:table-cell>
          <table:table-cell office:value-type="float" office:value="0.45180644" calcext:value-type="float">
            <text:p>0.45180644</text:p>
          </table:table-cell>
        </table:table-row>
        <table:table-row table:style-name="ro1">
          <table:table-cell office:value-type="float" office:value="0.45332031" calcext:value-type="float">
            <text:p>0.45332031</text:p>
          </table:table-cell>
          <table:table-cell office:value-type="float" office:value="0.4516129" calcext:value-type="float">
            <text:p>0.4516129</text:p>
          </table:table-cell>
          <table:table-cell office:value-type="float" office:value="0.44354839" calcext:value-type="float">
            <text:p>0.44354839</text:p>
          </table:table-cell>
          <table:table-cell office:value-type="float" office:value="0.44865593" calcext:value-type="float">
            <text:p>0.44865593</text:p>
          </table:table-cell>
        </table:table-row>
        <table:table-row table:style-name="ro1">
          <table:table-cell office:value-type="float" office:value="0.44257812" calcext:value-type="float">
            <text:p>0.44257812</text:p>
          </table:table-cell>
          <table:table-cell office:value-type="float" office:value="0.47344083" calcext:value-type="float">
            <text:p>0.47344083</text:p>
          </table:table-cell>
          <table:table-cell office:value-type="float" office:value="0.45424737" calcext:value-type="float">
            <text:p>0.45424737</text:p>
          </table:table-cell>
          <table:table-cell office:value-type="float" office:value="0.44954304" calcext:value-type="float">
            <text:p>0.44954304</text:p>
          </table:table-cell>
        </table:table-row>
        <table:table-row table:style-name="ro1">
          <table:table-cell office:value-type="float" office:value="0.45224609" calcext:value-type="float">
            <text:p>0.45224609</text:p>
          </table:table-cell>
          <table:table-cell office:value-type="float" office:value="0.45101075" calcext:value-type="float">
            <text:p>0.45101075</text:p>
          </table:table-cell>
          <table:table-cell office:value-type="float" office:value="0.45172042" calcext:value-type="float">
            <text:p>0.45172042</text:p>
          </table:table-cell>
          <table:table-cell office:value-type="float" office:value="0.45153765" calcext:value-type="float">
            <text:p>0.45153765</text:p>
          </table:table-cell>
        </table:table-row>
        <table:table-row table:style-name="ro1">
          <table:table-cell office:value-type="float" office:value="0.46943359" calcext:value-type="float">
            <text:p>0.46943359</text:p>
          </table:table-cell>
          <table:table-cell office:value-type="float" office:value="0.45053763" calcext:value-type="float">
            <text:p>0.45053763</text:p>
          </table:table-cell>
          <table:table-cell office:value-type="float" office:value="0.4516129" calcext:value-type="float">
            <text:p>0.4516129</text:p>
          </table:table-cell>
          <table:table-cell office:value-type="float" office:value="0.44435486" calcext:value-type="float">
            <text:p>0.44435486</text:p>
          </table:table-cell>
        </table:table-row>
        <table:table-row table:style-name="ro1">
          <table:table-cell office:value-type="float" office:value="0.45546875" calcext:value-type="float">
            <text:p>0.45546875</text:p>
          </table:table-cell>
          <table:table-cell office:value-type="float" office:value="0.4472043" calcext:value-type="float">
            <text:p>0.4472043</text:p>
          </table:table-cell>
          <table:table-cell office:value-type="float" office:value="0.45327959" calcext:value-type="float">
            <text:p>0.45327959</text:p>
          </table:table-cell>
          <table:table-cell office:value-type="float" office:value="0.450457" calcext:value-type="float">
            <text:p>0.450457</text:p>
          </table:table-cell>
        </table:table-row>
        <table:table-row table:style-name="ro1">
          <table:table-cell office:value-type="float" office:value="0.46728515" calcext:value-type="float">
            <text:p>0.46728515</text:p>
          </table:table-cell>
          <table:table-cell office:value-type="float" office:value="0.46073122" calcext:value-type="float">
            <text:p>0.46073122</text:p>
          </table:table-cell>
          <table:table-cell office:value-type="float" office:value="0.4504086" calcext:value-type="float">
            <text:p>0.4504086</text:p>
          </table:table-cell>
          <table:table-cell office:value-type="float" office:value="0.452043" calcext:value-type="float">
            <text:p>0.452043</text:p>
          </table:table-cell>
        </table:table-row>
        <table:table-row table:style-name="ro1">
          <table:table-cell office:value-type="float" office:value="0.46943359" calcext:value-type="float">
            <text:p>0.46943359</text:p>
          </table:table-cell>
          <table:table-cell office:value-type="float" office:value="0.43440861" calcext:value-type="float">
            <text:p>0.43440861</text:p>
          </table:table-cell>
          <table:table-cell office:value-type="float" office:value="0.45" calcext:value-type="float">
            <text:p>0.45</text:p>
          </table:table-cell>
          <table:table-cell office:value-type="float" office:value="0.4497312" calcext:value-type="float">
            <text:p>0.4497312</text:p>
          </table:table-cell>
        </table:table-row>
        <table:table-row table:style-name="ro1">
          <table:table-cell office:value-type="float" office:value="0.44472656" calcext:value-type="float">
            <text:p>0.44472656</text:p>
          </table:table-cell>
          <table:table-cell office:value-type="float" office:value="0.44376344" calcext:value-type="float">
            <text:p>0.44376344</text:p>
          </table:table-cell>
          <table:table-cell office:value-type="float" office:value="0.45381722" calcext:value-type="float">
            <text:p>0.45381722</text:p>
          </table:table-cell>
          <table:table-cell office:value-type="float" office:value="0.45220432" calcext:value-type="float">
            <text:p>0.45220432</text:p>
          </table:table-cell>
        </table:table-row>
        <table:table-row table:style-name="ro1">
          <table:table-cell office:value-type="float" office:value="0.45546875" calcext:value-type="float">
            <text:p>0.45546875</text:p>
          </table:table-cell>
          <table:table-cell office:value-type="float" office:value="0.45475273" calcext:value-type="float">
            <text:p>0.45475273</text:p>
          </table:table-cell>
          <table:table-cell office:value-type="float" office:value="0.44735484" calcext:value-type="float">
            <text:p>0.44735484</text:p>
          </table:table-cell>
          <table:table-cell office:value-type="float" office:value="0.45258064" calcext:value-type="float">
            <text:p>0.45258064</text:p>
          </table:table-cell>
        </table:table-row>
        <table:table-row table:style-name="ro1">
          <table:table-cell office:value-type="float" office:value="0.4296875" calcext:value-type="float">
            <text:p>0.4296875</text:p>
          </table:table-cell>
          <table:table-cell office:value-type="float" office:value="0.44516129" calcext:value-type="float">
            <text:p>0.44516129</text:p>
          </table:table-cell>
          <table:table-cell office:value-type="float" office:value="0.43655915" calcext:value-type="float">
            <text:p>0.43655915</text:p>
          </table:table-cell>
          <table:table-cell office:value-type="float" office:value="0.44435486" calcext:value-type="float">
            <text:p>0.44435486</text:p>
          </table:table-cell>
        </table:table-row>
        <table:table-row table:style-name="ro1">
          <table:table-cell office:value-type="float" office:value="0.45546875" calcext:value-type="float">
            <text:p>0.45546875</text:p>
          </table:table-cell>
          <table:table-cell office:value-type="float" office:value="0.44483871" calcext:value-type="float">
            <text:p>0.44483871</text:p>
          </table:table-cell>
          <table:table-cell office:value-type="float" office:value="0.46397848" calcext:value-type="float">
            <text:p>0.46397848</text:p>
          </table:table-cell>
          <table:table-cell office:value-type="float" office:value="0.45223121" calcext:value-type="float">
            <text:p>0.45223121</text:p>
          </table:table-cell>
        </table:table-row>
        <table:table-row table:style-name="ro1">
          <table:table-cell office:value-type="float" office:value="0.44794921" calcext:value-type="float">
            <text:p>0.44794921</text:p>
          </table:table-cell>
          <table:table-cell office:value-type="float" office:value="0.4562581" calcext:value-type="float">
            <text:p>0.4562581</text:p>
          </table:table-cell>
          <table:table-cell office:value-type="float" office:value="0.44982795" calcext:value-type="float">
            <text:p>0.44982795</text:p>
          </table:table-cell>
          <table:table-cell office:value-type="float" office:value="0.45605378" calcext:value-type="float">
            <text:p>0.45605378</text:p>
          </table:table-cell>
        </table:table-row>
        <table:table-row table:style-name="ro1">
          <table:table-cell office:value-type="float" office:value="0.45224609" calcext:value-type="float">
            <text:p>0.45224609</text:p>
          </table:table-cell>
          <table:table-cell office:value-type="float" office:value="0.47956991" calcext:value-type="float">
            <text:p>0.47956991</text:p>
          </table:table-cell>
          <table:table-cell office:value-type="float" office:value="0.47688174" calcext:value-type="float">
            <text:p>0.47688174</text:p>
          </table:table-cell>
          <table:table-cell office:value-type="float" office:value="0.4516129" calcext:value-type="float">
            <text:p>0.4516129</text:p>
          </table:table-cell>
        </table:table-row>
        <table:table-row table:style-name="ro1">
          <table:table-cell office:value-type="float" office:value="0.48554687" calcext:value-type="float">
            <text:p>0.48554687</text:p>
          </table:table-cell>
          <table:table-cell office:value-type="float" office:value="0.4548387" calcext:value-type="float">
            <text:p>0.4548387</text:p>
          </table:table-cell>
          <table:table-cell office:value-type="float" office:value="0.46612906" calcext:value-type="float">
            <text:p>0.46612906</text:p>
          </table:table-cell>
          <table:table-cell office:value-type="float" office:value="0.46319894" calcext:value-type="float">
            <text:p>0.46319894</text:p>
          </table:table-cell>
        </table:table-row>
        <table:table-row table:style-name="ro1">
          <table:table-cell office:value-type="float" office:value="0.46298828" calcext:value-type="float">
            <text:p>0.46298828</text:p>
          </table:table-cell>
          <table:table-cell office:value-type="float" office:value="0.46774196" calcext:value-type="float">
            <text:p>0.46774196</text:p>
          </table:table-cell>
          <table:table-cell office:value-type="float" office:value="0.45991396" calcext:value-type="float">
            <text:p>0.45991396</text:p>
          </table:table-cell>
          <table:table-cell office:value-type="float" office:value="0.4632688" calcext:value-type="float">
            <text:p>0.4632688</text:p>
          </table:table-cell>
        </table:table-row>
        <table:table-row table:style-name="ro1">
          <table:table-cell office:value-type="float" office:value="0.46513671" calcext:value-type="float">
            <text:p>0.46513671</text:p>
          </table:table-cell>
          <table:table-cell office:value-type="float" office:value="0.45376343" calcext:value-type="float">
            <text:p>0.45376343</text:p>
          </table:table-cell>
          <table:table-cell office:value-type="float" office:value="0.47365593" calcext:value-type="float">
            <text:p>0.47365593</text:p>
          </table:table-cell>
          <table:table-cell office:value-type="float" office:value="0.46639785" calcext:value-type="float">
            <text:p>0.46639785</text:p>
          </table:table-cell>
        </table:table-row>
        <table:table-row table:style-name="ro1">
          <table:table-cell office:value-type="float" office:value="0.44472656" calcext:value-type="float">
            <text:p>0.44472656</text:p>
          </table:table-cell>
          <table:table-cell office:value-type="float" office:value="0.45688171" calcext:value-type="float">
            <text:p>0.45688171</text:p>
          </table:table-cell>
          <table:table-cell office:value-type="float" office:value="0.46908607" calcext:value-type="float">
            <text:p>0.46908607</text:p>
          </table:table-cell>
          <table:table-cell office:value-type="float" office:value="0.45989251" calcext:value-type="float">
            <text:p>0.45989251</text:p>
          </table:table-cell>
        </table:table-row>
        <table:table-row table:style-name="ro1">
          <table:table-cell office:value-type="float" office:value="0.4586914" calcext:value-type="float">
            <text:p>0.4586914</text:p>
          </table:table-cell>
          <table:table-cell office:value-type="float" office:value="0.46412906" calcext:value-type="float">
            <text:p>0.46412906</text:p>
          </table:table-cell>
          <table:table-cell office:value-type="float" office:value="0.46460213" calcext:value-type="float">
            <text:p>0.46460213</text:p>
          </table:table-cell>
          <table:table-cell office:value-type="float" office:value="0.46144089" calcext:value-type="float">
            <text:p>0.46144089</text:p>
          </table:table-cell>
        </table:table-row>
        <table:table-row table:style-name="ro1">
          <table:table-cell office:value-type="float" office:value="0.4640625" calcext:value-type="float">
            <text:p>0.4640625</text:p>
          </table:table-cell>
          <table:table-cell office:value-type="float" office:value="0.46559143" calcext:value-type="float">
            <text:p>0.46559143</text:p>
          </table:table-cell>
          <table:table-cell office:value-type="float" office:value="0.5048387" calcext:value-type="float">
            <text:p>0.5048387</text:p>
          </table:table-cell>
          <table:table-cell office:value-type="float" office:value="0.45779571" calcext:value-type="float">
            <text:p>0.45779571</text:p>
          </table:table-cell>
        </table:table-row>
        <table:table-row table:style-name="ro1">
          <table:table-cell office:value-type="float" office:value="0.45546875" calcext:value-type="float">
            <text:p>0.45546875</text:p>
          </table:table-cell>
          <table:table-cell office:value-type="float" office:value="0.45064516" calcext:value-type="float">
            <text:p>0.45064516</text:p>
          </table:table-cell>
          <table:table-cell office:value-type="float" office:value="0.4715054" calcext:value-type="float">
            <text:p>0.4715054</text:p>
          </table:table-cell>
          <table:table-cell office:value-type="float" office:value="0.46198925" calcext:value-type="float">
            <text:p>0.46198925</text:p>
          </table:table-cell>
        </table:table-row>
        <table:table-row table:style-name="ro1">
          <table:table-cell office:value-type="float" office:value="0.45654296" calcext:value-type="float">
            <text:p>0.45654296</text:p>
          </table:table-cell>
          <table:table-cell office:value-type="float" office:value="0.46081719" calcext:value-type="float">
            <text:p>0.46081719</text:p>
          </table:table-cell>
          <table:table-cell office:value-type="float" office:value="0.45763444" calcext:value-type="float">
            <text:p>0.45763444</text:p>
          </table:table-cell>
          <table:table-cell office:value-type="float" office:value="0.46346235" calcext:value-type="float">
            <text:p>0.46346235</text:p>
          </table:table-cell>
        </table:table-row>
        <table:table-row table:style-name="ro1">
          <table:table-cell office:value-type="float" office:value="0.45009765" calcext:value-type="float">
            <text:p>0.45009765</text:p>
          </table:table-cell>
          <table:table-cell office:value-type="float" office:value="0.4516129" calcext:value-type="float">
            <text:p>0.4516129</text:p>
          </table:table-cell>
          <table:table-cell office:value-type="float" office:value="0.4763441" calcext:value-type="float">
            <text:p>0.4763441</text:p>
          </table:table-cell>
          <table:table-cell office:value-type="float" office:value="0.46182794" calcext:value-type="float">
            <text:p>0.46182794</text:p>
          </table:table-cell>
        </table:table-row>
        <table:table-row table:style-name="ro1">
          <table:table-cell office:value-type="float" office:value="0.44365234" calcext:value-type="float">
            <text:p>0.44365234</text:p>
          </table:table-cell>
          <table:table-cell office:value-type="float" office:value="0.45548386" calcext:value-type="float">
            <text:p>0.45548386</text:p>
          </table:table-cell>
          <table:table-cell office:value-type="float" office:value="0.4566667" calcext:value-type="float">
            <text:p>0.4566667</text:p>
          </table:table-cell>
          <table:table-cell office:value-type="float" office:value="0.46112909" calcext:value-type="float">
            <text:p>0.46112909</text:p>
          </table:table-cell>
        </table:table-row>
        <table:table-row table:style-name="ro1">
          <table:table-cell office:value-type="float" office:value="0.46298828" calcext:value-type="float">
            <text:p>0.46298828</text:p>
          </table:table-cell>
          <table:table-cell office:value-type="float" office:value="0.46305379" calcext:value-type="float">
            <text:p>0.46305379</text:p>
          </table:table-cell>
          <table:table-cell office:value-type="float" office:value="0.46017203" calcext:value-type="float">
            <text:p>0.46017203</text:p>
          </table:table-cell>
          <table:table-cell office:value-type="float" office:value="0.46195697" calcext:value-type="float">
            <text:p>0.46195697</text:p>
          </table:table-cell>
        </table:table-row>
        <table:table-row table:style-name="ro1">
          <table:table-cell office:value-type="float" office:value="0.47265625" calcext:value-type="float">
            <text:p>0.47265625</text:p>
          </table:table-cell>
          <table:table-cell office:value-type="float" office:value="0.46774196" calcext:value-type="float">
            <text:p>0.46774196</text:p>
          </table:table-cell>
          <table:table-cell office:value-type="float" office:value="0.46075267" calcext:value-type="float">
            <text:p>0.46075267</text:p>
          </table:table-cell>
          <table:table-cell office:value-type="float" office:value="0.46424732" calcext:value-type="float">
            <text:p>0.46424732</text:p>
          </table:table-cell>
        </table:table-row>
        <table:table-row table:style-name="ro1">
          <table:table-cell office:value-type="float" office:value="0.45976562" calcext:value-type="float">
            <text:p>0.45976562</text:p>
          </table:table-cell>
          <table:table-cell office:value-type="float" office:value="0.45741934" calcext:value-type="float">
            <text:p>0.45741934</text:p>
          </table:table-cell>
          <table:table-cell office:value-type="float" office:value="0.45725808" calcext:value-type="float">
            <text:p>0.45725808</text:p>
          </table:table-cell>
          <table:table-cell office:value-type="float" office:value="0.46024193" calcext:value-type="float">
            <text:p>0.46024193</text:p>
          </table:table-cell>
        </table:table-row>
        <table:table-row table:style-name="ro1">
          <table:table-cell office:value-type="float" office:value="0.50166015" calcext:value-type="float">
            <text:p>0.50166015</text:p>
          </table:table-cell>
          <table:table-cell office:value-type="float" office:value="0.46081719" calcext:value-type="float">
            <text:p>0.46081719</text:p>
          </table:table-cell>
          <table:table-cell office:value-type="float" office:value="0.46197853" calcext:value-type="float">
            <text:p>0.46197853</text:p>
          </table:table-cell>
          <table:table-cell office:value-type="float" office:value="0.46147313" calcext:value-type="float">
            <text:p>0.46147313</text:p>
          </table:table-cell>
        </table:table-row>
        <table:table-row table:style-name="ro1">
          <table:table-cell office:value-type="float" office:value="0.48984375" calcext:value-type="float">
            <text:p>0.48984375</text:p>
          </table:table-cell>
          <table:table-cell office:value-type="float" office:value="0.48172044" calcext:value-type="float">
            <text:p>0.48172044</text:p>
          </table:table-cell>
          <table:table-cell office:value-type="float" office:value="0.46182794" calcext:value-type="float">
            <text:p>0.46182794</text:p>
          </table:table-cell>
          <table:table-cell office:value-type="float" office:value="0.46021504" calcext:value-type="float">
            <text:p>0.46021504</text:p>
          </table:table-cell>
        </table:table-row>
        <table:table-row table:style-name="ro1">
          <table:table-cell office:value-type="float" office:value="0.46835937" calcext:value-type="float">
            <text:p>0.46835937</text:p>
          </table:table-cell>
          <table:table-cell office:value-type="float" office:value="0.48279571" calcext:value-type="float">
            <text:p>0.48279571</text:p>
          </table:table-cell>
          <table:table-cell office:value-type="float" office:value="0.45602149" calcext:value-type="float">
            <text:p>0.45602149</text:p>
          </table:table-cell>
          <table:table-cell office:value-type="float" office:value="0.46180109" calcext:value-type="float">
            <text:p>0.46180109</text:p>
          </table:table-cell>
        </table:table-row>
        <table:table-row table:style-name="ro1">
          <table:table-cell office:value-type="float" office:value="0.46083984" calcext:value-type="float">
            <text:p>0.46083984</text:p>
          </table:table-cell>
          <table:table-cell office:value-type="float" office:value="0.46756987" calcext:value-type="float">
            <text:p>0.46756987</text:p>
          </table:table-cell>
          <table:table-cell office:value-type="float" office:value="0.46365594" calcext:value-type="float">
            <text:p>0.46365594</text:p>
          </table:table-cell>
          <table:table-cell office:value-type="float" office:value="0.46435489" calcext:value-type="float">
            <text:p>0.46435489</text:p>
          </table:table-cell>
        </table:table-row>
        <table:table-row table:style-name="ro1">
          <table:table-cell office:value-type="float" office:value="0.4640625" calcext:value-type="float">
            <text:p>0.4640625</text:p>
          </table:table-cell>
          <table:table-cell office:value-type="float" office:value="0.46559143" calcext:value-type="float">
            <text:p>0.46559143</text:p>
          </table:table-cell>
          <table:table-cell office:value-type="float" office:value="0.46344084" calcext:value-type="float">
            <text:p>0.46344084</text:p>
          </table:table-cell>
          <table:table-cell office:value-type="float" office:value="0.46505379" calcext:value-type="float">
            <text:p>0.46505379</text:p>
          </table:table-cell>
        </table:table-row>
        <table:table-row table:style-name="ro1">
          <table:table-cell office:value-type="float" office:value="0.44365234" calcext:value-type="float">
            <text:p>0.44365234</text:p>
          </table:table-cell>
          <table:table-cell office:value-type="float" office:value="0.45537633" calcext:value-type="float">
            <text:p>0.45537633</text:p>
          </table:table-cell>
          <table:table-cell office:value-type="float" office:value="0.45446238" calcext:value-type="float">
            <text:p>0.45446238</text:p>
          </table:table-cell>
          <table:table-cell office:value-type="float" office:value="0.46349463" calcext:value-type="float">
            <text:p>0.46349463</text:p>
          </table:table-cell>
        </table:table-row>
        <table:table-row table:style-name="ro1">
          <table:table-cell office:value-type="float" office:value="0.44794921" calcext:value-type="float">
            <text:p>0.44794921</text:p>
          </table:table-cell>
          <table:table-cell office:value-type="float" office:value="0.4622796" calcext:value-type="float">
            <text:p>0.4622796</text:p>
          </table:table-cell>
          <table:table-cell office:value-type="float" office:value="0.46088171" calcext:value-type="float">
            <text:p>0.46088171</text:p>
          </table:table-cell>
          <table:table-cell office:value-type="float" office:value="0.46086025" calcext:value-type="float">
            <text:p>0.46086025</text:p>
          </table:table-cell>
        </table:table-row>
        <table:table-row table:style-name="ro1">
          <table:table-cell office:value-type="float" office:value="0.46083984" calcext:value-type="float">
            <text:p>0.46083984</text:p>
          </table:table-cell>
          <table:table-cell office:value-type="float" office:value="0.46236557" calcext:value-type="float">
            <text:p>0.46236557</text:p>
          </table:table-cell>
          <table:table-cell office:value-type="float" office:value="0.46881723" calcext:value-type="float">
            <text:p>0.46881723</text:p>
          </table:table-cell>
          <table:table-cell office:value-type="float" office:value="0.46317205" calcext:value-type="float">
            <text:p>0.46317205</text:p>
          </table:table-cell>
        </table:table-row>
        <table:table-row table:style-name="ro1">
          <table:table-cell office:value-type="float" office:value="0.46191406" calcext:value-type="float">
            <text:p>0.46191406</text:p>
          </table:table-cell>
          <table:table-cell office:value-type="float" office:value="0.45290327" calcext:value-type="float">
            <text:p>0.45290327</text:p>
          </table:table-cell>
          <table:table-cell office:value-type="float" office:value="0.45698924" calcext:value-type="float">
            <text:p>0.45698924</text:p>
          </table:table-cell>
          <table:table-cell office:value-type="float" office:value="0.46142473" calcext:value-type="float">
            <text:p>0.46142473</text:p>
          </table:table-cell>
        </table:table-row>
        <table:table-row table:style-name="ro1">
          <table:table-cell office:value-type="float" office:value="0.44902343" calcext:value-type="float">
            <text:p>0.44902343</text:p>
          </table:table-cell>
          <table:table-cell office:value-type="float" office:value="0.46421508" calcext:value-type="float">
            <text:p>0.46421508</text:p>
          </table:table-cell>
          <table:table-cell office:value-type="float" office:value="0.47006454" calcext:value-type="float">
            <text:p>0.47006454</text:p>
          </table:table-cell>
          <table:table-cell office:value-type="float" office:value="0.46273117" calcext:value-type="float">
            <text:p>0.46273117</text:p>
          </table:table-cell>
        </table:table-row>
        <table:table-row table:style-name="ro1">
          <table:table-cell office:value-type="float" office:value="0.45117187" calcext:value-type="float">
            <text:p>0.45117187</text:p>
          </table:table-cell>
          <table:table-cell office:value-type="float" office:value="0.46666669" calcext:value-type="float">
            <text:p>0.46666669</text:p>
          </table:table-cell>
          <table:table-cell office:value-type="float" office:value="0.46344084" calcext:value-type="float">
            <text:p>0.46344084</text:p>
          </table:table-cell>
          <table:table-cell office:value-type="float" office:value="0.46747312" calcext:value-type="float">
            <text:p>0.46747312</text:p>
          </table:table-cell>
        </table:table-row>
        <table:table-row table:style-name="ro1">
          <table:table-cell office:value-type="float" office:value="0.45761718" calcext:value-type="float">
            <text:p>0.45761718</text:p>
          </table:table-cell>
          <table:table-cell office:value-type="float" office:value="0.45247311" calcext:value-type="float">
            <text:p>0.45247311</text:p>
          </table:table-cell>
          <table:table-cell office:value-type="float" office:value="0.45392475" calcext:value-type="float">
            <text:p>0.45392475</text:p>
          </table:table-cell>
          <table:table-cell office:value-type="float" office:value="0.46166667" calcext:value-type="float">
            <text:p>0.46166667</text:p>
          </table:table-cell>
        </table:table-row>
        <table:table-row table:style-name="ro1">
          <table:table-cell office:value-type="float" office:value="0.45117187" calcext:value-type="float">
            <text:p>0.45117187</text:p>
          </table:table-cell>
          <table:table-cell office:value-type="float" office:value="0.46593551" calcext:value-type="float">
            <text:p>0.46593551</text:p>
          </table:table-cell>
          <table:table-cell office:value-type="float" office:value="0.46378498" calcext:value-type="float">
            <text:p>0.46378498</text:p>
          </table:table-cell>
          <table:table-cell office:value-type="float" office:value="0.46090326" calcext:value-type="float">
            <text:p>0.46090326</text:p>
          </table:table-cell>
        </table:table-row>
        <table:table-row table:style-name="ro1">
          <table:table-cell office:value-type="float" office:value="0.46943359" calcext:value-type="float">
            <text:p>0.46943359</text:p>
          </table:table-cell>
          <table:table-cell office:value-type="float" office:value="0.46021504" calcext:value-type="float">
            <text:p>0.46021504</text:p>
          </table:table-cell>
          <table:table-cell office:value-type="float" office:value="0.47526884" calcext:value-type="float">
            <text:p>0.47526884</text:p>
          </table:table-cell>
          <table:table-cell office:value-type="float" office:value="0.46424732" calcext:value-type="float">
            <text:p>0.46424732</text:p>
          </table:table-cell>
        </table:table-row>
        <table:table-row table:style-name="ro1">
          <table:table-cell office:value-type="float" office:value="0.45546875" calcext:value-type="float">
            <text:p>0.45546875</text:p>
          </table:table-cell>
          <table:table-cell office:value-type="float" office:value="0.46516132" calcext:value-type="float">
            <text:p>0.46516132</text:p>
          </table:table-cell>
          <table:table-cell office:value-type="float" office:value="0.45946235" calcext:value-type="float">
            <text:p>0.45946235</text:p>
          </table:table-cell>
          <table:table-cell office:value-type="float" office:value="0.46303763" calcext:value-type="float">
            <text:p>0.46303763</text:p>
          </table:table-cell>
        </table:table-row>
        <table:table-row table:style-name="ro1">
          <table:table-cell office:value-type="float" office:value="0.47265625" calcext:value-type="float">
            <text:p>0.47265625</text:p>
          </table:table-cell>
          <table:table-cell office:value-type="float" office:value="0.46219353" calcext:value-type="float">
            <text:p>0.46219353</text:p>
          </table:table-cell>
          <table:table-cell office:value-type="float" office:value="0.47361288" calcext:value-type="float">
            <text:p>0.47361288</text:p>
          </table:table-cell>
          <table:table-cell office:value-type="float" office:value="0.46874194" calcext:value-type="float">
            <text:p>0.46874194</text:p>
          </table:table-cell>
        </table:table-row>
        <table:table-row table:style-name="ro1">
          <table:table-cell office:value-type="float" office:value="0.4586914" calcext:value-type="float">
            <text:p>0.4586914</text:p>
          </table:table-cell>
          <table:table-cell office:value-type="float" office:value="0.48172044" calcext:value-type="float">
            <text:p>0.48172044</text:p>
          </table:table-cell>
          <table:table-cell office:value-type="float" office:value="0.46935486" calcext:value-type="float">
            <text:p>0.46935486</text:p>
          </table:table-cell>
          <table:table-cell office:value-type="float" office:value="0.47204303" calcext:value-type="float">
            <text:p>0.47204303</text:p>
          </table:table-cell>
        </table:table-row>
        <table:table-row table:style-name="ro1">
          <table:table-cell office:value-type="float" office:value="0.48232421" calcext:value-type="float">
            <text:p>0.48232421</text:p>
          </table:table-cell>
          <table:table-cell office:value-type="float" office:value="0.47784948" calcext:value-type="float">
            <text:p>0.47784948</text:p>
          </table:table-cell>
          <table:table-cell office:value-type="float" office:value="0.47860217" calcext:value-type="float">
            <text:p>0.47860217</text:p>
          </table:table-cell>
          <table:table-cell office:value-type="float" office:value="0.47467746" calcext:value-type="float">
            <text:p>0.47467746</text:p>
          </table:table-cell>
        </table:table-row>
        <table:table-row table:style-name="ro1">
          <table:table-cell office:value-type="float" office:value="0.46943359" calcext:value-type="float">
            <text:p>0.46943359</text:p>
          </table:table-cell>
          <table:table-cell office:value-type="float" office:value="0.47329034" calcext:value-type="float">
            <text:p>0.47329034</text:p>
          </table:table-cell>
          <table:table-cell office:value-type="float" office:value="0.48058066" calcext:value-type="float">
            <text:p>0.48058066</text:p>
          </table:table-cell>
          <table:table-cell office:value-type="float" office:value="0.47801074" calcext:value-type="float">
            <text:p>0.47801074</text:p>
          </table:table-cell>
        </table:table-row>
        <table:table-row table:style-name="ro1">
          <table:table-cell office:value-type="float" office:value="0.47480468" calcext:value-type="float">
            <text:p>0.47480468</text:p>
          </table:table-cell>
          <table:table-cell office:value-type="float" office:value="0.47419357" calcext:value-type="float">
            <text:p>0.47419357</text:p>
          </table:table-cell>
          <table:table-cell office:value-type="float" office:value="0.4731183" calcext:value-type="float">
            <text:p>0.4731183</text:p>
          </table:table-cell>
          <table:table-cell office:value-type="float" office:value="0.4782258" calcext:value-type="float">
            <text:p>0.4782258</text:p>
          </table:table-cell>
        </table:table-row>
        <table:table-row table:style-name="ro1">
          <table:table-cell office:value-type="float" office:value="0.47050781" calcext:value-type="float">
            <text:p>0.47050781</text:p>
          </table:table-cell>
          <table:table-cell office:value-type="float" office:value="0.48344087" calcext:value-type="float">
            <text:p>0.48344087</text:p>
          </table:table-cell>
          <table:table-cell office:value-type="float" office:value="0.48258066" calcext:value-type="float">
            <text:p>0.48258066</text:p>
          </table:table-cell>
          <table:table-cell office:value-type="float" office:value="0.4782258" calcext:value-type="float">
            <text:p>0.4782258</text:p>
          </table:table-cell>
        </table:table-row>
        <table:table-row table:style-name="ro1">
          <table:table-cell office:value-type="float" office:value="0.46621093" calcext:value-type="float">
            <text:p>0.46621093</text:p>
          </table:table-cell>
          <table:table-cell office:value-type="float" office:value="0.46843013" calcext:value-type="float">
            <text:p>0.46843013</text:p>
          </table:table-cell>
          <table:table-cell office:value-type="float" office:value="0.48363442" calcext:value-type="float">
            <text:p>0.48363442</text:p>
          </table:table-cell>
          <table:table-cell office:value-type="float" office:value="0.47922582" calcext:value-type="float">
            <text:p>0.47922582</text:p>
          </table:table-cell>
        </table:table-row>
        <table:table-row table:style-name="ro1">
          <table:table-cell office:value-type="float" office:value="0.47910156" calcext:value-type="float">
            <text:p>0.47910156</text:p>
          </table:table-cell>
          <table:table-cell office:value-type="float" office:value="0.46774196" calcext:value-type="float">
            <text:p>0.46774196</text:p>
          </table:table-cell>
          <table:table-cell office:value-type="float" office:value="0.47526884" calcext:value-type="float">
            <text:p>0.47526884</text:p>
          </table:table-cell>
          <table:table-cell office:value-type="float" office:value="0.48064517" calcext:value-type="float">
            <text:p>0.48064517</text:p>
          </table:table-cell>
        </table:table-row>
        <table:table-row table:style-name="ro1">
          <table:table-cell office:value-type="float" office:value="0.48232421" calcext:value-type="float">
            <text:p>0.48232421</text:p>
          </table:table-cell>
          <table:table-cell office:value-type="float" office:value="0.48322582" calcext:value-type="float">
            <text:p>0.48322582</text:p>
          </table:table-cell>
          <table:table-cell office:value-type="float" office:value="0.48806452" calcext:value-type="float">
            <text:p>0.48806452</text:p>
          </table:table-cell>
          <table:table-cell office:value-type="float" office:value="0.48115592" calcext:value-type="float">
            <text:p>0.48115592</text:p>
          </table:table-cell>
        </table:table-row>
        <table:table-row table:style-name="ro1">
          <table:table-cell office:value-type="float" office:value="0.47265625" calcext:value-type="float">
            <text:p>0.47265625</text:p>
          </table:table-cell>
          <table:table-cell office:value-type="float" office:value="0.47204303" calcext:value-type="float">
            <text:p>0.47204303</text:p>
          </table:table-cell>
          <table:table-cell office:value-type="float" office:value="0.4783226" calcext:value-type="float">
            <text:p>0.4783226</text:p>
          </table:table-cell>
          <table:table-cell office:value-type="float" office:value="0.47604303" calcext:value-type="float">
            <text:p>0.47604303</text:p>
          </table:table-cell>
        </table:table-row>
        <table:table-row table:style-name="ro1">
          <table:table-cell office:value-type="float" office:value="0.46835937" calcext:value-type="float">
            <text:p>0.46835937</text:p>
          </table:table-cell>
          <table:table-cell office:value-type="float" office:value="0.48064517" calcext:value-type="float">
            <text:p>0.48064517</text:p>
          </table:table-cell>
          <table:table-cell office:value-type="float" office:value="0.46075267" calcext:value-type="float">
            <text:p>0.46075267</text:p>
          </table:table-cell>
          <table:table-cell office:value-type="float" office:value="0.47849464" calcext:value-type="float">
            <text:p>0.47849464</text:p>
          </table:table-cell>
        </table:table-row>
        <table:table-row table:style-name="ro1">
          <table:table-cell office:value-type="float" office:value="0.48769531" calcext:value-type="float">
            <text:p>0.48769531</text:p>
          </table:table-cell>
          <table:table-cell office:value-type="float" office:value="0.48537635" calcext:value-type="float">
            <text:p>0.48537635</text:p>
          </table:table-cell>
          <table:table-cell office:value-type="float" office:value="0.48623661" calcext:value-type="float">
            <text:p>0.48623661</text:p>
          </table:table-cell>
          <table:table-cell office:value-type="float" office:value="0.47680106" calcext:value-type="float">
            <text:p>0.47680106</text:p>
          </table:table-cell>
        </table:table-row>
        <table:table-row table:style-name="ro1">
          <table:table-cell office:value-type="float" office:value="0.49199218" calcext:value-type="float">
            <text:p>0.49199218</text:p>
          </table:table-cell>
          <table:table-cell office:value-type="float" office:value="0.47247314" calcext:value-type="float">
            <text:p>0.47247314</text:p>
          </table:table-cell>
          <table:table-cell office:value-type="float" office:value="0.47789249" calcext:value-type="float">
            <text:p>0.47789249</text:p>
          </table:table-cell>
          <table:table-cell office:value-type="float" office:value="0.48055915" calcext:value-type="float">
            <text:p>0.48055915</text:p>
          </table:table-cell>
        </table:table-row>
        <table:table-row table:style-name="ro1">
          <table:table-cell office:value-type="float" office:value="0.46728515" calcext:value-type="float">
            <text:p>0.46728515</text:p>
          </table:table-cell>
          <table:table-cell office:value-type="float" office:value="0.47419357" calcext:value-type="float">
            <text:p>0.47419357</text:p>
          </table:table-cell>
          <table:table-cell office:value-type="float" office:value="0.47526884" calcext:value-type="float">
            <text:p>0.47526884</text:p>
          </table:table-cell>
          <table:table-cell office:value-type="float" office:value="0.47419357" calcext:value-type="float">
            <text:p>0.47419357</text:p>
          </table:table-cell>
        </table:table-row>
        <table:table-row table:style-name="ro1">
          <table:table-cell office:value-type="float" office:value="0.48125" calcext:value-type="float">
            <text:p>0.48125</text:p>
          </table:table-cell>
          <table:table-cell office:value-type="float" office:value="0.47688174" calcext:value-type="float">
            <text:p>0.47688174</text:p>
          </table:table-cell>
          <table:table-cell office:value-type="float" office:value="0.47747311" calcext:value-type="float">
            <text:p>0.47747311</text:p>
          </table:table-cell>
          <table:table-cell office:value-type="float" office:value="0.47731184" calcext:value-type="float">
            <text:p>0.47731184</text:p>
          </table:table-cell>
        </table:table-row>
        <table:table-row table:style-name="ro1">
          <table:table-cell office:value-type="float" office:value="0.48769531" calcext:value-type="float">
            <text:p>0.48769531</text:p>
          </table:table-cell>
          <table:table-cell office:value-type="float" office:value="0.4747097" calcext:value-type="float">
            <text:p>0.4747097</text:p>
          </table:table-cell>
          <table:table-cell office:value-type="float" office:value="0.47759141" calcext:value-type="float">
            <text:p>0.47759141</text:p>
          </table:table-cell>
          <table:table-cell office:value-type="float" office:value="0.47794623" calcext:value-type="float">
            <text:p>0.47794623</text:p>
          </table:table-cell>
        </table:table-row>
        <table:table-row table:style-name="ro1">
          <table:table-cell office:value-type="float" office:value="0.47695312" calcext:value-type="float">
            <text:p>0.47695312</text:p>
          </table:table-cell>
          <table:table-cell office:value-type="float" office:value="0.48602151" calcext:value-type="float">
            <text:p>0.48602151</text:p>
          </table:table-cell>
          <table:table-cell office:value-type="float" office:value="0.47419357" calcext:value-type="float">
            <text:p>0.47419357</text:p>
          </table:table-cell>
          <table:table-cell office:value-type="float" office:value="0.46854839" calcext:value-type="float">
            <text:p>0.46854839</text:p>
          </table:table-cell>
        </table:table-row>
        <table:table-row table:style-name="ro1">
          <table:table-cell office:value-type="float" office:value="0.48876953" calcext:value-type="float">
            <text:p>0.48876953</text:p>
          </table:table-cell>
          <table:table-cell office:value-type="float" office:value="0.48021507" calcext:value-type="float">
            <text:p>0.48021507</text:p>
          </table:table-cell>
          <table:table-cell office:value-type="float" office:value="0.48274192" calcext:value-type="float">
            <text:p>0.48274192</text:p>
          </table:table-cell>
          <table:table-cell office:value-type="float" office:value="0.47723121" calcext:value-type="float">
            <text:p>0.47723121</text:p>
          </table:table-cell>
        </table:table-row>
        <table:table-row table:style-name="ro1">
          <table:table-cell office:value-type="float" office:value="0.47373046" calcext:value-type="float">
            <text:p>0.47373046</text:p>
          </table:table-cell>
          <table:table-cell office:value-type="float" office:value="0.47372045" calcext:value-type="float">
            <text:p>0.47372045</text:p>
          </table:table-cell>
          <table:table-cell office:value-type="float" office:value="0.47559137" calcext:value-type="float">
            <text:p>0.47559137</text:p>
          </table:table-cell>
          <table:table-cell office:value-type="float" office:value="0.47797851" calcext:value-type="float">
            <text:p>0.47797851</text:p>
          </table:table-cell>
        </table:table-row>
        <table:table-row table:style-name="ro1">
          <table:table-cell office:value-type="float" office:value="0.46943359" calcext:value-type="float">
            <text:p>0.46943359</text:p>
          </table:table-cell>
          <table:table-cell office:value-type="float" office:value="0.4698925" calcext:value-type="float">
            <text:p>0.4698925</text:p>
          </table:table-cell>
          <table:table-cell office:value-type="float" office:value="0.47849464" calcext:value-type="float">
            <text:p>0.47849464</text:p>
          </table:table-cell>
          <table:table-cell office:value-type="float" office:value="0.47607526" calcext:value-type="float">
            <text:p>0.47607526</text:p>
          </table:table-cell>
        </table:table-row>
        <table:table-row table:style-name="ro1">
          <table:table-cell office:value-type="float" office:value="0.48662109" calcext:value-type="float">
            <text:p>0.48662109</text:p>
          </table:table-cell>
          <table:table-cell office:value-type="float" office:value="0.47387099" calcext:value-type="float">
            <text:p>0.47387099</text:p>
          </table:table-cell>
          <table:table-cell office:value-type="float" office:value="0.48231182" calcext:value-type="float">
            <text:p>0.48231182</text:p>
          </table:table-cell>
          <table:table-cell office:value-type="float" office:value="0.4775269" calcext:value-type="float">
            <text:p>0.4775269</text:p>
          </table:table-cell>
        </table:table-row>
        <table:table-row table:style-name="ro1">
          <table:table-cell office:value-type="float" office:value="0.4758789" calcext:value-type="float">
            <text:p>0.4758789</text:p>
          </table:table-cell>
          <table:table-cell office:value-type="float" office:value="0.47105374" calcext:value-type="float">
            <text:p>0.47105374</text:p>
          </table:table-cell>
          <table:table-cell office:value-type="float" office:value="0.47587099" calcext:value-type="float">
            <text:p>0.47587099</text:p>
          </table:table-cell>
          <table:table-cell office:value-type="float" office:value="0.47794623" calcext:value-type="float">
            <text:p>0.47794623</text:p>
          </table:table-cell>
        </table:table-row>
        <table:table-row table:style-name="ro1">
          <table:table-cell office:value-type="float" office:value="0.46191406" calcext:value-type="float">
            <text:p>0.46191406</text:p>
          </table:table-cell>
          <table:table-cell office:value-type="float" office:value="0.46451616" calcext:value-type="float">
            <text:p>0.46451616</text:p>
          </table:table-cell>
          <table:table-cell office:value-type="float" office:value="0.47096776" calcext:value-type="float">
            <text:p>0.47096776</text:p>
          </table:table-cell>
          <table:table-cell office:value-type="float" office:value="0.47526884" calcext:value-type="float">
            <text:p>0.47526884</text:p>
          </table:table-cell>
        </table:table-row>
        <table:table-row table:style-name="ro1">
          <table:table-cell office:value-type="float" office:value="0.48125" calcext:value-type="float">
            <text:p>0.48125</text:p>
          </table:table-cell>
          <table:table-cell office:value-type="float" office:value="0.49000005" calcext:value-type="float">
            <text:p>0.49000005</text:p>
          </table:table-cell>
          <table:table-cell office:value-type="float" office:value="0.4807527" calcext:value-type="float">
            <text:p>0.4807527</text:p>
          </table:table-cell>
          <table:table-cell office:value-type="float" office:value="0.48134412" calcext:value-type="float">
            <text:p>0.48134412</text:p>
          </table:table-cell>
        </table:table-row>
        <table:table-row table:style-name="ro1">
          <table:table-cell office:value-type="float" office:value="0.48769531" calcext:value-type="float">
            <text:p>0.48769531</text:p>
          </table:table-cell>
          <table:table-cell office:value-type="float" office:value="0.47690324" calcext:value-type="float">
            <text:p>0.47690324</text:p>
          </table:table-cell>
          <table:table-cell office:value-type="float" office:value="0.47840862" calcext:value-type="float">
            <text:p>0.47840862</text:p>
          </table:table-cell>
          <table:table-cell office:value-type="float" office:value="0.47936563" calcext:value-type="float">
            <text:p>0.47936563</text:p>
          </table:table-cell>
        </table:table-row>
        <table:table-row table:style-name="ro1">
          <table:table-cell office:value-type="float" office:value="0.46943359" calcext:value-type="float">
            <text:p>0.46943359</text:p>
          </table:table-cell>
          <table:table-cell office:value-type="float" office:value="0.49354839" calcext:value-type="float">
            <text:p>0.49354839</text:p>
          </table:table-cell>
          <table:table-cell office:value-type="float" office:value="0.46774196" calcext:value-type="float">
            <text:p>0.46774196</text:p>
          </table:table-cell>
          <table:table-cell office:value-type="float" office:value="0.47016134" calcext:value-type="float">
            <text:p>0.47016134</text:p>
          </table:table-cell>
        </table:table-row>
        <table:table-row table:style-name="ro1">
          <table:table-cell office:value-type="float" office:value="0.46083984" calcext:value-type="float">
            <text:p>0.46083984</text:p>
          </table:table-cell>
          <table:table-cell office:value-type="float" office:value="0.47516131" calcext:value-type="float">
            <text:p>0.47516131</text:p>
          </table:table-cell>
          <table:table-cell office:value-type="float" office:value="0.48091402" calcext:value-type="float">
            <text:p>0.48091402</text:p>
          </table:table-cell>
          <table:table-cell office:value-type="float" office:value="0.47779569" calcext:value-type="float">
            <text:p>0.47779569</text:p>
          </table:table-cell>
        </table:table-row>
        <table:table-row table:style-name="ro1">
          <table:table-cell office:value-type="float" office:value="0.4758789" calcext:value-type="float">
            <text:p>0.4758789</text:p>
          </table:table-cell>
          <table:table-cell office:value-type="float" office:value="0.48283872" calcext:value-type="float">
            <text:p>0.48283872</text:p>
          </table:table-cell>
          <table:table-cell office:value-type="float" office:value="0.475914" calcext:value-type="float">
            <text:p>0.475914</text:p>
          </table:table-cell>
          <table:table-cell office:value-type="float" office:value="0.4778387" calcext:value-type="float">
            <text:p>0.4778387</text:p>
          </table:table-cell>
        </table:table-row>
        <table:table-row table:style-name="ro1">
          <table:table-cell office:value-type="float" office:value="0.47910156" calcext:value-type="float">
            <text:p>0.47910156</text:p>
          </table:table-cell>
          <table:table-cell office:value-type="float" office:value="0.48172044" calcext:value-type="float">
            <text:p>0.48172044</text:p>
          </table:table-cell>
          <table:table-cell office:value-type="float" office:value="0.47096776" calcext:value-type="float">
            <text:p>0.47096776</text:p>
          </table:table-cell>
          <table:table-cell office:value-type="float" office:value="0.47688174" calcext:value-type="float">
            <text:p>0.47688174</text:p>
          </table:table-cell>
        </table:table-row>
        <table:table-row table:style-name="ro1">
          <table:table-cell office:value-type="float" office:value="0.50810546" calcext:value-type="float">
            <text:p>0.50810546</text:p>
          </table:table-cell>
          <table:table-cell office:value-type="float" office:value="0.48473119" calcext:value-type="float">
            <text:p>0.48473119</text:p>
          </table:table-cell>
          <table:table-cell office:value-type="float" office:value="0.48091402" calcext:value-type="float">
            <text:p>0.48091402</text:p>
          </table:table-cell>
          <table:table-cell office:value-type="float" office:value="0.47615594" calcext:value-type="float">
            <text:p>0.47615594</text:p>
          </table:table-cell>
        </table:table-row>
        <table:table-row table:style-name="ro1">
          <table:table-cell office:value-type="float" office:value="0.47158203" calcext:value-type="float">
            <text:p>0.47158203</text:p>
          </table:table-cell>
          <table:table-cell office:value-type="float" office:value="0.48533334" calcext:value-type="float">
            <text:p>0.48533334</text:p>
          </table:table-cell>
          <table:table-cell office:value-type="float" office:value="0.47662367" calcext:value-type="float">
            <text:p>0.47662367</text:p>
          </table:table-cell>
          <table:table-cell office:value-type="float" office:value="0.47937636" calcext:value-type="float">
            <text:p>0.47937636</text:p>
          </table:table-cell>
        </table:table-row>
        <table:table-row table:style-name="ro1">
          <table:table-cell office:value-type="float" office:value="0.44902343" calcext:value-type="float">
            <text:p>0.44902343</text:p>
          </table:table-cell>
          <table:table-cell office:value-type="float" office:value="0.47956991" calcext:value-type="float">
            <text:p>0.47956991</text:p>
          </table:table-cell>
          <table:table-cell office:value-type="float" office:value="0.4731183" calcext:value-type="float">
            <text:p>0.4731183</text:p>
          </table:table-cell>
          <table:table-cell office:value-type="float" office:value="0.47284946" calcext:value-type="float">
            <text:p>0.47284946</text:p>
          </table:table-cell>
        </table:table-row>
        <table:table-row table:style-name="ro1">
          <table:table-cell office:value-type="float" office:value="0.4758789" calcext:value-type="float">
            <text:p>0.4758789</text:p>
          </table:table-cell>
          <table:table-cell office:value-type="float" office:value="0.48494625" calcext:value-type="float">
            <text:p>0.48494625</text:p>
          </table:table-cell>
          <table:table-cell office:value-type="float" office:value="0.48575267" calcext:value-type="float">
            <text:p>0.48575267</text:p>
          </table:table-cell>
          <table:table-cell office:value-type="float" office:value="0.47701616" calcext:value-type="float">
            <text:p>0.47701616</text:p>
          </table:table-cell>
        </table:table-row>
        <table:table-row table:style-name="ro1">
          <table:table-cell office:value-type="float" office:value="0.48984375" calcext:value-type="float">
            <text:p>0.48984375</text:p>
          </table:table-cell>
          <table:table-cell office:value-type="float" office:value="0.4795269" calcext:value-type="float">
            <text:p>0.4795269</text:p>
          </table:table-cell>
          <table:table-cell office:value-type="float" office:value="0.4775269" calcext:value-type="float">
            <text:p>0.4775269</text:p>
          </table:table-cell>
          <table:table-cell office:value-type="float" office:value="0.47782797" calcext:value-type="float">
            <text:p>0.47782797</text:p>
          </table:table-cell>
        </table:table-row>
        <table:table-row table:style-name="ro1">
          <table:table-cell office:value-type="float" office:value="0.47373046" calcext:value-type="float">
            <text:p>0.47373046</text:p>
          </table:table-cell>
          <table:table-cell office:value-type="float" office:value="0.50860214" calcext:value-type="float">
            <text:p>0.50860214</text:p>
          </table:table-cell>
          <table:table-cell office:value-type="float" office:value="0.46021504" calcext:value-type="float">
            <text:p>0.46021504</text:p>
          </table:table-cell>
          <table:table-cell office:value-type="float" office:value="0.47204303" calcext:value-type="float">
            <text:p>0.47204303</text:p>
          </table:table-cell>
        </table:table-row>
        <table:table-row table:style-name="ro1">
          <table:table-cell office:value-type="float" office:value="0.46728515" calcext:value-type="float">
            <text:p>0.46728515</text:p>
          </table:table-cell>
          <table:table-cell office:value-type="float" office:value="0.47376346" calcext:value-type="float">
            <text:p>0.47376346</text:p>
          </table:table-cell>
          <table:table-cell office:value-type="float" office:value="0.49032258" calcext:value-type="float">
            <text:p>0.49032258</text:p>
          </table:table-cell>
          <table:table-cell office:value-type="float" office:value="0.48099465" calcext:value-type="float">
            <text:p>0.48099465</text:p>
          </table:table-cell>
        </table:table-row>
        <table:table-row table:style-name="ro1">
          <table:table-cell office:value-type="float" office:value="0.4930664" calcext:value-type="float">
            <text:p>0.4930664</text:p>
          </table:table-cell>
          <table:table-cell office:value-type="float" office:value="0.48683872" calcext:value-type="float">
            <text:p>0.48683872</text:p>
          </table:table-cell>
          <table:table-cell office:value-type="float" office:value="0.47922582" calcext:value-type="float">
            <text:p>0.47922582</text:p>
          </table:table-cell>
          <table:table-cell office:value-type="float" office:value="0.47816128" calcext:value-type="float">
            <text:p>0.47816128</text:p>
          </table:table-cell>
        </table:table-row>
        <table:table-row table:style-name="ro1">
          <table:table-cell office:value-type="float" office:value="0.4586914" calcext:value-type="float">
            <text:p>0.4586914</text:p>
          </table:table-cell>
          <table:table-cell office:value-type="float" office:value="0.47419357" calcext:value-type="float">
            <text:p>0.47419357</text:p>
          </table:table-cell>
          <table:table-cell office:value-type="float" office:value="0.47688174" calcext:value-type="float">
            <text:p>0.47688174</text:p>
          </table:table-cell>
          <table:table-cell office:value-type="float" office:value="0.46854839" calcext:value-type="float">
            <text:p>0.46854839</text:p>
          </table:table-cell>
        </table:table-row>
        <table:table-row table:style-name="ro1">
          <table:table-cell office:value-type="float" office:value="0.45976562" calcext:value-type="float">
            <text:p>0.45976562</text:p>
          </table:table-cell>
          <table:table-cell office:value-type="float" office:value="0.4729032" calcext:value-type="float">
            <text:p>0.4729032</text:p>
          </table:table-cell>
          <table:table-cell office:value-type="float" office:value="0.47854843" calcext:value-type="float">
            <text:p>0.47854843</text:p>
          </table:table-cell>
          <table:table-cell office:value-type="float" office:value="0.48091402" calcext:value-type="float">
            <text:p>0.48091402</text:p>
          </table:table-cell>
        </table:table-row>
        <table:table-row table:style-name="ro1">
          <table:table-cell office:value-type="float" office:value="0.48125" calcext:value-type="float">
            <text:p>0.48125</text:p>
          </table:table-cell>
          <table:table-cell office:value-type="float" office:value="0.48258066" calcext:value-type="float">
            <text:p>0.48258066</text:p>
          </table:table-cell>
          <table:table-cell office:value-type="float" office:value="0.47507529" calcext:value-type="float">
            <text:p>0.47507529</text:p>
          </table:table-cell>
          <table:table-cell office:value-type="float" office:value="0.47841935" calcext:value-type="float">
            <text:p>0.47841935</text:p>
          </table:table-cell>
        </table:table-row>
        <table:table-row table:style-name="ro1">
          <table:table-cell office:value-type="float" office:value="0.48017578" calcext:value-type="float">
            <text:p>0.48017578</text:p>
          </table:table-cell>
          <table:table-cell table:number-columns-repeated="2" office:value-type="float" office:value="0.49032258" calcext:value-type="float">
            <text:p>0.49032258</text:p>
          </table:table-cell>
          <table:table-cell office:value-type="float" office:value="0.47526884" calcext:value-type="float">
            <text:p>0.47526884</text:p>
          </table:table-cell>
        </table:table-row>
        <table:table-row table:style-name="ro1">
          <table:table-cell office:value-type="float" office:value="0.47802734" calcext:value-type="float">
            <text:p>0.47802734</text:p>
          </table:table-cell>
          <table:table-cell office:value-type="float" office:value="0.47204303" calcext:value-type="float">
            <text:p>0.47204303</text:p>
          </table:table-cell>
          <table:table-cell office:value-type="float" office:value="0.48430109" calcext:value-type="float">
            <text:p>0.48430109</text:p>
          </table:table-cell>
          <table:table-cell office:value-type="float" office:value="0.47532258" calcext:value-type="float">
            <text:p>0.47532258</text:p>
          </table:table-cell>
        </table:table-row>
        <table:table-row table:style-name="ro1">
          <table:table-cell office:value-type="float" office:value="0.47802734" calcext:value-type="float">
            <text:p>0.47802734</text:p>
          </table:table-cell>
          <table:table-cell office:value-type="float" office:value="0.48296775" calcext:value-type="float">
            <text:p>0.48296775</text:p>
          </table:table-cell>
          <table:table-cell office:value-type="float" office:value="0.47526884" calcext:value-type="float">
            <text:p>0.47526884</text:p>
          </table:table-cell>
          <table:table-cell office:value-type="float" office:value="0.4787527" calcext:value-type="float">
            <text:p>0.4787527</text:p>
          </table:table-cell>
        </table:table-row>
        <table:table-row table:style-name="ro1">
          <table:table-cell office:value-type="float" office:value="0.47802734" calcext:value-type="float">
            <text:p>0.47802734</text:p>
          </table:table-cell>
          <table:table-cell office:value-type="float" office:value="0.47419357" calcext:value-type="float">
            <text:p>0.47419357</text:p>
          </table:table-cell>
          <table:table-cell office:value-type="float" office:value="0.48548388" calcext:value-type="float">
            <text:p>0.48548388</text:p>
          </table:table-cell>
          <table:table-cell office:value-type="float" office:value="0.47795701" calcext:value-type="float">
            <text:p>0.47795701</text:p>
          </table:table-cell>
        </table:table-row>
        <table:table-row table:style-name="ro1">
          <table:table-cell office:value-type="float" office:value="0.4586914" calcext:value-type="float">
            <text:p>0.4586914</text:p>
          </table:table-cell>
          <table:table-cell office:value-type="float" office:value="0.46774196" calcext:value-type="float">
            <text:p>0.46774196</text:p>
          </table:table-cell>
          <table:table-cell office:value-type="float" office:value="0.48263444" calcext:value-type="float">
            <text:p>0.48263444</text:p>
          </table:table-cell>
          <table:table-cell office:value-type="float" office:value="0.47758064" calcext:value-type="float">
            <text:p>0.47758064</text:p>
          </table:table-cell>
        </table:table-row>
        <table:table-row table:style-name="ro1">
          <table:table-cell office:value-type="float" office:value="0.48554687" calcext:value-type="float">
            <text:p>0.48554687</text:p>
          </table:table-cell>
          <table:table-cell office:value-type="float" office:value="0.48215055" calcext:value-type="float">
            <text:p>0.48215055</text:p>
          </table:table-cell>
          <table:table-cell office:value-type="float" office:value="0.47561292" calcext:value-type="float">
            <text:p>0.47561292</text:p>
          </table:table-cell>
          <table:table-cell office:value-type="float" office:value="0.47826881" calcext:value-type="float">
            <text:p>0.47826881</text:p>
          </table:table-cell>
        </table:table-row>
        <table:table-row table:style-name="ro1">
          <table:table-cell office:value-type="float" office:value="0.48554687" calcext:value-type="float">
            <text:p>0.48554687</text:p>
          </table:table-cell>
          <table:table-cell office:value-type="float" office:value="0.48709678" calcext:value-type="float">
            <text:p>0.48709678</text:p>
          </table:table-cell>
          <table:table-cell office:value-type="float" office:value="0.49946241" calcext:value-type="float">
            <text:p>0.49946241</text:p>
          </table:table-cell>
          <table:table-cell office:value-type="float" office:value="0.47392473" calcext:value-type="float">
            <text:p>0.47392473</text:p>
          </table:table-cell>
        </table:table-row>
        <table:table-row table:style-name="ro1">
          <table:table-cell office:value-type="float" office:value="0.48125" calcext:value-type="float">
            <text:p>0.48125</text:p>
          </table:table-cell>
          <table:table-cell office:value-type="float" office:value="0.47182793" calcext:value-type="float">
            <text:p>0.47182793</text:p>
          </table:table-cell>
          <table:table-cell office:value-type="float" office:value="0.47462368" calcext:value-type="float">
            <text:p>0.47462368</text:p>
          </table:table-cell>
          <table:table-cell office:value-type="float" office:value="0.475914" calcext:value-type="float">
            <text:p>0.475914</text:p>
          </table:table-cell>
        </table:table-row>
        <table:table-row table:style-name="ro1">
          <table:table-cell office:value-type="float" office:value="0.47695312" calcext:value-type="float">
            <text:p>0.47695312</text:p>
          </table:table-cell>
          <table:table-cell office:value-type="float" office:value="0.47526884" calcext:value-type="float">
            <text:p>0.47526884</text:p>
          </table:table-cell>
          <table:table-cell office:value-type="float" office:value="0.47554841" calcext:value-type="float">
            <text:p>0.47554841</text:p>
          </table:table-cell>
          <table:table-cell office:value-type="float" office:value="0.47795701" calcext:value-type="float">
            <text:p>0.47795701</text:p>
          </table:table-cell>
        </table:table-row>
        <table:table-row table:style-name="ro1">
          <table:table-cell office:value-type="float" office:value="0.48232421" calcext:value-type="float">
            <text:p>0.48232421</text:p>
          </table:table-cell>
          <table:table-cell office:value-type="float" office:value="0.47849464" calcext:value-type="float">
            <text:p>0.47849464</text:p>
          </table:table-cell>
          <table:table-cell office:value-type="float" office:value="0.48333334" calcext:value-type="float">
            <text:p>0.48333334</text:p>
          </table:table-cell>
          <table:table-cell office:value-type="float" office:value="0.47956991" calcext:value-type="float">
            <text:p>0.47956991</text:p>
          </table:table-cell>
        </table:table-row>
        <table:table-row table:style-name="ro1">
          <table:table-cell office:value-type="float" office:value="0.48447265" calcext:value-type="float">
            <text:p>0.48447265</text:p>
          </table:table-cell>
          <table:table-cell office:value-type="float" office:value="0.4712903" calcext:value-type="float">
            <text:p>0.4712903</text:p>
          </table:table-cell>
          <table:table-cell office:value-type="float" office:value="0.4745161" calcext:value-type="float">
            <text:p>0.4745161</text:p>
          </table:table-cell>
          <table:table-cell office:value-type="float" office:value="0.48016128" calcext:value-type="float">
            <text:p>0.48016128</text:p>
          </table:table-cell>
        </table:table-row>
        <table:table-row table:style-name="ro1">
          <table:table-cell office:value-type="float" office:value="0.48554687" calcext:value-type="float">
            <text:p>0.48554687</text:p>
          </table:table-cell>
          <table:table-cell office:value-type="float" office:value="0.47974195" calcext:value-type="float">
            <text:p>0.47974195</text:p>
          </table:table-cell>
          <table:table-cell office:value-type="float" office:value="0.47905378" calcext:value-type="float">
            <text:p>0.47905378</text:p>
          </table:table-cell>
          <table:table-cell office:value-type="float" office:value="0.47837634" calcext:value-type="float">
            <text:p>0.47837634</text:p>
          </table:table-cell>
        </table:table-row>
        <table:table-row table:style-name="ro1">
          <table:table-cell office:value-type="float" office:value="0.47695312" calcext:value-type="float">
            <text:p>0.47695312</text:p>
          </table:table-cell>
          <table:table-cell office:value-type="float" office:value="0.47096776" calcext:value-type="float">
            <text:p>0.47096776</text:p>
          </table:table-cell>
          <table:table-cell office:value-type="float" office:value="0.48010754" calcext:value-type="float">
            <text:p>0.48010754</text:p>
          </table:table-cell>
          <table:table-cell office:value-type="float" office:value="0.48306455" calcext:value-type="float">
            <text:p>0.48306455</text:p>
          </table:table-cell>
        </table:table-row>
        <table:table-row table:style-name="ro1">
          <table:table-cell office:value-type="float" office:value="0.47910156" calcext:value-type="float">
            <text:p>0.47910156</text:p>
          </table:table-cell>
          <table:table-cell office:value-type="float" office:value="0.4698925" calcext:value-type="float">
            <text:p>0.4698925</text:p>
          </table:table-cell>
          <table:table-cell office:value-type="float" office:value="0.47494626" calcext:value-type="float">
            <text:p>0.47494626</text:p>
          </table:table-cell>
          <table:table-cell office:value-type="float" office:value="0.47787637" calcext:value-type="float">
            <text:p>0.47787637</text:p>
          </table:table-cell>
        </table:table-row>
        <table:table-row table:style-name="ro1">
          <table:table-cell office:value-type="float" office:value="0.46513671" calcext:value-type="float">
            <text:p>0.46513671</text:p>
          </table:table-cell>
          <table:table-cell office:value-type="float" office:value="0.48262367" calcext:value-type="float">
            <text:p>0.48262367</text:p>
          </table:table-cell>
          <table:table-cell office:value-type="float" office:value="0.47767744" calcext:value-type="float">
            <text:p>0.47767744</text:p>
          </table:table-cell>
          <table:table-cell office:value-type="float" office:value="0.47805376" calcext:value-type="float">
            <text:p>0.47805376</text:p>
          </table:table-cell>
        </table:table-row>
        <table:table-row table:style-name="ro1">
          <table:table-cell office:value-type="float" office:value="0.48339843" calcext:value-type="float">
            <text:p>0.48339843</text:p>
          </table:table-cell>
          <table:table-cell office:value-type="float" office:value="0.48172044" calcext:value-type="float">
            <text:p>0.48172044</text:p>
          </table:table-cell>
          <table:table-cell office:value-type="float" office:value="0.48978495" calcext:value-type="float">
            <text:p>0.48978495</text:p>
          </table:table-cell>
          <table:table-cell office:value-type="float" office:value="0.48064517" calcext:value-type="float">
            <text:p>0.48064517</text:p>
          </table:table-cell>
        </table:table-row>
        <table:table-row table:style-name="ro1">
          <table:table-cell office:value-type="float" office:value="0.47695312" calcext:value-type="float">
            <text:p>0.47695312</text:p>
          </table:table-cell>
          <table:table-cell office:value-type="float" office:value="0.47118282" calcext:value-type="float">
            <text:p>0.47118282</text:p>
          </table:table-cell>
          <table:table-cell office:value-type="float" office:value="0.47478494" calcext:value-type="float">
            <text:p>0.47478494</text:p>
          </table:table-cell>
          <table:table-cell office:value-type="float" office:value="0.47604842" calcext:value-type="float">
            <text:p>0.47604842</text:p>
          </table:table-cell>
        </table:table-row>
        <table:table-row table:style-name="ro1">
          <table:table-cell office:value-type="float" office:value="0.43828125" calcext:value-type="float">
            <text:p>0.43828125</text:p>
          </table:table-cell>
          <table:table-cell office:value-type="float" office:value="0.47565588" calcext:value-type="float">
            <text:p>0.47565588</text:p>
          </table:table-cell>
          <table:table-cell office:value-type="float" office:value="0.47726879" calcext:value-type="float">
            <text:p>0.47726879</text:p>
          </table:table-cell>
          <table:table-cell office:value-type="float" office:value="0.47896776" calcext:value-type="float">
            <text:p>0.47896776</text:p>
          </table:table-cell>
        </table:table-row>
        <table:table-row table:style-name="ro1">
          <table:table-cell office:value-type="float" office:value="0.46191406" calcext:value-type="float">
            <text:p>0.46191406</text:p>
          </table:table-cell>
          <table:table-cell office:value-type="float" office:value="0.47526884" calcext:value-type="float">
            <text:p>0.47526884</text:p>
          </table:table-cell>
          <table:table-cell office:value-type="float" office:value="0.49086022" calcext:value-type="float">
            <text:p>0.49086022</text:p>
          </table:table-cell>
          <table:table-cell office:value-type="float" office:value="0.48844089" calcext:value-type="float">
            <text:p>0.48844089</text:p>
          </table:table-cell>
        </table:table-row>
        <table:table-row table:style-name="ro1">
          <table:table-cell office:value-type="float" office:value="0.49091796" calcext:value-type="float">
            <text:p>0.49091796</text:p>
          </table:table-cell>
          <table:table-cell office:value-type="float" office:value="0.47720427" calcext:value-type="float">
            <text:p>0.47720427</text:p>
          </table:table-cell>
          <table:table-cell office:value-type="float" office:value="0.47134408" calcext:value-type="float">
            <text:p>0.47134408</text:p>
          </table:table-cell>
          <table:table-cell office:value-type="float" office:value="0.47881722" calcext:value-type="float">
            <text:p>0.47881722</text:p>
          </table:table-cell>
        </table:table-row>
        <table:table-row table:style-name="ro1">
          <table:table-cell office:value-type="float" office:value="0.47050781" calcext:value-type="float">
            <text:p>0.47050781</text:p>
          </table:table-cell>
          <table:table-cell office:value-type="float" office:value="0.47677421" calcext:value-type="float">
            <text:p>0.47677421</text:p>
          </table:table-cell>
          <table:table-cell office:value-type="float" office:value="0.47963442" calcext:value-type="float">
            <text:p>0.47963442</text:p>
          </table:table-cell>
          <table:table-cell office:value-type="float" office:value="0.47716131" calcext:value-type="float">
            <text:p>0.47716131</text:p>
          </table:table-cell>
        </table:table-row>
        <table:table-row table:style-name="ro1">
          <table:table-cell office:value-type="float" office:value="0.46943359" calcext:value-type="float">
            <text:p>0.46943359</text:p>
          </table:table-cell>
          <table:table-cell office:value-type="float" office:value="0.49462366" calcext:value-type="float">
            <text:p>0.49462366</text:p>
          </table:table-cell>
          <table:table-cell office:value-type="float" office:value="0.4747312" calcext:value-type="float">
            <text:p>0.4747312</text:p>
          </table:table-cell>
          <table:table-cell office:value-type="float" office:value="0.48252687" calcext:value-type="float">
            <text:p>0.48252687</text:p>
          </table:table-cell>
        </table:table-row>
        <table:table-row table:style-name="ro1">
          <table:table-cell office:value-type="float" office:value="0.47050781" calcext:value-type="float">
            <text:p>0.47050781</text:p>
          </table:table-cell>
          <table:table-cell office:value-type="float" office:value="0.475914" calcext:value-type="float">
            <text:p>0.475914</text:p>
          </table:table-cell>
          <table:table-cell office:value-type="float" office:value="0.47112903" calcext:value-type="float">
            <text:p>0.47112903</text:p>
          </table:table-cell>
          <table:table-cell office:value-type="float" office:value="0.48013443" calcext:value-type="float">
            <text:p>0.48013443</text:p>
          </table:table-cell>
        </table:table-row>
        <table:table-row table:style-name="ro1">
          <table:table-cell office:value-type="float" office:value="0.47265625" calcext:value-type="float">
            <text:p>0.47265625</text:p>
          </table:table-cell>
          <table:table-cell office:value-type="float" office:value="0.48172044" calcext:value-type="float">
            <text:p>0.48172044</text:p>
          </table:table-cell>
          <table:table-cell office:value-type="float" office:value="0.4783226" calcext:value-type="float">
            <text:p>0.4783226</text:p>
          </table:table-cell>
          <table:table-cell office:value-type="float" office:value="0.4762258" calcext:value-type="float">
            <text:p>0.4762258</text:p>
          </table:table-cell>
        </table:table-row>
        <table:table-row table:style-name="ro1">
          <table:table-cell office:value-type="float" office:value="0.48447265" calcext:value-type="float">
            <text:p>0.48447265</text:p>
          </table:table-cell>
          <table:table-cell office:value-type="float" office:value="0.48387098" calcext:value-type="float">
            <text:p>0.48387098</text:p>
          </table:table-cell>
          <table:table-cell office:value-type="float" office:value="0.4763441" calcext:value-type="float">
            <text:p>0.4763441</text:p>
          </table:table-cell>
          <table:table-cell office:value-type="float" office:value="0.48225808" calcext:value-type="float">
            <text:p>0.48225808</text:p>
          </table:table-cell>
        </table:table-row>
        <table:table-row table:style-name="ro1">
          <table:table-cell office:value-type="float" office:value="0.48232421" calcext:value-type="float">
            <text:p>0.48232421</text:p>
          </table:table-cell>
          <table:table-cell office:value-type="float" office:value="0.49075269" calcext:value-type="float">
            <text:p>0.49075269</text:p>
          </table:table-cell>
          <table:table-cell office:value-type="float" office:value="0.47037639" calcext:value-type="float">
            <text:p>0.47037639</text:p>
          </table:table-cell>
          <table:table-cell office:value-type="float" office:value="0.47854843" calcext:value-type="float">
            <text:p>0.47854843</text:p>
          </table:table-cell>
        </table:table-row>
        <table:table-row table:style-name="ro1">
          <table:table-cell office:value-type="float" office:value="0.47802734" calcext:value-type="float">
            <text:p>0.47802734</text:p>
          </table:table-cell>
          <table:table-cell office:value-type="float" office:value="0.47660217" calcext:value-type="float">
            <text:p>0.47660217</text:p>
          </table:table-cell>
          <table:table-cell office:value-type="float" office:value="0.47967743" calcext:value-type="float">
            <text:p>0.47967743</text:p>
          </table:table-cell>
          <table:table-cell office:value-type="float" office:value="0.4782473" calcext:value-type="float">
            <text:p>0.4782473</text:p>
          </table:table-cell>
        </table:table-row>
        <table:table-row table:style-name="ro1">
          <table:table-cell office:value-type="float" office:value="0.4640625" calcext:value-type="float">
            <text:p>0.4640625</text:p>
          </table:table-cell>
          <table:table-cell office:value-type="float" office:value="0.48387098" calcext:value-type="float">
            <text:p>0.48387098</text:p>
          </table:table-cell>
          <table:table-cell office:value-type="float" office:value="0.47526884" calcext:value-type="float">
            <text:p>0.47526884</text:p>
          </table:table-cell>
          <table:table-cell office:value-type="float" office:value="0.48413982" calcext:value-type="float">
            <text:p>0.48413982</text:p>
          </table:table-cell>
        </table:table-row>
        <table:table-row table:style-name="ro1">
          <table:table-cell office:value-type="float" office:value="0.47050781" calcext:value-type="float">
            <text:p>0.47050781</text:p>
          </table:table-cell>
          <table:table-cell office:value-type="float" office:value="0.47709679" calcext:value-type="float">
            <text:p>0.47709679</text:p>
          </table:table-cell>
          <table:table-cell office:value-type="float" office:value="0.47317204" calcext:value-type="float">
            <text:p>0.47317204</text:p>
          </table:table-cell>
          <table:table-cell office:value-type="float" office:value="0.47838711" calcext:value-type="float">
            <text:p>0.47838711</text:p>
          </table:table-cell>
        </table:table-row>
        <table:table-row table:style-name="ro1">
          <table:table-cell office:value-type="float" office:value="0.45976562" calcext:value-type="float">
            <text:p>0.45976562</text:p>
          </table:table-cell>
          <table:table-cell office:value-type="float" office:value="0.47561292" calcext:value-type="float">
            <text:p>0.47561292</text:p>
          </table:table-cell>
          <table:table-cell office:value-type="float" office:value="0.47924733" calcext:value-type="float">
            <text:p>0.47924733</text:p>
          </table:table-cell>
          <table:table-cell office:value-type="float" office:value="0.47897853" calcext:value-type="float">
            <text:p>0.47897853</text:p>
          </table:table-cell>
        </table:table-row>
        <table:table-row table:style-name="ro1">
          <table:table-cell office:value-type="float" office:value="0.47802734" calcext:value-type="float">
            <text:p>0.47802734</text:p>
          </table:table-cell>
          <table:table-cell office:value-type="float" office:value="0.49569892" calcext:value-type="float">
            <text:p>0.49569892</text:p>
          </table:table-cell>
          <table:table-cell office:value-type="float" office:value="0.4715054" calcext:value-type="float">
            <text:p>0.4715054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0.48447265" calcext:value-type="float">
            <text:p>0.48447265</text:p>
          </table:table-cell>
          <table:table-cell office:value-type="float" office:value="0.4835484" calcext:value-type="float">
            <text:p>0.4835484</text:p>
          </table:table-cell>
          <table:table-cell office:value-type="float" office:value="0.47693548" calcext:value-type="float">
            <text:p>0.47693548</text:p>
          </table:table-cell>
          <table:table-cell office:value-type="float" office:value="0.48126344" calcext:value-type="float">
            <text:p>0.48126344</text:p>
          </table:table-cell>
        </table:table-row>
        <table:table-row table:style-name="ro1">
          <table:table-cell office:value-type="float" office:value="0.4640625" calcext:value-type="float">
            <text:p>0.4640625</text:p>
          </table:table-cell>
          <table:table-cell office:value-type="float" office:value="0.48051614" calcext:value-type="float">
            <text:p>0.48051614</text:p>
          </table:table-cell>
          <table:table-cell office:value-type="float" office:value="0.48451614" calcext:value-type="float">
            <text:p>0.48451614</text:p>
          </table:table-cell>
          <table:table-cell office:value-type="float" office:value="0.47841935" calcext:value-type="float">
            <text:p>0.47841935</text:p>
          </table:table-cell>
        </table:table-row>
        <table:table-row table:style-name="ro1">
          <table:table-cell office:value-type="float" office:value="0.48125" calcext:value-type="float">
            <text:p>0.48125</text:p>
          </table:table-cell>
          <table:table-cell office:value-type="float" office:value="0.48172044" calcext:value-type="float">
            <text:p>0.48172044</text:p>
          </table:table-cell>
          <table:table-cell office:value-type="float" office:value="0.49892477" calcext:value-type="float">
            <text:p>0.49892477</text:p>
          </table:table-cell>
          <table:table-cell office:value-type="float" office:value="0.4782258" calcext:value-type="float">
            <text:p>0.4782258</text:p>
          </table:table-cell>
        </table:table-row>
        <table:table-row table:style-name="ro1">
          <table:table-cell office:value-type="float" office:value="0.47695312" calcext:value-type="float">
            <text:p>0.47695312</text:p>
          </table:table-cell>
          <table:table-cell office:value-type="float" office:value="0.48096776" calcext:value-type="float">
            <text:p>0.48096776</text:p>
          </table:table-cell>
          <table:table-cell office:value-type="float" office:value="0.48053765" calcext:value-type="float">
            <text:p>0.48053765</text:p>
          </table:table-cell>
          <table:table-cell office:value-type="float" office:value="0.47693548" calcext:value-type="float">
            <text:p>0.47693548</text:p>
          </table:table-cell>
        </table:table-row>
        <table:table-row table:style-name="ro1">
          <table:table-cell office:value-type="float" office:value="0.47158203" calcext:value-type="float">
            <text:p>0.47158203</text:p>
          </table:table-cell>
          <table:table-cell office:value-type="float" office:value="0.47294626" calcext:value-type="float">
            <text:p>0.47294626</text:p>
          </table:table-cell>
          <table:table-cell office:value-type="float" office:value="0.48021507" calcext:value-type="float">
            <text:p>0.48021507</text:p>
          </table:table-cell>
          <table:table-cell office:value-type="float" office:value="0.4786344" calcext:value-type="float">
            <text:p>0.4786344</text:p>
          </table:table-cell>
        </table:table-row>
        <table:table-row table:style-name="ro1">
          <table:table-cell office:value-type="float" office:value="0.45224609" calcext:value-type="float">
            <text:p>0.45224609</text:p>
          </table:table-cell>
          <table:table-cell office:value-type="float" office:value="0.47419357" calcext:value-type="float">
            <text:p>0.47419357</text:p>
          </table:table-cell>
          <table:table-cell office:value-type="float" office:value="0.4715054" calcext:value-type="float">
            <text:p>0.4715054</text:p>
          </table:table-cell>
          <table:table-cell office:value-type="float" office:value="0.47983875" calcext:value-type="float">
            <text:p>0.47983875</text:p>
          </table:table-cell>
        </table:table-row>
        <table:table-row table:style-name="ro1">
          <table:table-cell office:value-type="float" office:value="0.4758789" calcext:value-type="float">
            <text:p>0.4758789</text:p>
          </table:table-cell>
          <table:table-cell office:value-type="float" office:value="0.48107528" calcext:value-type="float">
            <text:p>0.48107528</text:p>
          </table:table-cell>
          <table:table-cell office:value-type="float" office:value="0.48037633" calcext:value-type="float">
            <text:p>0.48037633</text:p>
          </table:table-cell>
          <table:table-cell office:value-type="float" office:value="0.476371" calcext:value-type="float">
            <text:p>0.476371</text:p>
          </table:table-cell>
        </table:table-row>
        <table:table-row table:style-name="ro1">
          <table:table-cell office:value-type="float" office:value="0.47480468" calcext:value-type="float">
            <text:p>0.47480468</text:p>
          </table:table-cell>
          <table:table-cell office:value-type="float" office:value="0.47264518" calcext:value-type="float">
            <text:p>0.47264518</text:p>
          </table:table-cell>
          <table:table-cell office:value-type="float" office:value="0.481957" calcext:value-type="float">
            <text:p>0.481957</text:p>
          </table:table-cell>
          <table:table-cell office:value-type="float" office:value="0.47733335" calcext:value-type="float">
            <text:p>0.47733335</text:p>
          </table:table-cell>
        </table:table-row>
        <table:table-row table:style-name="ro1">
          <table:table-cell office:value-type="float" office:value="0.47158203" calcext:value-type="float">
            <text:p>0.47158203</text:p>
          </table:table-cell>
          <table:table-cell office:value-type="float" office:value="0.48387098" calcext:value-type="float">
            <text:p>0.48387098</text:p>
          </table:table-cell>
          <table:table-cell office:value-type="float" office:value="0.47419357" calcext:value-type="float">
            <text:p>0.47419357</text:p>
          </table:table-cell>
          <table:table-cell office:value-type="float" office:value="0.4814516" calcext:value-type="float">
            <text:p>0.4814516</text:p>
          </table:table-cell>
        </table:table-row>
        <table:table-row table:style-name="ro1">
          <table:table-cell office:value-type="float" office:value="0.47695312" calcext:value-type="float">
            <text:p>0.47695312</text:p>
          </table:table-cell>
          <table:table-cell office:value-type="float" office:value="0.48516135" calcext:value-type="float">
            <text:p>0.48516135</text:p>
          </table:table-cell>
          <table:table-cell office:value-type="float" office:value="0.47881722" calcext:value-type="float">
            <text:p>0.47881722</text:p>
          </table:table-cell>
          <table:table-cell office:value-type="float" office:value="0.48166666" calcext:value-type="float">
            <text:p>0.48166666</text:p>
          </table:table-cell>
        </table:table-row>
        <table:table-row table:style-name="ro1">
          <table:table-cell office:value-type="float" office:value="0.47373046" calcext:value-type="float">
            <text:p>0.47373046</text:p>
          </table:table-cell>
          <table:table-cell office:value-type="float" office:value="0.47122578" calcext:value-type="float">
            <text:p>0.47122578</text:p>
          </table:table-cell>
          <table:table-cell office:value-type="float" office:value="0.47843012" calcext:value-type="float">
            <text:p>0.47843012</text:p>
          </table:table-cell>
          <table:table-cell office:value-type="float" office:value="0.47767744" calcext:value-type="float">
            <text:p>0.47767744</text:p>
          </table:table-cell>
        </table:table-row>
        <table:table-row table:style-name="ro1">
          <table:table-cell office:value-type="float" office:value="0.48125" calcext:value-type="float">
            <text:p>0.48125</text:p>
          </table:table-cell>
          <table:table-cell table:number-columns-repeated="2" office:value-type="float" office:value="0.47526884" calcext:value-type="float">
            <text:p>0.47526884</text:p>
          </table:table-cell>
          <table:table-cell office:value-type="float" office:value="0.48118281" calcext:value-type="float">
            <text:p>0.48118281</text:p>
          </table:table-cell>
        </table:table-row>
        <table:table-row table:style-name="ro1">
          <table:table-cell office:value-type="float" office:value="0.46621093" calcext:value-type="float">
            <text:p>0.46621093</text:p>
          </table:table-cell>
          <table:table-cell office:value-type="float" office:value="0.47838711" calcext:value-type="float">
            <text:p>0.47838711</text:p>
          </table:table-cell>
          <table:table-cell office:value-type="float" office:value="0.4842473" calcext:value-type="float">
            <text:p>0.4842473</text:p>
          </table:table-cell>
          <table:table-cell office:value-type="float" office:value="0.47836022" calcext:value-type="float">
            <text:p>0.47836022</text:p>
          </table:table-cell>
        </table:table-row>
        <table:table-row table:style-name="ro1">
          <table:table-cell office:value-type="float" office:value="0.4640625" calcext:value-type="float">
            <text:p>0.4640625</text:p>
          </table:table-cell>
          <table:table-cell office:value-type="float" office:value="0.47075266" calcext:value-type="float">
            <text:p>0.47075266</text:p>
          </table:table-cell>
          <table:table-cell office:value-type="float" office:value="0.48180646" calcext:value-type="float">
            <text:p>0.48180646</text:p>
          </table:table-cell>
          <table:table-cell office:value-type="float" office:value="0.47717204" calcext:value-type="float">
            <text:p>0.47717204</text:p>
          </table:table-cell>
        </table:table-row>
        <table:table-row table:style-name="ro1">
          <table:table-cell office:value-type="float" office:value="0.46728515" calcext:value-type="float">
            <text:p>0.46728515</text:p>
          </table:table-cell>
          <table:table-cell office:value-type="float" office:value="0.46666669" calcext:value-type="float">
            <text:p>0.46666669</text:p>
          </table:table-cell>
          <table:table-cell office:value-type="float" office:value="0.47419357" calcext:value-type="float">
            <text:p>0.47419357</text:p>
          </table:table-cell>
          <table:table-cell office:value-type="float" office:value="0.47284946" calcext:value-type="float">
            <text:p>0.47284946</text:p>
          </table:table-cell>
        </table:table-row>
        <table:table-row table:style-name="ro1">
          <table:table-cell office:value-type="float" office:value="0.46191406" calcext:value-type="float">
            <text:p>0.46191406</text:p>
          </table:table-cell>
          <table:table-cell office:value-type="float" office:value="0.48086023" calcext:value-type="float">
            <text:p>0.48086023</text:p>
          </table:table-cell>
          <table:table-cell office:value-type="float" office:value="0.48059139" calcext:value-type="float">
            <text:p>0.48059139</text:p>
          </table:table-cell>
          <table:table-cell office:value-type="float" office:value="0.47860217" calcext:value-type="float">
            <text:p>0.47860217</text:p>
          </table:table-cell>
        </table:table-row>
        <table:table-row table:style-name="ro1">
          <table:table-cell office:value-type="float" office:value="0.48447265" calcext:value-type="float">
            <text:p>0.48447265</text:p>
          </table:table-cell>
          <table:table-cell office:value-type="float" office:value="0.47221508" calcext:value-type="float">
            <text:p>0.47221508</text:p>
          </table:table-cell>
          <table:table-cell office:value-type="float" office:value="0.48025808" calcext:value-type="float">
            <text:p>0.48025808</text:p>
          </table:table-cell>
          <table:table-cell office:value-type="float" office:value="0.47767744" calcext:value-type="float">
            <text:p>0.47767744</text:p>
          </table:table-cell>
        </table:table-row>
        <table:table-row table:style-name="ro1">
          <table:table-cell office:value-type="float" office:value="0.46513671" calcext:value-type="float">
            <text:p>0.46513671</text:p>
          </table:table-cell>
          <table:table-cell office:value-type="float" office:value="0.47419357" calcext:value-type="float">
            <text:p>0.47419357</text:p>
          </table:table-cell>
          <table:table-cell office:value-type="float" office:value="0.48494625" calcext:value-type="float">
            <text:p>0.48494625</text:p>
          </table:table-cell>
          <table:table-cell office:value-type="float" office:value="0.48360214" calcext:value-type="float">
            <text:p>0.48360214</text:p>
          </table:table-cell>
        </table:table-row>
        <table:table-row table:style-name="ro1">
          <table:table-cell office:value-type="float" office:value="0.49199218" calcext:value-type="float">
            <text:p>0.49199218</text:p>
          </table:table-cell>
          <table:table-cell office:value-type="float" office:value="0.48139786" calcext:value-type="float">
            <text:p>0.48139786</text:p>
          </table:table-cell>
          <table:table-cell office:value-type="float" office:value="0.49021506" calcext:value-type="float">
            <text:p>0.49021506</text:p>
          </table:table-cell>
          <table:table-cell office:value-type="float" office:value="0.47857527" calcext:value-type="float">
            <text:p>0.47857527</text:p>
          </table:table-cell>
        </table:table-row>
        <table:table-row table:style-name="ro1">
          <table:table-cell office:value-type="float" office:value="0.47480468" calcext:value-type="float">
            <text:p>0.47480468</text:p>
          </table:table-cell>
          <table:table-cell office:value-type="float" office:value="0.47225809" calcext:value-type="float">
            <text:p>0.47225809</text:p>
          </table:table-cell>
          <table:table-cell office:value-type="float" office:value="0.47987098" calcext:value-type="float">
            <text:p>0.47987098</text:p>
          </table:table-cell>
          <table:table-cell office:value-type="float" office:value="0.47739787" calcext:value-type="float">
            <text:p>0.47739787</text:p>
          </table:table-cell>
        </table:table-row>
        <table:table-row table:style-name="ro1">
          <table:table-cell office:value-type="float" office:value="0.46943359" calcext:value-type="float">
            <text:p>0.46943359</text:p>
          </table:table-cell>
          <table:table-cell office:value-type="float" office:value="0.46881723" calcext:value-type="float">
            <text:p>0.46881723</text:p>
          </table:table-cell>
          <table:table-cell office:value-type="float" office:value="0.48548388" calcext:value-type="float">
            <text:p>0.48548388</text:p>
          </table:table-cell>
          <table:table-cell office:value-type="float" office:value="0.47768821" calcext:value-type="float">
            <text:p>0.47768821</text:p>
          </table:table-cell>
        </table:table-row>
        <table:table-row table:style-name="ro1">
          <table:table-cell office:value-type="float" office:value="0.45439453" calcext:value-type="float">
            <text:p>0.45439453</text:p>
          </table:table-cell>
          <table:table-cell office:value-type="float" office:value="0.47935485" calcext:value-type="float">
            <text:p>0.47935485</text:p>
          </table:table-cell>
          <table:table-cell office:value-type="float" office:value="0.48252687" calcext:value-type="float">
            <text:p>0.48252687</text:p>
          </table:table-cell>
          <table:table-cell office:value-type="float" office:value="0.47889785" calcext:value-type="float">
            <text:p>0.47889785</text:p>
          </table:table-cell>
        </table:table-row>
        <table:table-row table:style-name="ro1">
          <table:table-cell office:value-type="float" office:value="0.53496093" calcext:value-type="float">
            <text:p>0.53496093</text:p>
          </table:table-cell>
          <table:table-cell office:value-type="float" office:value="0.47883872" calcext:value-type="float">
            <text:p>0.47883872</text:p>
          </table:table-cell>
          <table:table-cell office:value-type="float" office:value="0.48066668" calcext:value-type="float">
            <text:p>0.48066668</text:p>
          </table:table-cell>
          <table:table-cell office:value-type="float" office:value="0.47796778" calcext:value-type="float">
            <text:p>0.47796778</text:p>
          </table:table-cell>
        </table:table-row>
        <table:table-row table:style-name="ro1">
          <table:table-cell office:value-type="float" office:value="0.48232421" calcext:value-type="float">
            <text:p>0.48232421</text:p>
          </table:table-cell>
          <table:table-cell office:value-type="float" office:value="0.47741937" calcext:value-type="float">
            <text:p>0.47741937</text:p>
          </table:table-cell>
          <table:table-cell office:value-type="float" office:value="0.48172044" calcext:value-type="float">
            <text:p>0.48172044</text:p>
          </table:table-cell>
          <table:table-cell office:value-type="float" office:value="0.4763441" calcext:value-type="float">
            <text:p>0.4763441</text:p>
          </table:table-cell>
        </table:table-row>
        <table:table-row table:style-name="ro1">
          <table:table-cell office:value-type="float" office:value="0.4758789" calcext:value-type="float">
            <text:p>0.4758789</text:p>
          </table:table-cell>
          <table:table-cell office:value-type="float" office:value="0.48225808" calcext:value-type="float">
            <text:p>0.48225808</text:p>
          </table:table-cell>
          <table:table-cell office:value-type="float" office:value="0.4819355" calcext:value-type="float">
            <text:p>0.4819355</text:p>
          </table:table-cell>
          <table:table-cell office:value-type="float" office:value="0.47903227" calcext:value-type="float">
            <text:p>0.47903227</text:p>
          </table:table-cell>
        </table:table-row>
        <table:table-row table:style-name="ro1">
          <table:table-cell office:value-type="float" office:value="0.48339843" calcext:value-type="float">
            <text:p>0.48339843</text:p>
          </table:table-cell>
          <table:table-cell office:value-type="float" office:value="0.48103227" calcext:value-type="float">
            <text:p>0.48103227</text:p>
          </table:table-cell>
          <table:table-cell office:value-type="float" office:value="0.47617206" calcext:value-type="float">
            <text:p>0.47617206</text:p>
          </table:table-cell>
          <table:table-cell office:value-type="float" office:value="0.48022575" calcext:value-type="float">
            <text:p>0.48022575</text:p>
          </table:table-cell>
        </table:table-row>
        <table:table-row table:style-name="ro1">
          <table:table-cell office:value-type="float" office:value="0.4640625" calcext:value-type="float">
            <text:p>0.4640625</text:p>
          </table:table-cell>
          <table:table-cell office:value-type="float" office:value="0.47741937" calcext:value-type="float">
            <text:p>0.47741937</text:p>
          </table:table-cell>
          <table:table-cell office:value-type="float" office:value="0.48279571" calcext:value-type="float">
            <text:p>0.48279571</text:p>
          </table:table-cell>
          <table:table-cell office:value-type="float" office:value="0.4715054" calcext:value-type="float">
            <text:p>0.4715054</text:p>
          </table:table-cell>
        </table:table-row>
        <table:table-row table:style-name="ro1">
          <table:table-cell office:value-type="float" office:value="0.50273437" calcext:value-type="float">
            <text:p>0.50273437</text:p>
          </table:table-cell>
          <table:table-cell office:value-type="float" office:value="0.47946238" calcext:value-type="float">
            <text:p>0.47946238</text:p>
          </table:table-cell>
          <table:table-cell office:value-type="float" office:value="0.48301076" calcext:value-type="float">
            <text:p>0.48301076</text:p>
          </table:table-cell>
          <table:table-cell office:value-type="float" office:value="0.47795701" calcext:value-type="float">
            <text:p>0.47795701</text:p>
          </table:table-cell>
        </table:table-row>
        <table:table-row table:style-name="ro1">
          <table:table-cell office:value-type="float" office:value="0.46621093" calcext:value-type="float">
            <text:p>0.46621093</text:p>
          </table:table-cell>
          <table:table-cell office:value-type="float" office:value="0.48412904" calcext:value-type="float">
            <text:p>0.48412904</text:p>
          </table:table-cell>
          <table:table-cell office:value-type="float" office:value="0.47567744" calcext:value-type="float">
            <text:p>0.47567744</text:p>
          </table:table-cell>
          <table:table-cell office:value-type="float" office:value="0.48030109" calcext:value-type="float">
            <text:p>0.48030109</text:p>
          </table:table-cell>
        </table:table-row>
        <table:table-row table:style-name="ro1">
          <table:table-cell office:value-type="float" office:value="0.48554687" calcext:value-type="float">
            <text:p>0.48554687</text:p>
          </table:table-cell>
          <table:table-cell office:value-type="float" office:value="0.47096776" calcext:value-type="float">
            <text:p>0.47096776</text:p>
          </table:table-cell>
          <table:table-cell office:value-type="float" office:value="0.46720433" calcext:value-type="float">
            <text:p>0.46720433</text:p>
          </table:table-cell>
          <table:table-cell office:value-type="float" office:value="0.47258067" calcext:value-type="float">
            <text:p>0.47258067</text:p>
          </table:table-cell>
        </table:table-row>
        <table:table-row table:style-name="ro1">
          <table:table-cell office:value-type="float" office:value="0.48125" calcext:value-type="float">
            <text:p>0.48125</text:p>
          </table:table-cell>
          <table:table-cell office:value-type="float" office:value="0.47967743" calcext:value-type="float">
            <text:p>0.47967743</text:p>
          </table:table-cell>
          <table:table-cell office:value-type="float" office:value="0.48134412" calcext:value-type="float">
            <text:p>0.48134412</text:p>
          </table:table-cell>
          <table:table-cell office:value-type="float" office:value="0.47733869" calcext:value-type="float">
            <text:p>0.47733869</text:p>
          </table:table-cell>
        </table:table-row>
        <table:table-row table:style-name="ro1">
          <table:table-cell office:value-type="float" office:value="0.50166015" calcext:value-type="float">
            <text:p>0.50166015</text:p>
          </table:table-cell>
          <table:table-cell office:value-type="float" office:value="0.49247312" calcext:value-type="float">
            <text:p>0.49247312</text:p>
          </table:table-cell>
          <table:table-cell office:value-type="float" office:value="0.48058066" calcext:value-type="float">
            <text:p>0.48058066</text:p>
          </table:table-cell>
          <table:table-cell office:value-type="float" office:value="0.47782797" calcext:value-type="float">
            <text:p>0.47782797</text:p>
          </table:table-cell>
        </table:table-row>
        <table:table-row table:style-name="ro1">
          <table:table-cell office:value-type="float" office:value="0.46621093" calcext:value-type="float">
            <text:p>0.46621093</text:p>
          </table:table-cell>
          <table:table-cell office:value-type="float" office:value="0.47526884" calcext:value-type="float">
            <text:p>0.47526884</text:p>
          </table:table-cell>
          <table:table-cell office:value-type="float" office:value="0.4715054" calcext:value-type="float">
            <text:p>0.4715054</text:p>
          </table:table-cell>
          <table:table-cell office:value-type="float" office:value="0.47849464" calcext:value-type="float">
            <text:p>0.47849464</text:p>
          </table:table-cell>
        </table:table-row>
        <table:table-row table:style-name="ro1">
          <table:table-cell office:value-type="float" office:value="0.4758789" calcext:value-type="float">
            <text:p>0.4758789</text:p>
          </table:table-cell>
          <table:table-cell office:value-type="float" office:value="0.48000001" calcext:value-type="float">
            <text:p>0.48000001</text:p>
          </table:table-cell>
          <table:table-cell office:value-type="float" office:value="0.48080644" calcext:value-type="float">
            <text:p>0.48080644</text:p>
          </table:table-cell>
          <table:table-cell office:value-type="float" office:value="0.47819895" calcext:value-type="float">
            <text:p>0.47819895</text:p>
          </table:table-cell>
        </table:table-row>
        <table:table-row table:style-name="ro1">
          <table:table-cell office:value-type="float" office:value="0.47265625" calcext:value-type="float">
            <text:p>0.47265625</text:p>
          </table:table-cell>
          <table:table-cell office:value-type="float" office:value="0.48391399" calcext:value-type="float">
            <text:p>0.48391399</text:p>
          </table:table-cell>
          <table:table-cell office:value-type="float" office:value="0.47518281" calcext:value-type="float">
            <text:p>0.47518281</text:p>
          </table:table-cell>
          <table:table-cell office:value-type="float" office:value="0.47833337" calcext:value-type="float">
            <text:p>0.47833337</text:p>
          </table:table-cell>
        </table:table-row>
        <table:table-row table:style-name="ro1">
          <table:table-cell office:value-type="float" office:value="0.47910156" calcext:value-type="float">
            <text:p>0.47910156</text:p>
          </table:table-cell>
          <table:table-cell office:value-type="float" office:value="0.4731183" calcext:value-type="float">
            <text:p>0.4731183</text:p>
          </table:table-cell>
          <table:table-cell office:value-type="float" office:value="0.45698924" calcext:value-type="float">
            <text:p>0.45698924</text:p>
          </table:table-cell>
          <table:table-cell office:value-type="float" office:value="0.4698925" calcext:value-type="float">
            <text:p>0.4698925</text:p>
          </table:table-cell>
        </table:table-row>
        <table:table-row table:style-name="ro1">
          <table:table-cell office:value-type="float" office:value="0.48662109" calcext:value-type="float">
            <text:p>0.48662109</text:p>
          </table:table-cell>
          <table:table-cell office:value-type="float" office:value="0.48000001" calcext:value-type="float">
            <text:p>0.48000001</text:p>
          </table:table-cell>
          <table:table-cell office:value-type="float" office:value="0.48215055" calcext:value-type="float">
            <text:p>0.48215055</text:p>
          </table:table-cell>
          <table:table-cell office:value-type="float" office:value="0.47865591" calcext:value-type="float">
            <text:p>0.47865591</text:p>
          </table:table-cell>
        </table:table-row>
        <table:table-row table:style-name="ro1">
          <table:table-cell office:value-type="float" office:value="0.46083984" calcext:value-type="float">
            <text:p>0.46083984</text:p>
          </table:table-cell>
          <table:table-cell office:value-type="float" office:value="0.47845163" calcext:value-type="float">
            <text:p>0.47845163</text:p>
          </table:table-cell>
          <table:table-cell office:value-type="float" office:value="0.47501077" calcext:value-type="float">
            <text:p>0.47501077</text:p>
          </table:table-cell>
          <table:table-cell office:value-type="float" office:value="0.47960214" calcext:value-type="float">
            <text:p>0.47960214</text:p>
          </table:table-cell>
        </table:table-row>
        <table:table-row table:style-name="ro1">
          <table:table-cell office:value-type="float" office:value="0.51884765" calcext:value-type="float">
            <text:p>0.51884765</text:p>
          </table:table-cell>
          <table:table-cell office:value-type="float" office:value="0.46236557" calcext:value-type="float">
            <text:p>0.46236557</text:p>
          </table:table-cell>
          <table:table-cell office:value-type="float" office:value="0.47258067" calcext:value-type="float">
            <text:p>0.47258067</text:p>
          </table:table-cell>
          <table:table-cell office:value-type="float" office:value="0.47284946" calcext:value-type="float">
            <text:p>0.47284946</text:p>
          </table:table-cell>
        </table:table-row>
        <table:table-row table:style-name="ro1">
          <table:table-cell office:value-type="float" office:value="0.48125" calcext:value-type="float">
            <text:p>0.48125</text:p>
          </table:table-cell>
          <table:table-cell office:value-type="float" office:value="0.47526884" calcext:value-type="float">
            <text:p>0.47526884</text:p>
          </table:table-cell>
          <table:table-cell office:value-type="float" office:value="0.47892475" calcext:value-type="float">
            <text:p>0.47892475</text:p>
          </table:table-cell>
          <table:table-cell office:value-type="float" office:value="0.47739248" calcext:value-type="float">
            <text:p>0.47739248</text:p>
          </table:table-cell>
        </table:table-row>
        <table:table-row table:style-name="ro1">
          <table:table-cell office:value-type="float" office:value="0.48125" calcext:value-type="float">
            <text:p>0.48125</text:p>
          </table:table-cell>
          <table:table-cell office:value-type="float" office:value="0.48245162" calcext:value-type="float">
            <text:p>0.48245162</text:p>
          </table:table-cell>
          <table:table-cell office:value-type="float" office:value="0.4763441" calcext:value-type="float">
            <text:p>0.4763441</text:p>
          </table:table-cell>
          <table:table-cell office:value-type="float" office:value="0.47818284" calcext:value-type="float">
            <text:p>0.47818284</text:p>
          </table:table-cell>
        </table:table-row>
        <table:table-row table:style-name="ro1">
          <table:table-cell office:value-type="float" office:value="0.45332031" calcext:value-type="float">
            <text:p>0.45332031</text:p>
          </table:table-cell>
          <table:table-cell office:value-type="float" office:value="0.49462366" calcext:value-type="float">
            <text:p>0.49462366</text:p>
          </table:table-cell>
          <table:table-cell office:value-type="float" office:value="0.4731183" calcext:value-type="float">
            <text:p>0.4731183</text:p>
          </table:table-cell>
          <table:table-cell office:value-type="float" office:value="0.47069892" calcext:value-type="float">
            <text:p>0.47069892</text:p>
          </table:table-cell>
        </table:table-row>
        <table:table-row table:style-name="ro1">
          <table:table-cell office:value-type="float" office:value="0.47480468" calcext:value-type="float">
            <text:p>0.47480468</text:p>
          </table:table-cell>
          <table:table-cell office:value-type="float" office:value="0.47419357" calcext:value-type="float">
            <text:p>0.47419357</text:p>
          </table:table-cell>
          <table:table-cell office:value-type="float" office:value="0.48231182" calcext:value-type="float">
            <text:p>0.48231182</text:p>
          </table:table-cell>
          <table:table-cell office:value-type="float" office:value="0.47661294" calcext:value-type="float">
            <text:p>0.47661294</text:p>
          </table:table-cell>
        </table:table-row>
        <table:table-row table:style-name="ro1">
          <table:table-cell office:value-type="float" office:value="0.47910156" calcext:value-type="float">
            <text:p>0.47910156</text:p>
          </table:table-cell>
          <table:table-cell office:value-type="float" office:value="0.48184947" calcext:value-type="float">
            <text:p>0.48184947</text:p>
          </table:table-cell>
          <table:table-cell office:value-type="float" office:value="0.47507529" calcext:value-type="float">
            <text:p>0.47507529</text:p>
          </table:table-cell>
          <table:table-cell office:value-type="float" office:value="0.47854843" calcext:value-type="float">
            <text:p>0.47854843</text:p>
          </table:table-cell>
        </table:table-row>
        <table:table-row table:style-name="ro1">
          <table:table-cell office:value-type="float" office:value="0.46513671" calcext:value-type="float">
            <text:p>0.46513671</text:p>
          </table:table-cell>
          <table:table-cell office:value-type="float" office:value="0.49892477" calcext:value-type="float">
            <text:p>0.49892477</text:p>
          </table:table-cell>
          <table:table-cell office:value-type="float" office:value="0.4682796" calcext:value-type="float">
            <text:p>0.4682796</text:p>
          </table:table-cell>
          <table:table-cell office:value-type="float" office:value="0.47419357" calcext:value-type="float">
            <text:p>0.47419357</text:p>
          </table:table-cell>
        </table:table-row>
        <table:table-row table:style-name="ro1">
          <table:table-cell office:value-type="float" office:value="0.47158203" calcext:value-type="float">
            <text:p>0.47158203</text:p>
          </table:table-cell>
          <table:table-cell office:value-type="float" office:value="0.47215056" calcext:value-type="float">
            <text:p>0.47215056</text:p>
          </table:table-cell>
          <table:table-cell office:value-type="float" office:value="0.4832796" calcext:value-type="float">
            <text:p>0.4832796</text:p>
          </table:table-cell>
          <table:table-cell office:value-type="float" office:value="0.47782258" calcext:value-type="float">
            <text:p>0.47782258</text:p>
          </table:table-cell>
        </table:table-row>
        <table:table-row table:style-name="ro1">
          <table:table-cell office:value-type="float" office:value="0.48017578" calcext:value-type="float">
            <text:p>0.48017578</text:p>
          </table:table-cell>
          <table:table-cell office:value-type="float" office:value="0.48266668" calcext:value-type="float">
            <text:p>0.48266668</text:p>
          </table:table-cell>
          <table:table-cell office:value-type="float" office:value="0.47677421" calcext:value-type="float">
            <text:p>0.47677421</text:p>
          </table:table-cell>
          <table:table-cell office:value-type="float" office:value="0.47770967" calcext:value-type="float">
            <text:p>0.47770967</text:p>
          </table:table-cell>
        </table:table-row>
        <table:table-row table:style-name="ro1">
          <table:table-cell office:value-type="float" office:value="0.63701171" calcext:value-type="float">
            <text:p>0.63701171</text:p>
          </table:table-cell>
          <table:table-cell office:value-type="float" office:value="0.47741937" calcext:value-type="float">
            <text:p>0.47741937</text:p>
          </table:table-cell>
          <table:table-cell office:value-type="float" office:value="0.47903227" calcext:value-type="float">
            <text:p>0.47903227</text:p>
          </table:table-cell>
          <table:table-cell office:value-type="float" office:value="0.47715053" calcext:value-type="float">
            <text:p>0.47715053</text:p>
          </table:table-cell>
        </table:table-row>
        <table:table-row table:style-name="ro1">
          <table:table-cell office:value-type="float" office:value="0.46835937" calcext:value-type="float">
            <text:p>0.46835937</text:p>
          </table:table-cell>
          <table:table-cell office:value-type="float" office:value="0.46956992" calcext:value-type="float">
            <text:p>0.46956992</text:p>
          </table:table-cell>
          <table:table-cell office:value-type="float" office:value="0.4839785" calcext:value-type="float">
            <text:p>0.4839785</text:p>
          </table:table-cell>
          <table:table-cell office:value-type="float" office:value="0.47862906" calcext:value-type="float">
            <text:p>0.47862906</text:p>
          </table:table-cell>
        </table:table-row>
        <table:table-row table:style-name="ro1">
          <table:table-cell office:value-type="float" office:value="0.47802734" calcext:value-type="float">
            <text:p>0.47802734</text:p>
          </table:table-cell>
          <table:table-cell office:value-type="float" office:value="0.48339786" calcext:value-type="float">
            <text:p>0.48339786</text:p>
          </table:table-cell>
          <table:table-cell office:value-type="float" office:value="0.4731183" calcext:value-type="float">
            <text:p>0.4731183</text:p>
          </table:table-cell>
          <table:table-cell office:value-type="float" office:value="0.47748389" calcext:value-type="float">
            <text:p>0.47748389</text:p>
          </table:table-cell>
        </table:table-row>
        <table:table-row table:style-name="ro1">
          <table:table-cell office:value-type="float" office:value="0.46513671" calcext:value-type="float">
            <text:p>0.46513671</text:p>
          </table:table-cell>
          <table:table-cell office:value-type="float" office:value="0.51397848" calcext:value-type="float">
            <text:p>0.51397848</text:p>
          </table:table-cell>
          <table:table-cell office:value-type="float" office:value="0.47849464" calcext:value-type="float">
            <text:p>0.47849464</text:p>
          </table:table-cell>
          <table:table-cell office:value-type="float" office:value="0.47365593" calcext:value-type="float">
            <text:p>0.47365593</text:p>
          </table:table-cell>
        </table:table-row>
        <table:table-row table:style-name="ro1">
          <table:table-cell office:value-type="float" office:value="0.47910156" calcext:value-type="float">
            <text:p>0.47910156</text:p>
          </table:table-cell>
          <table:table-cell office:value-type="float" office:value="0.4715054" calcext:value-type="float">
            <text:p>0.4715054</text:p>
          </table:table-cell>
          <table:table-cell office:value-type="float" office:value="0.47973117" calcext:value-type="float">
            <text:p>0.47973117</text:p>
          </table:table-cell>
          <table:table-cell office:value-type="float" office:value="0.47596778" calcext:value-type="float">
            <text:p>0.47596778</text:p>
          </table:table-cell>
        </table:table-row>
        <table:table-row table:style-name="ro1">
          <table:table-cell office:value-type="float" office:value="0.48017578" calcext:value-type="float">
            <text:p>0.48017578</text:p>
          </table:table-cell>
          <table:table-cell office:value-type="float" office:value="0.48301076" calcext:value-type="float">
            <text:p>0.48301076</text:p>
          </table:table-cell>
          <table:table-cell office:value-type="float" office:value="0.47286024" calcext:value-type="float">
            <text:p>0.47286024</text:p>
          </table:table-cell>
          <table:table-cell office:value-type="float" office:value="0.47775273" calcext:value-type="float">
            <text:p>0.47775273</text:p>
          </table:table-cell>
        </table:table-row>
        <table:table-row table:style-name="ro1">
          <table:table-cell office:value-type="float" office:value="0.47910156" calcext:value-type="float">
            <text:p>0.47910156</text:p>
          </table:table-cell>
          <table:table-cell office:value-type="float" office:value="0.49462366" calcext:value-type="float">
            <text:p>0.49462366</text:p>
          </table:table-cell>
          <table:table-cell office:value-type="float" office:value="0.46612906" calcext:value-type="float">
            <text:p>0.46612906</text:p>
          </table:table-cell>
          <table:table-cell office:value-type="float" office:value="0.47446241" calcext:value-type="float">
            <text:p>0.47446241</text:p>
          </table:table-cell>
        </table:table-row>
        <table:table-row table:style-name="ro1">
          <table:table-cell office:value-type="float" office:value="0.48125" calcext:value-type="float">
            <text:p>0.48125</text:p>
          </table:table-cell>
          <table:table-cell office:value-type="float" office:value="0.4731183" calcext:value-type="float">
            <text:p>0.4731183</text:p>
          </table:table-cell>
          <table:table-cell office:value-type="float" office:value="0.47919359" calcext:value-type="float">
            <text:p>0.47919359</text:p>
          </table:table-cell>
          <table:table-cell office:value-type="float" office:value="0.47623658" calcext:value-type="float">
            <text:p>0.47623658</text:p>
          </table:table-cell>
        </table:table-row>
        <table:table-row table:style-name="ro1">
          <table:table-cell office:value-type="float" office:value="0.48447265" calcext:value-type="float">
            <text:p>0.48447265</text:p>
          </table:table-cell>
          <table:table-cell office:value-type="float" office:value="0.48270969" calcext:value-type="float">
            <text:p>0.48270969</text:p>
          </table:table-cell>
          <table:table-cell office:value-type="float" office:value="0.47976346" calcext:value-type="float">
            <text:p>0.47976346</text:p>
          </table:table-cell>
          <table:table-cell office:value-type="float" office:value="0.47775273" calcext:value-type="float">
            <text:p>0.47775273</text:p>
          </table:table-cell>
        </table:table-row>
        <table:table-row table:style-name="ro1">
          <table:table-cell office:value-type="float" office:value="0.47265625" calcext:value-type="float">
            <text:p>0.47265625</text:p>
          </table:table-cell>
          <table:table-cell office:value-type="float" office:value="0.47741937" calcext:value-type="float">
            <text:p>0.47741937</text:p>
          </table:table-cell>
          <table:table-cell office:value-type="float" office:value="0.48010754" calcext:value-type="float">
            <text:p>0.48010754</text:p>
          </table:table-cell>
          <table:table-cell office:value-type="float" office:value="0.47338714" calcext:value-type="float">
            <text:p>0.47338714</text:p>
          </table:table-cell>
        </table:table-row>
        <table:table-row table:style-name="ro1">
          <table:table-cell office:value-type="float" office:value="0.4640625" calcext:value-type="float">
            <text:p>0.4640625</text:p>
          </table:table-cell>
          <table:table-cell office:value-type="float" office:value="0.47182793" calcext:value-type="float">
            <text:p>0.47182793</text:p>
          </table:table-cell>
          <table:table-cell office:value-type="float" office:value="0.47440862" calcext:value-type="float">
            <text:p>0.47440862</text:p>
          </table:table-cell>
          <table:table-cell office:value-type="float" office:value="0.47922043" calcext:value-type="float">
            <text:p>0.47922043</text:p>
          </table:table-cell>
        </table:table-row>
        <table:table-row table:style-name="ro1">
          <table:table-cell office:value-type="float" office:value="0.49414062" calcext:value-type="float">
            <text:p>0.49414062</text:p>
          </table:table-cell>
          <table:table-cell office:value-type="float" office:value="0.48107528" calcext:value-type="float">
            <text:p>0.48107528</text:p>
          </table:table-cell>
          <table:table-cell office:value-type="float" office:value="0.47681722" calcext:value-type="float">
            <text:p>0.47681722</text:p>
          </table:table-cell>
          <table:table-cell office:value-type="float" office:value="0.47795701" calcext:value-type="float">
            <text:p>0.47795701</text:p>
          </table:table-cell>
        </table:table-row>
        <table:table-row table:style-name="ro1">
          <table:table-cell office:value-type="float" office:value="0.47158203" calcext:value-type="float">
            <text:p>0.47158203</text:p>
          </table:table-cell>
          <table:table-cell office:value-type="float" office:value="0.48387098" calcext:value-type="float">
            <text:p>0.48387098</text:p>
          </table:table-cell>
          <table:table-cell office:value-type="float" office:value="0.51075267" calcext:value-type="float">
            <text:p>0.51075267</text:p>
          </table:table-cell>
          <table:table-cell office:value-type="float" office:value="0.4782258" calcext:value-type="float">
            <text:p>0.4782258</text:p>
          </table:table-cell>
        </table:table-row>
        <table:table-row table:style-name="ro1">
          <table:table-cell office:value-type="float" office:value="0.5102539" calcext:value-type="float">
            <text:p>0.5102539</text:p>
          </table:table-cell>
          <table:table-cell office:value-type="float" office:value="0.47419357" calcext:value-type="float">
            <text:p>0.47419357</text:p>
          </table:table-cell>
          <table:table-cell office:value-type="float" office:value="0.4745161" calcext:value-type="float">
            <text:p>0.4745161</text:p>
          </table:table-cell>
          <table:table-cell office:value-type="float" office:value="0.47674732" calcext:value-type="float">
            <text:p>0.47674732</text:p>
          </table:table-cell>
        </table:table-row>
        <table:table-row table:style-name="ro1">
          <table:table-cell office:value-type="float" office:value="0.43935546" calcext:value-type="float">
            <text:p>0.43935546</text:p>
          </table:table-cell>
          <table:table-cell office:value-type="float" office:value="0.48176345" calcext:value-type="float">
            <text:p>0.48176345</text:p>
          </table:table-cell>
          <table:table-cell office:value-type="float" office:value="0.47421503" calcext:value-type="float">
            <text:p>0.47421503</text:p>
          </table:table-cell>
          <table:table-cell office:value-type="float" office:value="0.47979574" calcext:value-type="float">
            <text:p>0.47979574</text:p>
          </table:table-cell>
        </table:table-row>
        <table:table-row table:style-name="ro1">
          <table:table-cell office:value-type="float" office:value="0.47480468" calcext:value-type="float">
            <text:p>0.47480468</text:p>
          </table:table-cell>
          <table:table-cell office:value-type="float" office:value="0.49462366" calcext:value-type="float">
            <text:p>0.49462366</text:p>
          </table:table-cell>
          <table:table-cell office:value-type="float" office:value="0.48978495" calcext:value-type="float">
            <text:p>0.48978495</text:p>
          </table:table-cell>
          <table:table-cell office:value-type="float" office:value="0.48360214" calcext:value-type="float">
            <text:p>0.48360214</text:p>
          </table:table-cell>
        </table:table-row>
        <table:table-row table:style-name="ro1">
          <table:table-cell office:value-type="float" office:value="0.4758789" calcext:value-type="float">
            <text:p>0.4758789</text:p>
          </table:table-cell>
          <table:table-cell office:value-type="float" office:value="0.47182793" calcext:value-type="float">
            <text:p>0.47182793</text:p>
          </table:table-cell>
          <table:table-cell office:value-type="float" office:value="0.47564516" calcext:value-type="float">
            <text:p>0.47564516</text:p>
          </table:table-cell>
          <table:table-cell office:value-type="float" office:value="0.47938175" calcext:value-type="float">
            <text:p>0.47938175</text:p>
          </table:table-cell>
        </table:table-row>
        <table:table-row table:style-name="ro1">
          <table:table-cell office:value-type="float" office:value="0.47802734" calcext:value-type="float">
            <text:p>0.47802734</text:p>
          </table:table-cell>
          <table:table-cell office:value-type="float" office:value="0.47888169" calcext:value-type="float">
            <text:p>0.47888169</text:p>
          </table:table-cell>
          <table:table-cell office:value-type="float" office:value="0.47488174" calcext:value-type="float">
            <text:p>0.47488174</text:p>
          </table:table-cell>
          <table:table-cell office:value-type="float" office:value="0.47843012" calcext:value-type="float">
            <text:p>0.47843012</text:p>
          </table:table-cell>
        </table:table-row>
        <table:table-row table:style-name="ro1">
          <table:table-cell office:value-type="float" office:value="0.48125" calcext:value-type="float">
            <text:p>0.48125</text:p>
          </table:table-cell>
          <table:table-cell office:value-type="float" office:value="0.47956991" calcext:value-type="float">
            <text:p>0.47956991</text:p>
          </table:table-cell>
          <table:table-cell office:value-type="float" office:value="0.47688174" calcext:value-type="float">
            <text:p>0.47688174</text:p>
          </table:table-cell>
          <table:table-cell office:value-type="float" office:value="0.48037633" calcext:value-type="float">
            <text:p>0.48037633</text:p>
          </table:table-cell>
        </table:table-row>
        <table:table-row table:style-name="ro1">
          <table:table-cell office:value-type="float" office:value="0.49199218" calcext:value-type="float">
            <text:p>0.49199218</text:p>
          </table:table-cell>
          <table:table-cell office:value-type="float" office:value="0.46860213" calcext:value-type="float">
            <text:p>0.46860213</text:p>
          </table:table-cell>
          <table:table-cell office:value-type="float" office:value="0.4729032" calcext:value-type="float">
            <text:p>0.4729032</text:p>
          </table:table-cell>
          <table:table-cell office:value-type="float" office:value="0.47940864" calcext:value-type="float">
            <text:p>0.47940864</text:p>
          </table:table-cell>
        </table:table-row>
        <table:table-row table:style-name="ro1">
          <table:table-cell office:value-type="float" office:value="0.46621093" calcext:value-type="float">
            <text:p>0.46621093</text:p>
          </table:table-cell>
          <table:table-cell office:value-type="float" office:value="0.47724733" calcext:value-type="float">
            <text:p>0.47724733</text:p>
          </table:table-cell>
          <table:table-cell office:value-type="float" office:value="0.47883872" calcext:value-type="float">
            <text:p>0.47883872</text:p>
          </table:table-cell>
          <table:table-cell office:value-type="float" office:value="0.4794301" calcext:value-type="float">
            <text:p>0.4794301</text:p>
          </table:table-cell>
        </table:table-row>
        <table:table-row table:style-name="ro1">
          <table:table-cell office:value-type="float" office:value="0.47158203" calcext:value-type="float">
            <text:p>0.47158203</text:p>
          </table:table-cell>
          <table:table-cell office:value-type="float" office:value="0.48924732" calcext:value-type="float">
            <text:p>0.48924732</text:p>
          </table:table-cell>
          <table:table-cell office:value-type="float" office:value="0.47849464" calcext:value-type="float">
            <text:p>0.47849464</text:p>
          </table:table-cell>
          <table:table-cell office:value-type="float" office:value="0.48844089" calcext:value-type="float">
            <text:p>0.48844089</text:p>
          </table:table-cell>
        </table:table-row>
        <table:table-row table:style-name="ro1">
          <table:table-cell office:value-type="float" office:value="0.48017578" calcext:value-type="float">
            <text:p>0.48017578</text:p>
          </table:table-cell>
          <table:table-cell office:value-type="float" office:value="0.47258067" calcext:value-type="float">
            <text:p>0.47258067</text:p>
          </table:table-cell>
          <table:table-cell office:value-type="float" office:value="0.47483873" calcext:value-type="float">
            <text:p>0.47483873</text:p>
          </table:table-cell>
          <table:table-cell office:value-type="float" office:value="0.47677421" calcext:value-type="float">
            <text:p>0.47677421</text:p>
          </table:table-cell>
        </table:table-row>
        <table:table-row table:style-name="ro1">
          <table:table-cell office:value-type="float" office:value="0.48769531" calcext:value-type="float">
            <text:p>0.48769531</text:p>
          </table:table-cell>
          <table:table-cell office:value-type="float" office:value="0.48468818" calcext:value-type="float">
            <text:p>0.48468818</text:p>
          </table:table-cell>
          <table:table-cell office:value-type="float" office:value="0.47825808" calcext:value-type="float">
            <text:p>0.47825808</text:p>
          </table:table-cell>
          <table:table-cell office:value-type="float" office:value="0.47747311" calcext:value-type="float">
            <text:p>0.47747311</text:p>
          </table:table-cell>
        </table:table-row>
        <table:table-row table:style-name="ro1">
          <table:table-cell office:value-type="float" office:value="0.48984375" calcext:value-type="float">
            <text:p>0.48984375</text:p>
          </table:table-cell>
          <table:table-cell office:value-type="float" office:value="0.49139785" calcext:value-type="float">
            <text:p>0.49139785</text:p>
          </table:table-cell>
          <table:table-cell office:value-type="float" office:value="0.49032258" calcext:value-type="float">
            <text:p>0.49032258</text:p>
          </table:table-cell>
          <table:table-cell office:value-type="float" office:value="0.48387098" calcext:value-type="float">
            <text:p>0.48387098</text:p>
          </table:table-cell>
        </table:table-row>
        <table:table-row table:style-name="ro1">
          <table:table-cell office:value-type="float" office:value="0.48769531" calcext:value-type="float">
            <text:p>0.48769531</text:p>
          </table:table-cell>
          <table:table-cell office:value-type="float" office:value="0.47537636" calcext:value-type="float">
            <text:p>0.47537636</text:p>
          </table:table-cell>
          <table:table-cell office:value-type="float" office:value="0.47263441" calcext:value-type="float">
            <text:p>0.47263441</text:p>
          </table:table-cell>
          <table:table-cell office:value-type="float" office:value="0.47838711" calcext:value-type="float">
            <text:p>0.47838711</text:p>
          </table:table-cell>
        </table:table-row>
        <table:table-row table:style-name="ro1">
          <table:table-cell office:value-type="float" office:value="0.47695312" calcext:value-type="float">
            <text:p>0.47695312</text:p>
          </table:table-cell>
          <table:table-cell office:value-type="float" office:value="0.47733335" calcext:value-type="float">
            <text:p>0.47733335</text:p>
          </table:table-cell>
          <table:table-cell office:value-type="float" office:value="0.47821507" calcext:value-type="float">
            <text:p>0.47821507</text:p>
          </table:table-cell>
          <table:table-cell office:value-type="float" office:value="0.47844085" calcext:value-type="float">
            <text:p>0.47844085</text:p>
          </table:table-cell>
        </table:table-row>
        <table:table-row table:style-name="ro1">
          <table:table-cell office:value-type="float" office:value="0.47480468" calcext:value-type="float">
            <text:p>0.47480468</text:p>
          </table:table-cell>
          <table:table-cell office:value-type="float" office:value="0.48709678" calcext:value-type="float">
            <text:p>0.48709678</text:p>
          </table:table-cell>
          <table:table-cell office:value-type="float" office:value="0.47849464" calcext:value-type="float">
            <text:p>0.47849464</text:p>
          </table:table-cell>
          <table:table-cell office:value-type="float" office:value="0.4782258" calcext:value-type="float">
            <text:p>0.4782258</text:p>
          </table:table-cell>
        </table:table-row>
        <table:table-row table:style-name="ro1">
          <table:table-cell office:value-type="float" office:value="0.46191406" calcext:value-type="float">
            <text:p>0.46191406</text:p>
          </table:table-cell>
          <table:table-cell office:value-type="float" office:value="0.47322583" calcext:value-type="float">
            <text:p>0.47322583</text:p>
          </table:table-cell>
          <table:table-cell office:value-type="float" office:value="0.47360219" calcext:value-type="float">
            <text:p>0.47360219</text:p>
          </table:table-cell>
          <table:table-cell office:value-type="float" office:value="0.47717742" calcext:value-type="float">
            <text:p>0.47717742</text:p>
          </table:table-cell>
        </table:table-row>
        <table:table-row table:style-name="ro1">
          <table:table-cell office:value-type="float" office:value="0.48447265" calcext:value-type="float">
            <text:p>0.48447265</text:p>
          </table:table-cell>
          <table:table-cell office:value-type="float" office:value="0.48911828" calcext:value-type="float">
            <text:p>0.48911828</text:p>
          </table:table-cell>
          <table:table-cell office:value-type="float" office:value="0.47722582" calcext:value-type="float">
            <text:p>0.47722582</text:p>
          </table:table-cell>
          <table:table-cell office:value-type="float" office:value="0.47878494" calcext:value-type="float">
            <text:p>0.47878494</text:p>
          </table:table-cell>
        </table:table-row>
        <table:table-row table:style-name="ro1">
          <table:table-cell office:value-type="float" office:value="0.47373046" calcext:value-type="float">
            <text:p>0.47373046</text:p>
          </table:table-cell>
          <table:table-cell office:value-type="float" office:value="0.47956991" calcext:value-type="float">
            <text:p>0.47956991</text:p>
          </table:table-cell>
          <table:table-cell table:number-columns-repeated="2" office:value-type="float" office:value="0.48279571" calcext:value-type="float">
            <text:p>0.48279571</text:p>
          </table:table-cell>
        </table:table-row>
        <table:table-row table:style-name="ro1">
          <table:table-cell office:value-type="float" office:value="0.46191406" calcext:value-type="float">
            <text:p>0.46191406</text:p>
          </table:table-cell>
          <table:table-cell office:value-type="float" office:value="0.47268819" calcext:value-type="float">
            <text:p>0.47268819</text:p>
          </table:table-cell>
          <table:table-cell office:value-type="float" office:value="0.47354841" calcext:value-type="float">
            <text:p>0.47354841</text:p>
          </table:table-cell>
          <table:table-cell office:value-type="float" office:value="0.4786828" calcext:value-type="float">
            <text:p>0.4786828</text:p>
          </table:table-cell>
        </table:table-row>
        <table:table-row table:style-name="ro1">
          <table:table-cell office:value-type="float" office:value="0.47695312" calcext:value-type="float">
            <text:p>0.47695312</text:p>
          </table:table-cell>
          <table:table-cell office:value-type="float" office:value="0.47965593" calcext:value-type="float">
            <text:p>0.47965593</text:p>
          </table:table-cell>
          <table:table-cell office:value-type="float" office:value="0.47967743" calcext:value-type="float">
            <text:p>0.47967743</text:p>
          </table:table-cell>
          <table:table-cell office:value-type="float" office:value="0.4766344" calcext:value-type="float">
            <text:p>0.4766344</text:p>
          </table:table-cell>
        </table:table-row>
        <table:table-row table:style-name="ro1">
          <table:table-cell office:value-type="float" office:value="0.45117187" calcext:value-type="float">
            <text:p>0.45117187</text:p>
          </table:table-cell>
          <table:table-cell office:value-type="float" office:value="0.46774196" calcext:value-type="float">
            <text:p>0.46774196</text:p>
          </table:table-cell>
          <table:table-cell office:value-type="float" office:value="0.49139785" calcext:value-type="float">
            <text:p>0.49139785</text:p>
          </table:table-cell>
          <table:table-cell office:value-type="float" office:value="0.48870968" calcext:value-type="float">
            <text:p>0.48870968</text:p>
          </table:table-cell>
        </table:table-row>
        <table:table-row table:style-name="ro1">
          <table:table-cell office:value-type="float" office:value="0.51347656" calcext:value-type="float">
            <text:p>0.51347656</text:p>
          </table:table-cell>
          <table:table-cell office:value-type="float" office:value="0.48204302" calcext:value-type="float">
            <text:p>0.48204302</text:p>
          </table:table-cell>
          <table:table-cell office:value-type="float" office:value="0.47408604" calcext:value-type="float">
            <text:p>0.47408604</text:p>
          </table:table-cell>
          <table:table-cell office:value-type="float" office:value="0.48013443" calcext:value-type="float">
            <text:p>0.48013443</text:p>
          </table:table-cell>
        </table:table-row>
        <table:table-row table:style-name="ro1">
          <table:table-cell office:value-type="float" office:value="0.4758789" calcext:value-type="float">
            <text:p>0.4758789</text:p>
          </table:table-cell>
          <table:table-cell office:value-type="float" office:value="0.47509679" calcext:value-type="float">
            <text:p>0.47509679</text:p>
          </table:table-cell>
          <table:table-cell office:value-type="float" office:value="0.48043012" calcext:value-type="float">
            <text:p>0.48043012</text:p>
          </table:table-cell>
          <table:table-cell office:value-type="float" office:value="0.47653765" calcext:value-type="float">
            <text:p>0.47653765</text:p>
          </table:table-cell>
        </table:table-row>
        <table:table-row table:style-name="ro1">
          <table:table-cell office:value-type="float" office:value="0.46835937" calcext:value-type="float">
            <text:p>0.46835937</text:p>
          </table:table-cell>
          <table:table-cell office:value-type="float" office:value="0.4731183" calcext:value-type="float">
            <text:p>0.4731183</text:p>
          </table:table-cell>
          <table:table-cell office:value-type="float" office:value="0.48387098" calcext:value-type="float">
            <text:p>0.48387098</text:p>
          </table:table-cell>
          <table:table-cell office:value-type="float" office:value="0.48037633" calcext:value-type="float">
            <text:p>0.48037633</text:p>
          </table:table-cell>
        </table:table-row>
        <table:table-row table:style-name="ro1">
          <table:table-cell office:value-type="float" office:value="0.4984375" calcext:value-type="float">
            <text:p>0.4984375</text:p>
          </table:table-cell>
          <table:table-cell office:value-type="float" office:value="0.48333334" calcext:value-type="float">
            <text:p>0.48333334</text:p>
          </table:table-cell>
          <table:table-cell office:value-type="float" office:value="0.47381725" calcext:value-type="float">
            <text:p>0.47381725</text:p>
          </table:table-cell>
          <table:table-cell office:value-type="float" office:value="0.47787637" calcext:value-type="float">
            <text:p>0.47787637</text:p>
          </table:table-cell>
        </table:table-row>
        <table:table-row table:style-name="ro1">
          <table:table-cell office:value-type="float" office:value="0.47910156" calcext:value-type="float">
            <text:p>0.47910156</text:p>
          </table:table-cell>
          <table:table-cell office:value-type="float" office:value="0.48146238" calcext:value-type="float">
            <text:p>0.48146238</text:p>
          </table:table-cell>
          <table:table-cell office:value-type="float" office:value="0.48182797" calcext:value-type="float">
            <text:p>0.48182797</text:p>
          </table:table-cell>
          <table:table-cell office:value-type="float" office:value="0.47784948" calcext:value-type="float">
            <text:p>0.47784948</text:p>
          </table:table-cell>
        </table:table-row>
        <table:table-row table:style-name="ro1">
          <table:table-cell office:value-type="float" office:value="0.48769531" calcext:value-type="float">
            <text:p>0.48769531</text:p>
          </table:table-cell>
          <table:table-cell office:value-type="float" office:value="0.51290321" calcext:value-type="float">
            <text:p>0.51290321</text:p>
          </table:table-cell>
          <table:table-cell table:number-columns-repeated="2" office:value-type="float" office:value="0.47849464" calcext:value-type="float">
            <text:p>0.47849464</text:p>
          </table:table-cell>
        </table:table-row>
        <table:table-row table:style-name="ro1">
          <table:table-cell office:value-type="float" office:value="0.4930664" calcext:value-type="float">
            <text:p>0.4930664</text:p>
          </table:table-cell>
          <table:table-cell office:value-type="float" office:value="0.48526883" calcext:value-type="float">
            <text:p>0.48526883</text:p>
          </table:table-cell>
          <table:table-cell office:value-type="float" office:value="0.47419357" calcext:value-type="float">
            <text:p>0.47419357</text:p>
          </table:table-cell>
          <table:table-cell office:value-type="float" office:value="0.47836022" calcext:value-type="float">
            <text:p>0.47836022</text:p>
          </table:table-cell>
        </table:table-row>
        <table:table-row table:style-name="ro1">
          <table:table-cell office:value-type="float" office:value="0.48017578" calcext:value-type="float">
            <text:p>0.48017578</text:p>
          </table:table-cell>
          <table:table-cell office:value-type="float" office:value="0.47122578" calcext:value-type="float">
            <text:p>0.47122578</text:p>
          </table:table-cell>
          <table:table-cell office:value-type="float" office:value="0.47931184" calcext:value-type="float">
            <text:p>0.47931184</text:p>
          </table:table-cell>
          <table:table-cell office:value-type="float" office:value="0.47709679" calcext:value-type="float">
            <text:p>0.47709679</text:p>
          </table:table-cell>
        </table:table-row>
        <table:table-row table:style-name="ro1">
          <table:table-cell office:value-type="float" office:value="0.48554687" calcext:value-type="float">
            <text:p>0.48554687</text:p>
          </table:table-cell>
          <table:table-cell office:value-type="float" office:value="0.48279571" calcext:value-type="float">
            <text:p>0.48279571</text:p>
          </table:table-cell>
          <table:table-cell office:value-type="float" office:value="0.47688174" calcext:value-type="float">
            <text:p>0.47688174</text:p>
          </table:table-cell>
          <table:table-cell office:value-type="float" office:value="0.48198928" calcext:value-type="float">
            <text:p>0.48198928</text:p>
          </table:table-cell>
        </table:table-row>
        <table:table-row table:style-name="ro1">
          <table:table-cell office:value-type="float" office:value="0.48662109" calcext:value-type="float">
            <text:p>0.48662109</text:p>
          </table:table-cell>
          <table:table-cell office:value-type="float" office:value="0.47322583" calcext:value-type="float">
            <text:p>0.47322583</text:p>
          </table:table-cell>
          <table:table-cell office:value-type="float" office:value="0.47424731" calcext:value-type="float">
            <text:p>0.47424731</text:p>
          </table:table-cell>
          <table:table-cell office:value-type="float" office:value="0.47954301" calcext:value-type="float">
            <text:p>0.47954301</text:p>
          </table:table-cell>
        </table:table-row>
        <table:table-row table:style-name="ro1">
          <table:table-cell office:value-type="float" office:value="0.47695312" calcext:value-type="float">
            <text:p>0.47695312</text:p>
          </table:table-cell>
          <table:table-cell office:value-type="float" office:value="0.47350535" calcext:value-type="float">
            <text:p>0.47350535</text:p>
          </table:table-cell>
          <table:table-cell office:value-type="float" office:value="0.48047313" calcext:value-type="float">
            <text:p>0.48047313</text:p>
          </table:table-cell>
          <table:table-cell office:value-type="float" office:value="0.47815055" calcext:value-type="float">
            <text:p>0.47815055</text:p>
          </table:table-cell>
        </table:table-row>
        <table:table-row table:style-name="ro1">
          <table:table-cell office:value-type="float" office:value="0.48662109" calcext:value-type="float">
            <text:p>0.48662109</text:p>
          </table:table-cell>
          <table:table-cell office:value-type="float" office:value="0.46881723" calcext:value-type="float">
            <text:p>0.46881723</text:p>
          </table:table-cell>
          <table:table-cell office:value-type="float" office:value="0.4715054" calcext:value-type="float">
            <text:p>0.4715054</text:p>
          </table:table-cell>
          <table:table-cell office:value-type="float" office:value="0.48225808" calcext:value-type="float">
            <text:p>0.48225808</text:p>
          </table:table-cell>
        </table:table-row>
        <table:table-row table:style-name="ro1">
          <table:table-cell office:value-type="float" office:value="0.48447265" calcext:value-type="float">
            <text:p>0.48447265</text:p>
          </table:table-cell>
          <table:table-cell office:value-type="float" office:value="0.48548388" calcext:value-type="float">
            <text:p>0.48548388</text:p>
          </table:table-cell>
          <table:table-cell office:value-type="float" office:value="0.47274198" calcext:value-type="float">
            <text:p>0.47274198</text:p>
          </table:table-cell>
          <table:table-cell office:value-type="float" office:value="0.47908601" calcext:value-type="float">
            <text:p>0.47908601</text:p>
          </table:table-cell>
        </table:table-row>
        <table:table-row table:style-name="ro1">
          <table:table-cell office:value-type="float" office:value="0.47695312" calcext:value-type="float">
            <text:p>0.47695312</text:p>
          </table:table-cell>
          <table:table-cell office:value-type="float" office:value="0.47118282" calcext:value-type="float">
            <text:p>0.47118282</text:p>
          </table:table-cell>
          <table:table-cell office:value-type="float" office:value="0.4799355" calcext:value-type="float">
            <text:p>0.4799355</text:p>
          </table:table-cell>
          <table:table-cell office:value-type="float" office:value="0.47726879" calcext:value-type="float">
            <text:p>0.47726879</text:p>
          </table:table-cell>
        </table:table-row>
        <table:table-row table:style-name="ro1">
          <table:table-cell office:value-type="float" office:value="0.46513671" calcext:value-type="float">
            <text:p>0.46513671</text:p>
          </table:table-cell>
          <table:table-cell office:value-type="float" office:value="0.48817205" calcext:value-type="float">
            <text:p>0.48817205</text:p>
          </table:table-cell>
          <table:table-cell office:value-type="float" office:value="0.4763441" calcext:value-type="float">
            <text:p>0.4763441</text:p>
          </table:table-cell>
          <table:table-cell office:value-type="float" office:value="0.48198928" calcext:value-type="float">
            <text:p>0.48198928</text:p>
          </table:table-cell>
        </table:table-row>
        <table:table-row table:style-name="ro1">
          <table:table-cell office:value-type="float" office:value="0.46835937" calcext:value-type="float">
            <text:p>0.46835937</text:p>
          </table:table-cell>
          <table:table-cell office:value-type="float" office:value="0.48150539" calcext:value-type="float">
            <text:p>0.48150539</text:p>
          </table:table-cell>
          <table:table-cell office:value-type="float" office:value="0.47704305" calcext:value-type="float">
            <text:p>0.47704305</text:p>
          </table:table-cell>
          <table:table-cell office:value-type="float" office:value="0.47615594" calcext:value-type="float">
            <text:p>0.47615594</text:p>
          </table:table-cell>
        </table:table-row>
        <table:table-row table:style-name="ro1">
          <table:table-cell office:value-type="float" office:value="0.47910156" calcext:value-type="float">
            <text:p>0.47910156</text:p>
          </table:table-cell>
          <table:table-cell office:value-type="float" office:value="0.47384948" calcext:value-type="float">
            <text:p>0.47384948</text:p>
          </table:table-cell>
          <table:table-cell office:value-type="float" office:value="0.4807527" calcext:value-type="float">
            <text:p>0.4807527</text:p>
          </table:table-cell>
          <table:table-cell office:value-type="float" office:value="0.47768821" calcext:value-type="float">
            <text:p>0.47768821</text:p>
          </table:table-cell>
        </table:table-row>
        <table:table-row table:style-name="ro1">
          <table:table-cell office:value-type="float" office:value="0.48984375" calcext:value-type="float">
            <text:p>0.48984375</text:p>
          </table:table-cell>
          <table:table-cell office:value-type="float" office:value="0.47096776" calcext:value-type="float">
            <text:p>0.47096776</text:p>
          </table:table-cell>
          <table:table-cell office:value-type="float" office:value="0.50752687" calcext:value-type="float">
            <text:p>0.50752687</text:p>
          </table:table-cell>
          <table:table-cell office:value-type="float" office:value="0.47956991" calcext:value-type="float">
            <text:p>0.47956991</text:p>
          </table:table-cell>
        </table:table-row>
        <table:table-row table:style-name="ro1">
          <table:table-cell office:value-type="float" office:value="0.48339843" calcext:value-type="float">
            <text:p>0.48339843</text:p>
          </table:table-cell>
          <table:table-cell office:value-type="float" office:value="0.48032259" calcext:value-type="float">
            <text:p>0.48032259</text:p>
          </table:table-cell>
          <table:table-cell office:value-type="float" office:value="0.48548388" calcext:value-type="float">
            <text:p>0.48548388</text:p>
          </table:table-cell>
          <table:table-cell office:value-type="float" office:value="0.47924733" calcext:value-type="float">
            <text:p>0.47924733</text:p>
          </table:table-cell>
        </table:table-row>
        <table:table-row table:style-name="ro1">
          <table:table-cell office:value-type="float" office:value="0.47910156" calcext:value-type="float">
            <text:p>0.47910156</text:p>
          </table:table-cell>
          <table:table-cell office:value-type="float" office:value="0.47088174" calcext:value-type="float">
            <text:p>0.47088174</text:p>
          </table:table-cell>
          <table:table-cell office:value-type="float" office:value="0.48419356" calcext:value-type="float">
            <text:p>0.48419356</text:p>
          </table:table-cell>
          <table:table-cell office:value-type="float" office:value="0.47707529" calcext:value-type="float">
            <text:p>0.47707529</text:p>
          </table:table-cell>
        </table:table-row>
        <table:table-row table:style-name="ro1">
          <table:table-cell office:value-type="float" office:value="0.47373046" calcext:value-type="float">
            <text:p>0.47373046</text:p>
          </table:table-cell>
          <table:table-cell office:value-type="float" office:value="0.49247312" calcext:value-type="float">
            <text:p>0.49247312</text:p>
          </table:table-cell>
          <table:table-cell office:value-type="float" office:value="0.4747312" calcext:value-type="float">
            <text:p>0.4747312</text:p>
          </table:table-cell>
          <table:table-cell office:value-type="float" office:value="0.48037633" calcext:value-type="float">
            <text:p>0.48037633</text:p>
          </table:table-cell>
        </table:table-row>
        <table:table-row table:style-name="ro1">
          <table:table-cell office:value-type="float" office:value="0.47480468" calcext:value-type="float">
            <text:p>0.47480468</text:p>
          </table:table-cell>
          <table:table-cell office:value-type="float" office:value="0.48290324" calcext:value-type="float">
            <text:p>0.48290324</text:p>
          </table:table-cell>
          <table:table-cell office:value-type="float" office:value="0.48204302" calcext:value-type="float">
            <text:p>0.48204302</text:p>
          </table:table-cell>
          <table:table-cell office:value-type="float" office:value="0.4795968" calcext:value-type="float">
            <text:p>0.4795968</text:p>
          </table:table-cell>
        </table:table-row>
        <table:table-row table:style-name="ro1">
          <table:table-cell office:value-type="float" office:value="0.48662109" calcext:value-type="float">
            <text:p>0.48662109</text:p>
          </table:table-cell>
          <table:table-cell office:value-type="float" office:value="0.47230105" calcext:value-type="float">
            <text:p>0.47230105</text:p>
          </table:table-cell>
          <table:table-cell office:value-type="float" office:value="0.48290324" calcext:value-type="float">
            <text:p>0.48290324</text:p>
          </table:table-cell>
          <table:table-cell office:value-type="float" office:value="0.47750535" calcext:value-type="float">
            <text:p>0.47750535</text:p>
          </table:table-cell>
        </table:table-row>
        <table:table-row table:style-name="ro1">
          <table:table-cell office:value-type="float" office:value="0.47480468" calcext:value-type="float">
            <text:p>0.47480468</text:p>
          </table:table-cell>
          <table:table-cell office:value-type="float" office:value="0.46881723" calcext:value-type="float">
            <text:p>0.46881723</text:p>
          </table:table-cell>
          <table:table-cell office:value-type="float" office:value="0.48709678" calcext:value-type="float">
            <text:p>0.48709678</text:p>
          </table:table-cell>
          <table:table-cell office:value-type="float" office:value="0.47553768" calcext:value-type="float">
            <text:p>0.47553768</text:p>
          </table:table-cell>
        </table:table-row>
        <table:table-row table:style-name="ro1">
          <table:table-cell office:value-type="float" office:value="0.47158203" calcext:value-type="float">
            <text:p>0.47158203</text:p>
          </table:table-cell>
          <table:table-cell office:value-type="float" office:value="0.48010754" calcext:value-type="float">
            <text:p>0.48010754</text:p>
          </table:table-cell>
          <table:table-cell office:value-type="float" office:value="0.47924733" calcext:value-type="float">
            <text:p>0.47924733</text:p>
          </table:table-cell>
          <table:table-cell office:value-type="float" office:value="0.47790327" calcext:value-type="float">
            <text:p>0.47790327</text:p>
          </table:table-cell>
        </table:table-row>
        <table:table-row table:style-name="ro1">
          <table:table-cell office:value-type="float" office:value="0.4758789" calcext:value-type="float">
            <text:p>0.4758789</text:p>
          </table:table-cell>
          <table:table-cell office:value-type="float" office:value="0.47062363" calcext:value-type="float">
            <text:p>0.47062363</text:p>
          </table:table-cell>
          <table:table-cell office:value-type="float" office:value="0.47916131" calcext:value-type="float">
            <text:p>0.47916131</text:p>
          </table:table-cell>
          <table:table-cell office:value-type="float" office:value="0.47775273" calcext:value-type="float">
            <text:p>0.47775273</text:p>
          </table:table-cell>
        </table:table-row>
        <table:table-row table:style-name="ro1">
          <table:table-cell office:value-type="float" office:value="0.47265625" calcext:value-type="float">
            <text:p>0.47265625</text:p>
          </table:table-cell>
          <table:table-cell office:value-type="float" office:value="0.4763441" calcext:value-type="float">
            <text:p>0.4763441</text:p>
          </table:table-cell>
          <table:table-cell office:value-type="float" office:value="0.51075267" calcext:value-type="float">
            <text:p>0.51075267</text:p>
          </table:table-cell>
          <table:table-cell office:value-type="float" office:value="0.47741937" calcext:value-type="float">
            <text:p>0.47741937</text:p>
          </table:table-cell>
        </table:table-row>
        <table:table-row table:style-name="ro1">
          <table:table-cell office:value-type="float" office:value="0.47695312" calcext:value-type="float">
            <text:p>0.47695312</text:p>
          </table:table-cell>
          <table:table-cell office:value-type="float" office:value="0.48505377" calcext:value-type="float">
            <text:p>0.48505377</text:p>
          </table:table-cell>
          <table:table-cell office:value-type="float" office:value="0.48510751" calcext:value-type="float">
            <text:p>0.48510751</text:p>
          </table:table-cell>
          <table:table-cell office:value-type="float" office:value="0.4775269" calcext:value-type="float">
            <text:p>0.4775269</text:p>
          </table:table-cell>
        </table:table-row>
        <table:table-row table:style-name="ro1">
          <table:table-cell office:value-type="float" office:value="0.48769531" calcext:value-type="float">
            <text:p>0.48769531</text:p>
          </table:table-cell>
          <table:table-cell office:value-type="float" office:value="0.47126884" calcext:value-type="float">
            <text:p>0.47126884</text:p>
          </table:table-cell>
          <table:table-cell office:value-type="float" office:value="0.48051614" calcext:value-type="float">
            <text:p>0.48051614</text:p>
          </table:table-cell>
          <table:table-cell office:value-type="float" office:value="0.47745161" calcext:value-type="float">
            <text:p>0.47745161</text:p>
          </table:table-cell>
        </table:table-row>
        <table:table-row table:style-name="ro1">
          <table:table-cell office:value-type="float" office:value="0.47802734" calcext:value-type="float">
            <text:p>0.47802734</text:p>
          </table:table-cell>
          <table:table-cell office:value-type="float" office:value="0.47956991" calcext:value-type="float">
            <text:p>0.47956991</text:p>
          </table:table-cell>
          <table:table-cell office:value-type="float" office:value="0.47258067" calcext:value-type="float">
            <text:p>0.47258067</text:p>
          </table:table-cell>
          <table:table-cell office:value-type="float" office:value="0.47338714" calcext:value-type="float">
            <text:p>0.47338714</text:p>
          </table:table-cell>
        </table:table-row>
        <table:table-row table:style-name="ro1">
          <table:table-cell office:value-type="float" office:value="0.47802734" calcext:value-type="float">
            <text:p>0.47802734</text:p>
          </table:table-cell>
          <table:table-cell office:value-type="float" office:value="0.47655916" calcext:value-type="float">
            <text:p>0.47655916</text:p>
          </table:table-cell>
          <table:table-cell office:value-type="float" office:value="0.48575267" calcext:value-type="float">
            <text:p>0.48575267</text:p>
          </table:table-cell>
          <table:table-cell office:value-type="float" office:value="0.47935485" calcext:value-type="float">
            <text:p>0.47935485</text:p>
          </table:table-cell>
        </table:table-row>
        <table:table-row table:style-name="ro1">
          <table:table-cell office:value-type="float" office:value="0.43183593" calcext:value-type="float">
            <text:p>0.43183593</text:p>
          </table:table-cell>
          <table:table-cell office:value-type="float" office:value="0.47376346" calcext:value-type="float">
            <text:p>0.47376346</text:p>
          </table:table-cell>
          <table:table-cell office:value-type="float" office:value="0.48015055" calcext:value-type="float">
            <text:p>0.48015055</text:p>
          </table:table-cell>
          <table:table-cell office:value-type="float" office:value="0.4778387" calcext:value-type="float">
            <text:p>0.4778387</text:p>
          </table:table-cell>
        </table:table-row>
        <table:table-row table:style-name="ro1">
          <table:table-cell office:value-type="float" office:value="0.47158203" calcext:value-type="float">
            <text:p>0.47158203</text:p>
          </table:table-cell>
          <table:table-cell office:value-type="float" office:value="0.47204303" calcext:value-type="float">
            <text:p>0.47204303</text:p>
          </table:table-cell>
          <table:table-cell office:value-type="float" office:value="0.46881723" calcext:value-type="float">
            <text:p>0.46881723</text:p>
          </table:table-cell>
          <table:table-cell office:value-type="float" office:value="0.49758062" calcext:value-type="float">
            <text:p>0.49758062</text:p>
          </table:table-cell>
        </table:table-row>
        <table:table-row table:style-name="ro1">
          <table:table-cell office:value-type="float" office:value="0.46728515" calcext:value-type="float">
            <text:p>0.46728515</text:p>
          </table:table-cell>
          <table:table-cell office:value-type="float" office:value="0.48107528" calcext:value-type="float">
            <text:p>0.48107528</text:p>
          </table:table-cell>
          <table:table-cell office:value-type="float" office:value="0.48618278" calcext:value-type="float">
            <text:p>0.48618278</text:p>
          </table:table-cell>
          <table:table-cell office:value-type="float" office:value="0.47755379" calcext:value-type="float">
            <text:p>0.47755379</text:p>
          </table:table-cell>
        </table:table-row>
        <table:table-row table:style-name="ro1">
          <table:table-cell office:value-type="float" office:value="0.48554687" calcext:value-type="float">
            <text:p>0.48554687</text:p>
          </table:table-cell>
          <table:table-cell office:value-type="float" office:value="0.47406454" calcext:value-type="float">
            <text:p>0.47406454</text:p>
          </table:table-cell>
          <table:table-cell office:value-type="float" office:value="0.47668819" calcext:value-type="float">
            <text:p>0.47668819</text:p>
          </table:table-cell>
          <table:table-cell office:value-type="float" office:value="0.47935485" calcext:value-type="float">
            <text:p>0.47935485</text:p>
          </table:table-cell>
        </table:table-row>
        <table:table-row table:style-name="ro1">
          <table:table-cell office:value-type="float" office:value="0.47480468" calcext:value-type="float">
            <text:p>0.47480468</text:p>
          </table:table-cell>
          <table:table-cell office:value-type="float" office:value="0.4698925" calcext:value-type="float">
            <text:p>0.4698925</text:p>
          </table:table-cell>
          <table:table-cell office:value-type="float" office:value="0.4715054" calcext:value-type="float">
            <text:p>0.4715054</text:p>
          </table:table-cell>
          <table:table-cell office:value-type="float" office:value="0.47553768" calcext:value-type="float">
            <text:p>0.47553768</text:p>
          </table:table-cell>
        </table:table-row>
        <table:table-row table:style-name="ro1">
          <table:table-cell office:value-type="float" office:value="0.48662109" calcext:value-type="float">
            <text:p>0.48662109</text:p>
          </table:table-cell>
          <table:table-cell office:value-type="float" office:value="0.48268818" calcext:value-type="float">
            <text:p>0.48268818</text:p>
          </table:table-cell>
          <table:table-cell office:value-type="float" office:value="0.48306455" calcext:value-type="float">
            <text:p>0.48306455</text:p>
          </table:table-cell>
          <table:table-cell office:value-type="float" office:value="0.4795968" calcext:value-type="float">
            <text:p>0.4795968</text:p>
          </table:table-cell>
        </table:table-row>
        <table:table-row table:style-name="ro1">
          <table:table-cell office:value-type="float" office:value="0.4930664" calcext:value-type="float">
            <text:p>0.4930664</text:p>
          </table:table-cell>
          <table:table-cell office:value-type="float" office:value="0.47802152" calcext:value-type="float">
            <text:p>0.47802152</text:p>
          </table:table-cell>
          <table:table-cell office:value-type="float" office:value="0.47851614" calcext:value-type="float">
            <text:p>0.47851614</text:p>
          </table:table-cell>
          <table:table-cell office:value-type="float" office:value="0.47855916" calcext:value-type="float">
            <text:p>0.47855916</text:p>
          </table:table-cell>
        </table:table-row>
        <table:table-row table:style-name="ro1">
          <table:table-cell office:value-type="float" office:value="0.4758789" calcext:value-type="float">
            <text:p>0.4758789</text:p>
          </table:table-cell>
          <table:table-cell office:value-type="float" office:value="0.48602151" calcext:value-type="float">
            <text:p>0.48602151</text:p>
          </table:table-cell>
          <table:table-cell office:value-type="float" office:value="0.48010754" calcext:value-type="float">
            <text:p>0.48010754</text:p>
          </table:table-cell>
          <table:table-cell office:value-type="float" office:value="0.47446241" calcext:value-type="float">
            <text:p>0.47446241</text:p>
          </table:table-cell>
        </table:table-row>
        <table:table-row table:style-name="ro1">
          <table:table-cell office:value-type="float" office:value="0.48554687" calcext:value-type="float">
            <text:p>0.48554687</text:p>
          </table:table-cell>
          <table:table-cell office:value-type="float" office:value="0.47978496" calcext:value-type="float">
            <text:p>0.47978496</text:p>
          </table:table-cell>
          <table:table-cell office:value-type="float" office:value="0.48532257" calcext:value-type="float">
            <text:p>0.48532257</text:p>
          </table:table-cell>
          <table:table-cell office:value-type="float" office:value="0.47575273" calcext:value-type="float">
            <text:p>0.47575273</text:p>
          </table:table-cell>
        </table:table-row>
        <table:table-row table:style-name="ro1">
          <table:table-cell office:value-type="float" office:value="0.42753906" calcext:value-type="float">
            <text:p>0.42753906</text:p>
          </table:table-cell>
          <table:table-cell office:value-type="float" office:value="0.48309679" calcext:value-type="float">
            <text:p>0.48309679</text:p>
          </table:table-cell>
          <table:table-cell office:value-type="float" office:value="0.46333332" calcext:value-type="float">
            <text:p>0.46333332</text:p>
          </table:table-cell>
          <table:table-cell office:value-type="float" office:value="0.48002152" calcext:value-type="float">
            <text:p>0.48002152</text:p>
          </table:table-cell>
        </table:table-row>
        <table:table-row table:style-name="ro1">
          <table:table-cell office:value-type="float" office:value="0.35986328" calcext:value-type="float">
            <text:p>0.35986328</text:p>
          </table:table-cell>
          <table:table-cell office:value-type="float" office:value="0.44946236" calcext:value-type="float">
            <text:p>0.44946236</text:p>
          </table:table-cell>
          <table:table-cell office:value-type="float" office:value="0.55107526" calcext:value-type="float">
            <text:p>0.55107526</text:p>
          </table:table-cell>
          <table:table-cell office:value-type="float" office:value="0.48010754" calcext:value-type="float">
            <text:p>0.48010754</text:p>
          </table:table-cell>
        </table:table-row>
        <table:table-row table:style-name="ro1">
          <table:table-cell office:value-type="float" office:value="0.51240234" calcext:value-type="float">
            <text:p>0.51240234</text:p>
          </table:table-cell>
          <table:table-cell office:value-type="float" office:value="0.49010753" calcext:value-type="float">
            <text:p>0.49010753</text:p>
          </table:table-cell>
          <table:table-cell office:value-type="float" office:value="0.48521509" calcext:value-type="float">
            <text:p>0.48521509</text:p>
          </table:table-cell>
          <table:table-cell office:value-type="float" office:value="0.48233871" calcext:value-type="float">
            <text:p>0.48233871</text:p>
          </table:table-cell>
        </table:table-row>
        <table:table-row table:style-name="ro1">
          <table:table-cell office:value-type="float" office:value="0.46513671" calcext:value-type="float">
            <text:p>0.46513671</text:p>
          </table:table-cell>
          <table:table-cell office:value-type="float" office:value="0.48507528" calcext:value-type="float">
            <text:p>0.48507528</text:p>
          </table:table-cell>
          <table:table-cell office:value-type="float" office:value="0.4698925" calcext:value-type="float">
            <text:p>0.4698925</text:p>
          </table:table-cell>
          <table:table-cell office:value-type="float" office:value="0.47564516" calcext:value-type="float">
            <text:p>0.47564516</text:p>
          </table:table-cell>
        </table:table-row>
        <table:table-row table:style-name="ro1">
          <table:table-cell office:value-type="float" office:value="0.38134765" calcext:value-type="float">
            <text:p>0.38134765</text:p>
          </table:table-cell>
          <table:table-cell office:value-type="float" office:value="0.41720433" calcext:value-type="float">
            <text:p>0.41720433</text:p>
          </table:table-cell>
          <table:table-cell office:value-type="float" office:value="0.46505379" calcext:value-type="float">
            <text:p>0.46505379</text:p>
          </table:table-cell>
          <table:table-cell office:value-type="float" office:value="0.50376343" calcext:value-type="float">
            <text:p>0.50376343</text:p>
          </table:table-cell>
        </table:table-row>
        <table:table-row table:style-name="ro1">
          <table:table-cell office:value-type="float" office:value="0.52207036" calcext:value-type="float">
            <text:p>0.52207036</text:p>
          </table:table-cell>
          <table:table-cell office:value-type="float" office:value="0.45935487" calcext:value-type="float">
            <text:p>0.45935487</text:p>
          </table:table-cell>
          <table:table-cell office:value-type="float" office:value="0.53596777" calcext:value-type="float">
            <text:p>0.53596777</text:p>
          </table:table-cell>
          <table:table-cell office:value-type="float" office:value="0.46083335" calcext:value-type="float">
            <text:p>0.46083335</text:p>
          </table:table-cell>
        </table:table-row>
        <table:table-row table:style-name="ro1">
          <table:table-cell office:value-type="float" office:value="0.46621093" calcext:value-type="float">
            <text:p>0.46621093</text:p>
          </table:table-cell>
          <table:table-cell office:value-type="float" office:value="0.47806453" calcext:value-type="float">
            <text:p>0.47806453</text:p>
          </table:table-cell>
          <table:table-cell office:value-type="float" office:value="0.4624516" calcext:value-type="float">
            <text:p>0.4624516</text:p>
          </table:table-cell>
          <table:table-cell office:value-type="float" office:value="0.47649464" calcext:value-type="float">
            <text:p>0.47649464</text:p>
          </table:table-cell>
        </table:table-row>
        <table:table-row table:style-name="ro1">
          <table:table-cell office:value-type="float" office:value="0.29003906" calcext:value-type="float">
            <text:p>0.29003906</text:p>
          </table:table-cell>
          <table:table-cell office:value-type="float" office:value="0.69677419" calcext:value-type="float">
            <text:p>0.69677419</text:p>
          </table:table-cell>
          <table:table-cell office:value-type="float" office:value="0.44408602" calcext:value-type="float">
            <text:p>0.44408602</text:p>
          </table:table-cell>
          <table:table-cell office:value-type="float" office:value="0.46075267" calcext:value-type="float">
            <text:p>0.46075267</text:p>
          </table:table-cell>
        </table:table-row>
        <table:table-row table:style-name="ro1">
          <table:table-cell office:value-type="float" office:value="0.15683593" calcext:value-type="float">
            <text:p>0.15683593</text:p>
          </table:table-cell>
          <table:table-cell office:value-type="float" office:value="0.49010753" calcext:value-type="float">
            <text:p>0.49010753</text:p>
          </table:table-cell>
          <table:table-cell office:value-type="float" office:value="0.43048391" calcext:value-type="float">
            <text:p>0.43048391</text:p>
          </table:table-cell>
          <table:table-cell office:value-type="float" office:value="0.4800538" calcext:value-type="float">
            <text:p>0.4800538</text:p>
          </table:table-cell>
        </table:table-row>
        <table:table-row table:style-name="ro1">
          <table:table-cell office:value-type="float" office:value="0.50166015" calcext:value-type="float">
            <text:p>0.50166015</text:p>
          </table:table-cell>
          <table:table-cell office:value-type="float" office:value="0.47823657" calcext:value-type="float">
            <text:p>0.47823657</text:p>
          </table:table-cell>
          <table:table-cell office:value-type="float" office:value="0.48372044" calcext:value-type="float">
            <text:p>0.48372044</text:p>
          </table:table-cell>
          <table:table-cell office:value-type="float" office:value="0.48625807" calcext:value-type="float">
            <text:p>0.48625807</text:p>
          </table:table-cell>
        </table:table-row>
        <table:table-row table:style-name="ro1">
          <table:table-cell office:value-type="float" office:value="0.46298828" calcext:value-type="float">
            <text:p>0.46298828</text:p>
          </table:table-cell>
          <table:table-cell office:value-type="float" office:value="0.46129031" calcext:value-type="float">
            <text:p>0.46129031</text:p>
          </table:table-cell>
          <table:table-cell office:value-type="float" office:value="0.37741935" calcext:value-type="float">
            <text:p>0.37741935</text:p>
          </table:table-cell>
          <table:table-cell office:value-type="float" office:value="0.45940861" calcext:value-type="float">
            <text:p>0.45940861</text:p>
          </table:table-cell>
        </table:table-row>
        <table:table-row table:style-name="ro1">
          <table:table-cell office:value-type="float" office:value="0.51884765" calcext:value-type="float">
            <text:p>0.51884765</text:p>
          </table:table-cell>
          <table:table-cell office:value-type="float" office:value="0.46806449" calcext:value-type="float">
            <text:p>0.46806449</text:p>
          </table:table-cell>
          <table:table-cell office:value-type="float" office:value="0.48516135" calcext:value-type="float">
            <text:p>0.48516135</text:p>
          </table:table-cell>
          <table:table-cell office:value-type="float" office:value="0.48704304" calcext:value-type="float">
            <text:p>0.48704304</text:p>
          </table:table-cell>
        </table:table-row>
        <table:table-row table:style-name="ro1">
          <table:table-cell office:value-type="float" office:value="0.52099609" calcext:value-type="float">
            <text:p>0.52099609</text:p>
          </table:table-cell>
          <table:table-cell office:value-type="float" office:value="0.48124732" calcext:value-type="float">
            <text:p>0.48124732</text:p>
          </table:table-cell>
          <table:table-cell office:value-type="float" office:value="0.46554837" calcext:value-type="float">
            <text:p>0.46554837</text:p>
          </table:table-cell>
          <table:table-cell office:value-type="float" office:value="0.47575273" calcext:value-type="float">
            <text:p>0.47575273</text:p>
          </table:table-cell>
        </table:table-row>
        <table:table-row table:style-name="ro1">
          <table:table-cell office:value-type="float" office:value="0.57792968" calcext:value-type="float">
            <text:p>0.57792968</text:p>
          </table:table-cell>
          <table:table-cell office:value-type="float" office:value="0.20860216" calcext:value-type="float">
            <text:p>0.20860216</text:p>
          </table:table-cell>
          <table:table-cell office:value-type="float" office:value="0.44623656" calcext:value-type="float">
            <text:p>0.44623656</text:p>
          </table:table-cell>
          <table:table-cell office:value-type="float" office:value="0.4731183" calcext:value-type="float">
            <text:p>0.4731183</text:p>
          </table:table-cell>
        </table:table-row>
        <table:table-row table:style-name="ro1">
          <table:table-cell office:value-type="float" office:value="0.4758789" calcext:value-type="float">
            <text:p>0.4758789</text:p>
          </table:table-cell>
          <table:table-cell office:value-type="float" office:value="0.47623658" calcext:value-type="float">
            <text:p>0.47623658</text:p>
          </table:table-cell>
          <table:table-cell office:value-type="float" office:value="0.44537634" calcext:value-type="float">
            <text:p>0.44537634</text:p>
          </table:table-cell>
          <table:table-cell office:value-type="float" office:value="0.47236557" calcext:value-type="float">
            <text:p>0.47236557</text:p>
          </table:table-cell>
        </table:table-row>
        <table:table-row table:style-name="ro1">
          <table:table-cell office:value-type="float" office:value="0.47265625" calcext:value-type="float">
            <text:p>0.47265625</text:p>
          </table:table-cell>
          <table:table-cell office:value-type="float" office:value="0.48421506" calcext:value-type="float">
            <text:p>0.48421506</text:p>
          </table:table-cell>
          <table:table-cell office:value-type="float" office:value="0.48913979" calcext:value-type="float">
            <text:p>0.48913979</text:p>
          </table:table-cell>
          <table:table-cell office:value-type="float" office:value="0.48000001" calcext:value-type="float">
            <text:p>0.48000001</text:p>
          </table:table-cell>
        </table:table-row>
        <table:table-row table:style-name="ro1">
          <table:table-cell office:value-type="float" office:value="0.47050781" calcext:value-type="float">
            <text:p>0.47050781</text:p>
          </table:table-cell>
          <table:table-cell office:value-type="float" office:value="0.36774194" calcext:value-type="float">
            <text:p>0.36774194</text:p>
          </table:table-cell>
          <table:table-cell office:value-type="float" office:value="0.54139785" calcext:value-type="float">
            <text:p>0.54139785</text:p>
          </table:table-cell>
          <table:table-cell office:value-type="float" office:value="0.49086022" calcext:value-type="float">
            <text:p>0.49086022</text:p>
          </table:table-cell>
        </table:table-row>
        <table:table-row table:style-name="ro1">
          <table:table-cell office:value-type="float" office:value="0.48339843" calcext:value-type="float">
            <text:p>0.48339843</text:p>
          </table:table-cell>
          <table:table-cell office:value-type="float" office:value="0.47086019" calcext:value-type="float">
            <text:p>0.47086019</text:p>
          </table:table-cell>
          <table:table-cell office:value-type="float" office:value="0.48150539" calcext:value-type="float">
            <text:p>0.48150539</text:p>
          </table:table-cell>
          <table:table-cell office:value-type="float" office:value="0.46782259" calcext:value-type="float">
            <text:p>0.46782259</text:p>
          </table:table-cell>
        </table:table-row>
        <table:table-row table:style-name="ro1">
          <table:table-cell office:value-type="float" office:value="0.53603515" calcext:value-type="float">
            <text:p>0.53603515</text:p>
          </table:table-cell>
          <table:table-cell office:value-type="float" office:value="0.49243011" calcext:value-type="float">
            <text:p>0.49243011</text:p>
          </table:table-cell>
          <table:table-cell office:value-type="float" office:value="0.47765593" calcext:value-type="float">
            <text:p>0.47765593</text:p>
          </table:table-cell>
          <table:table-cell office:value-type="float" office:value="0.48163442" calcext:value-type="float">
            <text:p>0.48163442</text:p>
          </table:table-cell>
        </table:table-row>
        <table:table-row table:style-name="ro1">
          <table:table-cell office:value-type="float" office:value="0.59726567" calcext:value-type="float">
            <text:p>0.59726567</text:p>
          </table:table-cell>
          <table:table-cell office:value-type="float" office:value="0.49569892" calcext:value-type="float">
            <text:p>0.49569892</text:p>
          </table:table-cell>
          <table:table-cell office:value-type="float" office:value="0.50967741" calcext:value-type="float">
            <text:p>0.50967741</text:p>
          </table:table-cell>
          <table:table-cell office:value-type="float" office:value="0.46102151" calcext:value-type="float">
            <text:p>0.46102151</text:p>
          </table:table-cell>
        </table:table-row>
        <table:table-row table:style-name="ro1">
          <table:table-cell office:value-type="float" office:value="0.46298828" calcext:value-type="float">
            <text:p>0.46298828</text:p>
          </table:table-cell>
          <table:table-cell office:value-type="float" office:value="0.47763442" calcext:value-type="float">
            <text:p>0.47763442</text:p>
          </table:table-cell>
          <table:table-cell office:value-type="float" office:value="0.48279571" calcext:value-type="float">
            <text:p>0.48279571</text:p>
          </table:table-cell>
          <table:table-cell office:value-type="float" office:value="0.48478498" calcext:value-type="float">
            <text:p>0.48478498</text:p>
          </table:table-cell>
        </table:table-row>
        <table:table-row table:style-name="ro1">
          <table:table-cell office:value-type="float" office:value="0.46083984" calcext:value-type="float">
            <text:p>0.46083984</text:p>
          </table:table-cell>
          <table:table-cell office:value-type="float" office:value="0.49965591" calcext:value-type="float">
            <text:p>0.49965591</text:p>
          </table:table-cell>
          <table:table-cell office:value-type="float" office:value="0.47303228" calcext:value-type="float">
            <text:p>0.47303228</text:p>
          </table:table-cell>
          <table:table-cell office:value-type="float" office:value="0.47370967" calcext:value-type="float">
            <text:p>0.47370967</text:p>
          </table:table-cell>
        </table:table-row>
        <table:table-row table:style-name="ro1">
          <table:table-cell office:value-type="float" office:value="0.45439453" calcext:value-type="float">
            <text:p>0.45439453</text:p>
          </table:table-cell>
          <table:table-cell office:value-type="float" office:value="0.4247312" calcext:value-type="float">
            <text:p>0.4247312</text:p>
          </table:table-cell>
          <table:table-cell office:value-type="float" office:value="0.56451611" calcext:value-type="float">
            <text:p>0.56451611</text:p>
          </table:table-cell>
          <table:table-cell office:value-type="float" office:value="0.47419357" calcext:value-type="float">
            <text:p>0.47419357</text:p>
          </table:table-cell>
        </table:table-row>
        <table:table-row table:style-name="ro1">
          <table:table-cell office:value-type="float" office:value="0.40390625" calcext:value-type="float">
            <text:p>0.40390625</text:p>
          </table:table-cell>
          <table:table-cell office:value-type="float" office:value="0.45032258" calcext:value-type="float">
            <text:p>0.45032258</text:p>
          </table:table-cell>
          <table:table-cell office:value-type="float" office:value="0.45284948" calcext:value-type="float">
            <text:p>0.45284948</text:p>
          </table:table-cell>
          <table:table-cell office:value-type="float" office:value="0.48365592" calcext:value-type="float">
            <text:p>0.48365592</text:p>
          </table:table-cell>
        </table:table-row>
        <table:table-row table:style-name="ro1">
          <table:table-cell office:value-type="float" office:value="0.47158203" calcext:value-type="float">
            <text:p>0.47158203</text:p>
          </table:table-cell>
          <table:table-cell office:value-type="float" office:value="0.46305379" calcext:value-type="float">
            <text:p>0.46305379</text:p>
          </table:table-cell>
          <table:table-cell office:value-type="float" office:value="0.47729034" calcext:value-type="float">
            <text:p>0.47729034</text:p>
          </table:table-cell>
          <table:table-cell office:value-type="float" office:value="0.48226885" calcext:value-type="float">
            <text:p>0.48226885</text:p>
          </table:table-cell>
        </table:table-row>
        <table:table-row table:style-name="ro1">
          <table:table-cell office:value-type="float" office:value="0.44042968" calcext:value-type="float">
            <text:p>0.44042968</text:p>
          </table:table-cell>
          <table:table-cell office:value-type="float" office:value="0.37311828" calcext:value-type="float">
            <text:p>0.37311828</text:p>
          </table:table-cell>
          <table:table-cell office:value-type="float" office:value="0.48172044" calcext:value-type="float">
            <text:p>0.48172044</text:p>
          </table:table-cell>
          <table:table-cell office:value-type="float" office:value="0.4782258" calcext:value-type="float">
            <text:p>0.4782258</text:p>
          </table:table-cell>
        </table:table-row>
        <table:table-row table:style-name="ro1">
          <table:table-cell office:value-type="float" office:value="0.46943359" calcext:value-type="float">
            <text:p>0.46943359</text:p>
          </table:table-cell>
          <table:table-cell office:value-type="float" office:value="0.48537635" calcext:value-type="float">
            <text:p>0.48537635</text:p>
          </table:table-cell>
          <table:table-cell office:value-type="float" office:value="0.48758068" calcext:value-type="float">
            <text:p>0.48758068</text:p>
          </table:table-cell>
          <table:table-cell office:value-type="float" office:value="0.48927421" calcext:value-type="float">
            <text:p>0.48927421</text:p>
          </table:table-cell>
        </table:table-row>
        <table:table-row table:style-name="ro1">
          <table:table-cell office:value-type="float" office:value="0.46728515" calcext:value-type="float">
            <text:p>0.46728515</text:p>
          </table:table-cell>
          <table:table-cell office:value-type="float" office:value="0.50688171" calcext:value-type="float">
            <text:p>0.50688171</text:p>
          </table:table-cell>
          <table:table-cell office:value-type="float" office:value="0.48593549" calcext:value-type="float">
            <text:p>0.48593549</text:p>
          </table:table-cell>
          <table:table-cell office:value-type="float" office:value="0.47909679" calcext:value-type="float">
            <text:p>0.47909679</text:p>
          </table:table-cell>
        </table:table-row>
        <table:table-row table:style-name="ro1">
          <table:table-cell office:value-type="float" office:value="0.51992187" calcext:value-type="float">
            <text:p>0.51992187</text:p>
          </table:table-cell>
          <table:table-cell office:value-type="float" office:value="0.61827955" calcext:value-type="float">
            <text:p>0.61827955</text:p>
          </table:table-cell>
          <table:table-cell office:value-type="float" office:value="0.4763441" calcext:value-type="float">
            <text:p>0.4763441</text:p>
          </table:table-cell>
          <table:table-cell office:value-type="float" office:value="0.50295696" calcext:value-type="float">
            <text:p>0.50295696</text:p>
          </table:table-cell>
        </table:table-row>
        <table:table-row table:style-name="ro1">
          <table:table-cell office:value-type="float" office:value="0.45761718" calcext:value-type="float">
            <text:p>0.45761718</text:p>
          </table:table-cell>
          <table:table-cell office:value-type="float" office:value="0.47258067" calcext:value-type="float">
            <text:p>0.47258067</text:p>
          </table:table-cell>
          <table:table-cell office:value-type="float" office:value="0.47182793" calcext:value-type="float">
            <text:p>0.47182793</text:p>
          </table:table-cell>
          <table:table-cell office:value-type="float" office:value="0.48362903" calcext:value-type="float">
            <text:p>0.48362903</text:p>
          </table:table-cell>
        </table:table-row>
        <table:table-row table:style-name="ro1">
          <table:table-cell office:value-type="float" office:value="0.43935546" calcext:value-type="float">
            <text:p>0.43935546</text:p>
          </table:table-cell>
          <table:table-cell office:value-type="float" office:value="0.47195701" calcext:value-type="float">
            <text:p>0.47195701</text:p>
          </table:table-cell>
          <table:table-cell office:value-type="float" office:value="0.47402153" calcext:value-type="float">
            <text:p>0.47402153</text:p>
          </table:table-cell>
          <table:table-cell office:value-type="float" office:value="0.47266664" calcext:value-type="float">
            <text:p>0.47266664</text:p>
          </table:table-cell>
        </table:table-row>
        <table:table-row table:style-name="ro1">
          <table:table-cell office:value-type="float" office:value="0.71542973" calcext:value-type="float">
            <text:p>0.71542973</text:p>
          </table:table-cell>
          <table:table-cell office:value-type="float" office:value="0.47741937" calcext:value-type="float">
            <text:p>0.47741937</text:p>
          </table:table-cell>
          <table:table-cell office:value-type="float" office:value="0.49946241" calcext:value-type="float">
            <text:p>0.49946241</text:p>
          </table:table-cell>
          <table:table-cell office:value-type="float" office:value="0.50215053" calcext:value-type="float">
            <text:p>0.50215053</text:p>
          </table:table-cell>
        </table:table-row>
        <table:table-row table:style-name="ro1">
          <table:table-cell office:value-type="float" office:value="0.29863283" calcext:value-type="float">
            <text:p>0.29863283</text:p>
          </table:table-cell>
          <table:table-cell office:value-type="float" office:value="0.50494623" calcext:value-type="float">
            <text:p>0.50494623</text:p>
          </table:table-cell>
          <table:table-cell office:value-type="float" office:value="0.4962903" calcext:value-type="float">
            <text:p>0.4962903</text:p>
          </table:table-cell>
          <table:table-cell office:value-type="float" office:value="0.46852154" calcext:value-type="float">
            <text:p>0.46852154</text:p>
          </table:table-cell>
        </table:table-row>
        <table:table-row table:style-name="ro1">
          <table:table-cell office:value-type="float" office:value="0.58867187" calcext:value-type="float">
            <text:p>0.58867187</text:p>
          </table:table-cell>
          <table:table-cell office:value-type="float" office:value="0.49944086" calcext:value-type="float">
            <text:p>0.49944086</text:p>
          </table:table-cell>
          <table:table-cell office:value-type="float" office:value="0.47606453" calcext:value-type="float">
            <text:p>0.47606453</text:p>
          </table:table-cell>
          <table:table-cell office:value-type="float" office:value="0.48000001" calcext:value-type="float">
            <text:p>0.48000001</text:p>
          </table:table-cell>
        </table:table-row>
        <table:table-row table:style-name="ro1">
          <table:table-cell office:value-type="float" office:value="0.48017578" calcext:value-type="float">
            <text:p>0.48017578</text:p>
          </table:table-cell>
          <table:table-cell office:value-type="float" office:value="0.57741932" calcext:value-type="float">
            <text:p>0.57741932</text:p>
          </table:table-cell>
          <table:table-cell office:value-type="float" office:value="0.50698924" calcext:value-type="float">
            <text:p>0.50698924</text:p>
          </table:table-cell>
          <table:table-cell office:value-type="float" office:value="0.47231187" calcext:value-type="float">
            <text:p>0.47231187</text:p>
          </table:table-cell>
        </table:table-row>
        <table:table-row table:style-name="ro1">
          <table:table-cell office:value-type="float" office:value="0.38349609" calcext:value-type="float">
            <text:p>0.38349609</text:p>
          </table:table-cell>
          <table:table-cell office:value-type="float" office:value="0.45870971" calcext:value-type="float">
            <text:p>0.45870971</text:p>
          </table:table-cell>
          <table:table-cell office:value-type="float" office:value="0.47026882" calcext:value-type="float">
            <text:p>0.47026882</text:p>
          </table:table-cell>
          <table:table-cell office:value-type="float" office:value="0.48583335" calcext:value-type="float">
            <text:p>0.48583335</text:p>
          </table:table-cell>
        </table:table-row>
        <table:table-row table:style-name="ro1">
          <table:table-cell office:value-type="float" office:value="0.5790039" calcext:value-type="float">
            <text:p>0.5790039</text:p>
          </table:table-cell>
          <table:table-cell office:value-type="float" office:value="0.48120431" calcext:value-type="float">
            <text:p>0.48120431</text:p>
          </table:table-cell>
          <table:table-cell office:value-type="float" office:value="0.48004302" calcext:value-type="float">
            <text:p>0.48004302</text:p>
          </table:table-cell>
          <table:table-cell office:value-type="float" office:value="0.4766344" calcext:value-type="float">
            <text:p>0.4766344</text:p>
          </table:table-cell>
        </table:table-row>
        <table:table-row table:style-name="ro1">
          <table:table-cell office:value-type="float" office:value="0.29970703" calcext:value-type="float">
            <text:p>0.29970703</text:p>
          </table:table-cell>
          <table:table-cell office:value-type="float" office:value="0.47956991" calcext:value-type="float">
            <text:p>0.47956991</text:p>
          </table:table-cell>
          <table:table-cell office:value-type="float" office:value="0.44193549" calcext:value-type="float">
            <text:p>0.44193549</text:p>
          </table:table-cell>
          <table:table-cell office:value-type="float" office:value="0.46720433" calcext:value-type="float">
            <text:p>0.46720433</text:p>
          </table:table-cell>
        </table:table-row>
        <table:table-row table:style-name="ro1">
          <table:table-cell office:value-type="float" office:value="0.49736328" calcext:value-type="float">
            <text:p>0.49736328</text:p>
          </table:table-cell>
          <table:table-cell office:value-type="float" office:value="0.47021503" calcext:value-type="float">
            <text:p>0.47021503</text:p>
          </table:table-cell>
          <table:table-cell office:value-type="float" office:value="0.47870969" calcext:value-type="float">
            <text:p>0.47870969</text:p>
          </table:table-cell>
          <table:table-cell office:value-type="float" office:value="0.4791398" calcext:value-type="float">
            <text:p>0.4791398</text:p>
          </table:table-cell>
        </table:table-row>
        <table:table-row table:style-name="ro1">
          <table:table-cell office:value-type="float" office:value="0.71542973" calcext:value-type="float">
            <text:p>0.71542973</text:p>
          </table:table-cell>
          <table:table-cell office:value-type="float" office:value="0.45896773" calcext:value-type="float">
            <text:p>0.45896773</text:p>
          </table:table-cell>
          <table:table-cell office:value-type="float" office:value="0.48337635" calcext:value-type="float">
            <text:p>0.48337635</text:p>
          </table:table-cell>
          <table:table-cell office:value-type="float" office:value="0.47176342" calcext:value-type="float">
            <text:p>0.47176342</text:p>
          </table:table-cell>
        </table:table-row>
        <table:table-row table:style-name="ro1">
          <table:table-cell office:value-type="float" office:value="0.49091796" calcext:value-type="float">
            <text:p>0.49091796</text:p>
          </table:table-cell>
          <table:table-cell office:value-type="float" office:value="0.46451616" calcext:value-type="float">
            <text:p>0.46451616</text:p>
          </table:table-cell>
          <table:table-cell office:value-type="float" office:value="0.41505379" calcext:value-type="float">
            <text:p>0.41505379</text:p>
          </table:table-cell>
          <table:table-cell office:value-type="float" office:value="0.44112906" calcext:value-type="float">
            <text:p>0.44112906</text:p>
          </table:table-cell>
        </table:table-row>
        <table:table-row table:style-name="ro1">
          <table:table-cell office:value-type="float" office:value="0.58115239" calcext:value-type="float">
            <text:p>0.58115239</text:p>
          </table:table-cell>
          <table:table-cell office:value-type="float" office:value="0.54408602" calcext:value-type="float">
            <text:p>0.54408602</text:p>
          </table:table-cell>
          <table:table-cell office:value-type="float" office:value="0.48763442" calcext:value-type="float">
            <text:p>0.48763442</text:p>
          </table:table-cell>
          <table:table-cell office:value-type="float" office:value="0.48940858" calcext:value-type="float">
            <text:p>0.48940858</text:p>
          </table:table-cell>
        </table:table-row>
        <table:table-row table:style-name="ro1">
          <table:table-cell office:value-type="float" office:value="0.44365234" calcext:value-type="float">
            <text:p>0.44365234</text:p>
          </table:table-cell>
          <table:table-cell office:value-type="float" office:value="0.48004302" calcext:value-type="float">
            <text:p>0.48004302</text:p>
          </table:table-cell>
          <table:table-cell office:value-type="float" office:value="0.46516132" calcext:value-type="float">
            <text:p>0.46516132</text:p>
          </table:table-cell>
          <table:table-cell office:value-type="float" office:value="0.47221508" calcext:value-type="float">
            <text:p>0.47221508</text:p>
          </table:table-cell>
        </table:table-row>
        <table:table-row table:style-name="ro1">
          <table:table-cell office:value-type="float" office:value="0.378125" calcext:value-type="float">
            <text:p>0.378125</text:p>
          </table:table-cell>
          <table:table-cell office:value-type="float" office:value="0.60537633" calcext:value-type="float">
            <text:p>0.60537633</text:p>
          </table:table-cell>
          <table:table-cell office:value-type="float" office:value="0.54677419" calcext:value-type="float">
            <text:p>0.54677419</text:p>
          </table:table-cell>
          <table:table-cell office:value-type="float" office:value="0.47661294" calcext:value-type="float">
            <text:p>0.47661294</text:p>
          </table:table-cell>
        </table:table-row>
        <table:table-row table:style-name="ro1">
          <table:table-cell office:value-type="float" office:value="0.56396484" calcext:value-type="float">
            <text:p>0.56396484</text:p>
          </table:table-cell>
          <table:table-cell office:value-type="float" office:value="0.46505379" calcext:value-type="float">
            <text:p>0.46505379</text:p>
          </table:table-cell>
          <table:table-cell office:value-type="float" office:value="0.47639784" calcext:value-type="float">
            <text:p>0.47639784</text:p>
          </table:table-cell>
          <table:table-cell office:value-type="float" office:value="0.47379035" calcext:value-type="float">
            <text:p>0.47379035</text:p>
          </table:table-cell>
        </table:table-row>
        <table:table-row table:style-name="ro1">
          <table:table-cell office:value-type="float" office:value="0.50273437" calcext:value-type="float">
            <text:p>0.50273437</text:p>
          </table:table-cell>
          <table:table-cell office:value-type="float" office:value="0.47380647" calcext:value-type="float">
            <text:p>0.47380647</text:p>
          </table:table-cell>
          <table:table-cell office:value-type="float" office:value="0.47522583" calcext:value-type="float">
            <text:p>0.47522583</text:p>
          </table:table-cell>
          <table:table-cell office:value-type="float" office:value="0.47908601" calcext:value-type="float">
            <text:p>0.47908601</text:p>
          </table:table-cell>
        </table:table-row>
        <table:table-row table:style-name="ro1">
          <table:table-cell office:value-type="float" office:value="0.515625" calcext:value-type="float">
            <text:p>0.515625</text:p>
          </table:table-cell>
          <table:table-cell office:value-type="float" office:value="0.46881723" calcext:value-type="float">
            <text:p>0.46881723</text:p>
          </table:table-cell>
          <table:table-cell office:value-type="float" office:value="0.41881723" calcext:value-type="float">
            <text:p>0.41881723</text:p>
          </table:table-cell>
          <table:table-cell office:value-type="float" office:value="0.4997312" calcext:value-type="float">
            <text:p>0.4997312</text:p>
          </table:table-cell>
        </table:table-row>
        <table:table-row table:style-name="ro1">
          <table:table-cell office:value-type="float" office:value="0.48554687" calcext:value-type="float">
            <text:p>0.48554687</text:p>
          </table:table-cell>
          <table:table-cell office:value-type="float" office:value="0.49182796" calcext:value-type="float">
            <text:p>0.49182796</text:p>
          </table:table-cell>
          <table:table-cell office:value-type="float" office:value="0.48032259" calcext:value-type="float">
            <text:p>0.48032259</text:p>
          </table:table-cell>
          <table:table-cell office:value-type="float" office:value="0.47903227" calcext:value-type="float">
            <text:p>0.47903227</text:p>
          </table:table-cell>
        </table:table-row>
        <table:table-row table:style-name="ro1">
          <table:table-cell office:value-type="float" office:value="0.44365234" calcext:value-type="float">
            <text:p>0.44365234</text:p>
          </table:table-cell>
          <table:table-cell office:value-type="float" office:value="0.44236559" calcext:value-type="float">
            <text:p>0.44236559</text:p>
          </table:table-cell>
          <table:table-cell office:value-type="float" office:value="0.47911825" calcext:value-type="float">
            <text:p>0.47911825</text:p>
          </table:table-cell>
          <table:table-cell office:value-type="float" office:value="0.47522583" calcext:value-type="float">
            <text:p>0.47522583</text:p>
          </table:table-cell>
        </table:table-row>
        <table:table-row table:style-name="ro1">
          <table:table-cell office:value-type="float" office:value="0.51132817" calcext:value-type="float">
            <text:p>0.51132817</text:p>
          </table:table-cell>
          <table:table-cell office:value-type="float" office:value="0.50107526" calcext:value-type="float">
            <text:p>0.50107526</text:p>
          </table:table-cell>
          <table:table-cell office:value-type="float" office:value="0.49086022" calcext:value-type="float">
            <text:p>0.49086022</text:p>
          </table:table-cell>
          <table:table-cell office:value-type="float" office:value="0.49381723" calcext:value-type="float">
            <text:p>0.49381723</text:p>
          </table:table-cell>
        </table:table-row>
        <table:table-row table:style-name="ro1">
          <table:table-cell office:value-type="float" office:value="0.62304687" calcext:value-type="float">
            <text:p>0.62304687</text:p>
          </table:table-cell>
          <table:table-cell office:value-type="float" office:value="0.48774194" calcext:value-type="float">
            <text:p>0.48774194</text:p>
          </table:table-cell>
          <table:table-cell office:value-type="float" office:value="0.46204304" calcext:value-type="float">
            <text:p>0.46204304</text:p>
          </table:table-cell>
          <table:table-cell office:value-type="float" office:value="0.47551078" calcext:value-type="float">
            <text:p>0.47551078</text:p>
          </table:table-cell>
        </table:table-row>
        <table:table-row table:style-name="ro1">
          <table:table-cell office:value-type="float" office:value="0.46943359" calcext:value-type="float">
            <text:p>0.46943359</text:p>
          </table:table-cell>
          <table:table-cell office:value-type="float" office:value="0.47492475" calcext:value-type="float">
            <text:p>0.47492475</text:p>
          </table:table-cell>
          <table:table-cell office:value-type="float" office:value="0.47636556" calcext:value-type="float">
            <text:p>0.47636556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float" office:value="0.51240234" calcext:value-type="float">
            <text:p>0.51240234</text:p>
          </table:table-cell>
          <table:table-cell office:value-type="float" office:value="0.55698924" calcext:value-type="float">
            <text:p>0.55698924</text:p>
          </table:table-cell>
          <table:table-cell office:value-type="float" office:value="0.38333332" calcext:value-type="float">
            <text:p>0.38333332</text:p>
          </table:table-cell>
          <table:table-cell office:value-type="float" office:value="0.50564517" calcext:value-type="float">
            <text:p>0.50564517</text:p>
          </table:table-cell>
        </table:table-row>
        <table:table-row table:style-name="ro1">
          <table:table-cell office:value-type="float" office:value="0.4586914" calcext:value-type="float">
            <text:p>0.4586914</text:p>
          </table:table-cell>
          <table:table-cell office:value-type="float" office:value="0.4972043" calcext:value-type="float">
            <text:p>0.4972043</text:p>
          </table:table-cell>
          <table:table-cell office:value-type="float" office:value="0.464785" calcext:value-type="float">
            <text:p>0.464785</text:p>
          </table:table-cell>
          <table:table-cell office:value-type="float" office:value="0.48801078" calcext:value-type="float">
            <text:p>0.48801078</text:p>
          </table:table-cell>
        </table:table-row>
        <table:table-row table:style-name="ro1">
          <table:table-cell office:value-type="float" office:value="0.45224609" calcext:value-type="float">
            <text:p>0.45224609</text:p>
          </table:table-cell>
          <table:table-cell office:value-type="float" office:value="0.53522582" calcext:value-type="float">
            <text:p>0.53522582</text:p>
          </table:table-cell>
          <table:table-cell office:value-type="float" office:value="0.49324731" calcext:value-type="float">
            <text:p>0.49324731</text:p>
          </table:table-cell>
          <table:table-cell office:value-type="float" office:value="0.47660217" calcext:value-type="float">
            <text:p>0.47660217</text:p>
          </table:table-cell>
        </table:table-row>
        <table:table-row table:style-name="ro1">
          <table:table-cell office:value-type="float" office:value="0.40283203" calcext:value-type="float">
            <text:p>0.40283203</text:p>
          </table:table-cell>
          <table:table-cell office:value-type="float" office:value="0.52365589" calcext:value-type="float">
            <text:p>0.52365589</text:p>
          </table:table-cell>
          <table:table-cell office:value-type="float" office:value="0.57419352" calcext:value-type="float">
            <text:p>0.57419352</text:p>
          </table:table-cell>
          <table:table-cell office:value-type="float" office:value="0.48440861" calcext:value-type="float">
            <text:p>0.48440861</text:p>
          </table:table-cell>
        </table:table-row>
        <table:table-row table:style-name="ro1">
          <table:table-cell office:value-type="float" office:value="0.55859375" calcext:value-type="float">
            <text:p>0.55859375</text:p>
          </table:table-cell>
          <table:table-cell office:value-type="float" office:value="0.47021503" calcext:value-type="float">
            <text:p>0.47021503</text:p>
          </table:table-cell>
          <table:table-cell office:value-type="float" office:value="0.4953226" calcext:value-type="float">
            <text:p>0.4953226</text:p>
          </table:table-cell>
          <table:table-cell office:value-type="float" office:value="0.4823925" calcext:value-type="float">
            <text:p>0.4823925</text:p>
          </table:table-cell>
        </table:table-row>
        <table:table-row table:style-name="ro1">
          <table:table-cell office:value-type="float" office:value="0.48769531" calcext:value-type="float">
            <text:p>0.48769531</text:p>
          </table:table-cell>
          <table:table-cell office:value-type="float" office:value="0.47376346" calcext:value-type="float">
            <text:p>0.47376346</text:p>
          </table:table-cell>
          <table:table-cell office:value-type="float" office:value="0.47703227" calcext:value-type="float">
            <text:p>0.47703227</text:p>
          </table:table-cell>
          <table:table-cell office:value-type="float" office:value="0.47826881" calcext:value-type="float">
            <text:p>0.47826881</text:p>
          </table:table-cell>
        </table:table-row>
        <table:table-row table:style-name="ro1">
          <table:table-cell office:value-type="float" office:value="0.62519531" calcext:value-type="float">
            <text:p>0.62519531</text:p>
          </table:table-cell>
          <table:table-cell office:value-type="float" office:value="0.58172039" calcext:value-type="float">
            <text:p>0.58172039</text:p>
          </table:table-cell>
          <table:table-cell office:value-type="float" office:value="0.4231183" calcext:value-type="float">
            <text:p>0.4231183</text:p>
          </table:table-cell>
          <table:table-cell office:value-type="float" office:value="0.48817205" calcext:value-type="float">
            <text:p>0.48817205</text:p>
          </table:table-cell>
        </table:table-row>
        <table:table-row table:style-name="ro1">
          <table:table-cell office:value-type="float" office:value="0.46621093" calcext:value-type="float">
            <text:p>0.46621093</text:p>
          </table:table-cell>
          <table:table-cell office:value-type="float" office:value="0.49967746" calcext:value-type="float">
            <text:p>0.49967746</text:p>
          </table:table-cell>
          <table:table-cell office:value-type="float" office:value="0.4573656" calcext:value-type="float">
            <text:p>0.4573656</text:p>
          </table:table-cell>
          <table:table-cell office:value-type="float" office:value="0.48475809" calcext:value-type="float">
            <text:p>0.48475809</text:p>
          </table:table-cell>
        </table:table-row>
        <table:table-row table:style-name="ro1">
          <table:table-cell office:value-type="float" office:value="0.47265625" calcext:value-type="float">
            <text:p>0.47265625</text:p>
          </table:table-cell>
          <table:table-cell office:value-type="float" office:value="0.47819356" calcext:value-type="float">
            <text:p>0.47819356</text:p>
          </table:table-cell>
          <table:table-cell office:value-type="float" office:value="0.47344083" calcext:value-type="float">
            <text:p>0.47344083</text:p>
          </table:table-cell>
          <table:table-cell office:value-type="float" office:value="0.4831613" calcext:value-type="float">
            <text:p>0.4831613</text:p>
          </table:table-cell>
        </table:table-row>
        <table:table-row table:style-name="ro1">
          <table:table-cell office:value-type="float" office:value="0.50810546" calcext:value-type="float">
            <text:p>0.50810546</text:p>
          </table:table-cell>
          <table:table-cell office:value-type="float" office:value="0.46021504" calcext:value-type="float">
            <text:p>0.46021504</text:p>
          </table:table-cell>
          <table:table-cell office:value-type="float" office:value="0.5048387" calcext:value-type="float">
            <text:p>0.5048387</text:p>
          </table:table-cell>
          <table:table-cell office:value-type="float" office:value="0.52311825" calcext:value-type="float">
            <text:p>0.52311825</text:p>
          </table:table-cell>
        </table:table-row>
        <table:table-row table:style-name="ro1">
          <table:table-cell office:value-type="float" office:value="0.59833984" calcext:value-type="float">
            <text:p>0.59833984</text:p>
          </table:table-cell>
          <table:table-cell office:value-type="float" office:value="0.50860214" calcext:value-type="float">
            <text:p>0.50860214</text:p>
          </table:table-cell>
          <table:table-cell office:value-type="float" office:value="0.47365593" calcext:value-type="float">
            <text:p>0.47365593</text:p>
          </table:table-cell>
          <table:table-cell office:value-type="float" office:value="0.48204302" calcext:value-type="float">
            <text:p>0.48204302</text:p>
          </table:table-cell>
        </table:table-row>
        <table:table-row table:style-name="ro1">
          <table:table-cell office:value-type="float" office:value="0.48017578" calcext:value-type="float">
            <text:p>0.48017578</text:p>
          </table:table-cell>
          <table:table-cell office:value-type="float" office:value="0.46081719" calcext:value-type="float">
            <text:p>0.46081719</text:p>
          </table:table-cell>
          <table:table-cell office:value-type="float" office:value="0.48546237" calcext:value-type="float">
            <text:p>0.48546237</text:p>
          </table:table-cell>
          <table:table-cell office:value-type="float" office:value="0.48726882" calcext:value-type="float">
            <text:p>0.48726882</text:p>
          </table:table-cell>
        </table:table-row>
        <table:table-row table:style-name="ro1">
          <table:table-cell office:value-type="float" office:value="0.40820312" calcext:value-type="float">
            <text:p>0.40820312</text:p>
          </table:table-cell>
          <table:table-cell office:value-type="float" office:value="0.53010749" calcext:value-type="float">
            <text:p>0.53010749</text:p>
          </table:table-cell>
          <table:table-cell office:value-type="float" office:value="0.51935482" calcext:value-type="float">
            <text:p>0.51935482</text:p>
          </table:table-cell>
          <table:table-cell office:value-type="float" office:value="0.49704303" calcext:value-type="float">
            <text:p>0.49704303</text:p>
          </table:table-cell>
        </table:table-row>
        <table:table-row table:style-name="ro1">
          <table:table-cell office:value-type="float" office:value="0.45009765" calcext:value-type="float">
            <text:p>0.45009765</text:p>
          </table:table-cell>
          <table:table-cell office:value-type="float" office:value="0.46182794" calcext:value-type="float">
            <text:p>0.46182794</text:p>
          </table:table-cell>
          <table:table-cell office:value-type="float" office:value="0.48123655" calcext:value-type="float">
            <text:p>0.48123655</text:p>
          </table:table-cell>
          <table:table-cell office:value-type="float" office:value="0.47620968" calcext:value-type="float">
            <text:p>0.47620968</text:p>
          </table:table-cell>
        </table:table-row>
        <table:table-row table:style-name="ro1">
          <table:table-cell office:value-type="float" office:value="0.47480468" calcext:value-type="float">
            <text:p>0.47480468</text:p>
          </table:table-cell>
          <table:table-cell office:value-type="float" office:value="0.46305379" calcext:value-type="float">
            <text:p>0.46305379</text:p>
          </table:table-cell>
          <table:table-cell office:value-type="float" office:value="0.48812904" calcext:value-type="float">
            <text:p>0.48812904</text:p>
          </table:table-cell>
          <table:table-cell office:value-type="float" office:value="0.48790321" calcext:value-type="float">
            <text:p>0.48790321</text:p>
          </table:table-cell>
        </table:table-row>
        <table:table-row table:style-name="ro1">
          <table:table-cell office:value-type="float" office:value="0.43398437" calcext:value-type="float">
            <text:p>0.43398437</text:p>
          </table:table-cell>
          <table:table-cell office:value-type="float" office:value="0.40860214" calcext:value-type="float">
            <text:p>0.40860214</text:p>
          </table:table-cell>
          <table:table-cell office:value-type="float" office:value="0.52043008" calcext:value-type="float">
            <text:p>0.52043008</text:p>
          </table:table-cell>
          <table:table-cell office:value-type="float" office:value="0.49032258" calcext:value-type="float">
            <text:p>0.49032258</text:p>
          </table:table-cell>
        </table:table-row>
        <table:table-row table:style-name="ro1">
          <table:table-cell office:value-type="float" office:value="0.50273437" calcext:value-type="float">
            <text:p>0.50273437</text:p>
          </table:table-cell>
          <table:table-cell office:value-type="float" office:value="0.47537636" calcext:value-type="float">
            <text:p>0.47537636</text:p>
          </table:table-cell>
          <table:table-cell office:value-type="float" office:value="0.48806452" calcext:value-type="float">
            <text:p>0.48806452</text:p>
          </table:table-cell>
          <table:table-cell office:value-type="float" office:value="0.47844085" calcext:value-type="float">
            <text:p>0.47844085</text:p>
          </table:table-cell>
        </table:table-row>
        <table:table-row table:style-name="ro1">
          <table:table-cell office:value-type="float" office:value="0.64560551" calcext:value-type="float">
            <text:p>0.64560551</text:p>
          </table:table-cell>
          <table:table-cell office:value-type="float" office:value="0.45423655" calcext:value-type="float">
            <text:p>0.45423655</text:p>
          </table:table-cell>
          <table:table-cell office:value-type="float" office:value="0.47935485" calcext:value-type="float">
            <text:p>0.47935485</text:p>
          </table:table-cell>
          <table:table-cell office:value-type="float" office:value="0.4778172" calcext:value-type="float">
            <text:p>0.4778172</text:p>
          </table:table-cell>
        </table:table-row>
        <table:table-row table:style-name="ro1">
          <table:table-cell office:value-type="float" office:value="0.53173828" calcext:value-type="float">
            <text:p>0.53173828</text:p>
          </table:table-cell>
          <table:table-cell office:value-type="float" office:value="0.39139783" calcext:value-type="float">
            <text:p>0.39139783</text:p>
          </table:table-cell>
          <table:table-cell office:value-type="float" office:value="0.46774196" calcext:value-type="float">
            <text:p>0.46774196</text:p>
          </table:table-cell>
          <table:table-cell office:value-type="float" office:value="0.4513441" calcext:value-type="float">
            <text:p>0.4513441</text:p>
          </table:table-cell>
        </table:table-row>
        <table:table-row table:style-name="ro1">
          <table:table-cell office:value-type="float" office:value="0.23203125" calcext:value-type="float">
            <text:p>0.23203125</text:p>
          </table:table-cell>
          <table:table-cell office:value-type="float" office:value="0.49032258" calcext:value-type="float">
            <text:p>0.49032258</text:p>
          </table:table-cell>
          <table:table-cell office:value-type="float" office:value="0.47602152" calcext:value-type="float">
            <text:p>0.47602152</text:p>
          </table:table-cell>
          <table:table-cell office:value-type="float" office:value="0.46510753" calcext:value-type="float">
            <text:p>0.46510753</text:p>
          </table:table-cell>
        </table:table-row>
        <table:table-row table:style-name="ro1">
          <table:table-cell office:value-type="float" office:value="0.4586914" calcext:value-type="float">
            <text:p>0.4586914</text:p>
          </table:table-cell>
          <table:table-cell office:value-type="float" office:value="0.47987098" calcext:value-type="float">
            <text:p>0.47987098</text:p>
          </table:table-cell>
          <table:table-cell office:value-type="float" office:value="0.46387095" calcext:value-type="float">
            <text:p>0.46387095</text:p>
          </table:table-cell>
          <table:table-cell office:value-type="float" office:value="0.48158063" calcext:value-type="float">
            <text:p>0.48158063</text:p>
          </table:table-cell>
        </table:table-row>
        <table:table-row table:style-name="ro1">
          <table:table-cell office:value-type="float" office:value="0.52207036" calcext:value-type="float">
            <text:p>0.52207036</text:p>
          </table:table-cell>
          <table:table-cell office:value-type="float" office:value="0.48709678" calcext:value-type="float">
            <text:p>0.48709678</text:p>
          </table:table-cell>
          <table:table-cell office:value-type="float" office:value="0.41075267" calcext:value-type="float">
            <text:p>0.41075267</text:p>
          </table:table-cell>
          <table:table-cell office:value-type="float" office:value="0.52177419" calcext:value-type="float">
            <text:p>0.52177419</text:p>
          </table:table-cell>
        </table:table-row>
        <table:table-row table:style-name="ro1">
          <table:table-cell office:value-type="float" office:value="0.47050781" calcext:value-type="float">
            <text:p>0.47050781</text:p>
          </table:table-cell>
          <table:table-cell office:value-type="float" office:value="0.48333334" calcext:value-type="float">
            <text:p>0.48333334</text:p>
          </table:table-cell>
          <table:table-cell office:value-type="float" office:value="0.49236559" calcext:value-type="float">
            <text:p>0.49236559</text:p>
          </table:table-cell>
          <table:table-cell office:value-type="float" office:value="0.46537632" calcext:value-type="float">
            <text:p>0.46537632</text:p>
          </table:table-cell>
        </table:table-row>
        <table:table-row table:style-name="ro1">
          <table:table-cell office:value-type="float" office:value="0.44042968" calcext:value-type="float">
            <text:p>0.44042968</text:p>
          </table:table-cell>
          <table:table-cell office:value-type="float" office:value="0.44756989" calcext:value-type="float">
            <text:p>0.44756989</text:p>
          </table:table-cell>
          <table:table-cell office:value-type="float" office:value="0.4703011" calcext:value-type="float">
            <text:p>0.4703011</text:p>
          </table:table-cell>
          <table:table-cell office:value-type="float" office:value="0.47960214" calcext:value-type="float">
            <text:p>0.47960214</text:p>
          </table:table-cell>
        </table:table-row>
        <table:table-row table:style-name="ro1">
          <table:table-cell office:value-type="float" office:value="0.4586914" calcext:value-type="float">
            <text:p>0.4586914</text:p>
          </table:table-cell>
          <table:table-cell office:value-type="float" office:value="0.46881723" calcext:value-type="float">
            <text:p>0.46881723</text:p>
          </table:table-cell>
          <table:table-cell office:value-type="float" office:value="0.49838709" calcext:value-type="float">
            <text:p>0.49838709</text:p>
          </table:table-cell>
          <table:table-cell office:value-type="float" office:value="0.45725808" calcext:value-type="float">
            <text:p>0.45725808</text:p>
          </table:table-cell>
        </table:table-row>
        <table:table-row table:style-name="ro1">
          <table:table-cell office:value-type="float" office:value="0.58330078" calcext:value-type="float">
            <text:p>0.58330078</text:p>
          </table:table-cell>
          <table:table-cell office:value-type="float" office:value="0.46075267" calcext:value-type="float">
            <text:p>0.46075267</text:p>
          </table:table-cell>
          <table:table-cell office:value-type="float" office:value="0.50602149" calcext:value-type="float">
            <text:p>0.50602149</text:p>
          </table:table-cell>
          <table:table-cell office:value-type="float" office:value="0.46951613" calcext:value-type="float">
            <text:p>0.46951613</text:p>
          </table:table-cell>
        </table:table-row>
        <table:table-row table:style-name="ro1">
          <table:table-cell office:value-type="float" office:value="0.47050781" calcext:value-type="float">
            <text:p>0.47050781</text:p>
          </table:table-cell>
          <table:table-cell office:value-type="float" office:value="0.48068819" calcext:value-type="float">
            <text:p>0.48068819</text:p>
          </table:table-cell>
          <table:table-cell office:value-type="float" office:value="0.4831398" calcext:value-type="float">
            <text:p>0.4831398</text:p>
          </table:table-cell>
          <table:table-cell office:value-type="float" office:value="0.47917203" calcext:value-type="float">
            <text:p>0.47917203</text:p>
          </table:table-cell>
        </table:table-row>
        <table:table-row table:style-name="ro1">
          <table:table-cell office:value-type="float" office:value="0.36738281" calcext:value-type="float">
            <text:p>0.36738281</text:p>
          </table:table-cell>
          <table:table-cell office:value-type="float" office:value="0.38709676" calcext:value-type="float">
            <text:p>0.38709676</text:p>
          </table:table-cell>
          <table:table-cell office:value-type="float" office:value="0.4564516" calcext:value-type="float">
            <text:p>0.4564516</text:p>
          </table:table-cell>
          <table:table-cell office:value-type="float" office:value="0.4698925" calcext:value-type="float">
            <text:p>0.4698925</text:p>
          </table:table-cell>
        </table:table-row>
        <table:table-row table:style-name="ro1">
          <table:table-cell office:value-type="float" office:value="0.42109375" calcext:value-type="float">
            <text:p>0.42109375</text:p>
          </table:table-cell>
          <table:table-cell office:value-type="float" office:value="0.51376342" calcext:value-type="float">
            <text:p>0.51376342</text:p>
          </table:table-cell>
          <table:table-cell office:value-type="float" office:value="0.49236559" calcext:value-type="float">
            <text:p>0.49236559</text:p>
          </table:table-cell>
          <table:table-cell office:value-type="float" office:value="0.47661294" calcext:value-type="float">
            <text:p>0.47661294</text:p>
          </table:table-cell>
        </table:table-row>
        <table:table-row table:style-name="ro1">
          <table:table-cell office:value-type="float" office:value="0.50380859" calcext:value-type="float">
            <text:p>0.50380859</text:p>
          </table:table-cell>
          <table:table-cell office:value-type="float" office:value="0.47045159" calcext:value-type="float">
            <text:p>0.47045159</text:p>
          </table:table-cell>
          <table:table-cell office:value-type="float" office:value="0.47604303" calcext:value-type="float">
            <text:p>0.47604303</text:p>
          </table:table-cell>
          <table:table-cell office:value-type="float" office:value="0.47802152" calcext:value-type="float">
            <text:p>0.47802152</text:p>
          </table:table-cell>
        </table:table-row>
        <table:table-row table:style-name="ro1">
          <table:table-cell office:value-type="float" office:value="0.49628906" calcext:value-type="float">
            <text:p>0.49628906</text:p>
          </table:table-cell>
          <table:table-cell office:value-type="float" office:value="0.47096776" calcext:value-type="float">
            <text:p>0.47096776</text:p>
          </table:table-cell>
          <table:table-cell office:value-type="float" office:value="0.48440861" calcext:value-type="float">
            <text:p>0.48440861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0.48125" calcext:value-type="float">
            <text:p>0.48125</text:p>
          </table:table-cell>
          <table:table-cell office:value-type="float" office:value="0.476129" calcext:value-type="float">
            <text:p>0.476129</text:p>
          </table:table-cell>
          <table:table-cell office:value-type="float" office:value="0.47795701" calcext:value-type="float">
            <text:p>0.47795701</text:p>
          </table:table-cell>
          <table:table-cell office:value-type="float" office:value="0.47626342" calcext:value-type="float">
            <text:p>0.47626342</text:p>
          </table:table-cell>
        </table:table-row>
        <table:table-row table:style-name="ro1">
          <table:table-cell office:value-type="float" office:value="0.53281254" calcext:value-type="float">
            <text:p>0.53281254</text:p>
          </table:table-cell>
          <table:table-cell office:value-type="float" office:value="0.49075269" calcext:value-type="float">
            <text:p>0.49075269</text:p>
          </table:table-cell>
          <table:table-cell office:value-type="float" office:value="0.47946238" calcext:value-type="float">
            <text:p>0.47946238</text:p>
          </table:table-cell>
          <table:table-cell office:value-type="float" office:value="0.47562365" calcext:value-type="float">
            <text:p>0.47562365</text:p>
          </table:table-cell>
        </table:table-row>
        <table:table-row table:style-name="ro1">
          <table:table-cell office:value-type="float" office:value="0.46298828" calcext:value-type="float">
            <text:p>0.46298828</text:p>
          </table:table-cell>
          <table:table-cell office:value-type="float" office:value="0.48172044" calcext:value-type="float">
            <text:p>0.48172044</text:p>
          </table:table-cell>
          <table:table-cell office:value-type="float" office:value="0.44623656" calcext:value-type="float">
            <text:p>0.44623656</text:p>
          </table:table-cell>
          <table:table-cell office:value-type="float" office:value="0.45537633" calcext:value-type="float">
            <text:p>0.45537633</text:p>
          </table:table-cell>
        </table:table-row>
        <table:table-row table:style-name="ro1">
          <table:table-cell office:value-type="float" office:value="0.47050781" calcext:value-type="float">
            <text:p>0.47050781</text:p>
          </table:table-cell>
          <table:table-cell office:value-type="float" office:value="0.47526884" calcext:value-type="float">
            <text:p>0.47526884</text:p>
          </table:table-cell>
          <table:table-cell office:value-type="float" office:value="0.48053765" calcext:value-type="float">
            <text:p>0.48053765</text:p>
          </table:table-cell>
          <table:table-cell office:value-type="float" office:value="0.4747581" calcext:value-type="float">
            <text:p>0.4747581</text:p>
          </table:table-cell>
        </table:table-row>
        <table:table-row table:style-name="ro1">
          <table:table-cell office:value-type="float" office:value="0.48232421" calcext:value-type="float">
            <text:p>0.48232421</text:p>
          </table:table-cell>
          <table:table-cell office:value-type="float" office:value="0.47935485" calcext:value-type="float">
            <text:p>0.47935485</text:p>
          </table:table-cell>
          <table:table-cell office:value-type="float" office:value="0.47481718" calcext:value-type="float">
            <text:p>0.47481718</text:p>
          </table:table-cell>
          <table:table-cell office:value-type="float" office:value="0.47753758" calcext:value-type="float">
            <text:p>0.47753758</text:p>
          </table:table-cell>
        </table:table-row>
        <table:table-row table:style-name="ro1">
          <table:table-cell office:value-type="float" office:value="0.515625" calcext:value-type="float">
            <text:p>0.515625</text:p>
          </table:table-cell>
          <table:table-cell office:value-type="float" office:value="0.48709678" calcext:value-type="float">
            <text:p>0.48709678</text:p>
          </table:table-cell>
          <table:table-cell office:value-type="float" office:value="0.48118281" calcext:value-type="float">
            <text:p>0.48118281</text:p>
          </table:table-cell>
          <table:table-cell office:value-type="float" office:value="0.47392473" calcext:value-type="float">
            <text:p>0.47392473</text:p>
          </table:table-cell>
        </table:table-row>
        <table:table-row table:style-name="ro1">
          <table:table-cell office:value-type="float" office:value="0.4758789" calcext:value-type="float">
            <text:p>0.4758789</text:p>
          </table:table-cell>
          <table:table-cell office:value-type="float" office:value="0.47989249" calcext:value-type="float">
            <text:p>0.47989249</text:p>
          </table:table-cell>
          <table:table-cell office:value-type="float" office:value="0.47413978" calcext:value-type="float">
            <text:p>0.47413978</text:p>
          </table:table-cell>
          <table:table-cell office:value-type="float" office:value="0.47696237" calcext:value-type="float">
            <text:p>0.47696237</text:p>
          </table:table-cell>
        </table:table-row>
        <table:table-row table:style-name="ro1">
          <table:table-cell office:value-type="float" office:value="0.5102539" calcext:value-type="float">
            <text:p>0.5102539</text:p>
          </table:table-cell>
          <table:table-cell office:value-type="float" office:value="0.47376346" calcext:value-type="float">
            <text:p>0.47376346</text:p>
          </table:table-cell>
          <table:table-cell office:value-type="float" office:value="0.47716131" calcext:value-type="float">
            <text:p>0.47716131</text:p>
          </table:table-cell>
          <table:table-cell office:value-type="float" office:value="0.4759355" calcext:value-type="float">
            <text:p>0.4759355</text:p>
          </table:table-cell>
        </table:table-row>
        <table:table-row table:style-name="ro1">
          <table:table-cell office:value-type="float" office:value="0.45224609" calcext:value-type="float">
            <text:p>0.45224609</text:p>
          </table:table-cell>
          <table:table-cell office:value-type="float" office:value="0.48064517" calcext:value-type="float">
            <text:p>0.48064517</text:p>
          </table:table-cell>
          <table:table-cell office:value-type="float" office:value="0.47043013" calcext:value-type="float">
            <text:p>0.47043013</text:p>
          </table:table-cell>
          <table:table-cell office:value-type="float" office:value="0.46881723" calcext:value-type="float">
            <text:p>0.46881723</text:p>
          </table:table-cell>
        </table:table-row>
        <table:table-row table:style-name="ro1">
          <table:table-cell office:value-type="float" office:value="0.43935546" calcext:value-type="float">
            <text:p>0.43935546</text:p>
          </table:table-cell>
          <table:table-cell office:value-type="float" office:value="0.46655912" calcext:value-type="float">
            <text:p>0.46655912</text:p>
          </table:table-cell>
          <table:table-cell office:value-type="float" office:value="0.48037633" calcext:value-type="float">
            <text:p>0.48037633</text:p>
          </table:table-cell>
          <table:table-cell office:value-type="float" office:value="0.47819895" calcext:value-type="float">
            <text:p>0.47819895</text:p>
          </table:table-cell>
        </table:table-row>
        <table:table-row table:style-name="ro1">
          <table:table-cell office:value-type="float" office:value="0.46513671" calcext:value-type="float">
            <text:p>0.46513671</text:p>
          </table:table-cell>
          <table:table-cell office:value-type="float" office:value="0.47427954" calcext:value-type="float">
            <text:p>0.47427954</text:p>
          </table:table-cell>
          <table:table-cell office:value-type="float" office:value="0.476129" calcext:value-type="float">
            <text:p>0.476129</text:p>
          </table:table-cell>
          <table:table-cell office:value-type="float" office:value="0.47630109" calcext:value-type="float">
            <text:p>0.47630109</text:p>
          </table:table-cell>
        </table:table-row>
        <table:table-row table:style-name="ro1">
          <table:table-cell office:value-type="float" office:value="0.46621093" calcext:value-type="float">
            <text:p>0.46621093</text:p>
          </table:table-cell>
          <table:table-cell office:value-type="float" office:value="0.46021504" calcext:value-type="float">
            <text:p>0.46021504</text:p>
          </table:table-cell>
          <table:table-cell office:value-type="float" office:value="0.48440861" calcext:value-type="float">
            <text:p>0.48440861</text:p>
          </table:table-cell>
          <table:table-cell office:value-type="float" office:value="0.48118281" calcext:value-type="float">
            <text:p>0.48118281</text:p>
          </table:table-cell>
        </table:table-row>
        <table:table-row table:style-name="ro1">
          <table:table-cell office:value-type="float" office:value="0.49091796" calcext:value-type="float">
            <text:p>0.49091796</text:p>
          </table:table-cell>
          <table:table-cell office:value-type="float" office:value="0.47838711" calcext:value-type="float">
            <text:p>0.47838711</text:p>
          </table:table-cell>
          <table:table-cell office:value-type="float" office:value="0.47381725" calcext:value-type="float">
            <text:p>0.47381725</text:p>
          </table:table-cell>
          <table:table-cell office:value-type="float" office:value="0.4763441" calcext:value-type="float">
            <text:p>0.4763441</text:p>
          </table:table-cell>
        </table:table-row>
        <table:table-row table:style-name="ro1">
          <table:table-cell office:value-type="float" office:value="0.44257812" calcext:value-type="float">
            <text:p>0.44257812</text:p>
          </table:table-cell>
          <table:table-cell office:value-type="float" office:value="0.47716131" calcext:value-type="float">
            <text:p>0.47716131</text:p>
          </table:table-cell>
          <table:table-cell office:value-type="float" office:value="0.47660217" calcext:value-type="float">
            <text:p>0.47660217</text:p>
          </table:table-cell>
          <table:table-cell office:value-type="float" office:value="0.4775484" calcext:value-type="float">
            <text:p>0.4775484</text:p>
          </table:table-cell>
        </table:table-row>
        <table:table-row table:style-name="ro1">
          <table:table-cell office:value-type="float" office:value="0.48876953" calcext:value-type="float">
            <text:p>0.48876953</text:p>
          </table:table-cell>
          <table:table-cell office:value-type="float" office:value="0.47741937" calcext:value-type="float">
            <text:p>0.47741937</text:p>
          </table:table-cell>
          <table:table-cell office:value-type="float" office:value="0.46559143" calcext:value-type="float">
            <text:p>0.46559143</text:p>
          </table:table-cell>
          <table:table-cell office:value-type="float" office:value="0.4680108" calcext:value-type="float">
            <text:p>0.4680108</text:p>
          </table:table-cell>
        </table:table-row>
        <table:table-row table:style-name="ro1">
          <table:table-cell office:value-type="float" office:value="0.46513671" calcext:value-type="float">
            <text:p>0.46513671</text:p>
          </table:table-cell>
          <table:table-cell office:value-type="float" office:value="0.47344083" calcext:value-type="float">
            <text:p>0.47344083</text:p>
          </table:table-cell>
          <table:table-cell office:value-type="float" office:value="0.48451614" calcext:value-type="float">
            <text:p>0.48451614</text:p>
          </table:table-cell>
          <table:table-cell office:value-type="float" office:value="0.47830648" calcext:value-type="float">
            <text:p>0.47830648</text:p>
          </table:table-cell>
        </table:table-row>
        <table:table-row table:style-name="ro1">
          <table:table-cell office:value-type="float" office:value="0.4930664" calcext:value-type="float">
            <text:p>0.4930664</text:p>
          </table:table-cell>
          <table:table-cell office:value-type="float" office:value="0.47608604" calcext:value-type="float">
            <text:p>0.47608604</text:p>
          </table:table-cell>
          <table:table-cell office:value-type="float" office:value="0.4777419" calcext:value-type="float">
            <text:p>0.4777419</text:p>
          </table:table-cell>
          <table:table-cell office:value-type="float" office:value="0.47673115" calcext:value-type="float">
            <text:p>0.47673115</text:p>
          </table:table-cell>
        </table:table-row>
        <table:table-row table:style-name="ro1">
          <table:table-cell office:value-type="float" office:value="0.47373046" calcext:value-type="float">
            <text:p>0.47373046</text:p>
          </table:table-cell>
          <table:table-cell office:value-type="float" office:value="0.47526884" calcext:value-type="float">
            <text:p>0.47526884</text:p>
          </table:table-cell>
          <table:table-cell office:value-type="float" office:value="0.47688174" calcext:value-type="float">
            <text:p>0.47688174</text:p>
          </table:table-cell>
          <table:table-cell office:value-type="float" office:value="0.4782258" calcext:value-type="float">
            <text:p>0.4782258</text:p>
          </table:table-cell>
        </table:table-row>
        <table:table-row table:style-name="ro1">
          <table:table-cell office:value-type="float" office:value="0.47910156" calcext:value-type="float">
            <text:p>0.47910156</text:p>
          </table:table-cell>
          <table:table-cell office:value-type="float" office:value="0.46365594" calcext:value-type="float">
            <text:p>0.46365594</text:p>
          </table:table-cell>
          <table:table-cell office:value-type="float" office:value="0.47225809" calcext:value-type="float">
            <text:p>0.47225809</text:p>
          </table:table-cell>
          <table:table-cell office:value-type="float" office:value="0.47865591" calcext:value-type="float">
            <text:p>0.47865591</text:p>
          </table:table-cell>
        </table:table-row>
        <table:table-row table:style-name="ro1">
          <table:table-cell office:value-type="float" office:value="0.43076171" calcext:value-type="float">
            <text:p>0.43076171</text:p>
          </table:table-cell>
          <table:table-cell office:value-type="float" office:value="0.48494625" calcext:value-type="float">
            <text:p>0.48494625</text:p>
          </table:table-cell>
          <table:table-cell office:value-type="float" office:value="0.47666664" calcext:value-type="float">
            <text:p>0.47666664</text:p>
          </table:table-cell>
          <table:table-cell office:value-type="float" office:value="0.47743015" calcext:value-type="float">
            <text:p>0.47743015</text:p>
          </table:table-cell>
        </table:table-row>
        <table:table-row table:style-name="ro1">
          <table:table-cell office:value-type="float" office:value="0.4758789" calcext:value-type="float">
            <text:p>0.4758789</text:p>
          </table:table-cell>
          <table:table-cell office:value-type="float" office:value="0.43870968" calcext:value-type="float">
            <text:p>0.43870968</text:p>
          </table:table-cell>
          <table:table-cell office:value-type="float" office:value="0.48225808" calcext:value-type="float">
            <text:p>0.48225808</text:p>
          </table:table-cell>
          <table:table-cell office:value-type="float" office:value="0.47123661" calcext:value-type="float">
            <text:p>0.47123661</text:p>
          </table:table-cell>
        </table:table-row>
        <table:table-row table:style-name="ro1">
          <table:table-cell office:value-type="float" office:value="0.47480468" calcext:value-type="float">
            <text:p>0.47480468</text:p>
          </table:table-cell>
          <table:table-cell office:value-type="float" office:value="0.4731183" calcext:value-type="float">
            <text:p>0.4731183</text:p>
          </table:table-cell>
          <table:table-cell office:value-type="float" office:value="0.47935485" calcext:value-type="float">
            <text:p>0.47935485</text:p>
          </table:table-cell>
          <table:table-cell office:value-type="float" office:value="0.47784948" calcext:value-type="float">
            <text:p>0.47784948</text:p>
          </table:table-cell>
        </table:table-row>
        <table:table-row table:style-name="ro1">
          <table:table-cell office:value-type="float" office:value="0.46943359" calcext:value-type="float">
            <text:p>0.46943359</text:p>
          </table:table-cell>
          <table:table-cell office:value-type="float" office:value="0.47268819" calcext:value-type="float">
            <text:p>0.47268819</text:p>
          </table:table-cell>
          <table:table-cell office:value-type="float" office:value="0.47886023" calcext:value-type="float">
            <text:p>0.47886023</text:p>
          </table:table-cell>
          <table:table-cell office:value-type="float" office:value="0.47668819" calcext:value-type="float">
            <text:p>0.47668819</text:p>
          </table:table-cell>
        </table:table-row>
        <table:table-row table:style-name="ro1">
          <table:table-cell office:value-type="float" office:value="0.44580078" calcext:value-type="float">
            <text:p>0.44580078</text:p>
          </table:table-cell>
          <table:table-cell office:value-type="float" office:value="0.4064516" calcext:value-type="float">
            <text:p>0.4064516</text:p>
          </table:table-cell>
          <table:table-cell office:value-type="float" office:value="0.48279571" calcext:value-type="float">
            <text:p>0.48279571</text:p>
          </table:table-cell>
          <table:table-cell office:value-type="float" office:value="0.47446241" calcext:value-type="float">
            <text:p>0.47446241</text:p>
          </table:table-cell>
        </table:table-row>
        <table:table-row table:style-name="ro1">
          <table:table-cell office:value-type="float" office:value="0.46835937" calcext:value-type="float">
            <text:p>0.46835937</text:p>
          </table:table-cell>
          <table:table-cell office:value-type="float" office:value="0.47172045" calcext:value-type="float">
            <text:p>0.47172045</text:p>
          </table:table-cell>
          <table:table-cell office:value-type="float" office:value="0.47602152" calcext:value-type="float">
            <text:p>0.47602152</text:p>
          </table:table-cell>
          <table:table-cell office:value-type="float" office:value="0.47583336" calcext:value-type="float">
            <text:p>0.47583336</text:p>
          </table:table-cell>
        </table:table-row>
        <table:table-row table:style-name="ro1">
          <table:table-cell office:value-type="float" office:value="0.47373046" calcext:value-type="float">
            <text:p>0.47373046</text:p>
          </table:table-cell>
          <table:table-cell office:value-type="float" office:value="0.47423658" calcext:value-type="float">
            <text:p>0.47423658</text:p>
          </table:table-cell>
          <table:table-cell office:value-type="float" office:value="0.47937636" calcext:value-type="float">
            <text:p>0.47937636</text:p>
          </table:table-cell>
          <table:table-cell office:value-type="float" office:value="0.47707529" calcext:value-type="float">
            <text:p>0.47707529</text:p>
          </table:table-cell>
        </table:table-row>
        <table:table-row table:style-name="ro1">
          <table:table-cell office:value-type="float" office:value="0.47910156" calcext:value-type="float">
            <text:p>0.47910156</text:p>
          </table:table-cell>
          <table:table-cell office:value-type="float" office:value="0.49139785" calcext:value-type="float">
            <text:p>0.49139785</text:p>
          </table:table-cell>
          <table:table-cell office:value-type="float" office:value="0.47043013" calcext:value-type="float">
            <text:p>0.47043013</text:p>
          </table:table-cell>
          <table:table-cell office:value-type="float" office:value="0.47580647" calcext:value-type="float">
            <text:p>0.47580647</text:p>
          </table:table-cell>
        </table:table-row>
        <table:table-row table:style-name="ro1">
          <table:table-cell office:value-type="float" office:value="0.42001953" calcext:value-type="float">
            <text:p>0.42001953</text:p>
          </table:table-cell>
          <table:table-cell office:value-type="float" office:value="0.47032256" calcext:value-type="float">
            <text:p>0.47032256</text:p>
          </table:table-cell>
          <table:table-cell office:value-type="float" office:value="0.47236557" calcext:value-type="float">
            <text:p>0.47236557</text:p>
          </table:table-cell>
          <table:table-cell office:value-type="float" office:value="0.47537636" calcext:value-type="float">
            <text:p>0.47537636</text:p>
          </table:table-cell>
        </table:table-row>
        <table:table-row table:style-name="ro1">
          <table:table-cell office:value-type="float" office:value="0.48662109" calcext:value-type="float">
            <text:p>0.48662109</text:p>
          </table:table-cell>
          <table:table-cell office:value-type="float" office:value="0.47015051" calcext:value-type="float">
            <text:p>0.47015051</text:p>
          </table:table-cell>
          <table:table-cell office:value-type="float" office:value="0.47649464" calcext:value-type="float">
            <text:p>0.47649464</text:p>
          </table:table-cell>
          <table:table-cell office:value-type="float" office:value="0.47823657" calcext:value-type="float">
            <text:p>0.47823657</text:p>
          </table:table-cell>
        </table:table-row>
        <table:table-row table:style-name="ro1">
          <table:table-cell office:value-type="float" office:value="0.4984375" calcext:value-type="float">
            <text:p>0.4984375</text:p>
          </table:table-cell>
          <table:table-cell table:number-columns-repeated="2" office:value-type="float" office:value="0.47849464" calcext:value-type="float">
            <text:p>0.47849464</text:p>
          </table:table-cell>
          <table:table-cell office:value-type="float" office:value="0.47876348" calcext:value-type="float">
            <text:p>0.47876348</text:p>
          </table:table-cell>
        </table:table-row>
        <table:table-row table:style-name="ro1">
          <table:table-cell office:value-type="float" office:value="0.45332031" calcext:value-type="float">
            <text:p>0.45332031</text:p>
          </table:table-cell>
          <table:table-cell office:value-type="float" office:value="0.475914" calcext:value-type="float">
            <text:p>0.475914</text:p>
          </table:table-cell>
          <table:table-cell office:value-type="float" office:value="0.47344083" calcext:value-type="float">
            <text:p>0.47344083</text:p>
          </table:table-cell>
          <table:table-cell office:value-type="float" office:value="0.47723121" calcext:value-type="float">
            <text:p>0.47723121</text:p>
          </table:table-cell>
        </table:table-row>
        <table:table-row table:style-name="ro1">
          <table:table-cell office:value-type="float" office:value="0.48339843" calcext:value-type="float">
            <text:p>0.48339843</text:p>
          </table:table-cell>
          <table:table-cell office:value-type="float" office:value="0.48752689" calcext:value-type="float">
            <text:p>0.48752689</text:p>
          </table:table-cell>
          <table:table-cell office:value-type="float" office:value="0.475914" calcext:value-type="float">
            <text:p>0.475914</text:p>
          </table:table-cell>
          <table:table-cell office:value-type="float" office:value="0.47726879" calcext:value-type="float">
            <text:p>0.47726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9T10:13:51.281447240</dc:date>
    <meta:editing-duration>PT9M51S</meta:editing-duration>
    <meta:editing-cycles>4</meta:editing-cycles>
    <meta:generator>LibreOffice/5.1.4.2$Linux_X86_64 LibreOffice_project/10m0$Build-2</meta:generator>
    <meta:document-statistic meta:table-count="1" meta:cell-count="22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6.342cm" svg:height="29.622cm" xlink:href=".." xlink:type="simple" chart:class="chart:line" chart:style-name="ch1">
        <chart:legend chart:legend-position="end" svg:x="52.802cm" svg:y="13.765cm" style:legend-expansion="high" chart:style-name="ch2"/>
        <chart:plot-area chart:style-name="ch3" table:cell-range-address="data.A1:data.D558" chart:data-source-has-labels="row" svg:x="1.126cm" svg:y="0.592cm" svg:width="50.55cm" svg:height="28.438cm">
          <chartooo:coordinate-region svg:x="1.853cm" svg:y="0.713cm" svg:width="49.823cm" svg:height="27.3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A1:data.A558" loext:label-string="10bits_original" chart:class="chart:line">
            <chart:data-point chart:repeated="558"/>
          </chart:series>
          <chart:series chart:style-name="ch7" chart:values-cell-range-address="data.B1:data.B558" loext:label-string="10bits" chart:class="chart:line">
            <chart:data-point chart:repeated="558"/>
          </chart:series>
          <chart:series chart:style-name="ch8" chart:values-cell-range-address="data.C1:data.C558" loext:label-string="11bits" chart:class="chart:line">
            <chart:data-point chart:repeated="558"/>
          </chart:series>
          <chart:series chart:style-name="ch9" chart:values-cell-range-address="data.D1:data.D558" loext:label-string="12bits" chart:class="chart:line">
            <chart:data-point chart:repeated="55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bits_original</text:p>
              </table:table-cell>
              <table:table-cell office:value-type="string">
                <text:p>10bits</text:p>
              </table:table-cell>
              <table:table-cell office:value-type="string">
                <text:p>11bits</text:p>
              </table:table-cell>
              <table:table-cell office:value-type="string">
                <text:p>12bi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507812">
                <text:p>0.30507812</text:p>
                <draw:g>
                  <svg:desc>data.A1:data.A558</svg:desc>
                </draw:g>
              </table:table-cell>
              <table:table-cell office:value-type="float" office:value="0.34838709">
                <text:p>0.34838709</text:p>
                <draw:g>
                  <svg:desc>data.B1:data.B558</svg:desc>
                </draw:g>
              </table:table-cell>
              <table:table-cell office:value-type="float" office:value="0.34354839">
                <text:p>0.34354839</text:p>
                <draw:g>
                  <svg:desc>data.C1:data.C558</svg:desc>
                </draw:g>
              </table:table-cell>
              <table:table-cell office:value-type="float" office:value="0.34489247">
                <text:p>0.34489247</text:p>
                <draw:g>
                  <svg:desc>data.D1:data.D5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052734">
                <text:p>0.34052734</text:p>
              </table:table-cell>
              <table:table-cell office:value-type="float" office:value="0.34473118">
                <text:p>0.34473118</text:p>
              </table:table-cell>
              <table:table-cell office:value-type="float" office:value="0.34672043">
                <text:p>0.34672043</text:p>
              </table:table-cell>
              <table:table-cell office:value-type="float" office:value="0.34620966">
                <text:p>0.34620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267578">
                <text:p>0.34267578</text:p>
              </table:table-cell>
              <table:table-cell office:value-type="float" office:value="0.34670968">
                <text:p>0.34670968</text:p>
              </table:table-cell>
              <table:table-cell office:value-type="float" office:value="0.34572043">
                <text:p>0.34572043</text:p>
              </table:table-cell>
              <table:table-cell office:value-type="float" office:value="0.34648389">
                <text:p>0.34648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160158">
                <text:p>0.34160158</text:p>
              </table:table-cell>
              <table:table-cell office:value-type="float" office:value="0.35053763">
                <text:p>0.35053763</text:p>
              </table:table-cell>
              <table:table-cell office:value-type="float" office:value="0.34731183">
                <text:p>0.34731183</text:p>
              </table:table-cell>
              <table:table-cell office:value-type="float" office:value="0.34596774">
                <text:p>0.34596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482421">
                <text:p>0.34482421</text:p>
              </table:table-cell>
              <table:table-cell office:value-type="float" office:value="0.34354839">
                <text:p>0.34354839</text:p>
              </table:table-cell>
              <table:table-cell office:value-type="float" office:value="0.34612903">
                <text:p>0.34612903</text:p>
              </table:table-cell>
              <table:table-cell office:value-type="float" office:value="0.3460215">
                <text:p>0.3460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267578">
                <text:p>0.34267578</text:p>
              </table:table-cell>
              <table:table-cell office:value-type="float" office:value="0.34391398">
                <text:p>0.34391398</text:p>
              </table:table-cell>
              <table:table-cell office:value-type="float" office:value="0.34593548">
                <text:p>0.34593548</text:p>
              </table:table-cell>
              <table:table-cell office:value-type="float" office:value="0.34693548">
                <text:p>0.34693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449218">
                <text:p>0.35449218</text:p>
              </table:table-cell>
              <table:table-cell office:value-type="float" office:value="0.34408602">
                <text:p>0.34408602</text:p>
              </table:table-cell>
              <table:table-cell office:value-type="float" office:value="0.34462366">
                <text:p>0.34462366</text:p>
              </table:table-cell>
              <table:table-cell office:value-type="float" office:value="0.34596774">
                <text:p>0.34596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234377">
                <text:p>0.35234377</text:p>
              </table:table-cell>
              <table:table-cell office:value-type="float" office:value="0.34225807">
                <text:p>0.34225807</text:p>
              </table:table-cell>
              <table:table-cell office:value-type="float" office:value="0.3455914">
                <text:p>0.3455914</text:p>
              </table:table-cell>
              <table:table-cell office:value-type="float" office:value="0.34637095">
                <text:p>0.34637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019531">
                <text:p>0.35019531</text:p>
              </table:table-cell>
              <table:table-cell office:value-type="float" office:value="0.34572043">
                <text:p>0.34572043</text:p>
              </table:table-cell>
              <table:table-cell office:value-type="float" office:value="0.34535484">
                <text:p>0.34535484</text:p>
              </table:table-cell>
              <table:table-cell office:value-type="float" office:value="0.3464086">
                <text:p>0.3464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912109">
                <text:p>0.34912109</text:p>
              </table:table-cell>
              <table:table-cell office:value-type="float" office:value="0.34946236">
                <text:p>0.34946236</text:p>
              </table:table-cell>
              <table:table-cell office:value-type="float" office:value="0.34462366">
                <text:p>0.34462366</text:p>
              </table:table-cell>
              <table:table-cell office:value-type="float" office:value="0.34543011">
                <text:p>0.34543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912109">
                <text:p>0.34912109</text:p>
              </table:table-cell>
              <table:table-cell office:value-type="float" office:value="0.34322581">
                <text:p>0.34322581</text:p>
              </table:table-cell>
              <table:table-cell office:value-type="float" office:value="0.34784946">
                <text:p>0.34784946</text:p>
              </table:table-cell>
              <table:table-cell office:value-type="float" office:value="0.34588708">
                <text:p>0.34588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878906">
                <text:p>0.35878906</text:p>
              </table:table-cell>
              <table:table-cell office:value-type="float" office:value="0.34735484">
                <text:p>0.34735484</text:p>
              </table:table-cell>
              <table:table-cell office:value-type="float" office:value="0.34501075">
                <text:p>0.34501075</text:p>
              </table:table-cell>
              <table:table-cell office:value-type="float" office:value="0.34676342">
                <text:p>0.34676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019531">
                <text:p>0.35019531</text:p>
              </table:table-cell>
              <table:table-cell office:value-type="float" office:value="0.35268816">
                <text:p>0.35268816</text:p>
              </table:table-cell>
              <table:table-cell office:value-type="float" office:value="0.34677419">
                <text:p>0.34677419</text:p>
              </table:table-cell>
              <table:table-cell office:value-type="float" office:value="0.34489247">
                <text:p>0.34489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730468">
                <text:p>0.33730468</text:p>
              </table:table-cell>
              <table:table-cell office:value-type="float" office:value="0.34709677">
                <text:p>0.34709677</text:p>
              </table:table-cell>
              <table:table-cell office:value-type="float" office:value="0.34704301">
                <text:p>0.34704301</text:p>
              </table:table-cell>
              <table:table-cell office:value-type="float" office:value="0.34586021">
                <text:p>0.34586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589843">
                <text:p>0.34589843</text:p>
              </table:table-cell>
              <table:table-cell office:value-type="float" office:value="0.34619355">
                <text:p>0.34619355</text:p>
              </table:table-cell>
              <table:table-cell office:value-type="float" office:value="0.34630107">
                <text:p>0.34630107</text:p>
              </table:table-cell>
              <table:table-cell office:value-type="float" office:value="0.3456129">
                <text:p>0.3456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375">
                <text:p>0.34375</text:p>
              </table:table-cell>
              <table:table-cell office:value-type="float" office:value="0.34516129">
                <text:p>0.34516129</text:p>
              </table:table-cell>
              <table:table-cell office:value-type="float" office:value="0.34784946">
                <text:p>0.34784946</text:p>
              </table:table-cell>
              <table:table-cell office:value-type="float" office:value="0.34784946">
                <text:p>0.34784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1796">
                <text:p>0.35341796</text:p>
              </table:table-cell>
              <table:table-cell office:value-type="float" office:value="0.34956989">
                <text:p>0.34956989</text:p>
              </table:table-cell>
              <table:table-cell office:value-type="float" office:value="0.34462366">
                <text:p>0.34462366</text:p>
              </table:table-cell>
              <table:table-cell office:value-type="float" office:value="0.34666666">
                <text:p>0.34666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375">
                <text:p>0.34375</text:p>
              </table:table-cell>
              <table:table-cell office:value-type="float" office:value="0.34615058">
                <text:p>0.34615058</text:p>
              </table:table-cell>
              <table:table-cell office:value-type="float" office:value="0.34643011">
                <text:p>0.34643011</text:p>
              </table:table-cell>
              <table:table-cell office:value-type="float" office:value="0.34702153">
                <text:p>0.34702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912109">
                <text:p>0.34912109</text:p>
              </table:table-cell>
              <table:table-cell office:value-type="float" office:value="0.36129033">
                <text:p>0.36129033</text:p>
              </table:table-cell>
              <table:table-cell office:value-type="float" office:value="0.35">
                <text:p>0.35</text:p>
              </table:table-cell>
              <table:table-cell office:value-type="float" office:value="0.34677419">
                <text:p>0.346774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730468">
                <text:p>0.33730468</text:p>
              </table:table-cell>
              <table:table-cell office:value-type="float" office:value="0.35311827">
                <text:p>0.35311827</text:p>
              </table:table-cell>
              <table:table-cell office:value-type="float" office:value="0.34446237">
                <text:p>0.34446237</text:p>
              </table:table-cell>
              <table:table-cell office:value-type="float" office:value="0.34669353">
                <text:p>0.34669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664062">
                <text:p>0.35664062</text:p>
              </table:table-cell>
              <table:table-cell office:value-type="float" office:value="0.34984946">
                <text:p>0.34984946</text:p>
              </table:table-cell>
              <table:table-cell office:value-type="float" office:value="0.34724731">
                <text:p>0.34724731</text:p>
              </table:table-cell>
              <table:table-cell office:value-type="float" office:value="0.34794621">
                <text:p>0.34794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267578">
                <text:p>0.34267578</text:p>
              </table:table-cell>
              <table:table-cell office:value-type="float" office:value="0.35268816">
                <text:p>0.35268816</text:p>
              </table:table-cell>
              <table:table-cell office:value-type="float" office:value="0.34731183">
                <text:p>0.34731183</text:p>
              </table:table-cell>
              <table:table-cell office:value-type="float" office:value="0.34596774">
                <text:p>0.34596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019531">
                <text:p>0.35019531</text:p>
              </table:table-cell>
              <table:table-cell office:value-type="float" office:value="0.35698924">
                <text:p>0.35698924</text:p>
              </table:table-cell>
              <table:table-cell office:value-type="float" office:value="0.34494624">
                <text:p>0.34494624</text:p>
              </table:table-cell>
              <table:table-cell office:value-type="float" office:value="0.34725809">
                <text:p>0.347258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730468">
                <text:p>0.33730468</text:p>
              </table:table-cell>
              <table:table-cell office:value-type="float" office:value="0.34868817">
                <text:p>0.34868817</text:p>
              </table:table-cell>
              <table:table-cell office:value-type="float" office:value="0.34694623">
                <text:p>0.34694623</text:p>
              </table:table-cell>
              <table:table-cell office:value-type="float" office:value="0.34739785">
                <text:p>0.347397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449218">
                <text:p>0.35449218</text:p>
              </table:table-cell>
              <table:table-cell office:value-type="float" office:value="0.3623656">
                <text:p>0.3623656</text:p>
              </table:table-cell>
              <table:table-cell office:value-type="float" office:value="0.34784946">
                <text:p>0.34784946</text:p>
              </table:table-cell>
              <table:table-cell office:value-type="float" office:value="0.34784946">
                <text:p>0.347849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052734">
                <text:p>0.34052734</text:p>
              </table:table-cell>
              <table:table-cell office:value-type="float" office:value="0.35462365">
                <text:p>0.35462365</text:p>
              </table:table-cell>
              <table:table-cell office:value-type="float" office:value="0.34591398">
                <text:p>0.34591398</text:p>
              </table:table-cell>
              <table:table-cell office:value-type="float" office:value="0.3473387">
                <text:p>0.3473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267578">
                <text:p>0.34267578</text:p>
              </table:table-cell>
              <table:table-cell office:value-type="float" office:value="0.34490323">
                <text:p>0.34490323</text:p>
              </table:table-cell>
              <table:table-cell office:value-type="float" office:value="0.34892473">
                <text:p>0.34892473</text:p>
              </table:table-cell>
              <table:table-cell office:value-type="float" office:value="0.34715054">
                <text:p>0.34715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945312">
                <text:p>0.33945312</text:p>
              </table:table-cell>
              <table:table-cell office:value-type="float" office:value="0.3548387">
                <text:p>0.3548387</text:p>
              </table:table-cell>
              <table:table-cell office:value-type="float" office:value="0.34731183">
                <text:p>0.34731183</text:p>
              </table:table-cell>
              <table:table-cell office:value-type="float" office:value="0.34569892">
                <text:p>0.345698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09375">
                <text:p>0.3609375</text:p>
              </table:table-cell>
              <table:table-cell office:value-type="float" office:value="0.34655914">
                <text:p>0.34655914</text:p>
              </table:table-cell>
              <table:table-cell office:value-type="float" office:value="0.34763441">
                <text:p>0.34763441</text:p>
              </table:table-cell>
              <table:table-cell office:value-type="float" office:value="0.34811828">
                <text:p>0.34811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085939">
                <text:p>0.33085939</text:p>
              </table:table-cell>
              <table:table-cell office:value-type="float" office:value="0.34412903">
                <text:p>0.34412903</text:p>
              </table:table-cell>
              <table:table-cell office:value-type="float" office:value="0.34815053">
                <text:p>0.34815053</text:p>
              </table:table-cell>
              <table:table-cell office:value-type="float" office:value="0.34692478">
                <text:p>0.346924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308596">
                <text:p>0.36308596</text:p>
              </table:table-cell>
              <table:table-cell office:value-type="float" office:value="0.34193549">
                <text:p>0.34193549</text:p>
              </table:table-cell>
              <table:table-cell office:value-type="float" office:value="0.33924732">
                <text:p>0.33924732</text:p>
              </table:table-cell>
              <table:table-cell office:value-type="float" office:value="0.34677419">
                <text:p>0.346774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341796">
                <text:p>0.35341796</text:p>
              </table:table-cell>
              <table:table-cell office:value-type="float" office:value="0.34634408">
                <text:p>0.34634408</text:p>
              </table:table-cell>
              <table:table-cell office:value-type="float" office:value="0.34526882">
                <text:p>0.34526882</text:p>
              </table:table-cell>
              <table:table-cell office:value-type="float" office:value="0.34623656">
                <text:p>0.346236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300781">
                <text:p>0.33300781</text:p>
              </table:table-cell>
              <table:table-cell office:value-type="float" office:value="0.34356989">
                <text:p>0.34356989</text:p>
              </table:table-cell>
              <table:table-cell office:value-type="float" office:value="0.34774193">
                <text:p>0.34774193</text:p>
              </table:table-cell>
              <table:table-cell office:value-type="float" office:value="0.34689247">
                <text:p>0.346892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83789">
                <text:p>0.3383789</text:p>
              </table:table-cell>
              <table:table-cell office:value-type="float" office:value="0.34516129">
                <text:p>0.34516129</text:p>
              </table:table-cell>
              <table:table-cell office:value-type="float" office:value="0.34516129">
                <text:p>0.34516129</text:p>
              </table:table-cell>
              <table:table-cell office:value-type="float" office:value="0.34381721">
                <text:p>0.34381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589843">
                <text:p>0.34589843</text:p>
              </table:table-cell>
              <table:table-cell office:value-type="float" office:value="0.34333333">
                <text:p>0.34333333</text:p>
              </table:table-cell>
              <table:table-cell office:value-type="float" office:value="0.34849462">
                <text:p>0.34849462</text:p>
              </table:table-cell>
              <table:table-cell office:value-type="float" office:value="0.34696235">
                <text:p>0.34696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482421">
                <text:p>0.34482421</text:p>
              </table:table-cell>
              <table:table-cell office:value-type="float" office:value="0.34374194">
                <text:p>0.34374194</text:p>
              </table:table-cell>
              <table:table-cell office:value-type="float" office:value="0.34933333">
                <text:p>0.34933333</text:p>
              </table:table-cell>
              <table:table-cell office:value-type="float" office:value="0.34669895">
                <text:p>0.346698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4160158">
                <text:p>0.34160158</text:p>
              </table:table-cell>
              <table:table-cell office:value-type="float" office:value="0.32365589">
                <text:p>0.32365589</text:p>
              </table:table-cell>
              <table:table-cell office:value-type="float" office:value="0.34838709">
                <text:p>0.34838709</text:p>
              </table:table-cell>
              <table:table-cell office:value-type="float" office:value="0.35295698">
                <text:p>0.35295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2871093">
                <text:p>0.32871093</text:p>
              </table:table-cell>
              <table:table-cell office:value-type="float" office:value="0.3504301">
                <text:p>0.3504301</text:p>
              </table:table-cell>
              <table:table-cell office:value-type="float" office:value="0.34693548">
                <text:p>0.34693548</text:p>
              </table:table-cell>
              <table:table-cell office:value-type="float" office:value="0.3466129">
                <text:p>0.3466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267578">
                <text:p>0.34267578</text:p>
              </table:table-cell>
              <table:table-cell office:value-type="float" office:value="0.34911828">
                <text:p>0.34911828</text:p>
              </table:table-cell>
              <table:table-cell office:value-type="float" office:value="0.34634408">
                <text:p>0.34634408</text:p>
              </table:table-cell>
              <table:table-cell office:value-type="float" office:value="0.34816126">
                <text:p>0.34816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804687">
                <text:p>0.34804687</text:p>
              </table:table-cell>
              <table:table-cell office:value-type="float" office:value="0.33870968">
                <text:p>0.33870968</text:p>
              </table:table-cell>
              <table:table-cell office:value-type="float" office:value="0.34301075">
                <text:p>0.34301075</text:p>
              </table:table-cell>
              <table:table-cell office:value-type="float" office:value="0.34650537">
                <text:p>0.346505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126953">
                <text:p>0.35126953</text:p>
              </table:table-cell>
              <table:table-cell office:value-type="float" office:value="0.35064516">
                <text:p>0.35064516</text:p>
              </table:table-cell>
              <table:table-cell office:value-type="float" office:value="0.35">
                <text:p>0.35</text:p>
              </table:table-cell>
              <table:table-cell office:value-type="float" office:value="0.34629032">
                <text:p>0.34629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5341796">
                <text:p>0.35341796</text:p>
              </table:table-cell>
              <table:table-cell office:value-type="float" office:value="0.35815052">
                <text:p>0.35815052</text:p>
              </table:table-cell>
              <table:table-cell office:value-type="float" office:value="0.34529032">
                <text:p>0.34529032</text:p>
              </table:table-cell>
              <table:table-cell office:value-type="float" office:value="0.34886021">
                <text:p>0.34886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001953">
                <text:p>0.42001953</text:p>
              </table:table-cell>
              <table:table-cell office:value-type="float" office:value="0.34516129">
                <text:p>0.34516129</text:p>
              </table:table-cell>
              <table:table-cell office:value-type="float" office:value="0.34354839">
                <text:p>0.34354839</text:p>
              </table:table-cell>
              <table:table-cell office:value-type="float" office:value="0.34354839">
                <text:p>0.34354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482421">
                <text:p>0.34482421</text:p>
              </table:table-cell>
              <table:table-cell office:value-type="float" office:value="0.35118279">
                <text:p>0.35118279</text:p>
              </table:table-cell>
              <table:table-cell office:value-type="float" office:value="0.34973118">
                <text:p>0.34973118</text:p>
              </table:table-cell>
              <table:table-cell office:value-type="float" office:value="0.34739251">
                <text:p>0.347392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375">
                <text:p>0.34375</text:p>
              </table:table-cell>
              <table:table-cell office:value-type="float" office:value="0.34834408">
                <text:p>0.34834408</text:p>
              </table:table-cell>
              <table:table-cell office:value-type="float" office:value="0.34658064">
                <text:p>0.34658064</text:p>
              </table:table-cell>
              <table:table-cell office:value-type="float" office:value="0.34698925">
                <text:p>0.346989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449218">
                <text:p>0.35449218</text:p>
              </table:table-cell>
              <table:table-cell office:value-type="float" office:value="0.36666667">
                <text:p>0.36666667</text:p>
              </table:table-cell>
              <table:table-cell office:value-type="float" office:value="0.34784946">
                <text:p>0.34784946</text:p>
              </table:table-cell>
              <table:table-cell office:value-type="float" office:value="0.34462366">
                <text:p>0.344623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375">
                <text:p>0.34375</text:p>
              </table:table-cell>
              <table:table-cell office:value-type="float" office:value="0.34129033">
                <text:p>0.34129033</text:p>
              </table:table-cell>
              <table:table-cell office:value-type="float" office:value="0.35392472">
                <text:p>0.35392472</text:p>
              </table:table-cell>
              <table:table-cell office:value-type="float" office:value="0.34612903">
                <text:p>0.34612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09375">
                <text:p>0.3609375</text:p>
              </table:table-cell>
              <table:table-cell office:value-type="float" office:value="0.35337638">
                <text:p>0.35337638</text:p>
              </table:table-cell>
              <table:table-cell office:value-type="float" office:value="0.34584951">
                <text:p>0.34584951</text:p>
              </table:table-cell>
              <table:table-cell office:value-type="float" office:value="0.34788174">
                <text:p>0.347881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5878906">
                <text:p>0.35878906</text:p>
              </table:table-cell>
              <table:table-cell office:value-type="float" office:value="0.34946236">
                <text:p>0.34946236</text:p>
              </table:table-cell>
              <table:table-cell office:value-type="float" office:value="0.34408602">
                <text:p>0.34408602</text:p>
              </table:table-cell>
              <table:table-cell office:value-type="float" office:value="0.34435484">
                <text:p>0.344354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5126953">
                <text:p>0.35126953</text:p>
              </table:table-cell>
              <table:table-cell office:value-type="float" office:value="0.34354839">
                <text:p>0.34354839</text:p>
              </table:table-cell>
              <table:table-cell office:value-type="float" office:value="0.34725809">
                <text:p>0.34725809</text:p>
              </table:table-cell>
              <table:table-cell office:value-type="float" office:value="0.34712364">
                <text:p>0.347123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5126953">
                <text:p>0.35126953</text:p>
              </table:table-cell>
              <table:table-cell office:value-type="float" office:value="0.34941935">
                <text:p>0.34941935</text:p>
              </table:table-cell>
              <table:table-cell office:value-type="float" office:value="0.34694623">
                <text:p>0.34694623</text:p>
              </table:table-cell>
              <table:table-cell office:value-type="float" office:value="0.3475269">
                <text:p>0.34752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5878906">
                <text:p>0.35878906</text:p>
              </table:table-cell>
              <table:table-cell office:value-type="float" office:value="0.32365589">
                <text:p>0.32365589</text:p>
              </table:table-cell>
              <table:table-cell office:value-type="float" office:value="0.34193549">
                <text:p>0.34193549</text:p>
              </table:table-cell>
              <table:table-cell office:value-type="float" office:value="0.35349462">
                <text:p>0.353494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052734">
                <text:p>0.34052734</text:p>
              </table:table-cell>
              <table:table-cell office:value-type="float" office:value="0.33860216">
                <text:p>0.33860216</text:p>
              </table:table-cell>
              <table:table-cell office:value-type="float" office:value="0.35026881">
                <text:p>0.35026881</text:p>
              </table:table-cell>
              <table:table-cell office:value-type="float" office:value="0.34838709">
                <text:p>0.348387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408203">
                <text:p>0.33408203</text:p>
              </table:table-cell>
              <table:table-cell office:value-type="float" office:value="0.35341935">
                <text:p>0.35341935</text:p>
              </table:table-cell>
              <table:table-cell office:value-type="float" office:value="0.34580645">
                <text:p>0.34580645</text:p>
              </table:table-cell>
              <table:table-cell office:value-type="float" office:value="0.34970972">
                <text:p>0.349709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589843">
                <text:p>0.34589843</text:p>
              </table:table-cell>
              <table:table-cell office:value-type="float" office:value="0.36129033">
                <text:p>0.36129033</text:p>
              </table:table-cell>
              <table:table-cell office:value-type="float" office:value="0.35537633">
                <text:p>0.35537633</text:p>
              </table:table-cell>
              <table:table-cell office:value-type="float" office:value="0.34731183">
                <text:p>0.347311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408203">
                <text:p>0.33408203</text:p>
              </table:table-cell>
              <table:table-cell office:value-type="float" office:value="0.34204301">
                <text:p>0.34204301</text:p>
              </table:table-cell>
              <table:table-cell office:value-type="float" office:value="0.34532258">
                <text:p>0.34532258</text:p>
              </table:table-cell>
              <table:table-cell office:value-type="float" office:value="0.34564516">
                <text:p>0.34564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5126953">
                <text:p>0.35126953</text:p>
              </table:table-cell>
              <table:table-cell office:value-type="float" office:value="0.34670968">
                <text:p>0.34670968</text:p>
              </table:table-cell>
              <table:table-cell office:value-type="float" office:value="0.34748387">
                <text:p>0.34748387</text:p>
              </table:table-cell>
              <table:table-cell office:value-type="float" office:value="0.34755916">
                <text:p>0.347559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5449218">
                <text:p>0.35449218</text:p>
              </table:table-cell>
              <table:table-cell office:value-type="float" office:value="0.36666667">
                <text:p>0.36666667</text:p>
              </table:table-cell>
              <table:table-cell office:value-type="float" office:value="0.3532258">
                <text:p>0.3532258</text:p>
              </table:table-cell>
              <table:table-cell office:value-type="float" office:value="0.34973118">
                <text:p>0.349731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5019531">
                <text:p>0.35019531</text:p>
              </table:table-cell>
              <table:table-cell office:value-type="float" office:value="0.34043011">
                <text:p>0.34043011</text:p>
              </table:table-cell>
              <table:table-cell office:value-type="float" office:value="0.34231183">
                <text:p>0.34231183</text:p>
              </table:table-cell>
              <table:table-cell office:value-type="float" office:value="0.34768817">
                <text:p>0.347688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126953">
                <text:p>0.35126953</text:p>
              </table:table-cell>
              <table:table-cell office:value-type="float" office:value="0.34688172">
                <text:p>0.34688172</text:p>
              </table:table-cell>
              <table:table-cell office:value-type="float" office:value="0.34924731">
                <text:p>0.34924731</text:p>
              </table:table-cell>
              <table:table-cell office:value-type="float" office:value="0.34847311">
                <text:p>0.348473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4589843">
                <text:p>0.34589843</text:p>
              </table:table-cell>
              <table:table-cell office:value-type="float" office:value="0.33978495">
                <text:p>0.33978495</text:p>
              </table:table-cell>
              <table:table-cell office:value-type="float" office:value="0.34408602">
                <text:p>0.34408602</text:p>
              </table:table-cell>
              <table:table-cell office:value-type="float" office:value="0.3516129">
                <text:p>0.35161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4160158">
                <text:p>0.34160158</text:p>
              </table:table-cell>
              <table:table-cell office:value-type="float" office:value="0.34860217">
                <text:p>0.34860217</text:p>
              </table:table-cell>
              <table:table-cell office:value-type="float" office:value="0.34301075">
                <text:p>0.3430107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65625">
                <text:p>0.3265625</text:p>
              </table:table-cell>
              <table:table-cell office:value-type="float" office:value="0.34615058">
                <text:p>0.34615058</text:p>
              </table:table-cell>
              <table:table-cell office:value-type="float" office:value="0.34836559">
                <text:p>0.34836559</text:p>
              </table:table-cell>
              <table:table-cell office:value-type="float" office:value="0.34666666">
                <text:p>0.346666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482421">
                <text:p>0.34482421</text:p>
              </table:table-cell>
              <table:table-cell office:value-type="float" office:value="0.33978495">
                <text:p>0.33978495</text:p>
              </table:table-cell>
              <table:table-cell office:value-type="float" office:value="0.34516129">
                <text:p>0.34516129</text:p>
              </table:table-cell>
              <table:table-cell office:value-type="float" office:value="0.34838709">
                <text:p>0.348387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4052734">
                <text:p>0.34052734</text:p>
              </table:table-cell>
              <table:table-cell office:value-type="float" office:value="0.33602151">
                <text:p>0.33602151</text:p>
              </table:table-cell>
              <table:table-cell office:value-type="float" office:value="0.34037635">
                <text:p>0.34037635</text:p>
              </table:table-cell>
              <table:table-cell office:value-type="float" office:value="0.34758064">
                <text:p>0.34758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871093">
                <text:p>0.32871093</text:p>
              </table:table-cell>
              <table:table-cell office:value-type="float" office:value="0.34597849">
                <text:p>0.34597849</text:p>
              </table:table-cell>
              <table:table-cell office:value-type="float" office:value="0.35053763">
                <text:p>0.35053763</text:p>
              </table:table-cell>
              <table:table-cell office:value-type="float" office:value="0.3487957">
                <text:p>0.34879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375">
                <text:p>0.34375</text:p>
              </table:table-cell>
              <table:table-cell office:value-type="float" office:value="0.36129033">
                <text:p>0.36129033</text:p>
              </table:table-cell>
              <table:table-cell office:value-type="float" office:value="0.35860214">
                <text:p>0.35860214</text:p>
              </table:table-cell>
              <table:table-cell office:value-type="float" office:value="0.35403225">
                <text:p>0.35403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623049">
                <text:p>0.33623049</text:p>
              </table:table-cell>
              <table:table-cell office:value-type="float" office:value="0.35365591">
                <text:p>0.35365591</text:p>
              </table:table-cell>
              <table:table-cell office:value-type="float" office:value="0.35672042">
                <text:p>0.35672042</text:p>
              </table:table-cell>
              <table:table-cell office:value-type="float" office:value="0.3564516">
                <text:p>0.35645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375">
                <text:p>0.34375</text:p>
              </table:table-cell>
              <table:table-cell office:value-type="float" office:value="0.34873118">
                <text:p>0.34873118</text:p>
              </table:table-cell>
              <table:table-cell office:value-type="float" office:value="0.35748386">
                <text:p>0.35748386</text:p>
              </table:table-cell>
              <table:table-cell office:value-type="float" office:value="0.35698924">
                <text:p>0.356989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5234377">
                <text:p>0.35234377</text:p>
              </table:table-cell>
              <table:table-cell office:value-type="float" office:value="0.32688174">
                <text:p>0.32688174</text:p>
              </table:table-cell>
              <table:table-cell office:value-type="float" office:value="0.3516129">
                <text:p>0.3516129</text:p>
              </table:table-cell>
              <table:table-cell office:value-type="float" office:value="0.3564516">
                <text:p>0.35645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945312">
                <text:p>0.33945312</text:p>
              </table:table-cell>
              <table:table-cell office:value-type="float" office:value="0.36258065">
                <text:p>0.36258065</text:p>
              </table:table-cell>
              <table:table-cell office:value-type="float" office:value="0.36053762">
                <text:p>0.36053762</text:p>
              </table:table-cell>
              <table:table-cell office:value-type="float" office:value="0.35631718">
                <text:p>0.356317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878906">
                <text:p>0.35878906</text:p>
              </table:table-cell>
              <table:table-cell office:value-type="float" office:value="0.35337638">
                <text:p>0.35337638</text:p>
              </table:table-cell>
              <table:table-cell office:value-type="float" office:value="0.35756993">
                <text:p>0.35756993</text:p>
              </table:table-cell>
              <table:table-cell office:value-type="float" office:value="0.35481724">
                <text:p>0.354817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201171">
                <text:p>0.36201171</text:p>
              </table:table-cell>
              <table:table-cell office:value-type="float" office:value="0.35053763">
                <text:p>0.35053763</text:p>
              </table:table-cell>
              <table:table-cell office:value-type="float" office:value="0.35376343">
                <text:p>0.35376343</text:p>
              </table:table-cell>
              <table:table-cell office:value-type="float" office:value="0.36129033">
                <text:p>0.361290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5664062">
                <text:p>0.35664062</text:p>
              </table:table-cell>
              <table:table-cell office:value-type="float" office:value="0.3580645">
                <text:p>0.3580645</text:p>
              </table:table-cell>
              <table:table-cell office:value-type="float" office:value="0.36005377">
                <text:p>0.36005377</text:p>
              </table:table-cell>
              <table:table-cell office:value-type="float" office:value="0.35532259">
                <text:p>0.355322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5449218">
                <text:p>0.35449218</text:p>
              </table:table-cell>
              <table:table-cell office:value-type="float" office:value="0.35045166">
                <text:p>0.35045166</text:p>
              </table:table-cell>
              <table:table-cell office:value-type="float" office:value="0.35720431">
                <text:p>0.35720431</text:p>
              </table:table-cell>
              <table:table-cell office:value-type="float" office:value="0.35450534">
                <text:p>0.354505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664062">
                <text:p>0.35664062</text:p>
              </table:table-cell>
              <table:table-cell office:value-type="float" office:value="0.3516129">
                <text:p>0.3516129</text:p>
              </table:table-cell>
              <table:table-cell office:value-type="float" office:value="0.35591397">
                <text:p>0.35591397</text:p>
              </table:table-cell>
              <table:table-cell office:value-type="float" office:value="0.3623656">
                <text:p>0.3623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349609">
                <text:p>0.38349609</text:p>
              </table:table-cell>
              <table:table-cell office:value-type="float" office:value="0.35752687">
                <text:p>0.35752687</text:p>
              </table:table-cell>
              <table:table-cell office:value-type="float" office:value="0.36311829">
                <text:p>0.36311829</text:p>
              </table:table-cell>
              <table:table-cell office:value-type="float" office:value="0.35672042">
                <text:p>0.35672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4589843">
                <text:p>0.34589843</text:p>
              </table:table-cell>
              <table:table-cell office:value-type="float" office:value="0.36103227">
                <text:p>0.36103227</text:p>
              </table:table-cell>
              <table:table-cell office:value-type="float" office:value="0.3574409">
                <text:p>0.3574409</text:p>
              </table:table-cell>
              <table:table-cell office:value-type="float" office:value="0.35597848">
                <text:p>0.355978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5341796">
                <text:p>0.35341796</text:p>
              </table:table-cell>
              <table:table-cell office:value-type="float" office:value="0.3548387">
                <text:p>0.3548387</text:p>
              </table:table-cell>
              <table:table-cell office:value-type="float" office:value="0.36290323">
                <text:p>0.36290323</text:p>
              </table:table-cell>
              <table:table-cell office:value-type="float" office:value="0.35134408">
                <text:p>0.351344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4482421">
                <text:p>0.34482421</text:p>
              </table:table-cell>
              <table:table-cell office:value-type="float" office:value="0.34806454">
                <text:p>0.34806454</text:p>
              </table:table-cell>
              <table:table-cell office:value-type="float" office:value="0.35655915">
                <text:p>0.35655915</text:p>
              </table:table-cell>
              <table:table-cell office:value-type="float" office:value="0.35516128">
                <text:p>0.355161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6416015">
                <text:p>0.36416015</text:p>
              </table:table-cell>
              <table:table-cell office:value-type="float" office:value="0.35531182">
                <text:p>0.35531182</text:p>
              </table:table-cell>
              <table:table-cell office:value-type="float" office:value="0.3556344">
                <text:p>0.3556344</text:p>
              </table:table-cell>
              <table:table-cell office:value-type="float" office:value="0.35558061">
                <text:p>0.355580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6523437">
                <text:p>0.36523437</text:p>
              </table:table-cell>
              <table:table-cell office:value-type="float" office:value="0.3580645">
                <text:p>0.3580645</text:p>
              </table:table-cell>
              <table:table-cell office:value-type="float" office:value="0.34838709">
                <text:p>0.34838709</text:p>
              </table:table-cell>
              <table:table-cell office:value-type="float" office:value="0.35295698">
                <text:p>0.352956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126953">
                <text:p>0.35126953</text:p>
              </table:table-cell>
              <table:table-cell office:value-type="float" office:value="0.36548385">
                <text:p>0.36548385</text:p>
              </table:table-cell>
              <table:table-cell office:value-type="float" office:value="0.35763442">
                <text:p>0.35763442</text:p>
              </table:table-cell>
              <table:table-cell office:value-type="float" office:value="0.35532259">
                <text:p>0.355322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4697268">
                <text:p>0.34697268</text:p>
              </table:table-cell>
              <table:table-cell office:value-type="float" office:value="0.359957">
                <text:p>0.359957</text:p>
              </table:table-cell>
              <table:table-cell office:value-type="float" office:value="0.35451614">
                <text:p>0.35451614</text:p>
              </table:table-cell>
              <table:table-cell office:value-type="float" office:value="0.35617203">
                <text:p>0.356172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265625">
                <text:p>0.3265625</text:p>
              </table:table-cell>
              <table:table-cell office:value-type="float" office:value="0.34408602">
                <text:p>0.34408602</text:p>
              </table:table-cell>
              <table:table-cell office:value-type="float" office:value="0.35376343">
                <text:p>0.35376343</text:p>
              </table:table-cell>
              <table:table-cell office:value-type="float" office:value="0.35618278">
                <text:p>0.356182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019531">
                <text:p>0.35019531</text:p>
              </table:table-cell>
              <table:table-cell office:value-type="float" office:value="0.35559141">
                <text:p>0.35559141</text:p>
              </table:table-cell>
              <table:table-cell office:value-type="float" office:value="0.35596773">
                <text:p>0.35596773</text:p>
              </table:table-cell>
              <table:table-cell office:value-type="float" office:value="0.35494625">
                <text:p>0.35494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482421">
                <text:p>0.34482421</text:p>
              </table:table-cell>
              <table:table-cell office:value-type="float" office:value="0.35918283">
                <text:p>0.35918283</text:p>
              </table:table-cell>
              <table:table-cell office:value-type="float" office:value="0.35617203">
                <text:p>0.35617203</text:p>
              </table:table-cell>
              <table:table-cell office:value-type="float" office:value="0.35627956">
                <text:p>0.356279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804687">
                <text:p>0.34804687</text:p>
              </table:table-cell>
              <table:table-cell office:value-type="float" office:value="0.36451613">
                <text:p>0.36451613</text:p>
              </table:table-cell>
              <table:table-cell office:value-type="float" office:value="0.37365591">
                <text:p>0.37365591</text:p>
              </table:table-cell>
              <table:table-cell office:value-type="float" office:value="0.35080645">
                <text:p>0.35080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4697268">
                <text:p>0.34697268</text:p>
              </table:table-cell>
              <table:table-cell office:value-type="float" office:value="0.35096774">
                <text:p>0.35096774</text:p>
              </table:table-cell>
              <table:table-cell office:value-type="float" office:value="0.35392472">
                <text:p>0.35392472</text:p>
              </table:table-cell>
              <table:table-cell office:value-type="float" office:value="0.35784945">
                <text:p>0.357849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8134765">
                <text:p>0.38134765</text:p>
              </table:table-cell>
              <table:table-cell office:value-type="float" office:value="0.35694622">
                <text:p>0.35694622</text:p>
              </table:table-cell>
              <table:table-cell office:value-type="float" office:value="0.35137634">
                <text:p>0.35137634</text:p>
              </table:table-cell>
              <table:table-cell office:value-type="float" office:value="0.35639786">
                <text:p>0.356397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382814">
                <text:p>0.37382814</text:p>
              </table:table-cell>
              <table:table-cell office:value-type="float" office:value="0.37311828">
                <text:p>0.37311828</text:p>
              </table:table-cell>
              <table:table-cell office:value-type="float" office:value="0.3548387">
                <text:p>0.3548387</text:p>
              </table:table-cell>
              <table:table-cell office:value-type="float" office:value="0.35295698">
                <text:p>0.352956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4804687">
                <text:p>0.34804687</text:p>
              </table:table-cell>
              <table:table-cell office:value-type="float" office:value="0.35451614">
                <text:p>0.35451614</text:p>
              </table:table-cell>
              <table:table-cell office:value-type="float" office:value="0.35634407">
                <text:p>0.35634407</text:p>
              </table:table-cell>
              <table:table-cell office:value-type="float" office:value="0.35647847">
                <text:p>0.356478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167968">
                <text:p>0.37167968</text:p>
              </table:table-cell>
              <table:table-cell office:value-type="float" office:value="0.35767745">
                <text:p>0.35767745</text:p>
              </table:table-cell>
              <table:table-cell office:value-type="float" office:value="0.35374197">
                <text:p>0.35374197</text:p>
              </table:table-cell>
              <table:table-cell office:value-type="float" office:value="0.35707526">
                <text:p>0.35707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060546">
                <text:p>0.37060546</text:p>
              </table:table-cell>
              <table:table-cell office:value-type="float" office:value="0.36774194">
                <text:p>0.36774194</text:p>
              </table:table-cell>
              <table:table-cell office:value-type="float" office:value="0.34677419">
                <text:p>0.34677419</text:p>
              </table:table-cell>
              <table:table-cell office:value-type="float" office:value="0.36209678">
                <text:p>0.362096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5234377">
                <text:p>0.35234377</text:p>
              </table:table-cell>
              <table:table-cell office:value-type="float" office:value="0.35354838">
                <text:p>0.35354838</text:p>
              </table:table-cell>
              <table:table-cell office:value-type="float" office:value="0.35618278">
                <text:p>0.35618278</text:p>
              </table:table-cell>
              <table:table-cell office:value-type="float" office:value="0.35615592">
                <text:p>0.356155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609375">
                <text:p>0.3609375</text:p>
              </table:table-cell>
              <table:table-cell office:value-type="float" office:value="0.35496773">
                <text:p>0.35496773</text:p>
              </table:table-cell>
              <table:table-cell office:value-type="float" office:value="0.35655915">
                <text:p>0.35655915</text:p>
              </table:table-cell>
              <table:table-cell office:value-type="float" office:value="0.35664515">
                <text:p>0.356645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8242187">
                <text:p>0.38242187</text:p>
              </table:table-cell>
              <table:table-cell office:value-type="float" office:value="0.36344087">
                <text:p>0.36344087</text:p>
              </table:table-cell>
              <table:table-cell office:value-type="float" office:value="0.36505377">
                <text:p>0.36505377</text:p>
              </table:table-cell>
              <table:table-cell office:value-type="float" office:value="0.36317205">
                <text:p>0.363172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308596">
                <text:p>0.36308596</text:p>
              </table:table-cell>
              <table:table-cell office:value-type="float" office:value="0.37301075">
                <text:p>0.37301075</text:p>
              </table:table-cell>
              <table:table-cell office:value-type="float" office:value="0.35682797">
                <text:p>0.35682797</text:p>
              </table:table-cell>
              <table:table-cell office:value-type="float" office:value="0.36287636">
                <text:p>0.362876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416015">
                <text:p>0.36416015</text:p>
              </table:table-cell>
              <table:table-cell office:value-type="float" office:value="0.36292471">
                <text:p>0.36292471</text:p>
              </table:table-cell>
              <table:table-cell office:value-type="float" office:value="0.36105375">
                <text:p>0.36105375</text:p>
              </table:table-cell>
              <table:table-cell office:value-type="float" office:value="0.36079573">
                <text:p>0.36079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09375">
                <text:p>0.3609375</text:p>
              </table:table-cell>
              <table:table-cell office:value-type="float" office:value="0.36774194">
                <text:p>0.36774194</text:p>
              </table:table-cell>
              <table:table-cell office:value-type="float" office:value="0.35752687">
                <text:p>0.35752687</text:p>
              </table:table-cell>
              <table:table-cell office:value-type="float" office:value="0.36639785">
                <text:p>0.366397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060546">
                <text:p>0.37060546</text:p>
              </table:table-cell>
              <table:table-cell office:value-type="float" office:value="0.36333332">
                <text:p>0.36333332</text:p>
              </table:table-cell>
              <table:table-cell office:value-type="float" office:value="0.35462365">
                <text:p>0.35462365</text:p>
              </table:table-cell>
              <table:table-cell office:value-type="float" office:value="0.36276884">
                <text:p>0.362768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6630859">
                <text:p>0.36630859</text:p>
              </table:table-cell>
              <table:table-cell office:value-type="float" office:value="0.37694623">
                <text:p>0.37694623</text:p>
              </table:table-cell>
              <table:table-cell office:value-type="float" office:value="0.36612904">
                <text:p>0.36612904</text:p>
              </table:table-cell>
              <table:table-cell office:value-type="float" office:value="0.36086022">
                <text:p>0.360860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6523437">
                <text:p>0.36523437</text:p>
              </table:table-cell>
              <table:table-cell office:value-type="float" office:value="0.34408602">
                <text:p>0.34408602</text:p>
              </table:table-cell>
              <table:table-cell office:value-type="float" office:value="0.37096774">
                <text:p>0.37096774</text:p>
              </table:table-cell>
              <table:table-cell office:value-type="float" office:value="0.36612904">
                <text:p>0.366129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0068359">
                <text:p>0.40068359</text:p>
              </table:table-cell>
              <table:table-cell office:value-type="float" office:value="0.3411828">
                <text:p>0.3411828</text:p>
              </table:table-cell>
              <table:table-cell office:value-type="float" office:value="0.3614516">
                <text:p>0.3614516</text:p>
              </table:table-cell>
              <table:table-cell office:value-type="float" office:value="0.36104836">
                <text:p>0.361048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609375">
                <text:p>0.3609375</text:p>
              </table:table-cell>
              <table:table-cell office:value-type="float" office:value="0.36929035">
                <text:p>0.36929035</text:p>
              </table:table-cell>
              <table:table-cell office:value-type="float" office:value="0.35946235">
                <text:p>0.35946235</text:p>
              </table:table-cell>
              <table:table-cell office:value-type="float" office:value="0.36017203">
                <text:p>0.360172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630859">
                <text:p>0.36630859</text:p>
              </table:table-cell>
              <table:table-cell office:value-type="float" office:value="0.38387096">
                <text:p>0.38387096</text:p>
              </table:table-cell>
              <table:table-cell office:value-type="float" office:value="0.35698924">
                <text:p>0.35698924</text:p>
              </table:table-cell>
              <table:table-cell office:value-type="float" office:value="0.37016129">
                <text:p>0.370161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4804687">
                <text:p>0.34804687</text:p>
              </table:table-cell>
              <table:table-cell office:value-type="float" office:value="0.36043012">
                <text:p>0.36043012</text:p>
              </table:table-cell>
              <table:table-cell office:value-type="float" office:value="0.36774194">
                <text:p>0.36774194</text:p>
              </table:table-cell>
              <table:table-cell office:value-type="float" office:value="0.37045698">
                <text:p>0.370456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804687">
                <text:p>0.34804687</text:p>
              </table:table-cell>
              <table:table-cell office:value-type="float" office:value="0.36391401">
                <text:p>0.36391401</text:p>
              </table:table-cell>
              <table:table-cell office:value-type="float" office:value="0.37103226">
                <text:p>0.37103226</text:p>
              </table:table-cell>
              <table:table-cell office:value-type="float" office:value="0.37173118">
                <text:p>0.371731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6630859">
                <text:p>0.36630859</text:p>
              </table:table-cell>
              <table:table-cell office:value-type="float" office:value="0.34623656">
                <text:p>0.34623656</text:p>
              </table:table-cell>
              <table:table-cell office:value-type="float" office:value="0.36827957">
                <text:p>0.36827957</text:p>
              </table:table-cell>
              <table:table-cell office:value-type="float" office:value="0.37096774">
                <text:p>0.370967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5126953">
                <text:p>0.35126953</text:p>
              </table:table-cell>
              <table:table-cell office:value-type="float" office:value="0.37795698">
                <text:p>0.37795698</text:p>
              </table:table-cell>
              <table:table-cell office:value-type="float" office:value="0.37005376">
                <text:p>0.37005376</text:p>
              </table:table-cell>
              <table:table-cell office:value-type="float" office:value="0.37486557">
                <text:p>0.374865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7919924">
                <text:p>0.37919924</text:p>
              </table:table-cell>
              <table:table-cell office:value-type="float" office:value="0.35621504">
                <text:p>0.35621504</text:p>
              </table:table-cell>
              <table:table-cell office:value-type="float" office:value="0.37468817">
                <text:p>0.37468817</text:p>
              </table:table-cell>
              <table:table-cell office:value-type="float" office:value="0.37035486">
                <text:p>0.370354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5019531">
                <text:p>0.35019531</text:p>
              </table:table-cell>
              <table:table-cell office:value-type="float" office:value="0.36989247">
                <text:p>0.36989247</text:p>
              </table:table-cell>
              <table:table-cell office:value-type="float" office:value="0.38010751">
                <text:p>0.38010751</text:p>
              </table:table-cell>
              <table:table-cell office:value-type="float" office:value="0.37069892">
                <text:p>0.370698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7060546">
                <text:p>0.37060546</text:p>
              </table:table-cell>
              <table:table-cell office:value-type="float" office:value="0.3655914">
                <text:p>0.3655914</text:p>
              </table:table-cell>
              <table:table-cell office:value-type="float" office:value="0.37494623">
                <text:p>0.37494623</text:p>
              </table:table-cell>
              <table:table-cell office:value-type="float" office:value="0.37260751">
                <text:p>0.372607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55664">
                <text:p>0.3555664</text:p>
              </table:table-cell>
              <table:table-cell office:value-type="float" office:value="0.36524729">
                <text:p>0.36524729</text:p>
              </table:table-cell>
              <table:table-cell office:value-type="float" office:value="0.37389249">
                <text:p>0.37389249</text:p>
              </table:table-cell>
              <table:table-cell office:value-type="float" office:value="0.37110755">
                <text:p>0.371107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019531">
                <text:p>0.35019531</text:p>
              </table:table-cell>
              <table:table-cell office:value-type="float" office:value="0.38709676">
                <text:p>0.38709676</text:p>
              </table:table-cell>
              <table:table-cell office:value-type="float" office:value="0.36344087">
                <text:p>0.36344087</text:p>
              </table:table-cell>
              <table:table-cell office:value-type="float" office:value="0.37419354">
                <text:p>0.374193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8027343">
                <text:p>0.38027343</text:p>
              </table:table-cell>
              <table:table-cell office:value-type="float" office:value="0.36365592">
                <text:p>0.36365592</text:p>
              </table:table-cell>
              <table:table-cell office:value-type="float" office:value="0.37666666">
                <text:p>0.37666666</text:p>
              </table:table-cell>
              <table:table-cell office:value-type="float" office:value="0.37086021">
                <text:p>0.370860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9208984">
                <text:p>0.39208984</text:p>
              </table:table-cell>
              <table:table-cell office:value-type="float" office:value="0.37819356">
                <text:p>0.37819356</text:p>
              </table:table-cell>
              <table:table-cell office:value-type="float" office:value="0.37559139">
                <text:p>0.37559139</text:p>
              </table:table-cell>
              <table:table-cell office:value-type="float" office:value="0.37169895">
                <text:p>0.371698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4804687">
                <text:p>0.34804687</text:p>
              </table:table-cell>
              <table:table-cell office:value-type="float" office:value="0.38709676">
                <text:p>0.38709676</text:p>
              </table:table-cell>
              <table:table-cell office:value-type="float" office:value="0.36935484">
                <text:p>0.36935484</text:p>
              </table:table-cell>
              <table:table-cell office:value-type="float" office:value="0.38172042">
                <text:p>0.381720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8564453">
                <text:p>0.38564453</text:p>
              </table:table-cell>
              <table:table-cell office:value-type="float" office:value="0.37397847">
                <text:p>0.37397847</text:p>
              </table:table-cell>
              <table:table-cell office:value-type="float" office:value="0.37419354">
                <text:p>0.37419354</text:p>
              </table:table-cell>
              <table:table-cell office:value-type="float" office:value="0.3729032">
                <text:p>0.37290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0390625">
                <text:p>0.40390625</text:p>
              </table:table-cell>
              <table:table-cell office:value-type="float" office:value="0.38507528">
                <text:p>0.38507528</text:p>
              </table:table-cell>
              <table:table-cell office:value-type="float" office:value="0.36969895">
                <text:p>0.36969895</text:p>
              </table:table-cell>
              <table:table-cell office:value-type="float" office:value="0.37209675">
                <text:p>0.372096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6201171">
                <text:p>0.36201171</text:p>
              </table:table-cell>
              <table:table-cell office:value-type="float" office:value="0.37956988">
                <text:p>0.37956988</text:p>
              </table:table-cell>
              <table:table-cell office:value-type="float" office:value="0.37311828">
                <text:p>0.37311828</text:p>
              </table:table-cell>
              <table:table-cell office:value-type="float" office:value="0.37016129">
                <text:p>0.370161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4482421">
                <text:p>0.34482421</text:p>
              </table:table-cell>
              <table:table-cell office:value-type="float" office:value="0.3788172">
                <text:p>0.3788172</text:p>
              </table:table-cell>
              <table:table-cell office:value-type="float" office:value="0.36962366">
                <text:p>0.36962366</text:p>
              </table:table-cell>
              <table:table-cell office:value-type="float" office:value="0.37075266">
                <text:p>0.370752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6523437">
                <text:p>0.36523437</text:p>
              </table:table-cell>
              <table:table-cell office:value-type="float" office:value="0.38498926">
                <text:p>0.38498926</text:p>
              </table:table-cell>
              <table:table-cell office:value-type="float" office:value="0.3710968">
                <text:p>0.3710968</text:p>
              </table:table-cell>
              <table:table-cell office:value-type="float" office:value="0.3716129">
                <text:p>0.37161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8994142">
                <text:p>0.38994142</text:p>
              </table:table-cell>
              <table:table-cell office:value-type="float" office:value="0.34408602">
                <text:p>0.34408602</text:p>
              </table:table-cell>
              <table:table-cell office:value-type="float" office:value="0.37419354">
                <text:p>0.37419354</text:p>
              </table:table-cell>
              <table:table-cell office:value-type="float" office:value="0.36747312">
                <text:p>0.367473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9531251">
                <text:p>0.39531251</text:p>
              </table:table-cell>
              <table:table-cell office:value-type="float" office:value="0.38333332">
                <text:p>0.38333332</text:p>
              </table:table-cell>
              <table:table-cell office:value-type="float" office:value="0.37575268">
                <text:p>0.37575268</text:p>
              </table:table-cell>
              <table:table-cell office:value-type="float" office:value="0.3710484">
                <text:p>0.37104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6738281">
                <text:p>0.36738281</text:p>
              </table:table-cell>
              <table:table-cell office:value-type="float" office:value="0.36765594">
                <text:p>0.36765594</text:p>
              </table:table-cell>
              <table:table-cell office:value-type="float" office:value="0.36898925">
                <text:p>0.36898925</text:p>
              </table:table-cell>
              <table:table-cell office:value-type="float" office:value="0.37308602">
                <text:p>0.373086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5986328">
                <text:p>0.35986328</text:p>
              </table:table-cell>
              <table:table-cell office:value-type="float" office:value="0.38817203">
                <text:p>0.38817203</text:p>
              </table:table-cell>
              <table:table-cell office:value-type="float" office:value="0.38118278">
                <text:p>0.38118278</text:p>
              </table:table-cell>
              <table:table-cell office:value-type="float" office:value="0.36801075">
                <text:p>0.368010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8671875">
                <text:p>0.38671875</text:p>
              </table:table-cell>
              <table:table-cell office:value-type="float" office:value="0.36688172">
                <text:p>0.36688172</text:p>
              </table:table-cell>
              <table:table-cell office:value-type="float" office:value="0.37725806">
                <text:p>0.37725806</text:p>
              </table:table-cell>
              <table:table-cell office:value-type="float" office:value="0.37741935">
                <text:p>0.377419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8671875">
                <text:p>0.38671875</text:p>
              </table:table-cell>
              <table:table-cell office:value-type="float" office:value="0.38744089">
                <text:p>0.38744089</text:p>
              </table:table-cell>
              <table:table-cell office:value-type="float" office:value="0.37550539">
                <text:p>0.37550539</text:p>
              </table:table-cell>
              <table:table-cell office:value-type="float" office:value="0.38060214">
                <text:p>0.380602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5449218">
                <text:p>0.35449218</text:p>
              </table:table-cell>
              <table:table-cell office:value-type="float" office:value="0.35376343">
                <text:p>0.35376343</text:p>
              </table:table-cell>
              <table:table-cell office:value-type="float" office:value="0.36290323">
                <text:p>0.36290323</text:p>
              </table:table-cell>
              <table:table-cell office:value-type="float" office:value="0.37446236">
                <text:p>0.374462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7490234">
                <text:p>0.37490234</text:p>
              </table:table-cell>
              <table:table-cell office:value-type="float" office:value="0.36752686">
                <text:p>0.36752686</text:p>
              </table:table-cell>
              <table:table-cell office:value-type="float" office:value="0.38166667">
                <text:p>0.38166667</text:p>
              </table:table-cell>
              <table:table-cell office:value-type="float" office:value="0.3788172">
                <text:p>0.37881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8564453">
                <text:p>0.38564453</text:p>
              </table:table-cell>
              <table:table-cell office:value-type="float" office:value="0.37987098">
                <text:p>0.37987098</text:p>
              </table:table-cell>
              <table:table-cell office:value-type="float" office:value="0.37787098">
                <text:p>0.37787098</text:p>
              </table:table-cell>
              <table:table-cell office:value-type="float" office:value="0.38037633">
                <text:p>0.380376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8994142">
                <text:p>0.38994142</text:p>
              </table:table-cell>
              <table:table-cell office:value-type="float" office:value="0.36774194">
                <text:p>0.36774194</text:p>
              </table:table-cell>
              <table:table-cell office:value-type="float" office:value="0.38494623">
                <text:p>0.38494623</text:p>
              </table:table-cell>
              <table:table-cell office:value-type="float" office:value="0.3766129">
                <text:p>0.37661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6953125">
                <text:p>0.36953125</text:p>
              </table:table-cell>
              <table:table-cell office:value-type="float" office:value="0.38483869">
                <text:p>0.38483869</text:p>
              </table:table-cell>
              <table:table-cell office:value-type="float" office:value="0.38752687">
                <text:p>0.38752687</text:p>
              </table:table-cell>
              <table:table-cell office:value-type="float" office:value="0.38231182">
                <text:p>0.382311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71289">
                <text:p>0.4071289</text:p>
              </table:table-cell>
              <table:table-cell office:value-type="float" office:value="0.40073118">
                <text:p>0.40073118</text:p>
              </table:table-cell>
              <table:table-cell office:value-type="float" office:value="0.38655912">
                <text:p>0.38655912</text:p>
              </table:table-cell>
              <table:table-cell office:value-type="float" office:value="0.38952689">
                <text:p>0.389526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8457033">
                <text:p>0.38457033</text:p>
              </table:table-cell>
              <table:table-cell office:value-type="float" office:value="0.41290326">
                <text:p>0.41290326</text:p>
              </table:table-cell>
              <table:table-cell office:value-type="float" office:value="0.39784946">
                <text:p>0.39784946</text:p>
              </table:table-cell>
              <table:table-cell office:value-type="float" office:value="0.39623656">
                <text:p>0.396236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9746093">
                <text:p>0.39746093</text:p>
              </table:table-cell>
              <table:table-cell office:value-type="float" office:value="0.39258065">
                <text:p>0.39258065</text:p>
              </table:table-cell>
              <table:table-cell office:value-type="float" office:value="0.38768815">
                <text:p>0.38768815</text:p>
              </table:table-cell>
              <table:table-cell office:value-type="float" office:value="0.38940858">
                <text:p>0.389408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597656">
                <text:p>0.37597656</text:p>
              </table:table-cell>
              <table:table-cell office:value-type="float" office:value="0.39995697">
                <text:p>0.39995697</text:p>
              </table:table-cell>
              <table:table-cell office:value-type="float" office:value="0.38739786">
                <text:p>0.38739786</text:p>
              </table:table-cell>
              <table:table-cell office:value-type="float" office:value="0.39039788">
                <text:p>0.390397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7060546">
                <text:p>0.37060546</text:p>
              </table:table-cell>
              <table:table-cell office:value-type="float" office:value="0.4">
                <text:p>0.4</text:p>
              </table:table-cell>
              <table:table-cell office:value-type="float" office:value="0.39731183">
                <text:p>0.39731183</text:p>
              </table:table-cell>
              <table:table-cell office:value-type="float" office:value="0.39946236">
                <text:p>0.399462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1679687">
                <text:p>0.41679687</text:p>
              </table:table-cell>
              <table:table-cell office:value-type="float" office:value="0.40946235">
                <text:p>0.40946235</text:p>
              </table:table-cell>
              <table:table-cell office:value-type="float" office:value="0.38790321">
                <text:p>0.38790321</text:p>
              </table:table-cell>
              <table:table-cell office:value-type="float" office:value="0.39575266">
                <text:p>0.395752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9853515">
                <text:p>0.39853515</text:p>
              </table:table-cell>
              <table:table-cell office:value-type="float" office:value="0.40193548">
                <text:p>0.40193548</text:p>
              </table:table-cell>
              <table:table-cell office:value-type="float" office:value="0.39677419">
                <text:p>0.39677419</text:p>
              </table:table-cell>
              <table:table-cell office:value-type="float" office:value="0.39327955">
                <text:p>0.393279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7060546">
                <text:p>0.37060546</text:p>
              </table:table-cell>
              <table:table-cell office:value-type="float" office:value="0.40430107">
                <text:p>0.40430107</text:p>
              </table:table-cell>
              <table:table-cell office:value-type="float" office:value="0.39408599">
                <text:p>0.39408599</text:p>
              </table:table-cell>
              <table:table-cell office:value-type="float" office:value="0.40295701">
                <text:p>0.402957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0927734">
                <text:p>0.40927734</text:p>
              </table:table-cell>
              <table:table-cell office:value-type="float" office:value="0.40526881">
                <text:p>0.40526881</text:p>
              </table:table-cell>
              <table:table-cell office:value-type="float" office:value="0.39241935">
                <text:p>0.39241935</text:p>
              </table:table-cell>
              <table:table-cell office:value-type="float" office:value="0.39446237">
                <text:p>0.394462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9960937">
                <text:p>0.39960937</text:p>
              </table:table-cell>
              <table:table-cell office:value-type="float" office:value="0.38696775">
                <text:p>0.38696775</text:p>
              </table:table-cell>
              <table:table-cell office:value-type="float" office:value="0.40210752">
                <text:p>0.40210752</text:p>
              </table:table-cell>
              <table:table-cell office:value-type="float" office:value="0.3977312">
                <text:p>0.39773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6953125">
                <text:p>0.36953125</text:p>
              </table:table-cell>
              <table:table-cell office:value-type="float" office:value="0.40860214">
                <text:p>0.40860214</text:p>
              </table:table-cell>
              <table:table-cell office:value-type="float" office:value="0.39784946">
                <text:p>0.39784946</text:p>
              </table:table-cell>
              <table:table-cell office:value-type="float" office:value="0.40403227">
                <text:p>0.404032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0390625">
                <text:p>0.40390625</text:p>
              </table:table-cell>
              <table:table-cell office:value-type="float" office:value="0.40408601">
                <text:p>0.40408601</text:p>
              </table:table-cell>
              <table:table-cell office:value-type="float" office:value="0.39623656">
                <text:p>0.39623656</text:p>
              </table:table-cell>
              <table:table-cell office:value-type="float" office:value="0.39728496">
                <text:p>0.397284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0605468">
                <text:p>0.40605468</text:p>
              </table:table-cell>
              <table:table-cell office:value-type="float" office:value="0.38296773">
                <text:p>0.38296773</text:p>
              </table:table-cell>
              <table:table-cell office:value-type="float" office:value="0.40320434">
                <text:p>0.40320434</text:p>
              </table:table-cell>
              <table:table-cell office:value-type="float" office:value="0.39938709">
                <text:p>0.399387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1035156">
                <text:p>0.41035156</text:p>
              </table:table-cell>
              <table:table-cell office:value-type="float" office:value="0.41720433">
                <text:p>0.41720433</text:p>
              </table:table-cell>
              <table:table-cell office:value-type="float" office:value="0.40698924">
                <text:p>0.40698924</text:p>
              </table:table-cell>
              <table:table-cell office:value-type="float" office:value="0.4064516">
                <text:p>0.40645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1787109">
                <text:p>0.41787109</text:p>
              </table:table-cell>
              <table:table-cell office:value-type="float" office:value="0.39741935">
                <text:p>0.39741935</text:p>
              </table:table-cell>
              <table:table-cell office:value-type="float" office:value="0.41602153">
                <text:p>0.41602153</text:p>
              </table:table-cell>
              <table:table-cell office:value-type="float" office:value="0.40932793">
                <text:p>0.409327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2216796">
                <text:p>0.42216796</text:p>
              </table:table-cell>
              <table:table-cell office:value-type="float" office:value="0.40361289">
                <text:p>0.40361289</text:p>
              </table:table-cell>
              <table:table-cell office:value-type="float" office:value="0.4143011">
                <text:p>0.4143011</text:p>
              </table:table-cell>
              <table:table-cell office:value-type="float" office:value="0.41038708">
                <text:p>0.410387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9746093">
                <text:p>0.39746093</text:p>
              </table:table-cell>
              <table:table-cell office:value-type="float" office:value="0.41290326">
                <text:p>0.41290326</text:p>
              </table:table-cell>
              <table:table-cell office:value-type="float" office:value="0.40967741">
                <text:p>0.40967741</text:p>
              </table:table-cell>
              <table:table-cell office:value-type="float" office:value="0.42069892">
                <text:p>0.420698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2001953">
                <text:p>0.42001953</text:p>
              </table:table-cell>
              <table:table-cell office:value-type="float" office:value="0.42010755">
                <text:p>0.42010755</text:p>
              </table:table-cell>
              <table:table-cell office:value-type="float" office:value="0.42322583">
                <text:p>0.42322583</text:p>
              </table:table-cell>
              <table:table-cell office:value-type="float" office:value="0.41427421">
                <text:p>0.414274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1572265">
                <text:p>0.41572265</text:p>
              </table:table-cell>
              <table:table-cell office:value-type="float" office:value="0.40812902">
                <text:p>0.40812902</text:p>
              </table:table-cell>
              <table:table-cell office:value-type="float" office:value="0.42101078">
                <text:p>0.42101078</text:p>
              </table:table-cell>
              <table:table-cell office:value-type="float" office:value="0.41903228">
                <text:p>0.419032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1679687">
                <text:p>0.41679687</text:p>
              </table:table-cell>
              <table:table-cell office:value-type="float" office:value="0.43010754">
                <text:p>0.43010754</text:p>
              </table:table-cell>
              <table:table-cell office:value-type="float" office:value="0.42688174">
                <text:p>0.42688174</text:p>
              </table:table-cell>
              <table:table-cell office:value-type="float" office:value="0.41962366">
                <text:p>0.419623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2646484">
                <text:p>0.42646484</text:p>
              </table:table-cell>
              <table:table-cell office:value-type="float" office:value="0.40677413">
                <text:p>0.40677413</text:p>
              </table:table-cell>
              <table:table-cell office:value-type="float" office:value="0.4205914">
                <text:p>0.4205914</text:p>
              </table:table-cell>
              <table:table-cell office:value-type="float" office:value="0.42099466">
                <text:p>0.420994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2646484">
                <text:p>0.42646484</text:p>
              </table:table-cell>
              <table:table-cell office:value-type="float" office:value="0.41956992">
                <text:p>0.41956992</text:p>
              </table:table-cell>
              <table:table-cell office:value-type="float" office:value="0.42290325">
                <text:p>0.42290325</text:p>
              </table:table-cell>
              <table:table-cell office:value-type="float" office:value="0.42384948">
                <text:p>0.42384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1894531">
                <text:p>0.41894531</text:p>
              </table:table-cell>
              <table:table-cell office:value-type="float" office:value="0.42365593">
                <text:p>0.42365593</text:p>
              </table:table-cell>
              <table:table-cell office:value-type="float" office:value="0.42043013">
                <text:p>0.42043013</text:p>
              </table:table-cell>
              <table:table-cell office:value-type="float" office:value="0.42688174">
                <text:p>0.426881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9746093">
                <text:p>0.39746093</text:p>
              </table:table-cell>
              <table:table-cell office:value-type="float" office:value="0.43118281">
                <text:p>0.43118281</text:p>
              </table:table-cell>
              <table:table-cell office:value-type="float" office:value="0.43080644">
                <text:p>0.43080644</text:p>
              </table:table-cell>
              <table:table-cell office:value-type="float" office:value="0.42817206">
                <text:p>0.428172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3613281">
                <text:p>0.43613281</text:p>
              </table:table-cell>
              <table:table-cell office:value-type="float" office:value="0.42692475">
                <text:p>0.42692475</text:p>
              </table:table-cell>
              <table:table-cell office:value-type="float" office:value="0.42782797">
                <text:p>0.42782797</text:p>
              </table:table-cell>
              <table:table-cell office:value-type="float" office:value="0.42750539">
                <text:p>0.427505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1035156">
                <text:p>0.41035156</text:p>
              </table:table-cell>
              <table:table-cell office:value-type="float" office:value="0.42258067">
                <text:p>0.42258067</text:p>
              </table:table-cell>
              <table:table-cell office:value-type="float" office:value="0.42903227">
                <text:p>0.42903227</text:p>
              </table:table-cell>
              <table:table-cell office:value-type="float" office:value="0.42580647">
                <text:p>0.425806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2324218">
                <text:p>0.42324218</text:p>
              </table:table-cell>
              <table:table-cell office:value-type="float" office:value="0.42559142">
                <text:p>0.42559142</text:p>
              </table:table-cell>
              <table:table-cell office:value-type="float" office:value="0.43150539">
                <text:p>0.43150539</text:p>
              </table:table-cell>
              <table:table-cell office:value-type="float" office:value="0.42771506">
                <text:p>0.427715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3398437">
                <text:p>0.43398437</text:p>
              </table:table-cell>
              <table:table-cell office:value-type="float" office:value="0.42967743">
                <text:p>0.42967743</text:p>
              </table:table-cell>
              <table:table-cell office:value-type="float" office:value="0.42746238">
                <text:p>0.42746238</text:p>
              </table:table-cell>
              <table:table-cell office:value-type="float" office:value="0.43178491">
                <text:p>0.431784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0820312">
                <text:p>0.40820312</text:p>
              </table:table-cell>
              <table:table-cell office:value-type="float" office:value="0.42258067">
                <text:p>0.42258067</text:p>
              </table:table-cell>
              <table:table-cell office:value-type="float" office:value="0.4231183">
                <text:p>0.4231183</text:p>
              </table:table-cell>
              <table:table-cell office:value-type="float" office:value="0.42930107">
                <text:p>0.429301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2861328">
                <text:p>0.42861328</text:p>
              </table:table-cell>
              <table:table-cell office:value-type="float" office:value="0.4263441">
                <text:p>0.4263441</text:p>
              </table:table-cell>
              <table:table-cell office:value-type="float" office:value="0.43086023">
                <text:p>0.43086023</text:p>
              </table:table-cell>
              <table:table-cell office:value-type="float" office:value="0.42736563">
                <text:p>0.427365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3505859">
                <text:p>0.43505859</text:p>
              </table:table-cell>
              <table:table-cell office:value-type="float" office:value="0.43363442">
                <text:p>0.43363442</text:p>
              </table:table-cell>
              <table:table-cell office:value-type="float" office:value="0.42507529">
                <text:p>0.42507529</text:p>
              </table:table-cell>
              <table:table-cell office:value-type="float" office:value="0.42770967">
                <text:p>0.427709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1894531">
                <text:p>0.41894531</text:p>
              </table:table-cell>
              <table:table-cell office:value-type="float" office:value="0.44731183">
                <text:p>0.44731183</text:p>
              </table:table-cell>
              <table:table-cell office:value-type="float" office:value="0.42526884">
                <text:p>0.42526884</text:p>
              </table:table-cell>
              <table:table-cell office:value-type="float" office:value="0.42768816">
                <text:p>0.427688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2324218">
                <text:p>0.42324218</text:p>
              </table:table-cell>
              <table:table-cell office:value-type="float" office:value="0.41741938">
                <text:p>0.41741938</text:p>
              </table:table-cell>
              <table:table-cell office:value-type="float" office:value="0.43349461">
                <text:p>0.43349461</text:p>
              </table:table-cell>
              <table:table-cell office:value-type="float" office:value="0.43091402">
                <text:p>0.430914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3398437">
                <text:p>0.43398437</text:p>
              </table:table-cell>
              <table:table-cell office:value-type="float" office:value="0.43058066">
                <text:p>0.43058066</text:p>
              </table:table-cell>
              <table:table-cell office:value-type="float" office:value="0.42741937">
                <text:p>0.42741937</text:p>
              </table:table-cell>
              <table:table-cell office:value-type="float" office:value="0.42867746">
                <text:p>0.42867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3183593">
                <text:p>0.43183593</text:p>
              </table:table-cell>
              <table:table-cell office:value-type="float" office:value="0.43010754">
                <text:p>0.43010754</text:p>
              </table:table-cell>
              <table:table-cell office:value-type="float" office:value="0.42795701">
                <text:p>0.42795701</text:p>
              </table:table-cell>
              <table:table-cell office:value-type="float" office:value="0.42284946">
                <text:p>0.422849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2646484">
                <text:p>0.42646484</text:p>
              </table:table-cell>
              <table:table-cell office:value-type="float" office:value="0.42365593">
                <text:p>0.42365593</text:p>
              </table:table-cell>
              <table:table-cell office:value-type="float" office:value="0.42677421">
                <text:p>0.42677421</text:p>
              </table:table-cell>
              <table:table-cell office:value-type="float" office:value="0.42809143">
                <text:p>0.428091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2646484">
                <text:p>0.42646484</text:p>
              </table:table-cell>
              <table:table-cell office:value-type="float" office:value="0.43208603">
                <text:p>0.43208603</text:p>
              </table:table-cell>
              <table:table-cell office:value-type="float" office:value="0.42810754">
                <text:p>0.42810754</text:p>
              </table:table-cell>
              <table:table-cell office:value-type="float" office:value="0.42833337">
                <text:p>0.428333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96875">
                <text:p>0.4296875</text:p>
              </table:table-cell>
              <table:table-cell office:value-type="float" office:value="0.43010754">
                <text:p>0.43010754</text:p>
              </table:table-cell>
              <table:table-cell office:value-type="float" office:value="0.42365593">
                <text:p>0.42365593</text:p>
              </table:table-cell>
              <table:table-cell office:value-type="float" office:value="0.4231183">
                <text:p>0.42311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1572265">
                <text:p>0.41572265</text:p>
              </table:table-cell>
              <table:table-cell office:value-type="float" office:value="0.42419357">
                <text:p>0.42419357</text:p>
              </table:table-cell>
              <table:table-cell office:value-type="float" office:value="0.4247312">
                <text:p>0.4247312</text:p>
              </table:table-cell>
              <table:table-cell office:value-type="float" office:value="0.42865591">
                <text:p>0.428655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415039">
                <text:p>0.4415039</text:p>
              </table:table-cell>
              <table:table-cell office:value-type="float" office:value="0.43221502">
                <text:p>0.43221502</text:p>
              </table:table-cell>
              <table:table-cell office:value-type="float" office:value="0.42668819">
                <text:p>0.42668819</text:p>
              </table:table-cell>
              <table:table-cell office:value-type="float" office:value="0.42734408">
                <text:p>0.427344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3720703">
                <text:p>0.43720703</text:p>
              </table:table-cell>
              <table:table-cell office:value-type="float" office:value="0.45698924">
                <text:p>0.45698924</text:p>
              </table:table-cell>
              <table:table-cell office:value-type="float" office:value="0.43118281">
                <text:p>0.43118281</text:p>
              </table:table-cell>
              <table:table-cell office:value-type="float" office:value="0.42903227">
                <text:p>0.429032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2109375">
                <text:p>0.42109375</text:p>
              </table:table-cell>
              <table:table-cell office:value-type="float" office:value="0.42354841">
                <text:p>0.42354841</text:p>
              </table:table-cell>
              <table:table-cell office:value-type="float" office:value="0.42860217">
                <text:p>0.42860217</text:p>
              </table:table-cell>
              <table:table-cell office:value-type="float" office:value="0.43048391">
                <text:p>0.430483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2539062">
                <text:p>0.42539062</text:p>
              </table:table-cell>
              <table:table-cell office:value-type="float" office:value="0.42984948">
                <text:p>0.42984948</text:p>
              </table:table-cell>
              <table:table-cell office:value-type="float" office:value="0.43025808">
                <text:p>0.43025808</text:p>
              </table:table-cell>
              <table:table-cell office:value-type="float" office:value="0.42981724">
                <text:p>0.429817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243164">
                <text:p>0.4243164</text:p>
              </table:table-cell>
              <table:table-cell office:value-type="float" office:value="0.42258067">
                <text:p>0.42258067</text:p>
              </table:table-cell>
              <table:table-cell office:value-type="float" office:value="0.43602151">
                <text:p>0.43602151</text:p>
              </table:table-cell>
              <table:table-cell office:value-type="float" office:value="0.43172044">
                <text:p>0.431720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2646484">
                <text:p>0.42646484</text:p>
              </table:table-cell>
              <table:table-cell office:value-type="float" office:value="0.42559142">
                <text:p>0.42559142</text:p>
              </table:table-cell>
              <table:table-cell office:value-type="float" office:value="0.42365593">
                <text:p>0.42365593</text:p>
              </table:table-cell>
              <table:table-cell office:value-type="float" office:value="0.42768816">
                <text:p>0.427688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0927734">
                <text:p>0.40927734</text:p>
              </table:table-cell>
              <table:table-cell office:value-type="float" office:value="0.43040857">
                <text:p>0.43040857</text:p>
              </table:table-cell>
              <table:table-cell office:value-type="float" office:value="0.42877421">
                <text:p>0.42877421</text:p>
              </table:table-cell>
              <table:table-cell office:value-type="float" office:value="0.4295484">
                <text:p>0.42954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2539062">
                <text:p>0.42539062</text:p>
              </table:table-cell>
              <table:table-cell office:value-type="float" office:value="0.43118281">
                <text:p>0.43118281</text:p>
              </table:table-cell>
              <table:table-cell office:value-type="float" office:value="0.43225808">
                <text:p>0.43225808</text:p>
              </table:table-cell>
              <table:table-cell office:value-type="float" office:value="0.42903227">
                <text:p>0.429032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2216796">
                <text:p>0.42216796</text:p>
              </table:table-cell>
              <table:table-cell office:value-type="float" office:value="0.42537636">
                <text:p>0.42537636</text:p>
              </table:table-cell>
              <table:table-cell office:value-type="float" office:value="0.42580647">
                <text:p>0.42580647</text:p>
              </table:table-cell>
              <table:table-cell office:value-type="float" office:value="0.42801074">
                <text:p>0.428010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1894531">
                <text:p>0.41894531</text:p>
              </table:table-cell>
              <table:table-cell office:value-type="float" office:value="0.43139786">
                <text:p>0.43139786</text:p>
              </table:table-cell>
              <table:table-cell office:value-type="float" office:value="0.42593545">
                <text:p>0.42593545</text:p>
              </table:table-cell>
              <table:table-cell office:value-type="float" office:value="0.42835483">
                <text:p>0.428354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3935546">
                <text:p>0.43935546</text:p>
              </table:table-cell>
              <table:table-cell office:value-type="float" office:value="0.43440861">
                <text:p>0.43440861</text:p>
              </table:table-cell>
              <table:table-cell office:value-type="float" office:value="0.43709678">
                <text:p>0.43709678</text:p>
              </table:table-cell>
              <table:table-cell office:value-type="float" office:value="0.42903227">
                <text:p>0.429032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3398437">
                <text:p>0.43398437</text:p>
              </table:table-cell>
              <table:table-cell office:value-type="float" office:value="0.42956991">
                <text:p>0.42956991</text:p>
              </table:table-cell>
              <table:table-cell office:value-type="float" office:value="0.42430109">
                <text:p>0.42430109</text:p>
              </table:table-cell>
              <table:table-cell office:value-type="float" office:value="0.43088712">
                <text:p>0.430887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2216796">
                <text:p>0.42216796</text:p>
              </table:table-cell>
              <table:table-cell office:value-type="float" office:value="0.42455916">
                <text:p>0.42455916</text:p>
              </table:table-cell>
              <table:table-cell office:value-type="float" office:value="0.42946238">
                <text:p>0.42946238</text:p>
              </table:table-cell>
              <table:table-cell office:value-type="float" office:value="0.42874197">
                <text:p>0.428741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3828125">
                <text:p>0.43828125</text:p>
              </table:table-cell>
              <table:table-cell office:value-type="float" office:value="0.43225808">
                <text:p>0.43225808</text:p>
              </table:table-cell>
              <table:table-cell office:value-type="float" office:value="0.43440861">
                <text:p>0.43440861</text:p>
              </table:table-cell>
              <table:table-cell office:value-type="float" office:value="0.4282258">
                <text:p>0.42822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2109375">
                <text:p>0.42109375</text:p>
              </table:table-cell>
              <table:table-cell office:value-type="float" office:value="0.42924733">
                <text:p>0.42924733</text:p>
              </table:table-cell>
              <table:table-cell office:value-type="float" office:value="0.4215054">
                <text:p>0.4215054</text:p>
              </table:table-cell>
              <table:table-cell office:value-type="float" office:value="0.42782258">
                <text:p>0.427822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2216796">
                <text:p>0.42216796</text:p>
              </table:table-cell>
              <table:table-cell office:value-type="float" office:value="0.42344088">
                <text:p>0.42344088</text:p>
              </table:table-cell>
              <table:table-cell office:value-type="float" office:value="0.42888169">
                <text:p>0.42888169</text:p>
              </table:table-cell>
              <table:table-cell office:value-type="float" office:value="0.42935485">
                <text:p>0.429354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296875">
                <text:p>0.4296875</text:p>
              </table:table-cell>
              <table:table-cell office:value-type="float" office:value="0.42258067">
                <text:p>0.42258067</text:p>
              </table:table-cell>
              <table:table-cell office:value-type="float" office:value="0.42741937">
                <text:p>0.42741937</text:p>
              </table:table-cell>
              <table:table-cell office:value-type="float" office:value="0.43360219">
                <text:p>0.433602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2216796">
                <text:p>0.42216796</text:p>
              </table:table-cell>
              <table:table-cell office:value-type="float" office:value="0.42698926">
                <text:p>0.42698926</text:p>
              </table:table-cell>
              <table:table-cell office:value-type="float" office:value="0.4222043">
                <text:p>0.4222043</text:p>
              </table:table-cell>
              <table:table-cell office:value-type="float" office:value="0.42983875">
                <text:p>0.429838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243164">
                <text:p>0.4243164</text:p>
              </table:table-cell>
              <table:table-cell office:value-type="float" office:value="0.42645163">
                <text:p>0.42645163</text:p>
              </table:table-cell>
              <table:table-cell office:value-type="float" office:value="0.43240861">
                <text:p>0.43240861</text:p>
              </table:table-cell>
              <table:table-cell office:value-type="float" office:value="0.42945165">
                <text:p>0.429451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1679687">
                <text:p>0.41679687</text:p>
              </table:table-cell>
              <table:table-cell office:value-type="float" office:value="0.43440861">
                <text:p>0.43440861</text:p>
              </table:table-cell>
              <table:table-cell office:value-type="float" office:value="0.42849464">
                <text:p>0.42849464</text:p>
              </table:table-cell>
              <table:table-cell office:value-type="float" office:value="0.43602151">
                <text:p>0.436021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3076171">
                <text:p>0.43076171</text:p>
              </table:table-cell>
              <table:table-cell office:value-type="float" office:value="0.43086023">
                <text:p>0.43086023</text:p>
              </table:table-cell>
              <table:table-cell office:value-type="float" office:value="0.42295703">
                <text:p>0.42295703</text:p>
              </table:table-cell>
              <table:table-cell office:value-type="float" office:value="0.43276886">
                <text:p>0.432768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2646484">
                <text:p>0.42646484</text:p>
              </table:table-cell>
              <table:table-cell office:value-type="float" office:value="0.42262368">
                <text:p>0.42262368</text:p>
              </table:table-cell>
              <table:table-cell office:value-type="float" office:value="0.43427958">
                <text:p>0.43427958</text:p>
              </table:table-cell>
              <table:table-cell office:value-type="float" office:value="0.42688174">
                <text:p>0.426881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960937">
                <text:p>0.39960937</text:p>
              </table:table-cell>
              <table:table-cell office:value-type="float" office:value="0.40215053">
                <text:p>0.40215053</text:p>
              </table:table-cell>
              <table:table-cell office:value-type="float" office:value="0.43387098">
                <text:p>0.43387098</text:p>
              </table:table-cell>
              <table:table-cell office:value-type="float" office:value="0.43118281">
                <text:p>0.431182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296875">
                <text:p>0.4296875</text:p>
              </table:table-cell>
              <table:table-cell office:value-type="float" office:value="0.43473119">
                <text:p>0.43473119</text:p>
              </table:table-cell>
              <table:table-cell office:value-type="float" office:value="0.43112907">
                <text:p>0.43112907</text:p>
              </table:table-cell>
              <table:table-cell office:value-type="float" office:value="0.4300538">
                <text:p>0.43005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2646484">
                <text:p>0.42646484</text:p>
              </table:table-cell>
              <table:table-cell office:value-type="float" office:value="0.42619352">
                <text:p>0.42619352</text:p>
              </table:table-cell>
              <table:table-cell office:value-type="float" office:value="0.43000001">
                <text:p>0.43000001</text:p>
              </table:table-cell>
              <table:table-cell office:value-type="float" office:value="0.4276237">
                <text:p>0.42762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1572265">
                <text:p>0.41572265</text:p>
              </table:table-cell>
              <table:table-cell office:value-type="float" office:value="0.43655915">
                <text:p>0.43655915</text:p>
              </table:table-cell>
              <table:table-cell office:value-type="float" office:value="0.44247312">
                <text:p>0.44247312</text:p>
              </table:table-cell>
              <table:table-cell office:value-type="float" office:value="0.43091402">
                <text:p>0.430914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3720703">
                <text:p>0.43720703</text:p>
              </table:table-cell>
              <table:table-cell office:value-type="float" office:value="0.44064517">
                <text:p>0.44064517</text:p>
              </table:table-cell>
              <table:table-cell office:value-type="float" office:value="0.43231182">
                <text:p>0.43231182</text:p>
              </table:table-cell>
              <table:table-cell office:value-type="float" office:value="0.4300538">
                <text:p>0.43005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2646484">
                <text:p>0.42646484</text:p>
              </table:table-cell>
              <table:table-cell office:value-type="float" office:value="0.42722582">
                <text:p>0.42722582</text:p>
              </table:table-cell>
              <table:table-cell office:value-type="float" office:value="0.43402152">
                <text:p>0.43402152</text:p>
              </table:table-cell>
              <table:table-cell office:value-type="float" office:value="0.4315484">
                <text:p>0.43154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1894531">
                <text:p>0.41894531</text:p>
              </table:table-cell>
              <table:table-cell office:value-type="float" office:value="0.43010754">
                <text:p>0.43010754</text:p>
              </table:table-cell>
              <table:table-cell office:value-type="float" office:value="0.44193549">
                <text:p>0.44193549</text:p>
              </table:table-cell>
              <table:table-cell office:value-type="float" office:value="0.43440861">
                <text:p>0.434408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5439453">
                <text:p>0.45439453</text:p>
              </table:table-cell>
              <table:table-cell office:value-type="float" office:value="0.44473118">
                <text:p>0.44473118</text:p>
              </table:table-cell>
              <table:table-cell office:value-type="float" office:value="0.44833335">
                <text:p>0.44833335</text:p>
              </table:table-cell>
              <table:table-cell office:value-type="float" office:value="0.44215054">
                <text:p>0.442150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5761718">
                <text:p>0.45761718</text:p>
              </table:table-cell>
              <table:table-cell office:value-type="float" office:value="0.44060215">
                <text:p>0.44060215</text:p>
              </table:table-cell>
              <table:table-cell office:value-type="float" office:value="0.44522581">
                <text:p>0.44522581</text:p>
              </table:table-cell>
              <table:table-cell office:value-type="float" office:value="0.44794626">
                <text:p>0.447946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4472656">
                <text:p>0.44472656</text:p>
              </table:table-cell>
              <table:table-cell office:value-type="float" office:value="0.42688174">
                <text:p>0.42688174</text:p>
              </table:table-cell>
              <table:table-cell office:value-type="float" office:value="0.44032258">
                <text:p>0.44032258</text:p>
              </table:table-cell>
              <table:table-cell office:value-type="float" office:value="0.4564516">
                <text:p>0.45645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4042968">
                <text:p>0.44042968</text:p>
              </table:table-cell>
              <table:table-cell office:value-type="float" office:value="0.45451617">
                <text:p>0.45451617</text:p>
              </table:table-cell>
              <table:table-cell office:value-type="float" office:value="0.45333333">
                <text:p>0.45333333</text:p>
              </table:table-cell>
              <table:table-cell office:value-type="float" office:value="0.44938173">
                <text:p>0.449381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5976562">
                <text:p>0.45976562</text:p>
              </table:table-cell>
              <table:table-cell office:value-type="float" office:value="0.44266667">
                <text:p>0.44266667</text:p>
              </table:table-cell>
              <table:table-cell office:value-type="float" office:value="0.45397853">
                <text:p>0.45397853</text:p>
              </table:table-cell>
              <table:table-cell office:value-type="float" office:value="0.45230112">
                <text:p>0.452301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5332031">
                <text:p>0.45332031</text:p>
              </table:table-cell>
              <table:table-cell office:value-type="float" office:value="0.46129031">
                <text:p>0.46129031</text:p>
              </table:table-cell>
              <table:table-cell office:value-type="float" office:value="0.44301075">
                <text:p>0.44301075</text:p>
              </table:table-cell>
              <table:table-cell office:value-type="float" office:value="0.44381723">
                <text:p>0.443817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5546875">
                <text:p>0.45546875</text:p>
              </table:table-cell>
              <table:table-cell office:value-type="float" office:value="0.45">
                <text:p>0.45</text:p>
              </table:table-cell>
              <table:table-cell office:value-type="float" office:value="0.45333333">
                <text:p>0.45333333</text:p>
              </table:table-cell>
              <table:table-cell office:value-type="float" office:value="0.44965057">
                <text:p>0.449650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6621093">
                <text:p>0.46621093</text:p>
              </table:table-cell>
              <table:table-cell office:value-type="float" office:value="0.44911828">
                <text:p>0.44911828</text:p>
              </table:table-cell>
              <table:table-cell office:value-type="float" office:value="0.44969892">
                <text:p>0.44969892</text:p>
              </table:table-cell>
              <table:table-cell office:value-type="float" office:value="0.45180644">
                <text:p>0.451806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5332031">
                <text:p>0.45332031</text:p>
              </table:table-cell>
              <table:table-cell office:value-type="float" office:value="0.4516129">
                <text:p>0.4516129</text:p>
              </table:table-cell>
              <table:table-cell office:value-type="float" office:value="0.44354839">
                <text:p>0.44354839</text:p>
              </table:table-cell>
              <table:table-cell office:value-type="float" office:value="0.44865593">
                <text:p>0.448655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4257812">
                <text:p>0.44257812</text:p>
              </table:table-cell>
              <table:table-cell office:value-type="float" office:value="0.47344083">
                <text:p>0.47344083</text:p>
              </table:table-cell>
              <table:table-cell office:value-type="float" office:value="0.45424737">
                <text:p>0.45424737</text:p>
              </table:table-cell>
              <table:table-cell office:value-type="float" office:value="0.44954304">
                <text:p>0.449543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5224609">
                <text:p>0.45224609</text:p>
              </table:table-cell>
              <table:table-cell office:value-type="float" office:value="0.45101075">
                <text:p>0.45101075</text:p>
              </table:table-cell>
              <table:table-cell office:value-type="float" office:value="0.45172042">
                <text:p>0.45172042</text:p>
              </table:table-cell>
              <table:table-cell office:value-type="float" office:value="0.45153765">
                <text:p>0.451537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6943359">
                <text:p>0.46943359</text:p>
              </table:table-cell>
              <table:table-cell office:value-type="float" office:value="0.45053763">
                <text:p>0.45053763</text:p>
              </table:table-cell>
              <table:table-cell office:value-type="float" office:value="0.4516129">
                <text:p>0.4516129</text:p>
              </table:table-cell>
              <table:table-cell office:value-type="float" office:value="0.44435486">
                <text:p>0.444354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5546875">
                <text:p>0.45546875</text:p>
              </table:table-cell>
              <table:table-cell office:value-type="float" office:value="0.4472043">
                <text:p>0.4472043</text:p>
              </table:table-cell>
              <table:table-cell office:value-type="float" office:value="0.45327959">
                <text:p>0.45327959</text:p>
              </table:table-cell>
              <table:table-cell office:value-type="float" office:value="0.450457">
                <text:p>0.4504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6728515">
                <text:p>0.46728515</text:p>
              </table:table-cell>
              <table:table-cell office:value-type="float" office:value="0.46073122">
                <text:p>0.46073122</text:p>
              </table:table-cell>
              <table:table-cell office:value-type="float" office:value="0.4504086">
                <text:p>0.4504086</text:p>
              </table:table-cell>
              <table:table-cell office:value-type="float" office:value="0.452043">
                <text:p>0.4520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6943359">
                <text:p>0.46943359</text:p>
              </table:table-cell>
              <table:table-cell office:value-type="float" office:value="0.43440861">
                <text:p>0.43440861</text:p>
              </table:table-cell>
              <table:table-cell office:value-type="float" office:value="0.45">
                <text:p>0.45</text:p>
              </table:table-cell>
              <table:table-cell office:value-type="float" office:value="0.4497312">
                <text:p>0.44973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4472656">
                <text:p>0.44472656</text:p>
              </table:table-cell>
              <table:table-cell office:value-type="float" office:value="0.44376344">
                <text:p>0.44376344</text:p>
              </table:table-cell>
              <table:table-cell office:value-type="float" office:value="0.45381722">
                <text:p>0.45381722</text:p>
              </table:table-cell>
              <table:table-cell office:value-type="float" office:value="0.45220432">
                <text:p>0.452204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5546875">
                <text:p>0.45546875</text:p>
              </table:table-cell>
              <table:table-cell office:value-type="float" office:value="0.45475273">
                <text:p>0.45475273</text:p>
              </table:table-cell>
              <table:table-cell office:value-type="float" office:value="0.44735484">
                <text:p>0.44735484</text:p>
              </table:table-cell>
              <table:table-cell office:value-type="float" office:value="0.45258064">
                <text:p>0.452580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296875">
                <text:p>0.4296875</text:p>
              </table:table-cell>
              <table:table-cell office:value-type="float" office:value="0.44516129">
                <text:p>0.44516129</text:p>
              </table:table-cell>
              <table:table-cell office:value-type="float" office:value="0.43655915">
                <text:p>0.43655915</text:p>
              </table:table-cell>
              <table:table-cell office:value-type="float" office:value="0.44435486">
                <text:p>0.444354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5546875">
                <text:p>0.45546875</text:p>
              </table:table-cell>
              <table:table-cell office:value-type="float" office:value="0.44483871">
                <text:p>0.44483871</text:p>
              </table:table-cell>
              <table:table-cell office:value-type="float" office:value="0.46397848">
                <text:p>0.46397848</text:p>
              </table:table-cell>
              <table:table-cell office:value-type="float" office:value="0.45223121">
                <text:p>0.452231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4794921">
                <text:p>0.44794921</text:p>
              </table:table-cell>
              <table:table-cell office:value-type="float" office:value="0.4562581">
                <text:p>0.4562581</text:p>
              </table:table-cell>
              <table:table-cell office:value-type="float" office:value="0.44982795">
                <text:p>0.44982795</text:p>
              </table:table-cell>
              <table:table-cell office:value-type="float" office:value="0.45605378">
                <text:p>0.456053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5224609">
                <text:p>0.45224609</text:p>
              </table:table-cell>
              <table:table-cell office:value-type="float" office:value="0.47956991">
                <text:p>0.47956991</text:p>
              </table:table-cell>
              <table:table-cell office:value-type="float" office:value="0.47688174">
                <text:p>0.47688174</text:p>
              </table:table-cell>
              <table:table-cell office:value-type="float" office:value="0.4516129">
                <text:p>0.45161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8554687">
                <text:p>0.48554687</text:p>
              </table:table-cell>
              <table:table-cell office:value-type="float" office:value="0.4548387">
                <text:p>0.4548387</text:p>
              </table:table-cell>
              <table:table-cell office:value-type="float" office:value="0.46612906">
                <text:p>0.46612906</text:p>
              </table:table-cell>
              <table:table-cell office:value-type="float" office:value="0.46319894">
                <text:p>0.463198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6298828">
                <text:p>0.46298828</text:p>
              </table:table-cell>
              <table:table-cell office:value-type="float" office:value="0.46774196">
                <text:p>0.46774196</text:p>
              </table:table-cell>
              <table:table-cell office:value-type="float" office:value="0.45991396">
                <text:p>0.45991396</text:p>
              </table:table-cell>
              <table:table-cell office:value-type="float" office:value="0.4632688">
                <text:p>0.46326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6513671">
                <text:p>0.46513671</text:p>
              </table:table-cell>
              <table:table-cell office:value-type="float" office:value="0.45376343">
                <text:p>0.45376343</text:p>
              </table:table-cell>
              <table:table-cell office:value-type="float" office:value="0.47365593">
                <text:p>0.47365593</text:p>
              </table:table-cell>
              <table:table-cell office:value-type="float" office:value="0.46639785">
                <text:p>0.466397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4472656">
                <text:p>0.44472656</text:p>
              </table:table-cell>
              <table:table-cell office:value-type="float" office:value="0.45688171">
                <text:p>0.45688171</text:p>
              </table:table-cell>
              <table:table-cell office:value-type="float" office:value="0.46908607">
                <text:p>0.46908607</text:p>
              </table:table-cell>
              <table:table-cell office:value-type="float" office:value="0.45989251">
                <text:p>0.459892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586914">
                <text:p>0.4586914</text:p>
              </table:table-cell>
              <table:table-cell office:value-type="float" office:value="0.46412906">
                <text:p>0.46412906</text:p>
              </table:table-cell>
              <table:table-cell office:value-type="float" office:value="0.46460213">
                <text:p>0.46460213</text:p>
              </table:table-cell>
              <table:table-cell office:value-type="float" office:value="0.46144089">
                <text:p>0.461440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640625">
                <text:p>0.4640625</text:p>
              </table:table-cell>
              <table:table-cell office:value-type="float" office:value="0.46559143">
                <text:p>0.46559143</text:p>
              </table:table-cell>
              <table:table-cell office:value-type="float" office:value="0.5048387">
                <text:p>0.5048387</text:p>
              </table:table-cell>
              <table:table-cell office:value-type="float" office:value="0.45779571">
                <text:p>0.457795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5546875">
                <text:p>0.45546875</text:p>
              </table:table-cell>
              <table:table-cell office:value-type="float" office:value="0.45064516">
                <text:p>0.45064516</text:p>
              </table:table-cell>
              <table:table-cell office:value-type="float" office:value="0.4715054">
                <text:p>0.4715054</text:p>
              </table:table-cell>
              <table:table-cell office:value-type="float" office:value="0.46198925">
                <text:p>0.461989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5654296">
                <text:p>0.45654296</text:p>
              </table:table-cell>
              <table:table-cell office:value-type="float" office:value="0.46081719">
                <text:p>0.46081719</text:p>
              </table:table-cell>
              <table:table-cell office:value-type="float" office:value="0.45763444">
                <text:p>0.45763444</text:p>
              </table:table-cell>
              <table:table-cell office:value-type="float" office:value="0.46346235">
                <text:p>0.463462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5009765">
                <text:p>0.45009765</text:p>
              </table:table-cell>
              <table:table-cell office:value-type="float" office:value="0.4516129">
                <text:p>0.4516129</text:p>
              </table:table-cell>
              <table:table-cell office:value-type="float" office:value="0.4763441">
                <text:p>0.4763441</text:p>
              </table:table-cell>
              <table:table-cell office:value-type="float" office:value="0.46182794">
                <text:p>0.461827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4365234">
                <text:p>0.44365234</text:p>
              </table:table-cell>
              <table:table-cell office:value-type="float" office:value="0.45548386">
                <text:p>0.45548386</text:p>
              </table:table-cell>
              <table:table-cell office:value-type="float" office:value="0.4566667">
                <text:p>0.4566667</text:p>
              </table:table-cell>
              <table:table-cell office:value-type="float" office:value="0.46112909">
                <text:p>0.461129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6298828">
                <text:p>0.46298828</text:p>
              </table:table-cell>
              <table:table-cell office:value-type="float" office:value="0.46305379">
                <text:p>0.46305379</text:p>
              </table:table-cell>
              <table:table-cell office:value-type="float" office:value="0.46017203">
                <text:p>0.46017203</text:p>
              </table:table-cell>
              <table:table-cell office:value-type="float" office:value="0.46195697">
                <text:p>0.461956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7265625">
                <text:p>0.47265625</text:p>
              </table:table-cell>
              <table:table-cell office:value-type="float" office:value="0.46774196">
                <text:p>0.46774196</text:p>
              </table:table-cell>
              <table:table-cell office:value-type="float" office:value="0.46075267">
                <text:p>0.46075267</text:p>
              </table:table-cell>
              <table:table-cell office:value-type="float" office:value="0.46424732">
                <text:p>0.464247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5976562">
                <text:p>0.45976562</text:p>
              </table:table-cell>
              <table:table-cell office:value-type="float" office:value="0.45741934">
                <text:p>0.45741934</text:p>
              </table:table-cell>
              <table:table-cell office:value-type="float" office:value="0.45725808">
                <text:p>0.45725808</text:p>
              </table:table-cell>
              <table:table-cell office:value-type="float" office:value="0.46024193">
                <text:p>0.460241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0166015">
                <text:p>0.50166015</text:p>
              </table:table-cell>
              <table:table-cell office:value-type="float" office:value="0.46081719">
                <text:p>0.46081719</text:p>
              </table:table-cell>
              <table:table-cell office:value-type="float" office:value="0.46197853">
                <text:p>0.46197853</text:p>
              </table:table-cell>
              <table:table-cell office:value-type="float" office:value="0.46147313">
                <text:p>0.461473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8984375">
                <text:p>0.48984375</text:p>
              </table:table-cell>
              <table:table-cell office:value-type="float" office:value="0.48172044">
                <text:p>0.48172044</text:p>
              </table:table-cell>
              <table:table-cell office:value-type="float" office:value="0.46182794">
                <text:p>0.46182794</text:p>
              </table:table-cell>
              <table:table-cell office:value-type="float" office:value="0.46021504">
                <text:p>0.460215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6835937">
                <text:p>0.46835937</text:p>
              </table:table-cell>
              <table:table-cell office:value-type="float" office:value="0.48279571">
                <text:p>0.48279571</text:p>
              </table:table-cell>
              <table:table-cell office:value-type="float" office:value="0.45602149">
                <text:p>0.45602149</text:p>
              </table:table-cell>
              <table:table-cell office:value-type="float" office:value="0.46180109">
                <text:p>0.461801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6083984">
                <text:p>0.46083984</text:p>
              </table:table-cell>
              <table:table-cell office:value-type="float" office:value="0.46756987">
                <text:p>0.46756987</text:p>
              </table:table-cell>
              <table:table-cell office:value-type="float" office:value="0.46365594">
                <text:p>0.46365594</text:p>
              </table:table-cell>
              <table:table-cell office:value-type="float" office:value="0.46435489">
                <text:p>0.464354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640625">
                <text:p>0.4640625</text:p>
              </table:table-cell>
              <table:table-cell office:value-type="float" office:value="0.46559143">
                <text:p>0.46559143</text:p>
              </table:table-cell>
              <table:table-cell office:value-type="float" office:value="0.46344084">
                <text:p>0.46344084</text:p>
              </table:table-cell>
              <table:table-cell office:value-type="float" office:value="0.46505379">
                <text:p>0.465053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4365234">
                <text:p>0.44365234</text:p>
              </table:table-cell>
              <table:table-cell office:value-type="float" office:value="0.45537633">
                <text:p>0.45537633</text:p>
              </table:table-cell>
              <table:table-cell office:value-type="float" office:value="0.45446238">
                <text:p>0.45446238</text:p>
              </table:table-cell>
              <table:table-cell office:value-type="float" office:value="0.46349463">
                <text:p>0.463494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4794921">
                <text:p>0.44794921</text:p>
              </table:table-cell>
              <table:table-cell office:value-type="float" office:value="0.4622796">
                <text:p>0.4622796</text:p>
              </table:table-cell>
              <table:table-cell office:value-type="float" office:value="0.46088171">
                <text:p>0.46088171</text:p>
              </table:table-cell>
              <table:table-cell office:value-type="float" office:value="0.46086025">
                <text:p>0.460860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6083984">
                <text:p>0.46083984</text:p>
              </table:table-cell>
              <table:table-cell office:value-type="float" office:value="0.46236557">
                <text:p>0.46236557</text:p>
              </table:table-cell>
              <table:table-cell office:value-type="float" office:value="0.46881723">
                <text:p>0.46881723</text:p>
              </table:table-cell>
              <table:table-cell office:value-type="float" office:value="0.46317205">
                <text:p>0.463172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6191406">
                <text:p>0.46191406</text:p>
              </table:table-cell>
              <table:table-cell office:value-type="float" office:value="0.45290327">
                <text:p>0.45290327</text:p>
              </table:table-cell>
              <table:table-cell office:value-type="float" office:value="0.45698924">
                <text:p>0.45698924</text:p>
              </table:table-cell>
              <table:table-cell office:value-type="float" office:value="0.46142473">
                <text:p>0.461424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4902343">
                <text:p>0.44902343</text:p>
              </table:table-cell>
              <table:table-cell office:value-type="float" office:value="0.46421508">
                <text:p>0.46421508</text:p>
              </table:table-cell>
              <table:table-cell office:value-type="float" office:value="0.47006454">
                <text:p>0.47006454</text:p>
              </table:table-cell>
              <table:table-cell office:value-type="float" office:value="0.46273117">
                <text:p>0.462731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5117187">
                <text:p>0.45117187</text:p>
              </table:table-cell>
              <table:table-cell office:value-type="float" office:value="0.46666669">
                <text:p>0.46666669</text:p>
              </table:table-cell>
              <table:table-cell office:value-type="float" office:value="0.46344084">
                <text:p>0.46344084</text:p>
              </table:table-cell>
              <table:table-cell office:value-type="float" office:value="0.46747312">
                <text:p>0.467473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5761718">
                <text:p>0.45761718</text:p>
              </table:table-cell>
              <table:table-cell office:value-type="float" office:value="0.45247311">
                <text:p>0.45247311</text:p>
              </table:table-cell>
              <table:table-cell office:value-type="float" office:value="0.45392475">
                <text:p>0.45392475</text:p>
              </table:table-cell>
              <table:table-cell office:value-type="float" office:value="0.46166667">
                <text:p>0.46166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5117187">
                <text:p>0.45117187</text:p>
              </table:table-cell>
              <table:table-cell office:value-type="float" office:value="0.46593551">
                <text:p>0.46593551</text:p>
              </table:table-cell>
              <table:table-cell office:value-type="float" office:value="0.46378498">
                <text:p>0.46378498</text:p>
              </table:table-cell>
              <table:table-cell office:value-type="float" office:value="0.46090326">
                <text:p>0.460903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6943359">
                <text:p>0.46943359</text:p>
              </table:table-cell>
              <table:table-cell office:value-type="float" office:value="0.46021504">
                <text:p>0.46021504</text:p>
              </table:table-cell>
              <table:table-cell office:value-type="float" office:value="0.47526884">
                <text:p>0.47526884</text:p>
              </table:table-cell>
              <table:table-cell office:value-type="float" office:value="0.46424732">
                <text:p>0.464247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5546875">
                <text:p>0.45546875</text:p>
              </table:table-cell>
              <table:table-cell office:value-type="float" office:value="0.46516132">
                <text:p>0.46516132</text:p>
              </table:table-cell>
              <table:table-cell office:value-type="float" office:value="0.45946235">
                <text:p>0.45946235</text:p>
              </table:table-cell>
              <table:table-cell office:value-type="float" office:value="0.46303763">
                <text:p>0.463037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7265625">
                <text:p>0.47265625</text:p>
              </table:table-cell>
              <table:table-cell office:value-type="float" office:value="0.46219353">
                <text:p>0.46219353</text:p>
              </table:table-cell>
              <table:table-cell office:value-type="float" office:value="0.47361288">
                <text:p>0.47361288</text:p>
              </table:table-cell>
              <table:table-cell office:value-type="float" office:value="0.46874194">
                <text:p>0.468741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586914">
                <text:p>0.4586914</text:p>
              </table:table-cell>
              <table:table-cell office:value-type="float" office:value="0.48172044">
                <text:p>0.48172044</text:p>
              </table:table-cell>
              <table:table-cell office:value-type="float" office:value="0.46935486">
                <text:p>0.46935486</text:p>
              </table:table-cell>
              <table:table-cell office:value-type="float" office:value="0.47204303">
                <text:p>0.472043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8232421">
                <text:p>0.48232421</text:p>
              </table:table-cell>
              <table:table-cell office:value-type="float" office:value="0.47784948">
                <text:p>0.47784948</text:p>
              </table:table-cell>
              <table:table-cell office:value-type="float" office:value="0.47860217">
                <text:p>0.47860217</text:p>
              </table:table-cell>
              <table:table-cell office:value-type="float" office:value="0.47467746">
                <text:p>0.474677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6943359">
                <text:p>0.46943359</text:p>
              </table:table-cell>
              <table:table-cell office:value-type="float" office:value="0.47329034">
                <text:p>0.47329034</text:p>
              </table:table-cell>
              <table:table-cell office:value-type="float" office:value="0.48058066">
                <text:p>0.48058066</text:p>
              </table:table-cell>
              <table:table-cell office:value-type="float" office:value="0.47801074">
                <text:p>0.478010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7480468">
                <text:p>0.47480468</text:p>
              </table:table-cell>
              <table:table-cell office:value-type="float" office:value="0.47419357">
                <text:p>0.47419357</text:p>
              </table:table-cell>
              <table:table-cell office:value-type="float" office:value="0.4731183">
                <text:p>0.4731183</text:p>
              </table:table-cell>
              <table:table-cell office:value-type="float" office:value="0.4782258">
                <text:p>0.47822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7050781">
                <text:p>0.47050781</text:p>
              </table:table-cell>
              <table:table-cell office:value-type="float" office:value="0.48344087">
                <text:p>0.48344087</text:p>
              </table:table-cell>
              <table:table-cell office:value-type="float" office:value="0.48258066">
                <text:p>0.48258066</text:p>
              </table:table-cell>
              <table:table-cell office:value-type="float" office:value="0.4782258">
                <text:p>0.47822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6621093">
                <text:p>0.46621093</text:p>
              </table:table-cell>
              <table:table-cell office:value-type="float" office:value="0.46843013">
                <text:p>0.46843013</text:p>
              </table:table-cell>
              <table:table-cell office:value-type="float" office:value="0.48363442">
                <text:p>0.48363442</text:p>
              </table:table-cell>
              <table:table-cell office:value-type="float" office:value="0.47922582">
                <text:p>0.479225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7910156">
                <text:p>0.47910156</text:p>
              </table:table-cell>
              <table:table-cell office:value-type="float" office:value="0.46774196">
                <text:p>0.46774196</text:p>
              </table:table-cell>
              <table:table-cell office:value-type="float" office:value="0.47526884">
                <text:p>0.47526884</text:p>
              </table:table-cell>
              <table:table-cell office:value-type="float" office:value="0.48064517">
                <text:p>0.480645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8232421">
                <text:p>0.48232421</text:p>
              </table:table-cell>
              <table:table-cell office:value-type="float" office:value="0.48322582">
                <text:p>0.48322582</text:p>
              </table:table-cell>
              <table:table-cell office:value-type="float" office:value="0.48806452">
                <text:p>0.48806452</text:p>
              </table:table-cell>
              <table:table-cell office:value-type="float" office:value="0.48115592">
                <text:p>0.481155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7265625">
                <text:p>0.47265625</text:p>
              </table:table-cell>
              <table:table-cell office:value-type="float" office:value="0.47204303">
                <text:p>0.47204303</text:p>
              </table:table-cell>
              <table:table-cell office:value-type="float" office:value="0.4783226">
                <text:p>0.4783226</text:p>
              </table:table-cell>
              <table:table-cell office:value-type="float" office:value="0.47604303">
                <text:p>0.476043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6835937">
                <text:p>0.46835937</text:p>
              </table:table-cell>
              <table:table-cell office:value-type="float" office:value="0.48064517">
                <text:p>0.48064517</text:p>
              </table:table-cell>
              <table:table-cell office:value-type="float" office:value="0.46075267">
                <text:p>0.46075267</text:p>
              </table:table-cell>
              <table:table-cell office:value-type="float" office:value="0.47849464">
                <text:p>0.478494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8769531">
                <text:p>0.48769531</text:p>
              </table:table-cell>
              <table:table-cell office:value-type="float" office:value="0.48537635">
                <text:p>0.48537635</text:p>
              </table:table-cell>
              <table:table-cell office:value-type="float" office:value="0.48623661">
                <text:p>0.48623661</text:p>
              </table:table-cell>
              <table:table-cell office:value-type="float" office:value="0.47680106">
                <text:p>0.476801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9199218">
                <text:p>0.49199218</text:p>
              </table:table-cell>
              <table:table-cell office:value-type="float" office:value="0.47247314">
                <text:p>0.47247314</text:p>
              </table:table-cell>
              <table:table-cell office:value-type="float" office:value="0.47789249">
                <text:p>0.47789249</text:p>
              </table:table-cell>
              <table:table-cell office:value-type="float" office:value="0.48055915">
                <text:p>0.480559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6728515">
                <text:p>0.46728515</text:p>
              </table:table-cell>
              <table:table-cell office:value-type="float" office:value="0.47419357">
                <text:p>0.47419357</text:p>
              </table:table-cell>
              <table:table-cell office:value-type="float" office:value="0.47526884">
                <text:p>0.47526884</text:p>
              </table:table-cell>
              <table:table-cell office:value-type="float" office:value="0.47419357">
                <text:p>0.474193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8125">
                <text:p>0.48125</text:p>
              </table:table-cell>
              <table:table-cell office:value-type="float" office:value="0.47688174">
                <text:p>0.47688174</text:p>
              </table:table-cell>
              <table:table-cell office:value-type="float" office:value="0.47747311">
                <text:p>0.47747311</text:p>
              </table:table-cell>
              <table:table-cell office:value-type="float" office:value="0.47731184">
                <text:p>0.477311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8769531">
                <text:p>0.48769531</text:p>
              </table:table-cell>
              <table:table-cell office:value-type="float" office:value="0.4747097">
                <text:p>0.4747097</text:p>
              </table:table-cell>
              <table:table-cell office:value-type="float" office:value="0.47759141">
                <text:p>0.47759141</text:p>
              </table:table-cell>
              <table:table-cell office:value-type="float" office:value="0.47794623">
                <text:p>0.477946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7695312">
                <text:p>0.47695312</text:p>
              </table:table-cell>
              <table:table-cell office:value-type="float" office:value="0.48602151">
                <text:p>0.48602151</text:p>
              </table:table-cell>
              <table:table-cell office:value-type="float" office:value="0.47419357">
                <text:p>0.47419357</text:p>
              </table:table-cell>
              <table:table-cell office:value-type="float" office:value="0.46854839">
                <text:p>0.468548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8876953">
                <text:p>0.48876953</text:p>
              </table:table-cell>
              <table:table-cell office:value-type="float" office:value="0.48021507">
                <text:p>0.48021507</text:p>
              </table:table-cell>
              <table:table-cell office:value-type="float" office:value="0.48274192">
                <text:p>0.48274192</text:p>
              </table:table-cell>
              <table:table-cell office:value-type="float" office:value="0.47723121">
                <text:p>0.477231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7373046">
                <text:p>0.47373046</text:p>
              </table:table-cell>
              <table:table-cell office:value-type="float" office:value="0.47372045">
                <text:p>0.47372045</text:p>
              </table:table-cell>
              <table:table-cell office:value-type="float" office:value="0.47559137">
                <text:p>0.47559137</text:p>
              </table:table-cell>
              <table:table-cell office:value-type="float" office:value="0.47797851">
                <text:p>0.477978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6943359">
                <text:p>0.46943359</text:p>
              </table:table-cell>
              <table:table-cell office:value-type="float" office:value="0.4698925">
                <text:p>0.4698925</text:p>
              </table:table-cell>
              <table:table-cell office:value-type="float" office:value="0.47849464">
                <text:p>0.47849464</text:p>
              </table:table-cell>
              <table:table-cell office:value-type="float" office:value="0.47607526">
                <text:p>0.476075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8662109">
                <text:p>0.48662109</text:p>
              </table:table-cell>
              <table:table-cell office:value-type="float" office:value="0.47387099">
                <text:p>0.47387099</text:p>
              </table:table-cell>
              <table:table-cell office:value-type="float" office:value="0.48231182">
                <text:p>0.48231182</text:p>
              </table:table-cell>
              <table:table-cell office:value-type="float" office:value="0.4775269">
                <text:p>0.47752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758789">
                <text:p>0.4758789</text:p>
              </table:table-cell>
              <table:table-cell office:value-type="float" office:value="0.47105374">
                <text:p>0.47105374</text:p>
              </table:table-cell>
              <table:table-cell office:value-type="float" office:value="0.47587099">
                <text:p>0.47587099</text:p>
              </table:table-cell>
              <table:table-cell office:value-type="float" office:value="0.47794623">
                <text:p>0.477946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6191406">
                <text:p>0.46191406</text:p>
              </table:table-cell>
              <table:table-cell office:value-type="float" office:value="0.46451616">
                <text:p>0.46451616</text:p>
              </table:table-cell>
              <table:table-cell office:value-type="float" office:value="0.47096776">
                <text:p>0.47096776</text:p>
              </table:table-cell>
              <table:table-cell office:value-type="float" office:value="0.47526884">
                <text:p>0.475268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8125">
                <text:p>0.48125</text:p>
              </table:table-cell>
              <table:table-cell office:value-type="float" office:value="0.49000005">
                <text:p>0.49000005</text:p>
              </table:table-cell>
              <table:table-cell office:value-type="float" office:value="0.4807527">
                <text:p>0.4807527</text:p>
              </table:table-cell>
              <table:table-cell office:value-type="float" office:value="0.48134412">
                <text:p>0.481344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8769531">
                <text:p>0.48769531</text:p>
              </table:table-cell>
              <table:table-cell office:value-type="float" office:value="0.47690324">
                <text:p>0.47690324</text:p>
              </table:table-cell>
              <table:table-cell office:value-type="float" office:value="0.47840862">
                <text:p>0.47840862</text:p>
              </table:table-cell>
              <table:table-cell office:value-type="float" office:value="0.47936563">
                <text:p>0.479365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6943359">
                <text:p>0.46943359</text:p>
              </table:table-cell>
              <table:table-cell office:value-type="float" office:value="0.49354839">
                <text:p>0.49354839</text:p>
              </table:table-cell>
              <table:table-cell office:value-type="float" office:value="0.46774196">
                <text:p>0.46774196</text:p>
              </table:table-cell>
              <table:table-cell office:value-type="float" office:value="0.47016134">
                <text:p>0.470161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6083984">
                <text:p>0.46083984</text:p>
              </table:table-cell>
              <table:table-cell office:value-type="float" office:value="0.47516131">
                <text:p>0.47516131</text:p>
              </table:table-cell>
              <table:table-cell office:value-type="float" office:value="0.48091402">
                <text:p>0.48091402</text:p>
              </table:table-cell>
              <table:table-cell office:value-type="float" office:value="0.47779569">
                <text:p>0.477795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758789">
                <text:p>0.4758789</text:p>
              </table:table-cell>
              <table:table-cell office:value-type="float" office:value="0.48283872">
                <text:p>0.48283872</text:p>
              </table:table-cell>
              <table:table-cell office:value-type="float" office:value="0.475914">
                <text:p>0.475914</text:p>
              </table:table-cell>
              <table:table-cell office:value-type="float" office:value="0.4778387">
                <text:p>0.47783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7910156">
                <text:p>0.47910156</text:p>
              </table:table-cell>
              <table:table-cell office:value-type="float" office:value="0.48172044">
                <text:p>0.48172044</text:p>
              </table:table-cell>
              <table:table-cell office:value-type="float" office:value="0.47096776">
                <text:p>0.47096776</text:p>
              </table:table-cell>
              <table:table-cell office:value-type="float" office:value="0.47688174">
                <text:p>0.476881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0810546">
                <text:p>0.50810546</text:p>
              </table:table-cell>
              <table:table-cell office:value-type="float" office:value="0.48473119">
                <text:p>0.48473119</text:p>
              </table:table-cell>
              <table:table-cell office:value-type="float" office:value="0.48091402">
                <text:p>0.48091402</text:p>
              </table:table-cell>
              <table:table-cell office:value-type="float" office:value="0.47615594">
                <text:p>0.476155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7158203">
                <text:p>0.47158203</text:p>
              </table:table-cell>
              <table:table-cell office:value-type="float" office:value="0.48533334">
                <text:p>0.48533334</text:p>
              </table:table-cell>
              <table:table-cell office:value-type="float" office:value="0.47662367">
                <text:p>0.47662367</text:p>
              </table:table-cell>
              <table:table-cell office:value-type="float" office:value="0.47937636">
                <text:p>0.479376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4902343">
                <text:p>0.44902343</text:p>
              </table:table-cell>
              <table:table-cell office:value-type="float" office:value="0.47956991">
                <text:p>0.47956991</text:p>
              </table:table-cell>
              <table:table-cell office:value-type="float" office:value="0.4731183">
                <text:p>0.4731183</text:p>
              </table:table-cell>
              <table:table-cell office:value-type="float" office:value="0.47284946">
                <text:p>0.472849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758789">
                <text:p>0.4758789</text:p>
              </table:table-cell>
              <table:table-cell office:value-type="float" office:value="0.48494625">
                <text:p>0.48494625</text:p>
              </table:table-cell>
              <table:table-cell office:value-type="float" office:value="0.48575267">
                <text:p>0.48575267</text:p>
              </table:table-cell>
              <table:table-cell office:value-type="float" office:value="0.47701616">
                <text:p>0.477016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8984375">
                <text:p>0.48984375</text:p>
              </table:table-cell>
              <table:table-cell office:value-type="float" office:value="0.4795269">
                <text:p>0.4795269</text:p>
              </table:table-cell>
              <table:table-cell office:value-type="float" office:value="0.4775269">
                <text:p>0.4775269</text:p>
              </table:table-cell>
              <table:table-cell office:value-type="float" office:value="0.47782797">
                <text:p>0.477827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7373046">
                <text:p>0.47373046</text:p>
              </table:table-cell>
              <table:table-cell office:value-type="float" office:value="0.50860214">
                <text:p>0.50860214</text:p>
              </table:table-cell>
              <table:table-cell office:value-type="float" office:value="0.46021504">
                <text:p>0.46021504</text:p>
              </table:table-cell>
              <table:table-cell office:value-type="float" office:value="0.47204303">
                <text:p>0.472043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6728515">
                <text:p>0.46728515</text:p>
              </table:table-cell>
              <table:table-cell office:value-type="float" office:value="0.47376346">
                <text:p>0.47376346</text:p>
              </table:table-cell>
              <table:table-cell office:value-type="float" office:value="0.49032258">
                <text:p>0.49032258</text:p>
              </table:table-cell>
              <table:table-cell office:value-type="float" office:value="0.48099465">
                <text:p>0.480994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930664">
                <text:p>0.4930664</text:p>
              </table:table-cell>
              <table:table-cell office:value-type="float" office:value="0.48683872">
                <text:p>0.48683872</text:p>
              </table:table-cell>
              <table:table-cell office:value-type="float" office:value="0.47922582">
                <text:p>0.47922582</text:p>
              </table:table-cell>
              <table:table-cell office:value-type="float" office:value="0.47816128">
                <text:p>0.478161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586914">
                <text:p>0.4586914</text:p>
              </table:table-cell>
              <table:table-cell office:value-type="float" office:value="0.47419357">
                <text:p>0.47419357</text:p>
              </table:table-cell>
              <table:table-cell office:value-type="float" office:value="0.47688174">
                <text:p>0.47688174</text:p>
              </table:table-cell>
              <table:table-cell office:value-type="float" office:value="0.46854839">
                <text:p>0.468548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5976562">
                <text:p>0.45976562</text:p>
              </table:table-cell>
              <table:table-cell office:value-type="float" office:value="0.4729032">
                <text:p>0.4729032</text:p>
              </table:table-cell>
              <table:table-cell office:value-type="float" office:value="0.47854843">
                <text:p>0.47854843</text:p>
              </table:table-cell>
              <table:table-cell office:value-type="float" office:value="0.48091402">
                <text:p>0.480914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8125">
                <text:p>0.48125</text:p>
              </table:table-cell>
              <table:table-cell office:value-type="float" office:value="0.48258066">
                <text:p>0.48258066</text:p>
              </table:table-cell>
              <table:table-cell office:value-type="float" office:value="0.47507529">
                <text:p>0.47507529</text:p>
              </table:table-cell>
              <table:table-cell office:value-type="float" office:value="0.47841935">
                <text:p>0.478419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8017578">
                <text:p>0.48017578</text:p>
              </table:table-cell>
              <table:table-cell office:value-type="float" office:value="0.49032258">
                <text:p>0.49032258</text:p>
              </table:table-cell>
              <table:table-cell office:value-type="float" office:value="0.49032258">
                <text:p>0.49032258</text:p>
              </table:table-cell>
              <table:table-cell office:value-type="float" office:value="0.47526884">
                <text:p>0.475268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7802734">
                <text:p>0.47802734</text:p>
              </table:table-cell>
              <table:table-cell office:value-type="float" office:value="0.47204303">
                <text:p>0.47204303</text:p>
              </table:table-cell>
              <table:table-cell office:value-type="float" office:value="0.48430109">
                <text:p>0.48430109</text:p>
              </table:table-cell>
              <table:table-cell office:value-type="float" office:value="0.47532258">
                <text:p>0.475322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7802734">
                <text:p>0.47802734</text:p>
              </table:table-cell>
              <table:table-cell office:value-type="float" office:value="0.48296775">
                <text:p>0.48296775</text:p>
              </table:table-cell>
              <table:table-cell office:value-type="float" office:value="0.47526884">
                <text:p>0.47526884</text:p>
              </table:table-cell>
              <table:table-cell office:value-type="float" office:value="0.4787527">
                <text:p>0.47875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7802734">
                <text:p>0.47802734</text:p>
              </table:table-cell>
              <table:table-cell office:value-type="float" office:value="0.47419357">
                <text:p>0.47419357</text:p>
              </table:table-cell>
              <table:table-cell office:value-type="float" office:value="0.48548388">
                <text:p>0.48548388</text:p>
              </table:table-cell>
              <table:table-cell office:value-type="float" office:value="0.47795701">
                <text:p>0.477957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586914">
                <text:p>0.4586914</text:p>
              </table:table-cell>
              <table:table-cell office:value-type="float" office:value="0.46774196">
                <text:p>0.46774196</text:p>
              </table:table-cell>
              <table:table-cell office:value-type="float" office:value="0.48263444">
                <text:p>0.48263444</text:p>
              </table:table-cell>
              <table:table-cell office:value-type="float" office:value="0.47758064">
                <text:p>0.477580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8554687">
                <text:p>0.48554687</text:p>
              </table:table-cell>
              <table:table-cell office:value-type="float" office:value="0.48215055">
                <text:p>0.48215055</text:p>
              </table:table-cell>
              <table:table-cell office:value-type="float" office:value="0.47561292">
                <text:p>0.47561292</text:p>
              </table:table-cell>
              <table:table-cell office:value-type="float" office:value="0.47826881">
                <text:p>0.478268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8554687">
                <text:p>0.48554687</text:p>
              </table:table-cell>
              <table:table-cell office:value-type="float" office:value="0.48709678">
                <text:p>0.48709678</text:p>
              </table:table-cell>
              <table:table-cell office:value-type="float" office:value="0.49946241">
                <text:p>0.49946241</text:p>
              </table:table-cell>
              <table:table-cell office:value-type="float" office:value="0.47392473">
                <text:p>0.473924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8125">
                <text:p>0.48125</text:p>
              </table:table-cell>
              <table:table-cell office:value-type="float" office:value="0.47182793">
                <text:p>0.47182793</text:p>
              </table:table-cell>
              <table:table-cell office:value-type="float" office:value="0.47462368">
                <text:p>0.47462368</text:p>
              </table:table-cell>
              <table:table-cell office:value-type="float" office:value="0.475914">
                <text:p>0.4759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7695312">
                <text:p>0.47695312</text:p>
              </table:table-cell>
              <table:table-cell office:value-type="float" office:value="0.47526884">
                <text:p>0.47526884</text:p>
              </table:table-cell>
              <table:table-cell office:value-type="float" office:value="0.47554841">
                <text:p>0.47554841</text:p>
              </table:table-cell>
              <table:table-cell office:value-type="float" office:value="0.47795701">
                <text:p>0.477957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8232421">
                <text:p>0.48232421</text:p>
              </table:table-cell>
              <table:table-cell office:value-type="float" office:value="0.47849464">
                <text:p>0.47849464</text:p>
              </table:table-cell>
              <table:table-cell office:value-type="float" office:value="0.48333334">
                <text:p>0.48333334</text:p>
              </table:table-cell>
              <table:table-cell office:value-type="float" office:value="0.47956991">
                <text:p>0.479569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8447265">
                <text:p>0.48447265</text:p>
              </table:table-cell>
              <table:table-cell office:value-type="float" office:value="0.4712903">
                <text:p>0.4712903</text:p>
              </table:table-cell>
              <table:table-cell office:value-type="float" office:value="0.4745161">
                <text:p>0.4745161</text:p>
              </table:table-cell>
              <table:table-cell office:value-type="float" office:value="0.48016128">
                <text:p>0.480161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8554687">
                <text:p>0.48554687</text:p>
              </table:table-cell>
              <table:table-cell office:value-type="float" office:value="0.47974195">
                <text:p>0.47974195</text:p>
              </table:table-cell>
              <table:table-cell office:value-type="float" office:value="0.47905378">
                <text:p>0.47905378</text:p>
              </table:table-cell>
              <table:table-cell office:value-type="float" office:value="0.47837634">
                <text:p>0.478376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7695312">
                <text:p>0.47695312</text:p>
              </table:table-cell>
              <table:table-cell office:value-type="float" office:value="0.47096776">
                <text:p>0.47096776</text:p>
              </table:table-cell>
              <table:table-cell office:value-type="float" office:value="0.48010754">
                <text:p>0.48010754</text:p>
              </table:table-cell>
              <table:table-cell office:value-type="float" office:value="0.48306455">
                <text:p>0.483064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7910156">
                <text:p>0.47910156</text:p>
              </table:table-cell>
              <table:table-cell office:value-type="float" office:value="0.4698925">
                <text:p>0.4698925</text:p>
              </table:table-cell>
              <table:table-cell office:value-type="float" office:value="0.47494626">
                <text:p>0.47494626</text:p>
              </table:table-cell>
              <table:table-cell office:value-type="float" office:value="0.47787637">
                <text:p>0.477876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6513671">
                <text:p>0.46513671</text:p>
              </table:table-cell>
              <table:table-cell office:value-type="float" office:value="0.48262367">
                <text:p>0.48262367</text:p>
              </table:table-cell>
              <table:table-cell office:value-type="float" office:value="0.47767744">
                <text:p>0.47767744</text:p>
              </table:table-cell>
              <table:table-cell office:value-type="float" office:value="0.47805376">
                <text:p>0.478053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8339843">
                <text:p>0.48339843</text:p>
              </table:table-cell>
              <table:table-cell office:value-type="float" office:value="0.48172044">
                <text:p>0.48172044</text:p>
              </table:table-cell>
              <table:table-cell office:value-type="float" office:value="0.48978495">
                <text:p>0.48978495</text:p>
              </table:table-cell>
              <table:table-cell office:value-type="float" office:value="0.48064517">
                <text:p>0.480645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7695312">
                <text:p>0.47695312</text:p>
              </table:table-cell>
              <table:table-cell office:value-type="float" office:value="0.47118282">
                <text:p>0.47118282</text:p>
              </table:table-cell>
              <table:table-cell office:value-type="float" office:value="0.47478494">
                <text:p>0.47478494</text:p>
              </table:table-cell>
              <table:table-cell office:value-type="float" office:value="0.47604842">
                <text:p>0.476048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3828125">
                <text:p>0.43828125</text:p>
              </table:table-cell>
              <table:table-cell office:value-type="float" office:value="0.47565588">
                <text:p>0.47565588</text:p>
              </table:table-cell>
              <table:table-cell office:value-type="float" office:value="0.47726879">
                <text:p>0.47726879</text:p>
              </table:table-cell>
              <table:table-cell office:value-type="float" office:value="0.47896776">
                <text:p>0.478967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6191406">
                <text:p>0.46191406</text:p>
              </table:table-cell>
              <table:table-cell office:value-type="float" office:value="0.47526884">
                <text:p>0.47526884</text:p>
              </table:table-cell>
              <table:table-cell office:value-type="float" office:value="0.49086022">
                <text:p>0.49086022</text:p>
              </table:table-cell>
              <table:table-cell office:value-type="float" office:value="0.48844089">
                <text:p>0.488440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9091796">
                <text:p>0.49091796</text:p>
              </table:table-cell>
              <table:table-cell office:value-type="float" office:value="0.47720427">
                <text:p>0.47720427</text:p>
              </table:table-cell>
              <table:table-cell office:value-type="float" office:value="0.47134408">
                <text:p>0.47134408</text:p>
              </table:table-cell>
              <table:table-cell office:value-type="float" office:value="0.47881722">
                <text:p>0.478817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7050781">
                <text:p>0.47050781</text:p>
              </table:table-cell>
              <table:table-cell office:value-type="float" office:value="0.47677421">
                <text:p>0.47677421</text:p>
              </table:table-cell>
              <table:table-cell office:value-type="float" office:value="0.47963442">
                <text:p>0.47963442</text:p>
              </table:table-cell>
              <table:table-cell office:value-type="float" office:value="0.47716131">
                <text:p>0.477161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6943359">
                <text:p>0.46943359</text:p>
              </table:table-cell>
              <table:table-cell office:value-type="float" office:value="0.49462366">
                <text:p>0.49462366</text:p>
              </table:table-cell>
              <table:table-cell office:value-type="float" office:value="0.4747312">
                <text:p>0.4747312</text:p>
              </table:table-cell>
              <table:table-cell office:value-type="float" office:value="0.48252687">
                <text:p>0.482526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7050781">
                <text:p>0.47050781</text:p>
              </table:table-cell>
              <table:table-cell office:value-type="float" office:value="0.475914">
                <text:p>0.475914</text:p>
              </table:table-cell>
              <table:table-cell office:value-type="float" office:value="0.47112903">
                <text:p>0.47112903</text:p>
              </table:table-cell>
              <table:table-cell office:value-type="float" office:value="0.48013443">
                <text:p>0.480134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7265625">
                <text:p>0.47265625</text:p>
              </table:table-cell>
              <table:table-cell office:value-type="float" office:value="0.48172044">
                <text:p>0.48172044</text:p>
              </table:table-cell>
              <table:table-cell office:value-type="float" office:value="0.4783226">
                <text:p>0.4783226</text:p>
              </table:table-cell>
              <table:table-cell office:value-type="float" office:value="0.4762258">
                <text:p>0.47622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8447265">
                <text:p>0.48447265</text:p>
              </table:table-cell>
              <table:table-cell office:value-type="float" office:value="0.48387098">
                <text:p>0.48387098</text:p>
              </table:table-cell>
              <table:table-cell office:value-type="float" office:value="0.4763441">
                <text:p>0.4763441</text:p>
              </table:table-cell>
              <table:table-cell office:value-type="float" office:value="0.48225808">
                <text:p>0.482258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8232421">
                <text:p>0.48232421</text:p>
              </table:table-cell>
              <table:table-cell office:value-type="float" office:value="0.49075269">
                <text:p>0.49075269</text:p>
              </table:table-cell>
              <table:table-cell office:value-type="float" office:value="0.47037639">
                <text:p>0.47037639</text:p>
              </table:table-cell>
              <table:table-cell office:value-type="float" office:value="0.47854843">
                <text:p>0.478548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7802734">
                <text:p>0.47802734</text:p>
              </table:table-cell>
              <table:table-cell office:value-type="float" office:value="0.47660217">
                <text:p>0.47660217</text:p>
              </table:table-cell>
              <table:table-cell office:value-type="float" office:value="0.47967743">
                <text:p>0.47967743</text:p>
              </table:table-cell>
              <table:table-cell office:value-type="float" office:value="0.4782473">
                <text:p>0.47824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640625">
                <text:p>0.4640625</text:p>
              </table:table-cell>
              <table:table-cell office:value-type="float" office:value="0.48387098">
                <text:p>0.48387098</text:p>
              </table:table-cell>
              <table:table-cell office:value-type="float" office:value="0.47526884">
                <text:p>0.47526884</text:p>
              </table:table-cell>
              <table:table-cell office:value-type="float" office:value="0.48413982">
                <text:p>0.484139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7050781">
                <text:p>0.47050781</text:p>
              </table:table-cell>
              <table:table-cell office:value-type="float" office:value="0.47709679">
                <text:p>0.47709679</text:p>
              </table:table-cell>
              <table:table-cell office:value-type="float" office:value="0.47317204">
                <text:p>0.47317204</text:p>
              </table:table-cell>
              <table:table-cell office:value-type="float" office:value="0.47838711">
                <text:p>0.478387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5976562">
                <text:p>0.45976562</text:p>
              </table:table-cell>
              <table:table-cell office:value-type="float" office:value="0.47561292">
                <text:p>0.47561292</text:p>
              </table:table-cell>
              <table:table-cell office:value-type="float" office:value="0.47924733">
                <text:p>0.47924733</text:p>
              </table:table-cell>
              <table:table-cell office:value-type="float" office:value="0.47897853">
                <text:p>0.478978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7802734">
                <text:p>0.47802734</text:p>
              </table:table-cell>
              <table:table-cell office:value-type="float" office:value="0.49569892">
                <text:p>0.49569892</text:p>
              </table:table-cell>
              <table:table-cell office:value-type="float" office:value="0.4715054">
                <text:p>0.4715054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8447265">
                <text:p>0.48447265</text:p>
              </table:table-cell>
              <table:table-cell office:value-type="float" office:value="0.4835484">
                <text:p>0.4835484</text:p>
              </table:table-cell>
              <table:table-cell office:value-type="float" office:value="0.47693548">
                <text:p>0.47693548</text:p>
              </table:table-cell>
              <table:table-cell office:value-type="float" office:value="0.48126344">
                <text:p>0.481263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640625">
                <text:p>0.4640625</text:p>
              </table:table-cell>
              <table:table-cell office:value-type="float" office:value="0.48051614">
                <text:p>0.48051614</text:p>
              </table:table-cell>
              <table:table-cell office:value-type="float" office:value="0.48451614">
                <text:p>0.48451614</text:p>
              </table:table-cell>
              <table:table-cell office:value-type="float" office:value="0.47841935">
                <text:p>0.478419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8125">
                <text:p>0.48125</text:p>
              </table:table-cell>
              <table:table-cell office:value-type="float" office:value="0.48172044">
                <text:p>0.48172044</text:p>
              </table:table-cell>
              <table:table-cell office:value-type="float" office:value="0.49892477">
                <text:p>0.49892477</text:p>
              </table:table-cell>
              <table:table-cell office:value-type="float" office:value="0.4782258">
                <text:p>0.47822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7695312">
                <text:p>0.47695312</text:p>
              </table:table-cell>
              <table:table-cell office:value-type="float" office:value="0.48096776">
                <text:p>0.48096776</text:p>
              </table:table-cell>
              <table:table-cell office:value-type="float" office:value="0.48053765">
                <text:p>0.48053765</text:p>
              </table:table-cell>
              <table:table-cell office:value-type="float" office:value="0.47693548">
                <text:p>0.476935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7158203">
                <text:p>0.47158203</text:p>
              </table:table-cell>
              <table:table-cell office:value-type="float" office:value="0.47294626">
                <text:p>0.47294626</text:p>
              </table:table-cell>
              <table:table-cell office:value-type="float" office:value="0.48021507">
                <text:p>0.48021507</text:p>
              </table:table-cell>
              <table:table-cell office:value-type="float" office:value="0.4786344">
                <text:p>0.47863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5224609">
                <text:p>0.45224609</text:p>
              </table:table-cell>
              <table:table-cell office:value-type="float" office:value="0.47419357">
                <text:p>0.47419357</text:p>
              </table:table-cell>
              <table:table-cell office:value-type="float" office:value="0.4715054">
                <text:p>0.4715054</text:p>
              </table:table-cell>
              <table:table-cell office:value-type="float" office:value="0.47983875">
                <text:p>0.479838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758789">
                <text:p>0.4758789</text:p>
              </table:table-cell>
              <table:table-cell office:value-type="float" office:value="0.48107528">
                <text:p>0.48107528</text:p>
              </table:table-cell>
              <table:table-cell office:value-type="float" office:value="0.48037633">
                <text:p>0.48037633</text:p>
              </table:table-cell>
              <table:table-cell office:value-type="float" office:value="0.476371">
                <text:p>0.4763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7480468">
                <text:p>0.47480468</text:p>
              </table:table-cell>
              <table:table-cell office:value-type="float" office:value="0.47264518">
                <text:p>0.47264518</text:p>
              </table:table-cell>
              <table:table-cell office:value-type="float" office:value="0.481957">
                <text:p>0.481957</text:p>
              </table:table-cell>
              <table:table-cell office:value-type="float" office:value="0.47733335">
                <text:p>0.477333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7158203">
                <text:p>0.47158203</text:p>
              </table:table-cell>
              <table:table-cell office:value-type="float" office:value="0.48387098">
                <text:p>0.48387098</text:p>
              </table:table-cell>
              <table:table-cell office:value-type="float" office:value="0.47419357">
                <text:p>0.47419357</text:p>
              </table:table-cell>
              <table:table-cell office:value-type="float" office:value="0.4814516">
                <text:p>0.48145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7695312">
                <text:p>0.47695312</text:p>
              </table:table-cell>
              <table:table-cell office:value-type="float" office:value="0.48516135">
                <text:p>0.48516135</text:p>
              </table:table-cell>
              <table:table-cell office:value-type="float" office:value="0.47881722">
                <text:p>0.47881722</text:p>
              </table:table-cell>
              <table:table-cell office:value-type="float" office:value="0.48166666">
                <text:p>0.481666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7373046">
                <text:p>0.47373046</text:p>
              </table:table-cell>
              <table:table-cell office:value-type="float" office:value="0.47122578">
                <text:p>0.47122578</text:p>
              </table:table-cell>
              <table:table-cell office:value-type="float" office:value="0.47843012">
                <text:p>0.47843012</text:p>
              </table:table-cell>
              <table:table-cell office:value-type="float" office:value="0.47767744">
                <text:p>0.477677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8125">
                <text:p>0.48125</text:p>
              </table:table-cell>
              <table:table-cell office:value-type="float" office:value="0.47526884">
                <text:p>0.47526884</text:p>
              </table:table-cell>
              <table:table-cell office:value-type="float" office:value="0.47526884">
                <text:p>0.47526884</text:p>
              </table:table-cell>
              <table:table-cell office:value-type="float" office:value="0.48118281">
                <text:p>0.481182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6621093">
                <text:p>0.46621093</text:p>
              </table:table-cell>
              <table:table-cell office:value-type="float" office:value="0.47838711">
                <text:p>0.47838711</text:p>
              </table:table-cell>
              <table:table-cell office:value-type="float" office:value="0.4842473">
                <text:p>0.4842473</text:p>
              </table:table-cell>
              <table:table-cell office:value-type="float" office:value="0.47836022">
                <text:p>0.478360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640625">
                <text:p>0.4640625</text:p>
              </table:table-cell>
              <table:table-cell office:value-type="float" office:value="0.47075266">
                <text:p>0.47075266</text:p>
              </table:table-cell>
              <table:table-cell office:value-type="float" office:value="0.48180646">
                <text:p>0.48180646</text:p>
              </table:table-cell>
              <table:table-cell office:value-type="float" office:value="0.47717204">
                <text:p>0.477172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6728515">
                <text:p>0.46728515</text:p>
              </table:table-cell>
              <table:table-cell office:value-type="float" office:value="0.46666669">
                <text:p>0.46666669</text:p>
              </table:table-cell>
              <table:table-cell office:value-type="float" office:value="0.47419357">
                <text:p>0.47419357</text:p>
              </table:table-cell>
              <table:table-cell office:value-type="float" office:value="0.47284946">
                <text:p>0.472849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6191406">
                <text:p>0.46191406</text:p>
              </table:table-cell>
              <table:table-cell office:value-type="float" office:value="0.48086023">
                <text:p>0.48086023</text:p>
              </table:table-cell>
              <table:table-cell office:value-type="float" office:value="0.48059139">
                <text:p>0.48059139</text:p>
              </table:table-cell>
              <table:table-cell office:value-type="float" office:value="0.47860217">
                <text:p>0.478602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8447265">
                <text:p>0.48447265</text:p>
              </table:table-cell>
              <table:table-cell office:value-type="float" office:value="0.47221508">
                <text:p>0.47221508</text:p>
              </table:table-cell>
              <table:table-cell office:value-type="float" office:value="0.48025808">
                <text:p>0.48025808</text:p>
              </table:table-cell>
              <table:table-cell office:value-type="float" office:value="0.47767744">
                <text:p>0.477677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6513671">
                <text:p>0.46513671</text:p>
              </table:table-cell>
              <table:table-cell office:value-type="float" office:value="0.47419357">
                <text:p>0.47419357</text:p>
              </table:table-cell>
              <table:table-cell office:value-type="float" office:value="0.48494625">
                <text:p>0.48494625</text:p>
              </table:table-cell>
              <table:table-cell office:value-type="float" office:value="0.48360214">
                <text:p>0.483602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9199218">
                <text:p>0.49199218</text:p>
              </table:table-cell>
              <table:table-cell office:value-type="float" office:value="0.48139786">
                <text:p>0.48139786</text:p>
              </table:table-cell>
              <table:table-cell office:value-type="float" office:value="0.49021506">
                <text:p>0.49021506</text:p>
              </table:table-cell>
              <table:table-cell office:value-type="float" office:value="0.47857527">
                <text:p>0.478575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7480468">
                <text:p>0.47480468</text:p>
              </table:table-cell>
              <table:table-cell office:value-type="float" office:value="0.47225809">
                <text:p>0.47225809</text:p>
              </table:table-cell>
              <table:table-cell office:value-type="float" office:value="0.47987098">
                <text:p>0.47987098</text:p>
              </table:table-cell>
              <table:table-cell office:value-type="float" office:value="0.47739787">
                <text:p>0.477397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6943359">
                <text:p>0.46943359</text:p>
              </table:table-cell>
              <table:table-cell office:value-type="float" office:value="0.46881723">
                <text:p>0.46881723</text:p>
              </table:table-cell>
              <table:table-cell office:value-type="float" office:value="0.48548388">
                <text:p>0.48548388</text:p>
              </table:table-cell>
              <table:table-cell office:value-type="float" office:value="0.47768821">
                <text:p>0.477688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5439453">
                <text:p>0.45439453</text:p>
              </table:table-cell>
              <table:table-cell office:value-type="float" office:value="0.47935485">
                <text:p>0.47935485</text:p>
              </table:table-cell>
              <table:table-cell office:value-type="float" office:value="0.48252687">
                <text:p>0.48252687</text:p>
              </table:table-cell>
              <table:table-cell office:value-type="float" office:value="0.47889785">
                <text:p>0.478897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3496093">
                <text:p>0.53496093</text:p>
              </table:table-cell>
              <table:table-cell office:value-type="float" office:value="0.47883872">
                <text:p>0.47883872</text:p>
              </table:table-cell>
              <table:table-cell office:value-type="float" office:value="0.48066668">
                <text:p>0.48066668</text:p>
              </table:table-cell>
              <table:table-cell office:value-type="float" office:value="0.47796778">
                <text:p>0.477967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8232421">
                <text:p>0.48232421</text:p>
              </table:table-cell>
              <table:table-cell office:value-type="float" office:value="0.47741937">
                <text:p>0.47741937</text:p>
              </table:table-cell>
              <table:table-cell office:value-type="float" office:value="0.48172044">
                <text:p>0.48172044</text:p>
              </table:table-cell>
              <table:table-cell office:value-type="float" office:value="0.4763441">
                <text:p>0.47634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758789">
                <text:p>0.4758789</text:p>
              </table:table-cell>
              <table:table-cell office:value-type="float" office:value="0.48225808">
                <text:p>0.48225808</text:p>
              </table:table-cell>
              <table:table-cell office:value-type="float" office:value="0.4819355">
                <text:p>0.4819355</text:p>
              </table:table-cell>
              <table:table-cell office:value-type="float" office:value="0.47903227">
                <text:p>0.479032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8339843">
                <text:p>0.48339843</text:p>
              </table:table-cell>
              <table:table-cell office:value-type="float" office:value="0.48103227">
                <text:p>0.48103227</text:p>
              </table:table-cell>
              <table:table-cell office:value-type="float" office:value="0.47617206">
                <text:p>0.47617206</text:p>
              </table:table-cell>
              <table:table-cell office:value-type="float" office:value="0.48022575">
                <text:p>0.480225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640625">
                <text:p>0.4640625</text:p>
              </table:table-cell>
              <table:table-cell office:value-type="float" office:value="0.47741937">
                <text:p>0.47741937</text:p>
              </table:table-cell>
              <table:table-cell office:value-type="float" office:value="0.48279571">
                <text:p>0.48279571</text:p>
              </table:table-cell>
              <table:table-cell office:value-type="float" office:value="0.4715054">
                <text:p>0.47150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0273437">
                <text:p>0.50273437</text:p>
              </table:table-cell>
              <table:table-cell office:value-type="float" office:value="0.47946238">
                <text:p>0.47946238</text:p>
              </table:table-cell>
              <table:table-cell office:value-type="float" office:value="0.48301076">
                <text:p>0.48301076</text:p>
              </table:table-cell>
              <table:table-cell office:value-type="float" office:value="0.47795701">
                <text:p>0.477957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6621093">
                <text:p>0.46621093</text:p>
              </table:table-cell>
              <table:table-cell office:value-type="float" office:value="0.48412904">
                <text:p>0.48412904</text:p>
              </table:table-cell>
              <table:table-cell office:value-type="float" office:value="0.47567744">
                <text:p>0.47567744</text:p>
              </table:table-cell>
              <table:table-cell office:value-type="float" office:value="0.48030109">
                <text:p>0.480301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8554687">
                <text:p>0.48554687</text:p>
              </table:table-cell>
              <table:table-cell office:value-type="float" office:value="0.47096776">
                <text:p>0.47096776</text:p>
              </table:table-cell>
              <table:table-cell office:value-type="float" office:value="0.46720433">
                <text:p>0.46720433</text:p>
              </table:table-cell>
              <table:table-cell office:value-type="float" office:value="0.47258067">
                <text:p>0.472580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8125">
                <text:p>0.48125</text:p>
              </table:table-cell>
              <table:table-cell office:value-type="float" office:value="0.47967743">
                <text:p>0.47967743</text:p>
              </table:table-cell>
              <table:table-cell office:value-type="float" office:value="0.48134412">
                <text:p>0.48134412</text:p>
              </table:table-cell>
              <table:table-cell office:value-type="float" office:value="0.47733869">
                <text:p>0.477338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0166015">
                <text:p>0.50166015</text:p>
              </table:table-cell>
              <table:table-cell office:value-type="float" office:value="0.49247312">
                <text:p>0.49247312</text:p>
              </table:table-cell>
              <table:table-cell office:value-type="float" office:value="0.48058066">
                <text:p>0.48058066</text:p>
              </table:table-cell>
              <table:table-cell office:value-type="float" office:value="0.47782797">
                <text:p>0.477827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6621093">
                <text:p>0.46621093</text:p>
              </table:table-cell>
              <table:table-cell office:value-type="float" office:value="0.47526884">
                <text:p>0.47526884</text:p>
              </table:table-cell>
              <table:table-cell office:value-type="float" office:value="0.4715054">
                <text:p>0.4715054</text:p>
              </table:table-cell>
              <table:table-cell office:value-type="float" office:value="0.47849464">
                <text:p>0.478494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758789">
                <text:p>0.4758789</text:p>
              </table:table-cell>
              <table:table-cell office:value-type="float" office:value="0.48000001">
                <text:p>0.48000001</text:p>
              </table:table-cell>
              <table:table-cell office:value-type="float" office:value="0.48080644">
                <text:p>0.48080644</text:p>
              </table:table-cell>
              <table:table-cell office:value-type="float" office:value="0.47819895">
                <text:p>0.478198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7265625">
                <text:p>0.47265625</text:p>
              </table:table-cell>
              <table:table-cell office:value-type="float" office:value="0.48391399">
                <text:p>0.48391399</text:p>
              </table:table-cell>
              <table:table-cell office:value-type="float" office:value="0.47518281">
                <text:p>0.47518281</text:p>
              </table:table-cell>
              <table:table-cell office:value-type="float" office:value="0.47833337">
                <text:p>0.478333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7910156">
                <text:p>0.47910156</text:p>
              </table:table-cell>
              <table:table-cell office:value-type="float" office:value="0.4731183">
                <text:p>0.4731183</text:p>
              </table:table-cell>
              <table:table-cell office:value-type="float" office:value="0.45698924">
                <text:p>0.45698924</text:p>
              </table:table-cell>
              <table:table-cell office:value-type="float" office:value="0.4698925">
                <text:p>0.46989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8662109">
                <text:p>0.48662109</text:p>
              </table:table-cell>
              <table:table-cell office:value-type="float" office:value="0.48000001">
                <text:p>0.48000001</text:p>
              </table:table-cell>
              <table:table-cell office:value-type="float" office:value="0.48215055">
                <text:p>0.48215055</text:p>
              </table:table-cell>
              <table:table-cell office:value-type="float" office:value="0.47865591">
                <text:p>0.478655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6083984">
                <text:p>0.46083984</text:p>
              </table:table-cell>
              <table:table-cell office:value-type="float" office:value="0.47845163">
                <text:p>0.47845163</text:p>
              </table:table-cell>
              <table:table-cell office:value-type="float" office:value="0.47501077">
                <text:p>0.47501077</text:p>
              </table:table-cell>
              <table:table-cell office:value-type="float" office:value="0.47960214">
                <text:p>0.479602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1884765">
                <text:p>0.51884765</text:p>
              </table:table-cell>
              <table:table-cell office:value-type="float" office:value="0.46236557">
                <text:p>0.46236557</text:p>
              </table:table-cell>
              <table:table-cell office:value-type="float" office:value="0.47258067">
                <text:p>0.47258067</text:p>
              </table:table-cell>
              <table:table-cell office:value-type="float" office:value="0.47284946">
                <text:p>0.472849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8125">
                <text:p>0.48125</text:p>
              </table:table-cell>
              <table:table-cell office:value-type="float" office:value="0.47526884">
                <text:p>0.47526884</text:p>
              </table:table-cell>
              <table:table-cell office:value-type="float" office:value="0.47892475">
                <text:p>0.47892475</text:p>
              </table:table-cell>
              <table:table-cell office:value-type="float" office:value="0.47739248">
                <text:p>0.477392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8125">
                <text:p>0.48125</text:p>
              </table:table-cell>
              <table:table-cell office:value-type="float" office:value="0.48245162">
                <text:p>0.48245162</text:p>
              </table:table-cell>
              <table:table-cell office:value-type="float" office:value="0.4763441">
                <text:p>0.4763441</text:p>
              </table:table-cell>
              <table:table-cell office:value-type="float" office:value="0.47818284">
                <text:p>0.478182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5332031">
                <text:p>0.45332031</text:p>
              </table:table-cell>
              <table:table-cell office:value-type="float" office:value="0.49462366">
                <text:p>0.49462366</text:p>
              </table:table-cell>
              <table:table-cell office:value-type="float" office:value="0.4731183">
                <text:p>0.4731183</text:p>
              </table:table-cell>
              <table:table-cell office:value-type="float" office:value="0.47069892">
                <text:p>0.470698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7480468">
                <text:p>0.47480468</text:p>
              </table:table-cell>
              <table:table-cell office:value-type="float" office:value="0.47419357">
                <text:p>0.47419357</text:p>
              </table:table-cell>
              <table:table-cell office:value-type="float" office:value="0.48231182">
                <text:p>0.48231182</text:p>
              </table:table-cell>
              <table:table-cell office:value-type="float" office:value="0.47661294">
                <text:p>0.476612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7910156">
                <text:p>0.47910156</text:p>
              </table:table-cell>
              <table:table-cell office:value-type="float" office:value="0.48184947">
                <text:p>0.48184947</text:p>
              </table:table-cell>
              <table:table-cell office:value-type="float" office:value="0.47507529">
                <text:p>0.47507529</text:p>
              </table:table-cell>
              <table:table-cell office:value-type="float" office:value="0.47854843">
                <text:p>0.478548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6513671">
                <text:p>0.46513671</text:p>
              </table:table-cell>
              <table:table-cell office:value-type="float" office:value="0.49892477">
                <text:p>0.49892477</text:p>
              </table:table-cell>
              <table:table-cell office:value-type="float" office:value="0.4682796">
                <text:p>0.4682796</text:p>
              </table:table-cell>
              <table:table-cell office:value-type="float" office:value="0.47419357">
                <text:p>0.474193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7158203">
                <text:p>0.47158203</text:p>
              </table:table-cell>
              <table:table-cell office:value-type="float" office:value="0.47215056">
                <text:p>0.47215056</text:p>
              </table:table-cell>
              <table:table-cell office:value-type="float" office:value="0.4832796">
                <text:p>0.4832796</text:p>
              </table:table-cell>
              <table:table-cell office:value-type="float" office:value="0.47782258">
                <text:p>0.477822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8017578">
                <text:p>0.48017578</text:p>
              </table:table-cell>
              <table:table-cell office:value-type="float" office:value="0.48266668">
                <text:p>0.48266668</text:p>
              </table:table-cell>
              <table:table-cell office:value-type="float" office:value="0.47677421">
                <text:p>0.47677421</text:p>
              </table:table-cell>
              <table:table-cell office:value-type="float" office:value="0.47770967">
                <text:p>0.477709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3701171">
                <text:p>0.63701171</text:p>
              </table:table-cell>
              <table:table-cell office:value-type="float" office:value="0.47741937">
                <text:p>0.47741937</text:p>
              </table:table-cell>
              <table:table-cell office:value-type="float" office:value="0.47903227">
                <text:p>0.47903227</text:p>
              </table:table-cell>
              <table:table-cell office:value-type="float" office:value="0.47715053">
                <text:p>0.477150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6835937">
                <text:p>0.46835937</text:p>
              </table:table-cell>
              <table:table-cell office:value-type="float" office:value="0.46956992">
                <text:p>0.46956992</text:p>
              </table:table-cell>
              <table:table-cell office:value-type="float" office:value="0.4839785">
                <text:p>0.4839785</text:p>
              </table:table-cell>
              <table:table-cell office:value-type="float" office:value="0.47862906">
                <text:p>0.478629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7802734">
                <text:p>0.47802734</text:p>
              </table:table-cell>
              <table:table-cell office:value-type="float" office:value="0.48339786">
                <text:p>0.48339786</text:p>
              </table:table-cell>
              <table:table-cell office:value-type="float" office:value="0.4731183">
                <text:p>0.4731183</text:p>
              </table:table-cell>
              <table:table-cell office:value-type="float" office:value="0.47748389">
                <text:p>0.477483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6513671">
                <text:p>0.46513671</text:p>
              </table:table-cell>
              <table:table-cell office:value-type="float" office:value="0.51397848">
                <text:p>0.51397848</text:p>
              </table:table-cell>
              <table:table-cell office:value-type="float" office:value="0.47849464">
                <text:p>0.47849464</text:p>
              </table:table-cell>
              <table:table-cell office:value-type="float" office:value="0.47365593">
                <text:p>0.473655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7910156">
                <text:p>0.47910156</text:p>
              </table:table-cell>
              <table:table-cell office:value-type="float" office:value="0.4715054">
                <text:p>0.4715054</text:p>
              </table:table-cell>
              <table:table-cell office:value-type="float" office:value="0.47973117">
                <text:p>0.47973117</text:p>
              </table:table-cell>
              <table:table-cell office:value-type="float" office:value="0.47596778">
                <text:p>0.475967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8017578">
                <text:p>0.48017578</text:p>
              </table:table-cell>
              <table:table-cell office:value-type="float" office:value="0.48301076">
                <text:p>0.48301076</text:p>
              </table:table-cell>
              <table:table-cell office:value-type="float" office:value="0.47286024">
                <text:p>0.47286024</text:p>
              </table:table-cell>
              <table:table-cell office:value-type="float" office:value="0.47775273">
                <text:p>0.477752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7910156">
                <text:p>0.47910156</text:p>
              </table:table-cell>
              <table:table-cell office:value-type="float" office:value="0.49462366">
                <text:p>0.49462366</text:p>
              </table:table-cell>
              <table:table-cell office:value-type="float" office:value="0.46612906">
                <text:p>0.46612906</text:p>
              </table:table-cell>
              <table:table-cell office:value-type="float" office:value="0.47446241">
                <text:p>0.474462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8125">
                <text:p>0.48125</text:p>
              </table:table-cell>
              <table:table-cell office:value-type="float" office:value="0.4731183">
                <text:p>0.4731183</text:p>
              </table:table-cell>
              <table:table-cell office:value-type="float" office:value="0.47919359">
                <text:p>0.47919359</text:p>
              </table:table-cell>
              <table:table-cell office:value-type="float" office:value="0.47623658">
                <text:p>0.476236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8447265">
                <text:p>0.48447265</text:p>
              </table:table-cell>
              <table:table-cell office:value-type="float" office:value="0.48270969">
                <text:p>0.48270969</text:p>
              </table:table-cell>
              <table:table-cell office:value-type="float" office:value="0.47976346">
                <text:p>0.47976346</text:p>
              </table:table-cell>
              <table:table-cell office:value-type="float" office:value="0.47775273">
                <text:p>0.477752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7265625">
                <text:p>0.47265625</text:p>
              </table:table-cell>
              <table:table-cell office:value-type="float" office:value="0.47741937">
                <text:p>0.47741937</text:p>
              </table:table-cell>
              <table:table-cell office:value-type="float" office:value="0.48010754">
                <text:p>0.48010754</text:p>
              </table:table-cell>
              <table:table-cell office:value-type="float" office:value="0.47338714">
                <text:p>0.473387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640625">
                <text:p>0.4640625</text:p>
              </table:table-cell>
              <table:table-cell office:value-type="float" office:value="0.47182793">
                <text:p>0.47182793</text:p>
              </table:table-cell>
              <table:table-cell office:value-type="float" office:value="0.47440862">
                <text:p>0.47440862</text:p>
              </table:table-cell>
              <table:table-cell office:value-type="float" office:value="0.47922043">
                <text:p>0.479220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9414062">
                <text:p>0.49414062</text:p>
              </table:table-cell>
              <table:table-cell office:value-type="float" office:value="0.48107528">
                <text:p>0.48107528</text:p>
              </table:table-cell>
              <table:table-cell office:value-type="float" office:value="0.47681722">
                <text:p>0.47681722</text:p>
              </table:table-cell>
              <table:table-cell office:value-type="float" office:value="0.47795701">
                <text:p>0.477957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7158203">
                <text:p>0.47158203</text:p>
              </table:table-cell>
              <table:table-cell office:value-type="float" office:value="0.48387098">
                <text:p>0.48387098</text:p>
              </table:table-cell>
              <table:table-cell office:value-type="float" office:value="0.51075267">
                <text:p>0.51075267</text:p>
              </table:table-cell>
              <table:table-cell office:value-type="float" office:value="0.4782258">
                <text:p>0.47822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102539">
                <text:p>0.5102539</text:p>
              </table:table-cell>
              <table:table-cell office:value-type="float" office:value="0.47419357">
                <text:p>0.47419357</text:p>
              </table:table-cell>
              <table:table-cell office:value-type="float" office:value="0.4745161">
                <text:p>0.4745161</text:p>
              </table:table-cell>
              <table:table-cell office:value-type="float" office:value="0.47674732">
                <text:p>0.476747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3935546">
                <text:p>0.43935546</text:p>
              </table:table-cell>
              <table:table-cell office:value-type="float" office:value="0.48176345">
                <text:p>0.48176345</text:p>
              </table:table-cell>
              <table:table-cell office:value-type="float" office:value="0.47421503">
                <text:p>0.47421503</text:p>
              </table:table-cell>
              <table:table-cell office:value-type="float" office:value="0.47979574">
                <text:p>0.479795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7480468">
                <text:p>0.47480468</text:p>
              </table:table-cell>
              <table:table-cell office:value-type="float" office:value="0.49462366">
                <text:p>0.49462366</text:p>
              </table:table-cell>
              <table:table-cell office:value-type="float" office:value="0.48978495">
                <text:p>0.48978495</text:p>
              </table:table-cell>
              <table:table-cell office:value-type="float" office:value="0.48360214">
                <text:p>0.483602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758789">
                <text:p>0.4758789</text:p>
              </table:table-cell>
              <table:table-cell office:value-type="float" office:value="0.47182793">
                <text:p>0.47182793</text:p>
              </table:table-cell>
              <table:table-cell office:value-type="float" office:value="0.47564516">
                <text:p>0.47564516</text:p>
              </table:table-cell>
              <table:table-cell office:value-type="float" office:value="0.47938175">
                <text:p>0.479381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7802734">
                <text:p>0.47802734</text:p>
              </table:table-cell>
              <table:table-cell office:value-type="float" office:value="0.47888169">
                <text:p>0.47888169</text:p>
              </table:table-cell>
              <table:table-cell office:value-type="float" office:value="0.47488174">
                <text:p>0.47488174</text:p>
              </table:table-cell>
              <table:table-cell office:value-type="float" office:value="0.47843012">
                <text:p>0.478430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8125">
                <text:p>0.48125</text:p>
              </table:table-cell>
              <table:table-cell office:value-type="float" office:value="0.47956991">
                <text:p>0.47956991</text:p>
              </table:table-cell>
              <table:table-cell office:value-type="float" office:value="0.47688174">
                <text:p>0.47688174</text:p>
              </table:table-cell>
              <table:table-cell office:value-type="float" office:value="0.48037633">
                <text:p>0.480376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9199218">
                <text:p>0.49199218</text:p>
              </table:table-cell>
              <table:table-cell office:value-type="float" office:value="0.46860213">
                <text:p>0.46860213</text:p>
              </table:table-cell>
              <table:table-cell office:value-type="float" office:value="0.4729032">
                <text:p>0.4729032</text:p>
              </table:table-cell>
              <table:table-cell office:value-type="float" office:value="0.47940864">
                <text:p>0.479408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6621093">
                <text:p>0.46621093</text:p>
              </table:table-cell>
              <table:table-cell office:value-type="float" office:value="0.47724733">
                <text:p>0.47724733</text:p>
              </table:table-cell>
              <table:table-cell office:value-type="float" office:value="0.47883872">
                <text:p>0.47883872</text:p>
              </table:table-cell>
              <table:table-cell office:value-type="float" office:value="0.4794301">
                <text:p>0.47943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7158203">
                <text:p>0.47158203</text:p>
              </table:table-cell>
              <table:table-cell office:value-type="float" office:value="0.48924732">
                <text:p>0.48924732</text:p>
              </table:table-cell>
              <table:table-cell office:value-type="float" office:value="0.47849464">
                <text:p>0.47849464</text:p>
              </table:table-cell>
              <table:table-cell office:value-type="float" office:value="0.48844089">
                <text:p>0.488440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8017578">
                <text:p>0.48017578</text:p>
              </table:table-cell>
              <table:table-cell office:value-type="float" office:value="0.47258067">
                <text:p>0.47258067</text:p>
              </table:table-cell>
              <table:table-cell office:value-type="float" office:value="0.47483873">
                <text:p>0.47483873</text:p>
              </table:table-cell>
              <table:table-cell office:value-type="float" office:value="0.47677421">
                <text:p>0.476774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8769531">
                <text:p>0.48769531</text:p>
              </table:table-cell>
              <table:table-cell office:value-type="float" office:value="0.48468818">
                <text:p>0.48468818</text:p>
              </table:table-cell>
              <table:table-cell office:value-type="float" office:value="0.47825808">
                <text:p>0.47825808</text:p>
              </table:table-cell>
              <table:table-cell office:value-type="float" office:value="0.47747311">
                <text:p>0.477473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8984375">
                <text:p>0.48984375</text:p>
              </table:table-cell>
              <table:table-cell office:value-type="float" office:value="0.49139785">
                <text:p>0.49139785</text:p>
              </table:table-cell>
              <table:table-cell office:value-type="float" office:value="0.49032258">
                <text:p>0.49032258</text:p>
              </table:table-cell>
              <table:table-cell office:value-type="float" office:value="0.48387098">
                <text:p>0.483870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8769531">
                <text:p>0.48769531</text:p>
              </table:table-cell>
              <table:table-cell office:value-type="float" office:value="0.47537636">
                <text:p>0.47537636</text:p>
              </table:table-cell>
              <table:table-cell office:value-type="float" office:value="0.47263441">
                <text:p>0.47263441</text:p>
              </table:table-cell>
              <table:table-cell office:value-type="float" office:value="0.47838711">
                <text:p>0.478387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7695312">
                <text:p>0.47695312</text:p>
              </table:table-cell>
              <table:table-cell office:value-type="float" office:value="0.47733335">
                <text:p>0.47733335</text:p>
              </table:table-cell>
              <table:table-cell office:value-type="float" office:value="0.47821507">
                <text:p>0.47821507</text:p>
              </table:table-cell>
              <table:table-cell office:value-type="float" office:value="0.47844085">
                <text:p>0.478440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7480468">
                <text:p>0.47480468</text:p>
              </table:table-cell>
              <table:table-cell office:value-type="float" office:value="0.48709678">
                <text:p>0.48709678</text:p>
              </table:table-cell>
              <table:table-cell office:value-type="float" office:value="0.47849464">
                <text:p>0.47849464</text:p>
              </table:table-cell>
              <table:table-cell office:value-type="float" office:value="0.4782258">
                <text:p>0.47822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6191406">
                <text:p>0.46191406</text:p>
              </table:table-cell>
              <table:table-cell office:value-type="float" office:value="0.47322583">
                <text:p>0.47322583</text:p>
              </table:table-cell>
              <table:table-cell office:value-type="float" office:value="0.47360219">
                <text:p>0.47360219</text:p>
              </table:table-cell>
              <table:table-cell office:value-type="float" office:value="0.47717742">
                <text:p>0.477177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8447265">
                <text:p>0.48447265</text:p>
              </table:table-cell>
              <table:table-cell office:value-type="float" office:value="0.48911828">
                <text:p>0.48911828</text:p>
              </table:table-cell>
              <table:table-cell office:value-type="float" office:value="0.47722582">
                <text:p>0.47722582</text:p>
              </table:table-cell>
              <table:table-cell office:value-type="float" office:value="0.47878494">
                <text:p>0.478784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7373046">
                <text:p>0.47373046</text:p>
              </table:table-cell>
              <table:table-cell office:value-type="float" office:value="0.47956991">
                <text:p>0.47956991</text:p>
              </table:table-cell>
              <table:table-cell office:value-type="float" office:value="0.48279571">
                <text:p>0.48279571</text:p>
              </table:table-cell>
              <table:table-cell office:value-type="float" office:value="0.48279571">
                <text:p>0.482795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6191406">
                <text:p>0.46191406</text:p>
              </table:table-cell>
              <table:table-cell office:value-type="float" office:value="0.47268819">
                <text:p>0.47268819</text:p>
              </table:table-cell>
              <table:table-cell office:value-type="float" office:value="0.47354841">
                <text:p>0.47354841</text:p>
              </table:table-cell>
              <table:table-cell office:value-type="float" office:value="0.4786828">
                <text:p>0.47868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7695312">
                <text:p>0.47695312</text:p>
              </table:table-cell>
              <table:table-cell office:value-type="float" office:value="0.47965593">
                <text:p>0.47965593</text:p>
              </table:table-cell>
              <table:table-cell office:value-type="float" office:value="0.47967743">
                <text:p>0.47967743</text:p>
              </table:table-cell>
              <table:table-cell office:value-type="float" office:value="0.4766344">
                <text:p>0.47663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5117187">
                <text:p>0.45117187</text:p>
              </table:table-cell>
              <table:table-cell office:value-type="float" office:value="0.46774196">
                <text:p>0.46774196</text:p>
              </table:table-cell>
              <table:table-cell office:value-type="float" office:value="0.49139785">
                <text:p>0.49139785</text:p>
              </table:table-cell>
              <table:table-cell office:value-type="float" office:value="0.48870968">
                <text:p>0.488709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1347656">
                <text:p>0.51347656</text:p>
              </table:table-cell>
              <table:table-cell office:value-type="float" office:value="0.48204302">
                <text:p>0.48204302</text:p>
              </table:table-cell>
              <table:table-cell office:value-type="float" office:value="0.47408604">
                <text:p>0.47408604</text:p>
              </table:table-cell>
              <table:table-cell office:value-type="float" office:value="0.48013443">
                <text:p>0.480134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758789">
                <text:p>0.4758789</text:p>
              </table:table-cell>
              <table:table-cell office:value-type="float" office:value="0.47509679">
                <text:p>0.47509679</text:p>
              </table:table-cell>
              <table:table-cell office:value-type="float" office:value="0.48043012">
                <text:p>0.48043012</text:p>
              </table:table-cell>
              <table:table-cell office:value-type="float" office:value="0.47653765">
                <text:p>0.476537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6835937">
                <text:p>0.46835937</text:p>
              </table:table-cell>
              <table:table-cell office:value-type="float" office:value="0.4731183">
                <text:p>0.4731183</text:p>
              </table:table-cell>
              <table:table-cell office:value-type="float" office:value="0.48387098">
                <text:p>0.48387098</text:p>
              </table:table-cell>
              <table:table-cell office:value-type="float" office:value="0.48037633">
                <text:p>0.480376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984375">
                <text:p>0.4984375</text:p>
              </table:table-cell>
              <table:table-cell office:value-type="float" office:value="0.48333334">
                <text:p>0.48333334</text:p>
              </table:table-cell>
              <table:table-cell office:value-type="float" office:value="0.47381725">
                <text:p>0.47381725</text:p>
              </table:table-cell>
              <table:table-cell office:value-type="float" office:value="0.47787637">
                <text:p>0.477876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7910156">
                <text:p>0.47910156</text:p>
              </table:table-cell>
              <table:table-cell office:value-type="float" office:value="0.48146238">
                <text:p>0.48146238</text:p>
              </table:table-cell>
              <table:table-cell office:value-type="float" office:value="0.48182797">
                <text:p>0.48182797</text:p>
              </table:table-cell>
              <table:table-cell office:value-type="float" office:value="0.47784948">
                <text:p>0.477849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8769531">
                <text:p>0.48769531</text:p>
              </table:table-cell>
              <table:table-cell office:value-type="float" office:value="0.51290321">
                <text:p>0.51290321</text:p>
              </table:table-cell>
              <table:table-cell office:value-type="float" office:value="0.47849464">
                <text:p>0.47849464</text:p>
              </table:table-cell>
              <table:table-cell office:value-type="float" office:value="0.47849464">
                <text:p>0.478494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930664">
                <text:p>0.4930664</text:p>
              </table:table-cell>
              <table:table-cell office:value-type="float" office:value="0.48526883">
                <text:p>0.48526883</text:p>
              </table:table-cell>
              <table:table-cell office:value-type="float" office:value="0.47419357">
                <text:p>0.47419357</text:p>
              </table:table-cell>
              <table:table-cell office:value-type="float" office:value="0.47836022">
                <text:p>0.478360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8017578">
                <text:p>0.48017578</text:p>
              </table:table-cell>
              <table:table-cell office:value-type="float" office:value="0.47122578">
                <text:p>0.47122578</text:p>
              </table:table-cell>
              <table:table-cell office:value-type="float" office:value="0.47931184">
                <text:p>0.47931184</text:p>
              </table:table-cell>
              <table:table-cell office:value-type="float" office:value="0.47709679">
                <text:p>0.477096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8554687">
                <text:p>0.48554687</text:p>
              </table:table-cell>
              <table:table-cell office:value-type="float" office:value="0.48279571">
                <text:p>0.48279571</text:p>
              </table:table-cell>
              <table:table-cell office:value-type="float" office:value="0.47688174">
                <text:p>0.47688174</text:p>
              </table:table-cell>
              <table:table-cell office:value-type="float" office:value="0.48198928">
                <text:p>0.481989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8662109">
                <text:p>0.48662109</text:p>
              </table:table-cell>
              <table:table-cell office:value-type="float" office:value="0.47322583">
                <text:p>0.47322583</text:p>
              </table:table-cell>
              <table:table-cell office:value-type="float" office:value="0.47424731">
                <text:p>0.47424731</text:p>
              </table:table-cell>
              <table:table-cell office:value-type="float" office:value="0.47954301">
                <text:p>0.479543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7695312">
                <text:p>0.47695312</text:p>
              </table:table-cell>
              <table:table-cell office:value-type="float" office:value="0.47350535">
                <text:p>0.47350535</text:p>
              </table:table-cell>
              <table:table-cell office:value-type="float" office:value="0.48047313">
                <text:p>0.48047313</text:p>
              </table:table-cell>
              <table:table-cell office:value-type="float" office:value="0.47815055">
                <text:p>0.478150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8662109">
                <text:p>0.48662109</text:p>
              </table:table-cell>
              <table:table-cell office:value-type="float" office:value="0.46881723">
                <text:p>0.46881723</text:p>
              </table:table-cell>
              <table:table-cell office:value-type="float" office:value="0.4715054">
                <text:p>0.4715054</text:p>
              </table:table-cell>
              <table:table-cell office:value-type="float" office:value="0.48225808">
                <text:p>0.482258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8447265">
                <text:p>0.48447265</text:p>
              </table:table-cell>
              <table:table-cell office:value-type="float" office:value="0.48548388">
                <text:p>0.48548388</text:p>
              </table:table-cell>
              <table:table-cell office:value-type="float" office:value="0.47274198">
                <text:p>0.47274198</text:p>
              </table:table-cell>
              <table:table-cell office:value-type="float" office:value="0.47908601">
                <text:p>0.479086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7695312">
                <text:p>0.47695312</text:p>
              </table:table-cell>
              <table:table-cell office:value-type="float" office:value="0.47118282">
                <text:p>0.47118282</text:p>
              </table:table-cell>
              <table:table-cell office:value-type="float" office:value="0.4799355">
                <text:p>0.4799355</text:p>
              </table:table-cell>
              <table:table-cell office:value-type="float" office:value="0.47726879">
                <text:p>0.477268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6513671">
                <text:p>0.46513671</text:p>
              </table:table-cell>
              <table:table-cell office:value-type="float" office:value="0.48817205">
                <text:p>0.48817205</text:p>
              </table:table-cell>
              <table:table-cell office:value-type="float" office:value="0.4763441">
                <text:p>0.4763441</text:p>
              </table:table-cell>
              <table:table-cell office:value-type="float" office:value="0.48198928">
                <text:p>0.481989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6835937">
                <text:p>0.46835937</text:p>
              </table:table-cell>
              <table:table-cell office:value-type="float" office:value="0.48150539">
                <text:p>0.48150539</text:p>
              </table:table-cell>
              <table:table-cell office:value-type="float" office:value="0.47704305">
                <text:p>0.47704305</text:p>
              </table:table-cell>
              <table:table-cell office:value-type="float" office:value="0.47615594">
                <text:p>0.476155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7910156">
                <text:p>0.47910156</text:p>
              </table:table-cell>
              <table:table-cell office:value-type="float" office:value="0.47384948">
                <text:p>0.47384948</text:p>
              </table:table-cell>
              <table:table-cell office:value-type="float" office:value="0.4807527">
                <text:p>0.4807527</text:p>
              </table:table-cell>
              <table:table-cell office:value-type="float" office:value="0.47768821">
                <text:p>0.477688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8984375">
                <text:p>0.48984375</text:p>
              </table:table-cell>
              <table:table-cell office:value-type="float" office:value="0.47096776">
                <text:p>0.47096776</text:p>
              </table:table-cell>
              <table:table-cell office:value-type="float" office:value="0.50752687">
                <text:p>0.50752687</text:p>
              </table:table-cell>
              <table:table-cell office:value-type="float" office:value="0.47956991">
                <text:p>0.479569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8339843">
                <text:p>0.48339843</text:p>
              </table:table-cell>
              <table:table-cell office:value-type="float" office:value="0.48032259">
                <text:p>0.48032259</text:p>
              </table:table-cell>
              <table:table-cell office:value-type="float" office:value="0.48548388">
                <text:p>0.48548388</text:p>
              </table:table-cell>
              <table:table-cell office:value-type="float" office:value="0.47924733">
                <text:p>0.479247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7910156">
                <text:p>0.47910156</text:p>
              </table:table-cell>
              <table:table-cell office:value-type="float" office:value="0.47088174">
                <text:p>0.47088174</text:p>
              </table:table-cell>
              <table:table-cell office:value-type="float" office:value="0.48419356">
                <text:p>0.48419356</text:p>
              </table:table-cell>
              <table:table-cell office:value-type="float" office:value="0.47707529">
                <text:p>0.477075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7373046">
                <text:p>0.47373046</text:p>
              </table:table-cell>
              <table:table-cell office:value-type="float" office:value="0.49247312">
                <text:p>0.49247312</text:p>
              </table:table-cell>
              <table:table-cell office:value-type="float" office:value="0.4747312">
                <text:p>0.4747312</text:p>
              </table:table-cell>
              <table:table-cell office:value-type="float" office:value="0.48037633">
                <text:p>0.480376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7480468">
                <text:p>0.47480468</text:p>
              </table:table-cell>
              <table:table-cell office:value-type="float" office:value="0.48290324">
                <text:p>0.48290324</text:p>
              </table:table-cell>
              <table:table-cell office:value-type="float" office:value="0.48204302">
                <text:p>0.48204302</text:p>
              </table:table-cell>
              <table:table-cell office:value-type="float" office:value="0.4795968">
                <text:p>0.47959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8662109">
                <text:p>0.48662109</text:p>
              </table:table-cell>
              <table:table-cell office:value-type="float" office:value="0.47230105">
                <text:p>0.47230105</text:p>
              </table:table-cell>
              <table:table-cell office:value-type="float" office:value="0.48290324">
                <text:p>0.48290324</text:p>
              </table:table-cell>
              <table:table-cell office:value-type="float" office:value="0.47750535">
                <text:p>0.477505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7480468">
                <text:p>0.47480468</text:p>
              </table:table-cell>
              <table:table-cell office:value-type="float" office:value="0.46881723">
                <text:p>0.46881723</text:p>
              </table:table-cell>
              <table:table-cell office:value-type="float" office:value="0.48709678">
                <text:p>0.48709678</text:p>
              </table:table-cell>
              <table:table-cell office:value-type="float" office:value="0.47553768">
                <text:p>0.475537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7158203">
                <text:p>0.47158203</text:p>
              </table:table-cell>
              <table:table-cell office:value-type="float" office:value="0.48010754">
                <text:p>0.48010754</text:p>
              </table:table-cell>
              <table:table-cell office:value-type="float" office:value="0.47924733">
                <text:p>0.47924733</text:p>
              </table:table-cell>
              <table:table-cell office:value-type="float" office:value="0.47790327">
                <text:p>0.477903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758789">
                <text:p>0.4758789</text:p>
              </table:table-cell>
              <table:table-cell office:value-type="float" office:value="0.47062363">
                <text:p>0.47062363</text:p>
              </table:table-cell>
              <table:table-cell office:value-type="float" office:value="0.47916131">
                <text:p>0.47916131</text:p>
              </table:table-cell>
              <table:table-cell office:value-type="float" office:value="0.47775273">
                <text:p>0.477752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7265625">
                <text:p>0.47265625</text:p>
              </table:table-cell>
              <table:table-cell office:value-type="float" office:value="0.4763441">
                <text:p>0.4763441</text:p>
              </table:table-cell>
              <table:table-cell office:value-type="float" office:value="0.51075267">
                <text:p>0.51075267</text:p>
              </table:table-cell>
              <table:table-cell office:value-type="float" office:value="0.47741937">
                <text:p>0.4774193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7695312">
                <text:p>0.47695312</text:p>
              </table:table-cell>
              <table:table-cell office:value-type="float" office:value="0.48505377">
                <text:p>0.48505377</text:p>
              </table:table-cell>
              <table:table-cell office:value-type="float" office:value="0.48510751">
                <text:p>0.48510751</text:p>
              </table:table-cell>
              <table:table-cell office:value-type="float" office:value="0.4775269">
                <text:p>0.47752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8769531">
                <text:p>0.48769531</text:p>
              </table:table-cell>
              <table:table-cell office:value-type="float" office:value="0.47126884">
                <text:p>0.47126884</text:p>
              </table:table-cell>
              <table:table-cell office:value-type="float" office:value="0.48051614">
                <text:p>0.48051614</text:p>
              </table:table-cell>
              <table:table-cell office:value-type="float" office:value="0.47745161">
                <text:p>0.477451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7802734">
                <text:p>0.47802734</text:p>
              </table:table-cell>
              <table:table-cell office:value-type="float" office:value="0.47956991">
                <text:p>0.47956991</text:p>
              </table:table-cell>
              <table:table-cell office:value-type="float" office:value="0.47258067">
                <text:p>0.47258067</text:p>
              </table:table-cell>
              <table:table-cell office:value-type="float" office:value="0.47338714">
                <text:p>0.473387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7802734">
                <text:p>0.47802734</text:p>
              </table:table-cell>
              <table:table-cell office:value-type="float" office:value="0.47655916">
                <text:p>0.47655916</text:p>
              </table:table-cell>
              <table:table-cell office:value-type="float" office:value="0.48575267">
                <text:p>0.48575267</text:p>
              </table:table-cell>
              <table:table-cell office:value-type="float" office:value="0.47935485">
                <text:p>0.479354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3183593">
                <text:p>0.43183593</text:p>
              </table:table-cell>
              <table:table-cell office:value-type="float" office:value="0.47376346">
                <text:p>0.47376346</text:p>
              </table:table-cell>
              <table:table-cell office:value-type="float" office:value="0.48015055">
                <text:p>0.48015055</text:p>
              </table:table-cell>
              <table:table-cell office:value-type="float" office:value="0.4778387">
                <text:p>0.47783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7158203">
                <text:p>0.47158203</text:p>
              </table:table-cell>
              <table:table-cell office:value-type="float" office:value="0.47204303">
                <text:p>0.47204303</text:p>
              </table:table-cell>
              <table:table-cell office:value-type="float" office:value="0.46881723">
                <text:p>0.46881723</text:p>
              </table:table-cell>
              <table:table-cell office:value-type="float" office:value="0.49758062">
                <text:p>0.497580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6728515">
                <text:p>0.46728515</text:p>
              </table:table-cell>
              <table:table-cell office:value-type="float" office:value="0.48107528">
                <text:p>0.48107528</text:p>
              </table:table-cell>
              <table:table-cell office:value-type="float" office:value="0.48618278">
                <text:p>0.48618278</text:p>
              </table:table-cell>
              <table:table-cell office:value-type="float" office:value="0.47755379">
                <text:p>0.477553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8554687">
                <text:p>0.48554687</text:p>
              </table:table-cell>
              <table:table-cell office:value-type="float" office:value="0.47406454">
                <text:p>0.47406454</text:p>
              </table:table-cell>
              <table:table-cell office:value-type="float" office:value="0.47668819">
                <text:p>0.47668819</text:p>
              </table:table-cell>
              <table:table-cell office:value-type="float" office:value="0.47935485">
                <text:p>0.479354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7480468">
                <text:p>0.47480468</text:p>
              </table:table-cell>
              <table:table-cell office:value-type="float" office:value="0.4698925">
                <text:p>0.4698925</text:p>
              </table:table-cell>
              <table:table-cell office:value-type="float" office:value="0.4715054">
                <text:p>0.4715054</text:p>
              </table:table-cell>
              <table:table-cell office:value-type="float" office:value="0.47553768">
                <text:p>0.475537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8662109">
                <text:p>0.48662109</text:p>
              </table:table-cell>
              <table:table-cell office:value-type="float" office:value="0.48268818">
                <text:p>0.48268818</text:p>
              </table:table-cell>
              <table:table-cell office:value-type="float" office:value="0.48306455">
                <text:p>0.48306455</text:p>
              </table:table-cell>
              <table:table-cell office:value-type="float" office:value="0.4795968">
                <text:p>0.47959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930664">
                <text:p>0.4930664</text:p>
              </table:table-cell>
              <table:table-cell office:value-type="float" office:value="0.47802152">
                <text:p>0.47802152</text:p>
              </table:table-cell>
              <table:table-cell office:value-type="float" office:value="0.47851614">
                <text:p>0.47851614</text:p>
              </table:table-cell>
              <table:table-cell office:value-type="float" office:value="0.47855916">
                <text:p>0.478559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758789">
                <text:p>0.4758789</text:p>
              </table:table-cell>
              <table:table-cell office:value-type="float" office:value="0.48602151">
                <text:p>0.48602151</text:p>
              </table:table-cell>
              <table:table-cell office:value-type="float" office:value="0.48010754">
                <text:p>0.48010754</text:p>
              </table:table-cell>
              <table:table-cell office:value-type="float" office:value="0.47446241">
                <text:p>0.474462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8554687">
                <text:p>0.48554687</text:p>
              </table:table-cell>
              <table:table-cell office:value-type="float" office:value="0.47978496">
                <text:p>0.47978496</text:p>
              </table:table-cell>
              <table:table-cell office:value-type="float" office:value="0.48532257">
                <text:p>0.48532257</text:p>
              </table:table-cell>
              <table:table-cell office:value-type="float" office:value="0.47575273">
                <text:p>0.475752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2753906">
                <text:p>0.42753906</text:p>
              </table:table-cell>
              <table:table-cell office:value-type="float" office:value="0.48309679">
                <text:p>0.48309679</text:p>
              </table:table-cell>
              <table:table-cell office:value-type="float" office:value="0.46333332">
                <text:p>0.46333332</text:p>
              </table:table-cell>
              <table:table-cell office:value-type="float" office:value="0.48002152">
                <text:p>0.480021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5986328">
                <text:p>0.35986328</text:p>
              </table:table-cell>
              <table:table-cell office:value-type="float" office:value="0.44946236">
                <text:p>0.44946236</text:p>
              </table:table-cell>
              <table:table-cell office:value-type="float" office:value="0.55107526">
                <text:p>0.55107526</text:p>
              </table:table-cell>
              <table:table-cell office:value-type="float" office:value="0.48010754">
                <text:p>0.480107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1240234">
                <text:p>0.51240234</text:p>
              </table:table-cell>
              <table:table-cell office:value-type="float" office:value="0.49010753">
                <text:p>0.49010753</text:p>
              </table:table-cell>
              <table:table-cell office:value-type="float" office:value="0.48521509">
                <text:p>0.48521509</text:p>
              </table:table-cell>
              <table:table-cell office:value-type="float" office:value="0.48233871">
                <text:p>0.482338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6513671">
                <text:p>0.46513671</text:p>
              </table:table-cell>
              <table:table-cell office:value-type="float" office:value="0.48507528">
                <text:p>0.48507528</text:p>
              </table:table-cell>
              <table:table-cell office:value-type="float" office:value="0.4698925">
                <text:p>0.4698925</text:p>
              </table:table-cell>
              <table:table-cell office:value-type="float" office:value="0.47564516">
                <text:p>0.475645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8134765">
                <text:p>0.38134765</text:p>
              </table:table-cell>
              <table:table-cell office:value-type="float" office:value="0.41720433">
                <text:p>0.41720433</text:p>
              </table:table-cell>
              <table:table-cell office:value-type="float" office:value="0.46505379">
                <text:p>0.46505379</text:p>
              </table:table-cell>
              <table:table-cell office:value-type="float" office:value="0.50376343">
                <text:p>0.503763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2207036">
                <text:p>0.52207036</text:p>
              </table:table-cell>
              <table:table-cell office:value-type="float" office:value="0.45935487">
                <text:p>0.45935487</text:p>
              </table:table-cell>
              <table:table-cell office:value-type="float" office:value="0.53596777">
                <text:p>0.53596777</text:p>
              </table:table-cell>
              <table:table-cell office:value-type="float" office:value="0.46083335">
                <text:p>0.460833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6621093">
                <text:p>0.46621093</text:p>
              </table:table-cell>
              <table:table-cell office:value-type="float" office:value="0.47806453">
                <text:p>0.47806453</text:p>
              </table:table-cell>
              <table:table-cell office:value-type="float" office:value="0.4624516">
                <text:p>0.4624516</text:p>
              </table:table-cell>
              <table:table-cell office:value-type="float" office:value="0.47649464">
                <text:p>0.476494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9003906">
                <text:p>0.29003906</text:p>
              </table:table-cell>
              <table:table-cell office:value-type="float" office:value="0.69677419">
                <text:p>0.69677419</text:p>
              </table:table-cell>
              <table:table-cell office:value-type="float" office:value="0.44408602">
                <text:p>0.44408602</text:p>
              </table:table-cell>
              <table:table-cell office:value-type="float" office:value="0.46075267">
                <text:p>0.460752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5683593">
                <text:p>0.15683593</text:p>
              </table:table-cell>
              <table:table-cell office:value-type="float" office:value="0.49010753">
                <text:p>0.49010753</text:p>
              </table:table-cell>
              <table:table-cell office:value-type="float" office:value="0.43048391">
                <text:p>0.43048391</text:p>
              </table:table-cell>
              <table:table-cell office:value-type="float" office:value="0.4800538">
                <text:p>0.48005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0166015">
                <text:p>0.50166015</text:p>
              </table:table-cell>
              <table:table-cell office:value-type="float" office:value="0.47823657">
                <text:p>0.47823657</text:p>
              </table:table-cell>
              <table:table-cell office:value-type="float" office:value="0.48372044">
                <text:p>0.48372044</text:p>
              </table:table-cell>
              <table:table-cell office:value-type="float" office:value="0.48625807">
                <text:p>0.486258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6298828">
                <text:p>0.46298828</text:p>
              </table:table-cell>
              <table:table-cell office:value-type="float" office:value="0.46129031">
                <text:p>0.46129031</text:p>
              </table:table-cell>
              <table:table-cell office:value-type="float" office:value="0.37741935">
                <text:p>0.37741935</text:p>
              </table:table-cell>
              <table:table-cell office:value-type="float" office:value="0.45940861">
                <text:p>0.459408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1884765">
                <text:p>0.51884765</text:p>
              </table:table-cell>
              <table:table-cell office:value-type="float" office:value="0.46806449">
                <text:p>0.46806449</text:p>
              </table:table-cell>
              <table:table-cell office:value-type="float" office:value="0.48516135">
                <text:p>0.48516135</text:p>
              </table:table-cell>
              <table:table-cell office:value-type="float" office:value="0.48704304">
                <text:p>0.487043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2099609">
                <text:p>0.52099609</text:p>
              </table:table-cell>
              <table:table-cell office:value-type="float" office:value="0.48124732">
                <text:p>0.48124732</text:p>
              </table:table-cell>
              <table:table-cell office:value-type="float" office:value="0.46554837">
                <text:p>0.46554837</text:p>
              </table:table-cell>
              <table:table-cell office:value-type="float" office:value="0.47575273">
                <text:p>0.4757527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7792968">
                <text:p>0.57792968</text:p>
              </table:table-cell>
              <table:table-cell office:value-type="float" office:value="0.20860216">
                <text:p>0.20860216</text:p>
              </table:table-cell>
              <table:table-cell office:value-type="float" office:value="0.44623656">
                <text:p>0.44623656</text:p>
              </table:table-cell>
              <table:table-cell office:value-type="float" office:value="0.4731183">
                <text:p>0.47311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758789">
                <text:p>0.4758789</text:p>
              </table:table-cell>
              <table:table-cell office:value-type="float" office:value="0.47623658">
                <text:p>0.47623658</text:p>
              </table:table-cell>
              <table:table-cell office:value-type="float" office:value="0.44537634">
                <text:p>0.44537634</text:p>
              </table:table-cell>
              <table:table-cell office:value-type="float" office:value="0.47236557">
                <text:p>0.472365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7265625">
                <text:p>0.47265625</text:p>
              </table:table-cell>
              <table:table-cell office:value-type="float" office:value="0.48421506">
                <text:p>0.48421506</text:p>
              </table:table-cell>
              <table:table-cell office:value-type="float" office:value="0.48913979">
                <text:p>0.48913979</text:p>
              </table:table-cell>
              <table:table-cell office:value-type="float" office:value="0.48000001">
                <text:p>0.480000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7050781">
                <text:p>0.47050781</text:p>
              </table:table-cell>
              <table:table-cell office:value-type="float" office:value="0.36774194">
                <text:p>0.36774194</text:p>
              </table:table-cell>
              <table:table-cell office:value-type="float" office:value="0.54139785">
                <text:p>0.54139785</text:p>
              </table:table-cell>
              <table:table-cell office:value-type="float" office:value="0.49086022">
                <text:p>0.490860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8339843">
                <text:p>0.48339843</text:p>
              </table:table-cell>
              <table:table-cell office:value-type="float" office:value="0.47086019">
                <text:p>0.47086019</text:p>
              </table:table-cell>
              <table:table-cell office:value-type="float" office:value="0.48150539">
                <text:p>0.48150539</text:p>
              </table:table-cell>
              <table:table-cell office:value-type="float" office:value="0.46782259">
                <text:p>0.4678225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3603515">
                <text:p>0.53603515</text:p>
              </table:table-cell>
              <table:table-cell office:value-type="float" office:value="0.49243011">
                <text:p>0.49243011</text:p>
              </table:table-cell>
              <table:table-cell office:value-type="float" office:value="0.47765593">
                <text:p>0.47765593</text:p>
              </table:table-cell>
              <table:table-cell office:value-type="float" office:value="0.48163442">
                <text:p>0.481634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9726567">
                <text:p>0.59726567</text:p>
              </table:table-cell>
              <table:table-cell office:value-type="float" office:value="0.49569892">
                <text:p>0.49569892</text:p>
              </table:table-cell>
              <table:table-cell office:value-type="float" office:value="0.50967741">
                <text:p>0.50967741</text:p>
              </table:table-cell>
              <table:table-cell office:value-type="float" office:value="0.46102151">
                <text:p>0.461021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6298828">
                <text:p>0.46298828</text:p>
              </table:table-cell>
              <table:table-cell office:value-type="float" office:value="0.47763442">
                <text:p>0.47763442</text:p>
              </table:table-cell>
              <table:table-cell office:value-type="float" office:value="0.48279571">
                <text:p>0.48279571</text:p>
              </table:table-cell>
              <table:table-cell office:value-type="float" office:value="0.48478498">
                <text:p>0.484784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6083984">
                <text:p>0.46083984</text:p>
              </table:table-cell>
              <table:table-cell office:value-type="float" office:value="0.49965591">
                <text:p>0.49965591</text:p>
              </table:table-cell>
              <table:table-cell office:value-type="float" office:value="0.47303228">
                <text:p>0.47303228</text:p>
              </table:table-cell>
              <table:table-cell office:value-type="float" office:value="0.47370967">
                <text:p>0.473709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5439453">
                <text:p>0.45439453</text:p>
              </table:table-cell>
              <table:table-cell office:value-type="float" office:value="0.4247312">
                <text:p>0.4247312</text:p>
              </table:table-cell>
              <table:table-cell office:value-type="float" office:value="0.56451611">
                <text:p>0.56451611</text:p>
              </table:table-cell>
              <table:table-cell office:value-type="float" office:value="0.47419357">
                <text:p>0.474193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0390625">
                <text:p>0.40390625</text:p>
              </table:table-cell>
              <table:table-cell office:value-type="float" office:value="0.45032258">
                <text:p>0.45032258</text:p>
              </table:table-cell>
              <table:table-cell office:value-type="float" office:value="0.45284948">
                <text:p>0.45284948</text:p>
              </table:table-cell>
              <table:table-cell office:value-type="float" office:value="0.48365592">
                <text:p>0.483655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7158203">
                <text:p>0.47158203</text:p>
              </table:table-cell>
              <table:table-cell office:value-type="float" office:value="0.46305379">
                <text:p>0.46305379</text:p>
              </table:table-cell>
              <table:table-cell office:value-type="float" office:value="0.47729034">
                <text:p>0.47729034</text:p>
              </table:table-cell>
              <table:table-cell office:value-type="float" office:value="0.48226885">
                <text:p>0.482268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4042968">
                <text:p>0.44042968</text:p>
              </table:table-cell>
              <table:table-cell office:value-type="float" office:value="0.37311828">
                <text:p>0.37311828</text:p>
              </table:table-cell>
              <table:table-cell office:value-type="float" office:value="0.48172044">
                <text:p>0.48172044</text:p>
              </table:table-cell>
              <table:table-cell office:value-type="float" office:value="0.4782258">
                <text:p>0.47822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6943359">
                <text:p>0.46943359</text:p>
              </table:table-cell>
              <table:table-cell office:value-type="float" office:value="0.48537635">
                <text:p>0.48537635</text:p>
              </table:table-cell>
              <table:table-cell office:value-type="float" office:value="0.48758068">
                <text:p>0.48758068</text:p>
              </table:table-cell>
              <table:table-cell office:value-type="float" office:value="0.48927421">
                <text:p>0.489274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6728515">
                <text:p>0.46728515</text:p>
              </table:table-cell>
              <table:table-cell office:value-type="float" office:value="0.50688171">
                <text:p>0.50688171</text:p>
              </table:table-cell>
              <table:table-cell office:value-type="float" office:value="0.48593549">
                <text:p>0.48593549</text:p>
              </table:table-cell>
              <table:table-cell office:value-type="float" office:value="0.47909679">
                <text:p>0.479096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1992187">
                <text:p>0.51992187</text:p>
              </table:table-cell>
              <table:table-cell office:value-type="float" office:value="0.61827955">
                <text:p>0.61827955</text:p>
              </table:table-cell>
              <table:table-cell office:value-type="float" office:value="0.4763441">
                <text:p>0.4763441</text:p>
              </table:table-cell>
              <table:table-cell office:value-type="float" office:value="0.50295696">
                <text:p>0.502956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5761718">
                <text:p>0.45761718</text:p>
              </table:table-cell>
              <table:table-cell office:value-type="float" office:value="0.47258067">
                <text:p>0.47258067</text:p>
              </table:table-cell>
              <table:table-cell office:value-type="float" office:value="0.47182793">
                <text:p>0.47182793</text:p>
              </table:table-cell>
              <table:table-cell office:value-type="float" office:value="0.48362903">
                <text:p>0.483629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3935546">
                <text:p>0.43935546</text:p>
              </table:table-cell>
              <table:table-cell office:value-type="float" office:value="0.47195701">
                <text:p>0.47195701</text:p>
              </table:table-cell>
              <table:table-cell office:value-type="float" office:value="0.47402153">
                <text:p>0.47402153</text:p>
              </table:table-cell>
              <table:table-cell office:value-type="float" office:value="0.47266664">
                <text:p>0.472666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1542973">
                <text:p>0.71542973</text:p>
              </table:table-cell>
              <table:table-cell office:value-type="float" office:value="0.47741937">
                <text:p>0.47741937</text:p>
              </table:table-cell>
              <table:table-cell office:value-type="float" office:value="0.49946241">
                <text:p>0.49946241</text:p>
              </table:table-cell>
              <table:table-cell office:value-type="float" office:value="0.50215053">
                <text:p>0.502150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9863283">
                <text:p>0.29863283</text:p>
              </table:table-cell>
              <table:table-cell office:value-type="float" office:value="0.50494623">
                <text:p>0.50494623</text:p>
              </table:table-cell>
              <table:table-cell office:value-type="float" office:value="0.4962903">
                <text:p>0.4962903</text:p>
              </table:table-cell>
              <table:table-cell office:value-type="float" office:value="0.46852154">
                <text:p>0.468521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8867187">
                <text:p>0.58867187</text:p>
              </table:table-cell>
              <table:table-cell office:value-type="float" office:value="0.49944086">
                <text:p>0.49944086</text:p>
              </table:table-cell>
              <table:table-cell office:value-type="float" office:value="0.47606453">
                <text:p>0.47606453</text:p>
              </table:table-cell>
              <table:table-cell office:value-type="float" office:value="0.48000001">
                <text:p>0.480000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8017578">
                <text:p>0.48017578</text:p>
              </table:table-cell>
              <table:table-cell office:value-type="float" office:value="0.57741932">
                <text:p>0.57741932</text:p>
              </table:table-cell>
              <table:table-cell office:value-type="float" office:value="0.50698924">
                <text:p>0.50698924</text:p>
              </table:table-cell>
              <table:table-cell office:value-type="float" office:value="0.47231187">
                <text:p>0.472311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8349609">
                <text:p>0.38349609</text:p>
              </table:table-cell>
              <table:table-cell office:value-type="float" office:value="0.45870971">
                <text:p>0.45870971</text:p>
              </table:table-cell>
              <table:table-cell office:value-type="float" office:value="0.47026882">
                <text:p>0.47026882</text:p>
              </table:table-cell>
              <table:table-cell office:value-type="float" office:value="0.48583335">
                <text:p>0.485833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790039">
                <text:p>0.5790039</text:p>
              </table:table-cell>
              <table:table-cell office:value-type="float" office:value="0.48120431">
                <text:p>0.48120431</text:p>
              </table:table-cell>
              <table:table-cell office:value-type="float" office:value="0.48004302">
                <text:p>0.48004302</text:p>
              </table:table-cell>
              <table:table-cell office:value-type="float" office:value="0.4766344">
                <text:p>0.47663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9970703">
                <text:p>0.29970703</text:p>
              </table:table-cell>
              <table:table-cell office:value-type="float" office:value="0.47956991">
                <text:p>0.47956991</text:p>
              </table:table-cell>
              <table:table-cell office:value-type="float" office:value="0.44193549">
                <text:p>0.44193549</text:p>
              </table:table-cell>
              <table:table-cell office:value-type="float" office:value="0.46720433">
                <text:p>0.467204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9736328">
                <text:p>0.49736328</text:p>
              </table:table-cell>
              <table:table-cell office:value-type="float" office:value="0.47021503">
                <text:p>0.47021503</text:p>
              </table:table-cell>
              <table:table-cell office:value-type="float" office:value="0.47870969">
                <text:p>0.47870969</text:p>
              </table:table-cell>
              <table:table-cell office:value-type="float" office:value="0.4791398">
                <text:p>0.479139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1542973">
                <text:p>0.71542973</text:p>
              </table:table-cell>
              <table:table-cell office:value-type="float" office:value="0.45896773">
                <text:p>0.45896773</text:p>
              </table:table-cell>
              <table:table-cell office:value-type="float" office:value="0.48337635">
                <text:p>0.48337635</text:p>
              </table:table-cell>
              <table:table-cell office:value-type="float" office:value="0.47176342">
                <text:p>0.471763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9091796">
                <text:p>0.49091796</text:p>
              </table:table-cell>
              <table:table-cell office:value-type="float" office:value="0.46451616">
                <text:p>0.46451616</text:p>
              </table:table-cell>
              <table:table-cell office:value-type="float" office:value="0.41505379">
                <text:p>0.41505379</text:p>
              </table:table-cell>
              <table:table-cell office:value-type="float" office:value="0.44112906">
                <text:p>0.441129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8115239">
                <text:p>0.58115239</text:p>
              </table:table-cell>
              <table:table-cell office:value-type="float" office:value="0.54408602">
                <text:p>0.54408602</text:p>
              </table:table-cell>
              <table:table-cell office:value-type="float" office:value="0.48763442">
                <text:p>0.48763442</text:p>
              </table:table-cell>
              <table:table-cell office:value-type="float" office:value="0.48940858">
                <text:p>0.489408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4365234">
                <text:p>0.44365234</text:p>
              </table:table-cell>
              <table:table-cell office:value-type="float" office:value="0.48004302">
                <text:p>0.48004302</text:p>
              </table:table-cell>
              <table:table-cell office:value-type="float" office:value="0.46516132">
                <text:p>0.46516132</text:p>
              </table:table-cell>
              <table:table-cell office:value-type="float" office:value="0.47221508">
                <text:p>0.472215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78125">
                <text:p>0.378125</text:p>
              </table:table-cell>
              <table:table-cell office:value-type="float" office:value="0.60537633">
                <text:p>0.60537633</text:p>
              </table:table-cell>
              <table:table-cell office:value-type="float" office:value="0.54677419">
                <text:p>0.54677419</text:p>
              </table:table-cell>
              <table:table-cell office:value-type="float" office:value="0.47661294">
                <text:p>0.476612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6396484">
                <text:p>0.56396484</text:p>
              </table:table-cell>
              <table:table-cell office:value-type="float" office:value="0.46505379">
                <text:p>0.46505379</text:p>
              </table:table-cell>
              <table:table-cell office:value-type="float" office:value="0.47639784">
                <text:p>0.47639784</text:p>
              </table:table-cell>
              <table:table-cell office:value-type="float" office:value="0.47379035">
                <text:p>0.473790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0273437">
                <text:p>0.50273437</text:p>
              </table:table-cell>
              <table:table-cell office:value-type="float" office:value="0.47380647">
                <text:p>0.47380647</text:p>
              </table:table-cell>
              <table:table-cell office:value-type="float" office:value="0.47522583">
                <text:p>0.47522583</text:p>
              </table:table-cell>
              <table:table-cell office:value-type="float" office:value="0.47908601">
                <text:p>0.479086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15625">
                <text:p>0.515625</text:p>
              </table:table-cell>
              <table:table-cell office:value-type="float" office:value="0.46881723">
                <text:p>0.46881723</text:p>
              </table:table-cell>
              <table:table-cell office:value-type="float" office:value="0.41881723">
                <text:p>0.41881723</text:p>
              </table:table-cell>
              <table:table-cell office:value-type="float" office:value="0.4997312">
                <text:p>0.49973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8554687">
                <text:p>0.48554687</text:p>
              </table:table-cell>
              <table:table-cell office:value-type="float" office:value="0.49182796">
                <text:p>0.49182796</text:p>
              </table:table-cell>
              <table:table-cell office:value-type="float" office:value="0.48032259">
                <text:p>0.48032259</text:p>
              </table:table-cell>
              <table:table-cell office:value-type="float" office:value="0.47903227">
                <text:p>0.479032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4365234">
                <text:p>0.44365234</text:p>
              </table:table-cell>
              <table:table-cell office:value-type="float" office:value="0.44236559">
                <text:p>0.44236559</text:p>
              </table:table-cell>
              <table:table-cell office:value-type="float" office:value="0.47911825">
                <text:p>0.47911825</text:p>
              </table:table-cell>
              <table:table-cell office:value-type="float" office:value="0.47522583">
                <text:p>0.4752258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1132817">
                <text:p>0.51132817</text:p>
              </table:table-cell>
              <table:table-cell office:value-type="float" office:value="0.50107526">
                <text:p>0.50107526</text:p>
              </table:table-cell>
              <table:table-cell office:value-type="float" office:value="0.49086022">
                <text:p>0.49086022</text:p>
              </table:table-cell>
              <table:table-cell office:value-type="float" office:value="0.49381723">
                <text:p>0.493817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62304687">
                <text:p>0.62304687</text:p>
              </table:table-cell>
              <table:table-cell office:value-type="float" office:value="0.48774194">
                <text:p>0.48774194</text:p>
              </table:table-cell>
              <table:table-cell office:value-type="float" office:value="0.46204304">
                <text:p>0.46204304</text:p>
              </table:table-cell>
              <table:table-cell office:value-type="float" office:value="0.47551078">
                <text:p>0.475510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6943359">
                <text:p>0.46943359</text:p>
              </table:table-cell>
              <table:table-cell office:value-type="float" office:value="0.47492475">
                <text:p>0.47492475</text:p>
              </table:table-cell>
              <table:table-cell office:value-type="float" office:value="0.47636556">
                <text:p>0.47636556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1240234">
                <text:p>0.51240234</text:p>
              </table:table-cell>
              <table:table-cell office:value-type="float" office:value="0.55698924">
                <text:p>0.55698924</text:p>
              </table:table-cell>
              <table:table-cell office:value-type="float" office:value="0.38333332">
                <text:p>0.38333332</text:p>
              </table:table-cell>
              <table:table-cell office:value-type="float" office:value="0.50564517">
                <text:p>0.505645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586914">
                <text:p>0.4586914</text:p>
              </table:table-cell>
              <table:table-cell office:value-type="float" office:value="0.4972043">
                <text:p>0.4972043</text:p>
              </table:table-cell>
              <table:table-cell office:value-type="float" office:value="0.464785">
                <text:p>0.464785</text:p>
              </table:table-cell>
              <table:table-cell office:value-type="float" office:value="0.48801078">
                <text:p>0.488010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5224609">
                <text:p>0.45224609</text:p>
              </table:table-cell>
              <table:table-cell office:value-type="float" office:value="0.53522582">
                <text:p>0.53522582</text:p>
              </table:table-cell>
              <table:table-cell office:value-type="float" office:value="0.49324731">
                <text:p>0.49324731</text:p>
              </table:table-cell>
              <table:table-cell office:value-type="float" office:value="0.47660217">
                <text:p>0.476602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0283203">
                <text:p>0.40283203</text:p>
              </table:table-cell>
              <table:table-cell office:value-type="float" office:value="0.52365589">
                <text:p>0.52365589</text:p>
              </table:table-cell>
              <table:table-cell office:value-type="float" office:value="0.57419352">
                <text:p>0.57419352</text:p>
              </table:table-cell>
              <table:table-cell office:value-type="float" office:value="0.48440861">
                <text:p>0.484408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47021503">
                <text:p>0.47021503</text:p>
              </table:table-cell>
              <table:table-cell office:value-type="float" office:value="0.4953226">
                <text:p>0.4953226</text:p>
              </table:table-cell>
              <table:table-cell office:value-type="float" office:value="0.4823925">
                <text:p>0.48239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8769531">
                <text:p>0.48769531</text:p>
              </table:table-cell>
              <table:table-cell office:value-type="float" office:value="0.47376346">
                <text:p>0.47376346</text:p>
              </table:table-cell>
              <table:table-cell office:value-type="float" office:value="0.47703227">
                <text:p>0.47703227</text:p>
              </table:table-cell>
              <table:table-cell office:value-type="float" office:value="0.47826881">
                <text:p>0.4782688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2519531">
                <text:p>0.62519531</text:p>
              </table:table-cell>
              <table:table-cell office:value-type="float" office:value="0.58172039">
                <text:p>0.58172039</text:p>
              </table:table-cell>
              <table:table-cell office:value-type="float" office:value="0.4231183">
                <text:p>0.4231183</text:p>
              </table:table-cell>
              <table:table-cell office:value-type="float" office:value="0.48817205">
                <text:p>0.488172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6621093">
                <text:p>0.46621093</text:p>
              </table:table-cell>
              <table:table-cell office:value-type="float" office:value="0.49967746">
                <text:p>0.49967746</text:p>
              </table:table-cell>
              <table:table-cell office:value-type="float" office:value="0.4573656">
                <text:p>0.4573656</text:p>
              </table:table-cell>
              <table:table-cell office:value-type="float" office:value="0.48475809">
                <text:p>0.4847580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7265625">
                <text:p>0.47265625</text:p>
              </table:table-cell>
              <table:table-cell office:value-type="float" office:value="0.47819356">
                <text:p>0.47819356</text:p>
              </table:table-cell>
              <table:table-cell office:value-type="float" office:value="0.47344083">
                <text:p>0.47344083</text:p>
              </table:table-cell>
              <table:table-cell office:value-type="float" office:value="0.4831613">
                <text:p>0.48316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810546">
                <text:p>0.50810546</text:p>
              </table:table-cell>
              <table:table-cell office:value-type="float" office:value="0.46021504">
                <text:p>0.46021504</text:p>
              </table:table-cell>
              <table:table-cell office:value-type="float" office:value="0.5048387">
                <text:p>0.5048387</text:p>
              </table:table-cell>
              <table:table-cell office:value-type="float" office:value="0.52311825">
                <text:p>0.523118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9833984">
                <text:p>0.59833984</text:p>
              </table:table-cell>
              <table:table-cell office:value-type="float" office:value="0.50860214">
                <text:p>0.50860214</text:p>
              </table:table-cell>
              <table:table-cell office:value-type="float" office:value="0.47365593">
                <text:p>0.47365593</text:p>
              </table:table-cell>
              <table:table-cell office:value-type="float" office:value="0.48204302">
                <text:p>0.482043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8017578">
                <text:p>0.48017578</text:p>
              </table:table-cell>
              <table:table-cell office:value-type="float" office:value="0.46081719">
                <text:p>0.46081719</text:p>
              </table:table-cell>
              <table:table-cell office:value-type="float" office:value="0.48546237">
                <text:p>0.48546237</text:p>
              </table:table-cell>
              <table:table-cell office:value-type="float" office:value="0.48726882">
                <text:p>0.487268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0820312">
                <text:p>0.40820312</text:p>
              </table:table-cell>
              <table:table-cell office:value-type="float" office:value="0.53010749">
                <text:p>0.53010749</text:p>
              </table:table-cell>
              <table:table-cell office:value-type="float" office:value="0.51935482">
                <text:p>0.51935482</text:p>
              </table:table-cell>
              <table:table-cell office:value-type="float" office:value="0.49704303">
                <text:p>0.497043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5009765">
                <text:p>0.45009765</text:p>
              </table:table-cell>
              <table:table-cell office:value-type="float" office:value="0.46182794">
                <text:p>0.46182794</text:p>
              </table:table-cell>
              <table:table-cell office:value-type="float" office:value="0.48123655">
                <text:p>0.48123655</text:p>
              </table:table-cell>
              <table:table-cell office:value-type="float" office:value="0.47620968">
                <text:p>0.476209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7480468">
                <text:p>0.47480468</text:p>
              </table:table-cell>
              <table:table-cell office:value-type="float" office:value="0.46305379">
                <text:p>0.46305379</text:p>
              </table:table-cell>
              <table:table-cell office:value-type="float" office:value="0.48812904">
                <text:p>0.48812904</text:p>
              </table:table-cell>
              <table:table-cell office:value-type="float" office:value="0.48790321">
                <text:p>0.487903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3398437">
                <text:p>0.43398437</text:p>
              </table:table-cell>
              <table:table-cell office:value-type="float" office:value="0.40860214">
                <text:p>0.40860214</text:p>
              </table:table-cell>
              <table:table-cell office:value-type="float" office:value="0.52043008">
                <text:p>0.52043008</text:p>
              </table:table-cell>
              <table:table-cell office:value-type="float" office:value="0.49032258">
                <text:p>0.490322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0273437">
                <text:p>0.50273437</text:p>
              </table:table-cell>
              <table:table-cell office:value-type="float" office:value="0.47537636">
                <text:p>0.47537636</text:p>
              </table:table-cell>
              <table:table-cell office:value-type="float" office:value="0.48806452">
                <text:p>0.48806452</text:p>
              </table:table-cell>
              <table:table-cell office:value-type="float" office:value="0.47844085">
                <text:p>0.478440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64560551">
                <text:p>0.64560551</text:p>
              </table:table-cell>
              <table:table-cell office:value-type="float" office:value="0.45423655">
                <text:p>0.45423655</text:p>
              </table:table-cell>
              <table:table-cell office:value-type="float" office:value="0.47935485">
                <text:p>0.47935485</text:p>
              </table:table-cell>
              <table:table-cell office:value-type="float" office:value="0.4778172">
                <text:p>0.477817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3173828">
                <text:p>0.53173828</text:p>
              </table:table-cell>
              <table:table-cell office:value-type="float" office:value="0.39139783">
                <text:p>0.39139783</text:p>
              </table:table-cell>
              <table:table-cell office:value-type="float" office:value="0.46774196">
                <text:p>0.46774196</text:p>
              </table:table-cell>
              <table:table-cell office:value-type="float" office:value="0.4513441">
                <text:p>0.45134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3203125">
                <text:p>0.23203125</text:p>
              </table:table-cell>
              <table:table-cell office:value-type="float" office:value="0.49032258">
                <text:p>0.49032258</text:p>
              </table:table-cell>
              <table:table-cell office:value-type="float" office:value="0.47602152">
                <text:p>0.47602152</text:p>
              </table:table-cell>
              <table:table-cell office:value-type="float" office:value="0.46510753">
                <text:p>0.465107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586914">
                <text:p>0.4586914</text:p>
              </table:table-cell>
              <table:table-cell office:value-type="float" office:value="0.47987098">
                <text:p>0.47987098</text:p>
              </table:table-cell>
              <table:table-cell office:value-type="float" office:value="0.46387095">
                <text:p>0.46387095</text:p>
              </table:table-cell>
              <table:table-cell office:value-type="float" office:value="0.48158063">
                <text:p>0.481580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2207036">
                <text:p>0.52207036</text:p>
              </table:table-cell>
              <table:table-cell office:value-type="float" office:value="0.48709678">
                <text:p>0.48709678</text:p>
              </table:table-cell>
              <table:table-cell office:value-type="float" office:value="0.41075267">
                <text:p>0.41075267</text:p>
              </table:table-cell>
              <table:table-cell office:value-type="float" office:value="0.52177419">
                <text:p>0.521774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7050781">
                <text:p>0.47050781</text:p>
              </table:table-cell>
              <table:table-cell office:value-type="float" office:value="0.48333334">
                <text:p>0.48333334</text:p>
              </table:table-cell>
              <table:table-cell office:value-type="float" office:value="0.49236559">
                <text:p>0.49236559</text:p>
              </table:table-cell>
              <table:table-cell office:value-type="float" office:value="0.46537632">
                <text:p>0.465376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4042968">
                <text:p>0.44042968</text:p>
              </table:table-cell>
              <table:table-cell office:value-type="float" office:value="0.44756989">
                <text:p>0.44756989</text:p>
              </table:table-cell>
              <table:table-cell office:value-type="float" office:value="0.4703011">
                <text:p>0.4703011</text:p>
              </table:table-cell>
              <table:table-cell office:value-type="float" office:value="0.47960214">
                <text:p>0.479602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586914">
                <text:p>0.4586914</text:p>
              </table:table-cell>
              <table:table-cell office:value-type="float" office:value="0.46881723">
                <text:p>0.46881723</text:p>
              </table:table-cell>
              <table:table-cell office:value-type="float" office:value="0.49838709">
                <text:p>0.49838709</text:p>
              </table:table-cell>
              <table:table-cell office:value-type="float" office:value="0.45725808">
                <text:p>0.457258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8330078">
                <text:p>0.58330078</text:p>
              </table:table-cell>
              <table:table-cell office:value-type="float" office:value="0.46075267">
                <text:p>0.46075267</text:p>
              </table:table-cell>
              <table:table-cell office:value-type="float" office:value="0.50602149">
                <text:p>0.50602149</text:p>
              </table:table-cell>
              <table:table-cell office:value-type="float" office:value="0.46951613">
                <text:p>0.469516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7050781">
                <text:p>0.47050781</text:p>
              </table:table-cell>
              <table:table-cell office:value-type="float" office:value="0.48068819">
                <text:p>0.48068819</text:p>
              </table:table-cell>
              <table:table-cell office:value-type="float" office:value="0.4831398">
                <text:p>0.4831398</text:p>
              </table:table-cell>
              <table:table-cell office:value-type="float" office:value="0.47917203">
                <text:p>0.4791720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6738281">
                <text:p>0.36738281</text:p>
              </table:table-cell>
              <table:table-cell office:value-type="float" office:value="0.38709676">
                <text:p>0.38709676</text:p>
              </table:table-cell>
              <table:table-cell office:value-type="float" office:value="0.4564516">
                <text:p>0.4564516</text:p>
              </table:table-cell>
              <table:table-cell office:value-type="float" office:value="0.4698925">
                <text:p>0.46989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2109375">
                <text:p>0.42109375</text:p>
              </table:table-cell>
              <table:table-cell office:value-type="float" office:value="0.51376342">
                <text:p>0.51376342</text:p>
              </table:table-cell>
              <table:table-cell office:value-type="float" office:value="0.49236559">
                <text:p>0.49236559</text:p>
              </table:table-cell>
              <table:table-cell office:value-type="float" office:value="0.47661294">
                <text:p>0.476612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0380859">
                <text:p>0.50380859</text:p>
              </table:table-cell>
              <table:table-cell office:value-type="float" office:value="0.47045159">
                <text:p>0.47045159</text:p>
              </table:table-cell>
              <table:table-cell office:value-type="float" office:value="0.47604303">
                <text:p>0.47604303</text:p>
              </table:table-cell>
              <table:table-cell office:value-type="float" office:value="0.47802152">
                <text:p>0.478021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9628906">
                <text:p>0.49628906</text:p>
              </table:table-cell>
              <table:table-cell office:value-type="float" office:value="0.47096776">
                <text:p>0.47096776</text:p>
              </table:table-cell>
              <table:table-cell office:value-type="float" office:value="0.48440861">
                <text:p>0.48440861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8125">
                <text:p>0.48125</text:p>
              </table:table-cell>
              <table:table-cell office:value-type="float" office:value="0.476129">
                <text:p>0.476129</text:p>
              </table:table-cell>
              <table:table-cell office:value-type="float" office:value="0.47795701">
                <text:p>0.47795701</text:p>
              </table:table-cell>
              <table:table-cell office:value-type="float" office:value="0.47626342">
                <text:p>0.476263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3281254">
                <text:p>0.53281254</text:p>
              </table:table-cell>
              <table:table-cell office:value-type="float" office:value="0.49075269">
                <text:p>0.49075269</text:p>
              </table:table-cell>
              <table:table-cell office:value-type="float" office:value="0.47946238">
                <text:p>0.47946238</text:p>
              </table:table-cell>
              <table:table-cell office:value-type="float" office:value="0.47562365">
                <text:p>0.475623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6298828">
                <text:p>0.46298828</text:p>
              </table:table-cell>
              <table:table-cell office:value-type="float" office:value="0.48172044">
                <text:p>0.48172044</text:p>
              </table:table-cell>
              <table:table-cell office:value-type="float" office:value="0.44623656">
                <text:p>0.44623656</text:p>
              </table:table-cell>
              <table:table-cell office:value-type="float" office:value="0.45537633">
                <text:p>0.455376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7050781">
                <text:p>0.47050781</text:p>
              </table:table-cell>
              <table:table-cell office:value-type="float" office:value="0.47526884">
                <text:p>0.47526884</text:p>
              </table:table-cell>
              <table:table-cell office:value-type="float" office:value="0.48053765">
                <text:p>0.48053765</text:p>
              </table:table-cell>
              <table:table-cell office:value-type="float" office:value="0.4747581">
                <text:p>0.474758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8232421">
                <text:p>0.48232421</text:p>
              </table:table-cell>
              <table:table-cell office:value-type="float" office:value="0.47935485">
                <text:p>0.47935485</text:p>
              </table:table-cell>
              <table:table-cell office:value-type="float" office:value="0.47481718">
                <text:p>0.47481718</text:p>
              </table:table-cell>
              <table:table-cell office:value-type="float" office:value="0.47753758">
                <text:p>0.477537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15625">
                <text:p>0.515625</text:p>
              </table:table-cell>
              <table:table-cell office:value-type="float" office:value="0.48709678">
                <text:p>0.48709678</text:p>
              </table:table-cell>
              <table:table-cell office:value-type="float" office:value="0.48118281">
                <text:p>0.48118281</text:p>
              </table:table-cell>
              <table:table-cell office:value-type="float" office:value="0.47392473">
                <text:p>0.473924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758789">
                <text:p>0.4758789</text:p>
              </table:table-cell>
              <table:table-cell office:value-type="float" office:value="0.47989249">
                <text:p>0.47989249</text:p>
              </table:table-cell>
              <table:table-cell office:value-type="float" office:value="0.47413978">
                <text:p>0.47413978</text:p>
              </table:table-cell>
              <table:table-cell office:value-type="float" office:value="0.47696237">
                <text:p>0.476962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102539">
                <text:p>0.5102539</text:p>
              </table:table-cell>
              <table:table-cell office:value-type="float" office:value="0.47376346">
                <text:p>0.47376346</text:p>
              </table:table-cell>
              <table:table-cell office:value-type="float" office:value="0.47716131">
                <text:p>0.47716131</text:p>
              </table:table-cell>
              <table:table-cell office:value-type="float" office:value="0.4759355">
                <text:p>0.47593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5224609">
                <text:p>0.45224609</text:p>
              </table:table-cell>
              <table:table-cell office:value-type="float" office:value="0.48064517">
                <text:p>0.48064517</text:p>
              </table:table-cell>
              <table:table-cell office:value-type="float" office:value="0.47043013">
                <text:p>0.47043013</text:p>
              </table:table-cell>
              <table:table-cell office:value-type="float" office:value="0.46881723">
                <text:p>0.468817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3935546">
                <text:p>0.43935546</text:p>
              </table:table-cell>
              <table:table-cell office:value-type="float" office:value="0.46655912">
                <text:p>0.46655912</text:p>
              </table:table-cell>
              <table:table-cell office:value-type="float" office:value="0.48037633">
                <text:p>0.48037633</text:p>
              </table:table-cell>
              <table:table-cell office:value-type="float" office:value="0.47819895">
                <text:p>0.478198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6513671">
                <text:p>0.46513671</text:p>
              </table:table-cell>
              <table:table-cell office:value-type="float" office:value="0.47427954">
                <text:p>0.47427954</text:p>
              </table:table-cell>
              <table:table-cell office:value-type="float" office:value="0.476129">
                <text:p>0.476129</text:p>
              </table:table-cell>
              <table:table-cell office:value-type="float" office:value="0.47630109">
                <text:p>0.476301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6621093">
                <text:p>0.46621093</text:p>
              </table:table-cell>
              <table:table-cell office:value-type="float" office:value="0.46021504">
                <text:p>0.46021504</text:p>
              </table:table-cell>
              <table:table-cell office:value-type="float" office:value="0.48440861">
                <text:p>0.48440861</text:p>
              </table:table-cell>
              <table:table-cell office:value-type="float" office:value="0.48118281">
                <text:p>0.481182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9091796">
                <text:p>0.49091796</text:p>
              </table:table-cell>
              <table:table-cell office:value-type="float" office:value="0.47838711">
                <text:p>0.47838711</text:p>
              </table:table-cell>
              <table:table-cell office:value-type="float" office:value="0.47381725">
                <text:p>0.47381725</text:p>
              </table:table-cell>
              <table:table-cell office:value-type="float" office:value="0.4763441">
                <text:p>0.476344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4257812">
                <text:p>0.44257812</text:p>
              </table:table-cell>
              <table:table-cell office:value-type="float" office:value="0.47716131">
                <text:p>0.47716131</text:p>
              </table:table-cell>
              <table:table-cell office:value-type="float" office:value="0.47660217">
                <text:p>0.47660217</text:p>
              </table:table-cell>
              <table:table-cell office:value-type="float" office:value="0.4775484">
                <text:p>0.477548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8876953">
                <text:p>0.48876953</text:p>
              </table:table-cell>
              <table:table-cell office:value-type="float" office:value="0.47741937">
                <text:p>0.47741937</text:p>
              </table:table-cell>
              <table:table-cell office:value-type="float" office:value="0.46559143">
                <text:p>0.46559143</text:p>
              </table:table-cell>
              <table:table-cell office:value-type="float" office:value="0.4680108">
                <text:p>0.46801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6513671">
                <text:p>0.46513671</text:p>
              </table:table-cell>
              <table:table-cell office:value-type="float" office:value="0.47344083">
                <text:p>0.47344083</text:p>
              </table:table-cell>
              <table:table-cell office:value-type="float" office:value="0.48451614">
                <text:p>0.48451614</text:p>
              </table:table-cell>
              <table:table-cell office:value-type="float" office:value="0.47830648">
                <text:p>0.4783064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930664">
                <text:p>0.4930664</text:p>
              </table:table-cell>
              <table:table-cell office:value-type="float" office:value="0.47608604">
                <text:p>0.47608604</text:p>
              </table:table-cell>
              <table:table-cell office:value-type="float" office:value="0.4777419">
                <text:p>0.4777419</text:p>
              </table:table-cell>
              <table:table-cell office:value-type="float" office:value="0.47673115">
                <text:p>0.476731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7373046">
                <text:p>0.47373046</text:p>
              </table:table-cell>
              <table:table-cell office:value-type="float" office:value="0.47526884">
                <text:p>0.47526884</text:p>
              </table:table-cell>
              <table:table-cell office:value-type="float" office:value="0.47688174">
                <text:p>0.47688174</text:p>
              </table:table-cell>
              <table:table-cell office:value-type="float" office:value="0.4782258">
                <text:p>0.47822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7910156">
                <text:p>0.47910156</text:p>
              </table:table-cell>
              <table:table-cell office:value-type="float" office:value="0.46365594">
                <text:p>0.46365594</text:p>
              </table:table-cell>
              <table:table-cell office:value-type="float" office:value="0.47225809">
                <text:p>0.47225809</text:p>
              </table:table-cell>
              <table:table-cell office:value-type="float" office:value="0.47865591">
                <text:p>0.478655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3076171">
                <text:p>0.43076171</text:p>
              </table:table-cell>
              <table:table-cell office:value-type="float" office:value="0.48494625">
                <text:p>0.48494625</text:p>
              </table:table-cell>
              <table:table-cell office:value-type="float" office:value="0.47666664">
                <text:p>0.47666664</text:p>
              </table:table-cell>
              <table:table-cell office:value-type="float" office:value="0.47743015">
                <text:p>0.477430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758789">
                <text:p>0.4758789</text:p>
              </table:table-cell>
              <table:table-cell office:value-type="float" office:value="0.43870968">
                <text:p>0.43870968</text:p>
              </table:table-cell>
              <table:table-cell office:value-type="float" office:value="0.48225808">
                <text:p>0.48225808</text:p>
              </table:table-cell>
              <table:table-cell office:value-type="float" office:value="0.47123661">
                <text:p>0.4712366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7480468">
                <text:p>0.47480468</text:p>
              </table:table-cell>
              <table:table-cell office:value-type="float" office:value="0.4731183">
                <text:p>0.4731183</text:p>
              </table:table-cell>
              <table:table-cell office:value-type="float" office:value="0.47935485">
                <text:p>0.47935485</text:p>
              </table:table-cell>
              <table:table-cell office:value-type="float" office:value="0.47784948">
                <text:p>0.477849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6943359">
                <text:p>0.46943359</text:p>
              </table:table-cell>
              <table:table-cell office:value-type="float" office:value="0.47268819">
                <text:p>0.47268819</text:p>
              </table:table-cell>
              <table:table-cell office:value-type="float" office:value="0.47886023">
                <text:p>0.47886023</text:p>
              </table:table-cell>
              <table:table-cell office:value-type="float" office:value="0.47668819">
                <text:p>0.476688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4580078">
                <text:p>0.44580078</text:p>
              </table:table-cell>
              <table:table-cell office:value-type="float" office:value="0.4064516">
                <text:p>0.4064516</text:p>
              </table:table-cell>
              <table:table-cell office:value-type="float" office:value="0.48279571">
                <text:p>0.48279571</text:p>
              </table:table-cell>
              <table:table-cell office:value-type="float" office:value="0.47446241">
                <text:p>0.4744624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6835937">
                <text:p>0.46835937</text:p>
              </table:table-cell>
              <table:table-cell office:value-type="float" office:value="0.47172045">
                <text:p>0.47172045</text:p>
              </table:table-cell>
              <table:table-cell office:value-type="float" office:value="0.47602152">
                <text:p>0.47602152</text:p>
              </table:table-cell>
              <table:table-cell office:value-type="float" office:value="0.47583336">
                <text:p>0.475833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7373046">
                <text:p>0.47373046</text:p>
              </table:table-cell>
              <table:table-cell office:value-type="float" office:value="0.47423658">
                <text:p>0.47423658</text:p>
              </table:table-cell>
              <table:table-cell office:value-type="float" office:value="0.47937636">
                <text:p>0.47937636</text:p>
              </table:table-cell>
              <table:table-cell office:value-type="float" office:value="0.47707529">
                <text:p>0.477075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7910156">
                <text:p>0.47910156</text:p>
              </table:table-cell>
              <table:table-cell office:value-type="float" office:value="0.49139785">
                <text:p>0.49139785</text:p>
              </table:table-cell>
              <table:table-cell office:value-type="float" office:value="0.47043013">
                <text:p>0.47043013</text:p>
              </table:table-cell>
              <table:table-cell office:value-type="float" office:value="0.47580647">
                <text:p>0.4758064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2001953">
                <text:p>0.42001953</text:p>
              </table:table-cell>
              <table:table-cell office:value-type="float" office:value="0.47032256">
                <text:p>0.47032256</text:p>
              </table:table-cell>
              <table:table-cell office:value-type="float" office:value="0.47236557">
                <text:p>0.47236557</text:p>
              </table:table-cell>
              <table:table-cell office:value-type="float" office:value="0.47537636">
                <text:p>0.475376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8662109">
                <text:p>0.48662109</text:p>
              </table:table-cell>
              <table:table-cell office:value-type="float" office:value="0.47015051">
                <text:p>0.47015051</text:p>
              </table:table-cell>
              <table:table-cell office:value-type="float" office:value="0.47649464">
                <text:p>0.47649464</text:p>
              </table:table-cell>
              <table:table-cell office:value-type="float" office:value="0.47823657">
                <text:p>0.478236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984375">
                <text:p>0.4984375</text:p>
              </table:table-cell>
              <table:table-cell office:value-type="float" office:value="0.47849464">
                <text:p>0.47849464</text:p>
              </table:table-cell>
              <table:table-cell office:value-type="float" office:value="0.47849464">
                <text:p>0.47849464</text:p>
              </table:table-cell>
              <table:table-cell office:value-type="float" office:value="0.47876348">
                <text:p>0.4787634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5332031">
                <text:p>0.45332031</text:p>
              </table:table-cell>
              <table:table-cell office:value-type="float" office:value="0.475914">
                <text:p>0.475914</text:p>
              </table:table-cell>
              <table:table-cell office:value-type="float" office:value="0.47344083">
                <text:p>0.47344083</text:p>
              </table:table-cell>
              <table:table-cell office:value-type="float" office:value="0.47723121">
                <text:p>0.477231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8339843">
                <text:p>0.48339843</text:p>
              </table:table-cell>
              <table:table-cell office:value-type="float" office:value="0.48752689">
                <text:p>0.48752689</text:p>
              </table:table-cell>
              <table:table-cell office:value-type="float" office:value="0.475914">
                <text:p>0.475914</text:p>
              </table:table-cell>
              <table:table-cell office:value-type="float" office:value="0.47726879">
                <text:p>0.47726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